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0549in"/>
    </style:style>
    <style:style style:name="Dictionary.D" style:family="table-column">
      <style:table-column-properties style:column-width="0.4153in"/>
    </style:style>
    <style:style style:name="Dictionary.E" style:family="table-column">
      <style:table-column-properties style:column-width="1.1819in"/>
    </style:style>
    <style:style style:name="Dictionary.F" style:family="table-column">
      <style:table-column-properties style:column-width="0.0271in"/>
    </style:style>
    <style:style style:name="Dictionary.G" style:family="table-column">
      <style:table-column-properties style:column-width="0.5333in"/>
    </style:style>
    <style:style style:name="Dictionary.H" style:family="table-column">
      <style:table-column-properties style:column-width="0.534in"/>
    </style:style>
    <style:style style:name="Dictionary.I" style:family="table-column">
      <style:table-column-properties style:column-width="0.5576in"/>
    </style:style>
    <style:style style:name="Dictionary.J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E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H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E3" style:family="table-cell">
      <style:table-cell-properties fo:padding="0.0201in" fo:border-left="0.25pt solid #000000" fo:border-right="none" fo:border-top="none" fo:border-bottom="0.25pt solid #000000"/>
    </style:style>
    <style:style style:name="Dictionary.H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F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E5" style:family="table-cell">
      <style:table-cell-properties fo:padding="0.0201in" fo:border-left="0.25pt solid #000000" fo:border-right="none" fo:border-top="none" fo:border-bottom="0.25pt solid #000000"/>
    </style:style>
    <style:style style:name="Dictionary.H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F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E7" style:family="table-cell">
      <style:table-cell-properties fo:padding="0.0201in" fo:border-left="0.25pt solid #000000" fo:border-right="none" fo:border-top="none" fo:border-bottom="0.25pt solid #000000"/>
    </style:style>
    <style:style style:name="Dictionary.H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E9" style:family="table-cell">
      <style:table-cell-properties fo:padding="0.0201in" fo:border-left="0.25pt solid #000000" fo:border-right="none" fo:border-top="none" fo:border-bottom="0.25pt solid #000000"/>
    </style:style>
    <style:style style:name="Dictionary.H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F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E11" style:family="table-cell">
      <style:table-cell-properties fo:padding="0.0201in" fo:border-left="0.25pt solid #000000" fo:border-right="none" fo:border-top="none" fo:border-bottom="0.25pt solid #000000"/>
    </style:style>
    <style:style style:name="Dictionary.H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F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E13" style:family="table-cell">
      <style:table-cell-properties fo:padding="0.0201in" fo:border-left="0.25pt solid #000000" fo:border-right="none" fo:border-top="none" fo:border-bottom="0.25pt solid #000000"/>
    </style:style>
    <style:style style:name="Dictionary.H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E14" style:family="table-cell">
      <style:table-cell-properties fo:padding="0.0201in" fo:border-left="0.25pt solid #000000" fo:border-right="none" fo:border-top="none" fo:border-bottom="0.25pt solid #000000"/>
    </style:style>
    <style:style style:name="Dictionary.I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E15" style:family="table-cell">
      <style:table-cell-properties fo:padding="0.0201in" fo:border-left="0.25pt solid #000000" fo:border-right="none" fo:border-top="none" fo:border-bottom="0.25pt solid #000000"/>
    </style:style>
    <style:style style:name="Dictionary.H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F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E17" style:family="table-cell">
      <style:table-cell-properties fo:padding="0.0201in" fo:border-left="0.25pt solid #000000" fo:border-right="none" fo:border-top="none" fo:border-bottom="0.25pt solid #000000"/>
    </style:style>
    <style:style style:name="Dictionary.H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F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E19" style:family="table-cell">
      <style:table-cell-properties fo:padding="0.0201in" fo:border-left="0.25pt solid #000000" fo:border-right="none" fo:border-top="none" fo:border-bottom="0.25pt solid #000000"/>
    </style:style>
    <style:style style:name="Dictionary.H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F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E21" style:family="table-cell">
      <style:table-cell-properties fo:padding="0.0201in" fo:border-left="0.25pt solid #000000" fo:border-right="none" fo:border-top="none" fo:border-bottom="0.25pt solid #000000"/>
    </style:style>
    <style:style style:name="Dictionary.H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F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E23" style:family="table-cell">
      <style:table-cell-properties fo:padding="0.0201in" fo:border-left="0.25pt solid #000000" fo:border-right="none" fo:border-top="none" fo:border-bottom="0.25pt solid #000000"/>
    </style:style>
    <style:style style:name="Dictionary.H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F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E25" style:family="table-cell">
      <style:table-cell-properties fo:padding="0.0201in" fo:border-left="0.25pt solid #000000" fo:border-right="none" fo:border-top="none" fo:border-bottom="0.25pt solid #000000"/>
    </style:style>
    <style:style style:name="Dictionary.H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F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E27" style:family="table-cell">
      <style:table-cell-properties fo:padding="0.0201in" fo:border-left="0.25pt solid #000000" fo:border-right="none" fo:border-top="none" fo:border-bottom="0.25pt solid #000000"/>
    </style:style>
    <style:style style:name="Dictionary.H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E29" style:family="table-cell">
      <style:table-cell-properties fo:padding="0.0201in" fo:border-left="0.25pt solid #000000" fo:border-right="none" fo:border-top="none" fo:border-bottom="0.25pt solid #000000"/>
    </style:style>
    <style:style style:name="Dictionary.H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F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E31" style:family="table-cell">
      <style:table-cell-properties fo:padding="0.0201in" fo:border-left="0.25pt solid #000000" fo:border-right="none" fo:border-top="none" fo:border-bottom="0.25pt solid #000000"/>
    </style:style>
    <style:style style:name="Dictionary.H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F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E33" style:family="table-cell">
      <style:table-cell-properties fo:padding="0.0201in" fo:border-left="0.25pt solid #000000" fo:border-right="none" fo:border-top="none" fo:border-bottom="0.25pt solid #000000"/>
    </style:style>
    <style:style style:name="Dictionary.H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F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E35" style:family="table-cell">
      <style:table-cell-properties fo:padding="0.0201in" fo:border-left="0.25pt solid #000000" fo:border-right="none" fo:border-top="none" fo:border-bottom="0.25pt solid #000000"/>
    </style:style>
    <style:style style:name="Dictionary.H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F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E37" style:family="table-cell">
      <style:table-cell-properties fo:padding="0.0201in" fo:border-left="0.25pt solid #000000" fo:border-right="none" fo:border-top="none" fo:border-bottom="0.25pt solid #000000"/>
    </style:style>
    <style:style style:name="Dictionary.H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F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E39" style:family="table-cell">
      <style:table-cell-properties fo:padding="0.0201in" fo:border-left="0.25pt solid #000000" fo:border-right="none" fo:border-top="none" fo:border-bottom="0.25pt solid #000000"/>
    </style:style>
    <style:style style:name="Dictionary.H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F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E41" style:family="table-cell">
      <style:table-cell-properties fo:padding="0.0201in" fo:border-left="0.25pt solid #000000" fo:border-right="none" fo:border-top="none" fo:border-bottom="0.25pt solid #000000"/>
    </style:style>
    <style:style style:name="Dictionary.H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F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E43" style:family="table-cell">
      <style:table-cell-properties fo:padding="0.0201in" fo:border-left="0.25pt solid #000000" fo:border-right="none" fo:border-top="none" fo:border-bottom="0.25pt solid #000000"/>
    </style:style>
    <style:style style:name="Dictionary.H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F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E45" style:family="table-cell">
      <style:table-cell-properties fo:padding="0.0201in" fo:border-left="0.25pt solid #000000" fo:border-right="none" fo:border-top="none" fo:border-bottom="0.25pt solid #000000"/>
    </style:style>
    <style:style style:name="Dictionary.H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F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E47" style:family="table-cell">
      <style:table-cell-properties fo:padding="0.0201in" fo:border-left="0.25pt solid #000000" fo:border-right="none" fo:border-top="none" fo:border-bottom="0.25pt solid #000000"/>
    </style:style>
    <style:style style:name="Dictionary.H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F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E49" style:family="table-cell">
      <style:table-cell-properties fo:padding="0.0201in" fo:border-left="0.25pt solid #000000" fo:border-right="none" fo:border-top="none" fo:border-bottom="0.25pt solid #000000"/>
    </style:style>
    <style:style style:name="Dictionary.H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E50" style:family="table-cell">
      <style:table-cell-properties fo:padding="0.0201in" fo:border-left="0.25pt solid #000000" fo:border-right="none" fo:border-top="none" fo:border-bottom="0.25pt solid #000000"/>
    </style:style>
    <style:style style:name="Dictionary.I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E51" style:family="table-cell">
      <style:table-cell-properties fo:padding="0.0201in" fo:border-left="0.25pt solid #000000" fo:border-right="none" fo:border-top="none" fo:border-bottom="0.25pt solid #000000"/>
    </style:style>
    <style:style style:name="Dictionary.H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E52" style:family="table-cell">
      <style:table-cell-properties fo:padding="0.0201in" fo:border-left="0.25pt solid #000000" fo:border-right="none" fo:border-top="none" fo:border-bottom="0.25pt solid #000000"/>
    </style:style>
    <style:style style:name="Dictionary.I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E53" style:family="table-cell">
      <style:table-cell-properties fo:padding="0.0201in" fo:border-left="0.25pt solid #000000" fo:border-right="none" fo:border-top="none" fo:border-bottom="0.25pt solid #000000"/>
    </style:style>
    <style:style style:name="Dictionary.H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E54" style:family="table-cell">
      <style:table-cell-properties fo:padding="0.0201in" fo:border-left="0.25pt solid #000000" fo:border-right="none" fo:border-top="none" fo:border-bottom="0.25pt solid #000000"/>
    </style:style>
    <style:style style:name="Dictionary.I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E55" style:family="table-cell">
      <style:table-cell-properties fo:padding="0.0201in" fo:border-left="0.25pt solid #000000" fo:border-right="none" fo:border-top="none" fo:border-bottom="0.25pt solid #000000"/>
    </style:style>
    <style:style style:name="Dictionary.H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F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E57" style:family="table-cell">
      <style:table-cell-properties fo:padding="0.0201in" fo:border-left="0.25pt solid #000000" fo:border-right="none" fo:border-top="none" fo:border-bottom="0.25pt solid #000000"/>
    </style:style>
    <style:style style:name="Dictionary.H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F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E59" style:family="table-cell">
      <style:table-cell-properties fo:padding="0.0201in" fo:border-left="0.25pt solid #000000" fo:border-right="none" fo:border-top="none" fo:border-bottom="0.25pt solid #000000"/>
    </style:style>
    <style:style style:name="Dictionary.H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F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E61" style:family="table-cell">
      <style:table-cell-properties fo:padding="0.0201in" fo:border-left="0.25pt solid #000000" fo:border-right="none" fo:border-top="none" fo:border-bottom="0.25pt solid #000000"/>
    </style:style>
    <style:style style:name="Dictionary.H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F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E63" style:family="table-cell">
      <style:table-cell-properties fo:padding="0.0201in" fo:border-left="0.25pt solid #000000" fo:border-right="none" fo:border-top="none" fo:border-bottom="0.25pt solid #000000"/>
    </style:style>
    <style:style style:name="Dictionary.H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F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E65" style:family="table-cell">
      <style:table-cell-properties fo:padding="0.0201in" fo:border-left="0.25pt solid #000000" fo:border-right="none" fo:border-top="none" fo:border-bottom="0.25pt solid #000000"/>
    </style:style>
    <style:style style:name="Dictionary.H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F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E67" style:family="table-cell">
      <style:table-cell-properties fo:padding="0.0201in" fo:border-left="0.25pt solid #000000" fo:border-right="none" fo:border-top="none" fo:border-bottom="0.25pt solid #000000"/>
    </style:style>
    <style:style style:name="Dictionary.H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E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E69" style:family="table-cell">
      <style:table-cell-properties fo:padding="0.0201in" fo:border-left="0.25pt solid #000000" fo:border-right="none" fo:border-top="none" fo:border-bottom="0.25pt solid #000000"/>
    </style:style>
    <style:style style:name="Dictionary.H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E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E71" style:family="table-cell">
      <style:table-cell-properties fo:padding="0.0201in" fo:border-left="0.25pt solid #000000" fo:border-right="none" fo:border-top="none" fo:border-bottom="0.25pt solid #000000"/>
    </style:style>
    <style:style style:name="Dictionary.H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E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E73" style:family="table-cell">
      <style:table-cell-properties fo:padding="0.0201in" fo:border-left="0.25pt solid #000000" fo:border-right="none" fo:border-top="none" fo:border-bottom="0.25pt solid #000000"/>
    </style:style>
    <style:style style:name="Dictionary.H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F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E75" style:family="table-cell">
      <style:table-cell-properties fo:padding="0.0201in" fo:border-left="0.25pt solid #000000" fo:border-right="none" fo:border-top="none" fo:border-bottom="0.25pt solid #000000"/>
    </style:style>
    <style:style style:name="Dictionary.H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F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E77" style:family="table-cell">
      <style:table-cell-properties fo:padding="0.0201in" fo:border-left="0.25pt solid #000000" fo:border-right="none" fo:border-top="none" fo:border-bottom="0.25pt solid #000000"/>
    </style:style>
    <style:style style:name="Dictionary.H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F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E79" style:family="table-cell">
      <style:table-cell-properties fo:padding="0.0201in" fo:border-left="0.25pt solid #000000" fo:border-right="none" fo:border-top="none" fo:border-bottom="0.25pt solid #000000"/>
    </style:style>
    <style:style style:name="Dictionary.H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F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E81" style:family="table-cell">
      <style:table-cell-properties fo:padding="0.0201in" fo:border-left="0.25pt solid #000000" fo:border-right="none" fo:border-top="none" fo:border-bottom="0.25pt solid #000000"/>
    </style:style>
    <style:style style:name="Dictionary.H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F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E83" style:family="table-cell">
      <style:table-cell-properties fo:padding="0.0201in" fo:border-left="0.25pt solid #000000" fo:border-right="none" fo:border-top="none" fo:border-bottom="0.25pt solid #000000"/>
    </style:style>
    <style:style style:name="Dictionary.H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F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E85" style:family="table-cell">
      <style:table-cell-properties fo:padding="0.0201in" fo:border-left="0.25pt solid #000000" fo:border-right="none" fo:border-top="none" fo:border-bottom="0.25pt solid #000000"/>
    </style:style>
    <style:style style:name="Dictionary.H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F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E87" style:family="table-cell">
      <style:table-cell-properties fo:padding="0.0201in" fo:border-left="0.25pt solid #000000" fo:border-right="none" fo:border-top="none" fo:border-bottom="0.25pt solid #000000"/>
    </style:style>
    <style:style style:name="Dictionary.H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F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E89" style:family="table-cell">
      <style:table-cell-properties fo:padding="0.0201in" fo:border-left="0.25pt solid #000000" fo:border-right="none" fo:border-top="none" fo:border-bottom="0.25pt solid #000000"/>
    </style:style>
    <style:style style:name="Dictionary.H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F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E91" style:family="table-cell">
      <style:table-cell-properties fo:padding="0.0201in" fo:border-left="0.25pt solid #000000" fo:border-right="none" fo:border-top="none" fo:border-bottom="0.25pt solid #000000"/>
    </style:style>
    <style:style style:name="Dictionary.H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E93" style:family="table-cell">
      <style:table-cell-properties fo:padding="0.0201in" fo:border-left="0.25pt solid #000000" fo:border-right="none" fo:border-top="none" fo:border-bottom="0.25pt solid #000000"/>
    </style:style>
    <style:style style:name="Dictionary.H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F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E95" style:family="table-cell">
      <style:table-cell-properties fo:padding="0.0201in" fo:border-left="0.25pt solid #000000" fo:border-right="none" fo:border-top="none" fo:border-bottom="0.25pt solid #000000"/>
    </style:style>
    <style:style style:name="Dictionary.H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F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E97" style:family="table-cell">
      <style:table-cell-properties fo:padding="0.0201in" fo:border-left="0.25pt solid #000000" fo:border-right="none" fo:border-top="none" fo:border-bottom="0.25pt solid #000000"/>
    </style:style>
    <style:style style:name="Dictionary.H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F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E99" style:family="table-cell">
      <style:table-cell-properties fo:padding="0.0201in" fo:border-left="0.25pt solid #000000" fo:border-right="none" fo:border-top="none" fo:border-bottom="0.25pt solid #000000"/>
    </style:style>
    <style:style style:name="Dictionary.H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E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E101" style:family="table-cell">
      <style:table-cell-properties fo:padding="0.0201in" fo:border-left="0.25pt solid #000000" fo:border-right="none" fo:border-top="none" fo:border-bottom="0.25pt solid #000000"/>
    </style:style>
    <style:style style:name="Dictionary.H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F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E103" style:family="table-cell">
      <style:table-cell-properties fo:padding="0.0201in" fo:border-left="0.25pt solid #000000" fo:border-right="none" fo:border-top="none" fo:border-bottom="0.25pt solid #000000"/>
    </style:style>
    <style:style style:name="Dictionary.H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F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E105" style:family="table-cell">
      <style:table-cell-properties fo:padding="0.0201in" fo:border-left="0.25pt solid #000000" fo:border-right="none" fo:border-top="none" fo:border-bottom="0.25pt solid #000000"/>
    </style:style>
    <style:style style:name="Dictionary.H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F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E107" style:family="table-cell">
      <style:table-cell-properties fo:padding="0.0201in" fo:border-left="0.25pt solid #000000" fo:border-right="none" fo:border-top="none" fo:border-bottom="0.25pt solid #000000"/>
    </style:style>
    <style:style style:name="Dictionary.H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E109" style:family="table-cell">
      <style:table-cell-properties fo:padding="0.0201in" fo:border-left="0.25pt solid #000000" fo:border-right="none" fo:border-top="none" fo:border-bottom="0.25pt solid #000000"/>
    </style:style>
    <style:style style:name="Dictionary.H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E111" style:family="table-cell">
      <style:table-cell-properties fo:padding="0.0201in" fo:border-left="0.25pt solid #000000" fo:border-right="none" fo:border-top="none" fo:border-bottom="0.25pt solid #000000"/>
    </style:style>
    <style:style style:name="Dictionary.H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none" fo:border-top="none" fo:border-bottom="0.25pt solid #000000"/>
    </style:style>
    <style:style style:name="Dictionary.I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E113" style:family="table-cell">
      <style:table-cell-properties fo:padding="0.0201in" fo:border-left="0.25pt solid #000000" fo:border-right="none" fo:border-top="none" fo:border-bottom="0.25pt solid #000000"/>
    </style:style>
    <style:style style:name="Dictionary.H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F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E115" style:family="table-cell">
      <style:table-cell-properties fo:padding="0.0201in" fo:border-left="0.25pt solid #000000" fo:border-right="none" fo:border-top="none" fo:border-bottom="0.25pt solid #000000"/>
    </style:style>
    <style:style style:name="Dictionary.H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F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E117" style:family="table-cell">
      <style:table-cell-properties fo:padding="0.0201in" fo:border-left="0.25pt solid #000000" fo:border-right="none" fo:border-top="none" fo:border-bottom="0.25pt solid #000000"/>
    </style:style>
    <style:style style:name="Dictionary.H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F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E119" style:family="table-cell">
      <style:table-cell-properties fo:padding="0.0201in" fo:border-left="0.25pt solid #000000" fo:border-right="none" fo:border-top="none" fo:border-bottom="0.25pt solid #000000"/>
    </style:style>
    <style:style style:name="Dictionary.H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F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E121" style:family="table-cell">
      <style:table-cell-properties fo:padding="0.0201in" fo:border-left="0.25pt solid #000000" fo:border-right="none" fo:border-top="none" fo:border-bottom="0.25pt solid #000000"/>
    </style:style>
    <style:style style:name="Dictionary.H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E123" style:family="table-cell">
      <style:table-cell-properties fo:padding="0.0201in" fo:border-left="0.25pt solid #000000" fo:border-right="none" fo:border-top="none" fo:border-bottom="0.25pt solid #000000"/>
    </style:style>
    <style:style style:name="Dictionary.H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E125" style:family="table-cell">
      <style:table-cell-properties fo:padding="0.0201in" fo:border-left="0.25pt solid #000000" fo:border-right="none" fo:border-top="none" fo:border-bottom="0.25pt solid #000000"/>
    </style:style>
    <style:style style:name="Dictionary.H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F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E127" style:family="table-cell">
      <style:table-cell-properties fo:padding="0.0201in" fo:border-left="0.25pt solid #000000" fo:border-right="none" fo:border-top="none" fo:border-bottom="0.25pt solid #000000"/>
    </style:style>
    <style:style style:name="Dictionary.H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F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E129" style:family="table-cell">
      <style:table-cell-properties fo:padding="0.0201in" fo:border-left="0.25pt solid #000000" fo:border-right="none" fo:border-top="none" fo:border-bottom="0.25pt solid #000000"/>
    </style:style>
    <style:style style:name="Dictionary.H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F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E131" style:family="table-cell">
      <style:table-cell-properties fo:padding="0.0201in" fo:border-left="0.25pt solid #000000" fo:border-right="none" fo:border-top="none" fo:border-bottom="0.25pt solid #000000"/>
    </style:style>
    <style:style style:name="Dictionary.H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F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E133" style:family="table-cell">
      <style:table-cell-properties fo:padding="0.0201in" fo:border-left="0.25pt solid #000000" fo:border-right="none" fo:border-top="none" fo:border-bottom="0.25pt solid #000000"/>
    </style:style>
    <style:style style:name="Dictionary.H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F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E135" style:family="table-cell">
      <style:table-cell-properties fo:padding="0.0201in" fo:border-left="0.25pt solid #000000" fo:border-right="none" fo:border-top="none" fo:border-bottom="0.25pt solid #000000"/>
    </style:style>
    <style:style style:name="Dictionary.H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F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E137" style:family="table-cell">
      <style:table-cell-properties fo:padding="0.0201in" fo:border-left="0.25pt solid #000000" fo:border-right="none" fo:border-top="none" fo:border-bottom="0.25pt solid #000000"/>
    </style:style>
    <style:style style:name="Dictionary.H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E139" style:family="table-cell">
      <style:table-cell-properties fo:padding="0.0201in" fo:border-left="0.25pt solid #000000" fo:border-right="none" fo:border-top="none" fo:border-bottom="0.25pt solid #000000"/>
    </style:style>
    <style:style style:name="Dictionary.H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F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E141" style:family="table-cell">
      <style:table-cell-properties fo:padding="0.0201in" fo:border-left="0.25pt solid #000000" fo:border-right="none" fo:border-top="none" fo:border-bottom="0.25pt solid #000000"/>
    </style:style>
    <style:style style:name="Dictionary.H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F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E143" style:family="table-cell">
      <style:table-cell-properties fo:padding="0.0201in" fo:border-left="0.25pt solid #000000" fo:border-right="none" fo:border-top="none" fo:border-bottom="0.25pt solid #000000"/>
    </style:style>
    <style:style style:name="Dictionary.H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F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E145" style:family="table-cell">
      <style:table-cell-properties fo:padding="0.0201in" fo:border-left="0.25pt solid #000000" fo:border-right="none" fo:border-top="none" fo:border-bottom="0.25pt solid #000000"/>
    </style:style>
    <style:style style:name="Dictionary.H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E147" style:family="table-cell">
      <style:table-cell-properties fo:padding="0.0201in" fo:border-left="0.25pt solid #000000" fo:border-right="none" fo:border-top="none" fo:border-bottom="0.25pt solid #000000"/>
    </style:style>
    <style:style style:name="Dictionary.H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F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E149" style:family="table-cell">
      <style:table-cell-properties fo:padding="0.0201in" fo:border-left="0.25pt solid #000000" fo:border-right="none" fo:border-top="none" fo:border-bottom="0.25pt solid #000000"/>
    </style:style>
    <style:style style:name="Dictionary.H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F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E151" style:family="table-cell">
      <style:table-cell-properties fo:padding="0.0201in" fo:border-left="0.25pt solid #000000" fo:border-right="none" fo:border-top="none" fo:border-bottom="0.25pt solid #000000"/>
    </style:style>
    <style:style style:name="Dictionary.H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F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E153" style:family="table-cell">
      <style:table-cell-properties fo:padding="0.0201in" fo:border-left="0.25pt solid #000000" fo:border-right="none" fo:border-top="none" fo:border-bottom="0.25pt solid #000000"/>
    </style:style>
    <style:style style:name="Dictionary.H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F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E155" style:family="table-cell">
      <style:table-cell-properties fo:padding="0.0201in" fo:border-left="0.25pt solid #000000" fo:border-right="none" fo:border-top="none" fo:border-bottom="0.25pt solid #000000"/>
    </style:style>
    <style:style style:name="Dictionary.H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F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E157" style:family="table-cell">
      <style:table-cell-properties fo:padding="0.0201in" fo:border-left="0.25pt solid #000000" fo:border-right="none" fo:border-top="none" fo:border-bottom="0.25pt solid #000000"/>
    </style:style>
    <style:style style:name="Dictionary.H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F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E159" style:family="table-cell">
      <style:table-cell-properties fo:padding="0.0201in" fo:border-left="0.25pt solid #000000" fo:border-right="none" fo:border-top="none" fo:border-bottom="0.25pt solid #000000"/>
    </style:style>
    <style:style style:name="Dictionary.H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E161" style:family="table-cell">
      <style:table-cell-properties fo:padding="0.0201in" fo:border-left="0.25pt solid #000000" fo:border-right="none" fo:border-top="none" fo:border-bottom="0.25pt solid #000000"/>
    </style:style>
    <style:style style:name="Dictionary.H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F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E163" style:family="table-cell">
      <style:table-cell-properties fo:padding="0.0201in" fo:border-left="0.25pt solid #000000" fo:border-right="none" fo:border-top="none" fo:border-bottom="0.25pt solid #000000"/>
    </style:style>
    <style:style style:name="Dictionary.H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F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E165" style:family="table-cell">
      <style:table-cell-properties fo:padding="0.0201in" fo:border-left="0.25pt solid #000000" fo:border-right="none" fo:border-top="none" fo:border-bottom="0.25pt solid #000000"/>
    </style:style>
    <style:style style:name="Dictionary.H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F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E167" style:family="table-cell">
      <style:table-cell-properties fo:padding="0.0201in" fo:border-left="0.25pt solid #000000" fo:border-right="none" fo:border-top="none" fo:border-bottom="0.25pt solid #000000"/>
    </style:style>
    <style:style style:name="Dictionary.H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F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E169" style:family="table-cell">
      <style:table-cell-properties fo:padding="0.0201in" fo:border-left="0.25pt solid #000000" fo:border-right="none" fo:border-top="none" fo:border-bottom="0.25pt solid #000000"/>
    </style:style>
    <style:style style:name="Dictionary.H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F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E171" style:family="table-cell">
      <style:table-cell-properties fo:padding="0.0201in" fo:border-left="0.25pt solid #000000" fo:border-right="none" fo:border-top="none" fo:border-bottom="0.25pt solid #000000"/>
    </style:style>
    <style:style style:name="Dictionary.H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F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E173" style:family="table-cell">
      <style:table-cell-properties fo:padding="0.0201in" fo:border-left="0.25pt solid #000000" fo:border-right="none" fo:border-top="none" fo:border-bottom="0.25pt solid #000000"/>
    </style:style>
    <style:style style:name="Dictionary.H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F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E175" style:family="table-cell">
      <style:table-cell-properties fo:padding="0.0201in" fo:border-left="0.25pt solid #000000" fo:border-right="none" fo:border-top="none" fo:border-bottom="0.25pt solid #000000"/>
    </style:style>
    <style:style style:name="Dictionary.H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F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E177" style:family="table-cell">
      <style:table-cell-properties fo:padding="0.0201in" fo:border-left="0.25pt solid #000000" fo:border-right="none" fo:border-top="none" fo:border-bottom="0.25pt solid #000000"/>
    </style:style>
    <style:style style:name="Dictionary.H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E179" style:family="table-cell">
      <style:table-cell-properties fo:padding="0.0201in" fo:border-left="0.25pt solid #000000" fo:border-right="none" fo:border-top="none" fo:border-bottom="0.25pt solid #000000"/>
    </style:style>
    <style:style style:name="Dictionary.H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E181" style:family="table-cell">
      <style:table-cell-properties fo:padding="0.0201in" fo:border-left="0.25pt solid #000000" fo:border-right="none" fo:border-top="none" fo:border-bottom="0.25pt solid #000000"/>
    </style:style>
    <style:style style:name="Dictionary.H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F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E183" style:family="table-cell">
      <style:table-cell-properties fo:padding="0.0201in" fo:border-left="0.25pt solid #000000" fo:border-right="none" fo:border-top="none" fo:border-bottom="0.25pt solid #000000"/>
    </style:style>
    <style:style style:name="Dictionary.H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F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E185" style:family="table-cell">
      <style:table-cell-properties fo:padding="0.0201in" fo:border-left="0.25pt solid #000000" fo:border-right="none" fo:border-top="none" fo:border-bottom="0.25pt solid #000000"/>
    </style:style>
    <style:style style:name="Dictionary.H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E187" style:family="table-cell">
      <style:table-cell-properties fo:padding="0.0201in" fo:border-left="0.25pt solid #000000" fo:border-right="none" fo:border-top="none" fo:border-bottom="0.25pt solid #000000"/>
    </style:style>
    <style:style style:name="Dictionary.H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F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E189" style:family="table-cell">
      <style:table-cell-properties fo:padding="0.0201in" fo:border-left="0.25pt solid #000000" fo:border-right="none" fo:border-top="none" fo:border-bottom="0.25pt solid #000000"/>
    </style:style>
    <style:style style:name="Dictionary.H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F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E191" style:family="table-cell">
      <style:table-cell-properties fo:padding="0.0201in" fo:border-left="0.25pt solid #000000" fo:border-right="none" fo:border-top="none" fo:border-bottom="0.25pt solid #000000"/>
    </style:style>
    <style:style style:name="Dictionary.H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E193" style:family="table-cell">
      <style:table-cell-properties fo:padding="0.0201in" fo:border-left="0.25pt solid #000000" fo:border-right="none" fo:border-top="none" fo:border-bottom="0.25pt solid #000000"/>
    </style:style>
    <style:style style:name="Dictionary.H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E195" style:family="table-cell">
      <style:table-cell-properties fo:padding="0.0201in" fo:border-left="0.25pt solid #000000" fo:border-right="none" fo:border-top="none" fo:border-bottom="0.25pt solid #000000"/>
    </style:style>
    <style:style style:name="Dictionary.H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E197" style:family="table-cell">
      <style:table-cell-properties fo:padding="0.0201in" fo:border-left="0.25pt solid #000000" fo:border-right="none" fo:border-top="none" fo:border-bottom="0.25pt solid #000000"/>
    </style:style>
    <style:style style:name="Dictionary.H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E199" style:family="table-cell">
      <style:table-cell-properties fo:padding="0.0201in" fo:border-left="0.25pt solid #000000" fo:border-right="none" fo:border-top="none" fo:border-bottom="0.25pt solid #000000"/>
    </style:style>
    <style:style style:name="Dictionary.H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F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E201" style:family="table-cell">
      <style:table-cell-properties fo:padding="0.0201in" fo:border-left="0.25pt solid #000000" fo:border-right="none" fo:border-top="none" fo:border-bottom="0.25pt solid #000000"/>
    </style:style>
    <style:style style:name="Dictionary.H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E203" style:family="table-cell">
      <style:table-cell-properties fo:padding="0.0201in" fo:border-left="0.25pt solid #000000" fo:border-right="none" fo:border-top="none" fo:border-bottom="0.25pt solid #000000"/>
    </style:style>
    <style:style style:name="Dictionary.H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E205" style:family="table-cell">
      <style:table-cell-properties fo:padding="0.0201in" fo:border-left="0.25pt solid #000000" fo:border-right="none" fo:border-top="none" fo:border-bottom="0.25pt solid #000000"/>
    </style:style>
    <style:style style:name="Dictionary.H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E207" style:family="table-cell">
      <style:table-cell-properties fo:padding="0.0201in" fo:border-left="0.25pt solid #000000" fo:border-right="none" fo:border-top="none" fo:border-bottom="0.25pt solid #000000"/>
    </style:style>
    <style:style style:name="Dictionary.H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E209" style:family="table-cell">
      <style:table-cell-properties fo:padding="0.0201in" fo:border-left="0.25pt solid #000000" fo:border-right="none" fo:border-top="none" fo:border-bottom="0.25pt solid #000000"/>
    </style:style>
    <style:style style:name="Dictionary.H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F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E211" style:family="table-cell">
      <style:table-cell-properties fo:padding="0.0201in" fo:border-left="0.25pt solid #000000" fo:border-right="none" fo:border-top="none" fo:border-bottom="0.25pt solid #000000"/>
    </style:style>
    <style:style style:name="Dictionary.H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F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E213" style:family="table-cell">
      <style:table-cell-properties fo:padding="0.0201in" fo:border-left="0.25pt solid #000000" fo:border-right="none" fo:border-top="none" fo:border-bottom="0.25pt solid #000000"/>
    </style:style>
    <style:style style:name="Dictionary.H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F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E215" style:family="table-cell">
      <style:table-cell-properties fo:padding="0.0201in" fo:border-left="0.25pt solid #000000" fo:border-right="none" fo:border-top="none" fo:border-bottom="0.25pt solid #000000"/>
    </style:style>
    <style:style style:name="Dictionary.H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F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E217" style:family="table-cell">
      <style:table-cell-properties fo:padding="0.0201in" fo:border-left="0.25pt solid #000000" fo:border-right="none" fo:border-top="none" fo:border-bottom="0.25pt solid #000000"/>
    </style:style>
    <style:style style:name="Dictionary.H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F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E219" style:family="table-cell">
      <style:table-cell-properties fo:padding="0.0201in" fo:border-left="0.25pt solid #000000" fo:border-right="none" fo:border-top="none" fo:border-bottom="0.25pt solid #000000"/>
    </style:style>
    <style:style style:name="Dictionary.H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F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E221" style:family="table-cell">
      <style:table-cell-properties fo:padding="0.0201in" fo:border-left="0.25pt solid #000000" fo:border-right="none" fo:border-top="none" fo:border-bottom="0.25pt solid #000000"/>
    </style:style>
    <style:style style:name="Dictionary.H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F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E223" style:family="table-cell">
      <style:table-cell-properties fo:padding="0.0201in" fo:border-left="0.25pt solid #000000" fo:border-right="none" fo:border-top="none" fo:border-bottom="0.25pt solid #000000"/>
    </style:style>
    <style:style style:name="Dictionary.H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F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E225" style:family="table-cell">
      <style:table-cell-properties fo:padding="0.0201in" fo:border-left="0.25pt solid #000000" fo:border-right="none" fo:border-top="none" fo:border-bottom="0.25pt solid #000000"/>
    </style:style>
    <style:style style:name="Dictionary.H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F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E227" style:family="table-cell">
      <style:table-cell-properties fo:padding="0.0201in" fo:border-left="0.25pt solid #000000" fo:border-right="none" fo:border-top="none" fo:border-bottom="0.25pt solid #000000"/>
    </style:style>
    <style:style style:name="Dictionary.H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F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E229" style:family="table-cell">
      <style:table-cell-properties fo:padding="0.0201in" fo:border-left="0.25pt solid #000000" fo:border-right="none" fo:border-top="none" fo:border-bottom="0.25pt solid #000000"/>
    </style:style>
    <style:style style:name="Dictionary.H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F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E231" style:family="table-cell">
      <style:table-cell-properties fo:padding="0.0201in" fo:border-left="0.25pt solid #000000" fo:border-right="none" fo:border-top="none" fo:border-bottom="0.25pt solid #000000"/>
    </style:style>
    <style:style style:name="Dictionary.H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F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E233" style:family="table-cell">
      <style:table-cell-properties fo:padding="0.0201in" fo:border-left="0.25pt solid #000000" fo:border-right="none" fo:border-top="none" fo:border-bottom="0.25pt solid #000000"/>
    </style:style>
    <style:style style:name="Dictionary.H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F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E235" style:family="table-cell">
      <style:table-cell-properties fo:padding="0.0201in" fo:border-left="0.25pt solid #000000" fo:border-right="none" fo:border-top="none" fo:border-bottom="0.25pt solid #000000"/>
    </style:style>
    <style:style style:name="Dictionary.H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F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E237" style:family="table-cell">
      <style:table-cell-properties fo:padding="0.0201in" fo:border-left="0.25pt solid #000000" fo:border-right="none" fo:border-top="none" fo:border-bottom="0.25pt solid #000000"/>
    </style:style>
    <style:style style:name="Dictionary.H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F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E239" style:family="table-cell">
      <style:table-cell-properties fo:padding="0.0201in" fo:border-left="0.25pt solid #000000" fo:border-right="none" fo:border-top="none" fo:border-bottom="0.25pt solid #000000"/>
    </style:style>
    <style:style style:name="Dictionary.H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F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E241" style:family="table-cell">
      <style:table-cell-properties fo:padding="0.0201in" fo:border-left="0.25pt solid #000000" fo:border-right="none" fo:border-top="none" fo:border-bottom="0.25pt solid #000000"/>
    </style:style>
    <style:style style:name="Dictionary.H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F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E243" style:family="table-cell">
      <style:table-cell-properties fo:padding="0.0201in" fo:border-left="0.25pt solid #000000" fo:border-right="none" fo:border-top="none" fo:border-bottom="0.25pt solid #000000"/>
    </style:style>
    <style:style style:name="Dictionary.H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E245" style:family="table-cell">
      <style:table-cell-properties fo:padding="0.0201in" fo:border-left="0.25pt solid #000000" fo:border-right="none" fo:border-top="none" fo:border-bottom="0.25pt solid #000000"/>
    </style:style>
    <style:style style:name="Dictionary.H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F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E247" style:family="table-cell">
      <style:table-cell-properties fo:padding="0.0201in" fo:border-left="0.25pt solid #000000" fo:border-right="none" fo:border-top="none" fo:border-bottom="0.25pt solid #000000"/>
    </style:style>
    <style:style style:name="Dictionary.H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F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E249" style:family="table-cell">
      <style:table-cell-properties fo:padding="0.0201in" fo:border-left="0.25pt solid #000000" fo:border-right="none" fo:border-top="none" fo:border-bottom="0.25pt solid #000000"/>
    </style:style>
    <style:style style:name="Dictionary.H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F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E251" style:family="table-cell">
      <style:table-cell-properties fo:padding="0.0201in" fo:border-left="0.25pt solid #000000" fo:border-right="none" fo:border-top="none" fo:border-bottom="0.25pt solid #000000"/>
    </style:style>
    <style:style style:name="Dictionary.H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F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E253" style:family="table-cell">
      <style:table-cell-properties fo:padding="0.0201in" fo:border-left="0.25pt solid #000000" fo:border-right="none" fo:border-top="none" fo:border-bottom="0.25pt solid #000000"/>
    </style:style>
    <style:style style:name="Dictionary.H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E255" style:family="table-cell">
      <style:table-cell-properties fo:padding="0.0201in" fo:border-left="0.25pt solid #000000" fo:border-right="none" fo:border-top="none" fo:border-bottom="0.25pt solid #000000"/>
    </style:style>
    <style:style style:name="Dictionary.H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E257" style:family="table-cell">
      <style:table-cell-properties fo:padding="0.0201in" fo:border-left="0.25pt solid #000000" fo:border-right="none" fo:border-top="none" fo:border-bottom="0.25pt solid #000000"/>
    </style:style>
    <style:style style:name="Dictionary.H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F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E259" style:family="table-cell">
      <style:table-cell-properties fo:padding="0.0201in" fo:border-left="0.25pt solid #000000" fo:border-right="none" fo:border-top="none" fo:border-bottom="0.25pt solid #000000"/>
    </style:style>
    <style:style style:name="Dictionary.H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F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E261" style:family="table-cell">
      <style:table-cell-properties fo:padding="0.0201in" fo:border-left="0.25pt solid #000000" fo:border-right="none" fo:border-top="none" fo:border-bottom="0.25pt solid #000000"/>
    </style:style>
    <style:style style:name="Dictionary.H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F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E263" style:family="table-cell">
      <style:table-cell-properties fo:padding="0.0201in" fo:border-left="0.25pt solid #000000" fo:border-right="none" fo:border-top="none" fo:border-bottom="0.25pt solid #000000"/>
    </style:style>
    <style:style style:name="Dictionary.H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F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E265" style:family="table-cell">
      <style:table-cell-properties fo:padding="0.0201in" fo:border-left="0.25pt solid #000000" fo:border-right="none" fo:border-top="none" fo:border-bottom="0.25pt solid #000000"/>
    </style:style>
    <style:style style:name="Dictionary.H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F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E267" style:family="table-cell">
      <style:table-cell-properties fo:padding="0.0201in" fo:border-left="0.25pt solid #000000" fo:border-right="none" fo:border-top="none" fo:border-bottom="0.25pt solid #000000"/>
    </style:style>
    <style:style style:name="Dictionary.H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F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E269" style:family="table-cell">
      <style:table-cell-properties fo:padding="0.0201in" fo:border-left="0.25pt solid #000000" fo:border-right="none" fo:border-top="none" fo:border-bottom="0.25pt solid #000000"/>
    </style:style>
    <style:style style:name="Dictionary.H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F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E271" style:family="table-cell">
      <style:table-cell-properties fo:padding="0.0201in" fo:border-left="0.25pt solid #000000" fo:border-right="none" fo:border-top="none" fo:border-bottom="0.25pt solid #000000"/>
    </style:style>
    <style:style style:name="Dictionary.H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F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E273" style:family="table-cell">
      <style:table-cell-properties fo:padding="0.0201in" fo:border-left="0.25pt solid #000000" fo:border-right="none" fo:border-top="none" fo:border-bottom="0.25pt solid #000000"/>
    </style:style>
    <style:style style:name="Dictionary.H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F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E275" style:family="table-cell">
      <style:table-cell-properties fo:padding="0.0201in" fo:border-left="0.25pt solid #000000" fo:border-right="none" fo:border-top="none" fo:border-bottom="0.25pt solid #000000"/>
    </style:style>
    <style:style style:name="Dictionary.H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F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E277" style:family="table-cell">
      <style:table-cell-properties fo:padding="0.0201in" fo:border-left="0.25pt solid #000000" fo:border-right="none" fo:border-top="none" fo:border-bottom="0.25pt solid #000000"/>
    </style:style>
    <style:style style:name="Dictionary.H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F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E279" style:family="table-cell">
      <style:table-cell-properties fo:padding="0.0201in" fo:border-left="0.25pt solid #000000" fo:border-right="none" fo:border-top="none" fo:border-bottom="0.25pt solid #000000"/>
    </style:style>
    <style:style style:name="Dictionary.H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F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E281" style:family="table-cell">
      <style:table-cell-properties fo:padding="0.0201in" fo:border-left="0.25pt solid #000000" fo:border-right="none" fo:border-top="none" fo:border-bottom="0.25pt solid #000000"/>
    </style:style>
    <style:style style:name="Dictionary.H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F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E283" style:family="table-cell">
      <style:table-cell-properties fo:padding="0.0201in" fo:border-left="0.25pt solid #000000" fo:border-right="none" fo:border-top="none" fo:border-bottom="0.25pt solid #000000"/>
    </style:style>
    <style:style style:name="Dictionary.H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F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E285" style:family="table-cell">
      <style:table-cell-properties fo:padding="0.0201in" fo:border-left="0.25pt solid #000000" fo:border-right="none" fo:border-top="none" fo:border-bottom="0.25pt solid #000000"/>
    </style:style>
    <style:style style:name="Dictionary.H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F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E287" style:family="table-cell">
      <style:table-cell-properties fo:padding="0.0201in" fo:border-left="0.25pt solid #000000" fo:border-right="none" fo:border-top="none" fo:border-bottom="0.25pt solid #000000"/>
    </style:style>
    <style:style style:name="Dictionary.H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F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E289" style:family="table-cell">
      <style:table-cell-properties fo:padding="0.0201in" fo:border-left="0.25pt solid #000000" fo:border-right="none" fo:border-top="none" fo:border-bottom="0.25pt solid #000000"/>
    </style:style>
    <style:style style:name="Dictionary.H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F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E291" style:family="table-cell">
      <style:table-cell-properties fo:padding="0.0201in" fo:border-left="0.25pt solid #000000" fo:border-right="none" fo:border-top="none" fo:border-bottom="0.25pt solid #000000"/>
    </style:style>
    <style:style style:name="Dictionary.H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F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E293" style:family="table-cell">
      <style:table-cell-properties fo:padding="0.0201in" fo:border-left="0.25pt solid #000000" fo:border-right="none" fo:border-top="none" fo:border-bottom="0.25pt solid #000000"/>
    </style:style>
    <style:style style:name="Dictionary.H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F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E295" style:family="table-cell">
      <style:table-cell-properties fo:padding="0.0201in" fo:border-left="0.25pt solid #000000" fo:border-right="none" fo:border-top="none" fo:border-bottom="0.25pt solid #000000"/>
    </style:style>
    <style:style style:name="Dictionary.H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F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E297" style:family="table-cell">
      <style:table-cell-properties fo:padding="0.0201in" fo:border-left="0.25pt solid #000000" fo:border-right="none" fo:border-top="none" fo:border-bottom="0.25pt solid #000000"/>
    </style:style>
    <style:style style:name="Dictionary.H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G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E299" style:family="table-cell">
      <style:table-cell-properties fo:padding="0.0201in" fo:border-left="0.25pt solid #000000" fo:border-right="none" fo:border-top="none" fo:border-bottom="0.25pt solid #000000"/>
    </style:style>
    <style:style style:name="Dictionary.H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F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E301" style:family="table-cell">
      <style:table-cell-properties fo:padding="0.0201in" fo:border-left="0.25pt solid #000000" fo:border-right="none" fo:border-top="none" fo:border-bottom="0.25pt solid #000000"/>
    </style:style>
    <style:style style:name="Dictionary.H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F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E303" style:family="table-cell">
      <style:table-cell-properties fo:padding="0.0201in" fo:border-left="0.25pt solid #000000" fo:border-right="none" fo:border-top="none" fo:border-bottom="0.25pt solid #000000"/>
    </style:style>
    <style:style style:name="Dictionary.H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F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E305" style:family="table-cell">
      <style:table-cell-properties fo:padding="0.0201in" fo:border-left="0.25pt solid #000000" fo:border-right="none" fo:border-top="none" fo:border-bottom="0.25pt solid #000000"/>
    </style:style>
    <style:style style:name="Dictionary.H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F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E307" style:family="table-cell">
      <style:table-cell-properties fo:padding="0.0201in" fo:border-left="0.25pt solid #000000" fo:border-right="none" fo:border-top="none" fo:border-bottom="0.25pt solid #000000"/>
    </style:style>
    <style:style style:name="Dictionary.H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F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E309" style:family="table-cell">
      <style:table-cell-properties fo:padding="0.0201in" fo:border-left="0.25pt solid #000000" fo:border-right="none" fo:border-top="none" fo:border-bottom="0.25pt solid #000000"/>
    </style:style>
    <style:style style:name="Dictionary.H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F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E311" style:family="table-cell">
      <style:table-cell-properties fo:padding="0.0201in" fo:border-left="0.25pt solid #000000" fo:border-right="none" fo:border-top="none" fo:border-bottom="0.25pt solid #000000"/>
    </style:style>
    <style:style style:name="Dictionary.H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F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E313" style:family="table-cell">
      <style:table-cell-properties fo:padding="0.0201in" fo:border-left="0.25pt solid #000000" fo:border-right="none" fo:border-top="none" fo:border-bottom="0.25pt solid #000000"/>
    </style:style>
    <style:style style:name="Dictionary.H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F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E315" style:family="table-cell">
      <style:table-cell-properties fo:padding="0.0201in" fo:border-left="0.25pt solid #000000" fo:border-right="none" fo:border-top="none" fo:border-bottom="0.25pt solid #000000"/>
    </style:style>
    <style:style style:name="Dictionary.H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F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E317" style:family="table-cell">
      <style:table-cell-properties fo:padding="0.0201in" fo:border-left="0.25pt solid #000000" fo:border-right="none" fo:border-top="none" fo:border-bottom="0.25pt solid #000000"/>
    </style:style>
    <style:style style:name="Dictionary.H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F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E319" style:family="table-cell">
      <style:table-cell-properties fo:padding="0.0201in" fo:border-left="0.25pt solid #000000" fo:border-right="none" fo:border-top="none" fo:border-bottom="0.25pt solid #000000"/>
    </style:style>
    <style:style style:name="Dictionary.H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F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E321" style:family="table-cell">
      <style:table-cell-properties fo:padding="0.0201in" fo:border-left="0.25pt solid #000000" fo:border-right="none" fo:border-top="none" fo:border-bottom="0.25pt solid #000000"/>
    </style:style>
    <style:style style:name="Dictionary.H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F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E323" style:family="table-cell">
      <style:table-cell-properties fo:padding="0.0201in" fo:border-left="0.25pt solid #000000" fo:border-right="none" fo:border-top="none" fo:border-bottom="0.25pt solid #000000"/>
    </style:style>
    <style:style style:name="Dictionary.H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E325" style:family="table-cell">
      <style:table-cell-properties fo:padding="0.0201in" fo:border-left="0.25pt solid #000000" fo:border-right="none" fo:border-top="none" fo:border-bottom="0.25pt solid #000000"/>
    </style:style>
    <style:style style:name="Dictionary.H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F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E327" style:family="table-cell">
      <style:table-cell-properties fo:padding="0.0201in" fo:border-left="0.25pt solid #000000" fo:border-right="none" fo:border-top="none" fo:border-bottom="0.25pt solid #000000"/>
    </style:style>
    <style:style style:name="Dictionary.H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F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E329" style:family="table-cell">
      <style:table-cell-properties fo:padding="0.0201in" fo:border-left="0.25pt solid #000000" fo:border-right="none" fo:border-top="none" fo:border-bottom="0.25pt solid #000000"/>
    </style:style>
    <style:style style:name="Dictionary.H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F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E331" style:family="table-cell">
      <style:table-cell-properties fo:padding="0.0201in" fo:border-left="0.25pt solid #000000" fo:border-right="none" fo:border-top="none" fo:border-bottom="0.25pt solid #000000"/>
    </style:style>
    <style:style style:name="Dictionary.H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F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E333" style:family="table-cell">
      <style:table-cell-properties fo:padding="0.0201in" fo:border-left="0.25pt solid #000000" fo:border-right="none" fo:border-top="none" fo:border-bottom="0.25pt solid #000000"/>
    </style:style>
    <style:style style:name="Dictionary.H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E335" style:family="table-cell">
      <style:table-cell-properties fo:padding="0.0201in" fo:border-left="0.25pt solid #000000" fo:border-right="none" fo:border-top="none" fo:border-bottom="0.25pt solid #000000"/>
    </style:style>
    <style:style style:name="Dictionary.H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F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E337" style:family="table-cell">
      <style:table-cell-properties fo:padding="0.0201in" fo:border-left="0.25pt solid #000000" fo:border-right="none" fo:border-top="none" fo:border-bottom="0.25pt solid #000000"/>
    </style:style>
    <style:style style:name="Dictionary.H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F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E339" style:family="table-cell">
      <style:table-cell-properties fo:padding="0.0201in" fo:border-left="0.25pt solid #000000" fo:border-right="none" fo:border-top="none" fo:border-bottom="0.25pt solid #000000"/>
    </style:style>
    <style:style style:name="Dictionary.H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F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E341" style:family="table-cell">
      <style:table-cell-properties fo:padding="0.0201in" fo:border-left="0.25pt solid #000000" fo:border-right="none" fo:border-top="none" fo:border-bottom="0.25pt solid #000000"/>
    </style:style>
    <style:style style:name="Dictionary.H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F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E343" style:family="table-cell">
      <style:table-cell-properties fo:padding="0.0201in" fo:border-left="0.25pt solid #000000" fo:border-right="none" fo:border-top="none" fo:border-bottom="0.25pt solid #000000"/>
    </style:style>
    <style:style style:name="Dictionary.H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F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E345" style:family="table-cell">
      <style:table-cell-properties fo:padding="0.0201in" fo:border-left="0.25pt solid #000000" fo:border-right="none" fo:border-top="none" fo:border-bottom="0.25pt solid #000000"/>
    </style:style>
    <style:style style:name="Dictionary.H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F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E347" style:family="table-cell">
      <style:table-cell-properties fo:padding="0.0201in" fo:border-left="0.25pt solid #000000" fo:border-right="none" fo:border-top="none" fo:border-bottom="0.25pt solid #000000"/>
    </style:style>
    <style:style style:name="Dictionary.H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F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E349" style:family="table-cell">
      <style:table-cell-properties fo:padding="0.0201in" fo:border-left="0.25pt solid #000000" fo:border-right="none" fo:border-top="none" fo:border-bottom="0.25pt solid #000000"/>
    </style:style>
    <style:style style:name="Dictionary.H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F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E351" style:family="table-cell">
      <style:table-cell-properties fo:padding="0.0201in" fo:border-left="0.25pt solid #000000" fo:border-right="none" fo:border-top="none" fo:border-bottom="0.25pt solid #000000"/>
    </style:style>
    <style:style style:name="Dictionary.H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F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E353" style:family="table-cell">
      <style:table-cell-properties fo:padding="0.0201in" fo:border-left="0.25pt solid #000000" fo:border-right="none" fo:border-top="none" fo:border-bottom="0.25pt solid #000000"/>
    </style:style>
    <style:style style:name="Dictionary.H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F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E355" style:family="table-cell">
      <style:table-cell-properties fo:padding="0.0201in" fo:border-left="0.25pt solid #000000" fo:border-right="none" fo:border-top="none" fo:border-bottom="0.25pt solid #000000"/>
    </style:style>
    <style:style style:name="Dictionary.H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F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E357" style:family="table-cell">
      <style:table-cell-properties fo:padding="0.0201in" fo:border-left="0.25pt solid #000000" fo:border-right="none" fo:border-top="none" fo:border-bottom="0.25pt solid #000000"/>
    </style:style>
    <style:style style:name="Dictionary.H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F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E359" style:family="table-cell">
      <style:table-cell-properties fo:padding="0.0201in" fo:border-left="0.25pt solid #000000" fo:border-right="none" fo:border-top="none" fo:border-bottom="0.25pt solid #000000"/>
    </style:style>
    <style:style style:name="Dictionary.H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none" fo:border-top="none" fo:border-bottom="0.25pt solid #000000"/>
    </style:style>
    <style:style style:name="Dictionary.I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E361" style:family="table-cell">
      <style:table-cell-properties fo:padding="0.0201in" fo:border-left="0.25pt solid #000000" fo:border-right="none" fo:border-top="none" fo:border-bottom="0.25pt solid #000000"/>
    </style:style>
    <style:style style:name="Dictionary.H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F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E363" style:family="table-cell">
      <style:table-cell-properties fo:padding="0.0201in" fo:border-left="0.25pt solid #000000" fo:border-right="none" fo:border-top="none" fo:border-bottom="0.25pt solid #000000"/>
    </style:style>
    <style:style style:name="Dictionary.H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F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E365" style:family="table-cell">
      <style:table-cell-properties fo:padding="0.0201in" fo:border-left="0.25pt solid #000000" fo:border-right="none" fo:border-top="none" fo:border-bottom="0.25pt solid #000000"/>
    </style:style>
    <style:style style:name="Dictionary.H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F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E367" style:family="table-cell">
      <style:table-cell-properties fo:padding="0.0201in" fo:border-left="0.25pt solid #000000" fo:border-right="none" fo:border-top="none" fo:border-bottom="0.25pt solid #000000"/>
    </style:style>
    <style:style style:name="Dictionary.H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F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E369" style:family="table-cell">
      <style:table-cell-properties fo:padding="0.0201in" fo:border-left="0.25pt solid #000000" fo:border-right="none" fo:border-top="none" fo:border-bottom="0.25pt solid #000000"/>
    </style:style>
    <style:style style:name="Dictionary.H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F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E371" style:family="table-cell">
      <style:table-cell-properties fo:padding="0.0201in" fo:border-left="0.25pt solid #000000" fo:border-right="none" fo:border-top="none" fo:border-bottom="0.25pt solid #000000"/>
    </style:style>
    <style:style style:name="Dictionary.H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F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E373" style:family="table-cell">
      <style:table-cell-properties fo:padding="0.0201in" fo:border-left="0.25pt solid #000000" fo:border-right="none" fo:border-top="none" fo:border-bottom="0.25pt solid #000000"/>
    </style:style>
    <style:style style:name="Dictionary.H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F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E375" style:family="table-cell">
      <style:table-cell-properties fo:padding="0.0201in" fo:border-left="0.25pt solid #000000" fo:border-right="none" fo:border-top="none" fo:border-bottom="0.25pt solid #000000"/>
    </style:style>
    <style:style style:name="Dictionary.H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F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E377" style:family="table-cell">
      <style:table-cell-properties fo:padding="0.0201in" fo:border-left="0.25pt solid #000000" fo:border-right="none" fo:border-top="none" fo:border-bottom="0.25pt solid #000000"/>
    </style:style>
    <style:style style:name="Dictionary.H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F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E379" style:family="table-cell">
      <style:table-cell-properties fo:padding="0.0201in" fo:border-left="0.25pt solid #000000" fo:border-right="none" fo:border-top="none" fo:border-bottom="0.25pt solid #000000"/>
    </style:style>
    <style:style style:name="Dictionary.H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F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E381" style:family="table-cell">
      <style:table-cell-properties fo:padding="0.0201in" fo:border-left="0.25pt solid #000000" fo:border-right="none" fo:border-top="none" fo:border-bottom="0.25pt solid #000000"/>
    </style:style>
    <style:style style:name="Dictionary.H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F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E383" style:family="table-cell">
      <style:table-cell-properties fo:padding="0.0201in" fo:border-left="0.25pt solid #000000" fo:border-right="none" fo:border-top="none" fo:border-bottom="0.25pt solid #000000"/>
    </style:style>
    <style:style style:name="Dictionary.H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F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E385" style:family="table-cell">
      <style:table-cell-properties fo:padding="0.0201in" fo:border-left="0.25pt solid #000000" fo:border-right="none" fo:border-top="none" fo:border-bottom="0.25pt solid #000000"/>
    </style:style>
    <style:style style:name="Dictionary.H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F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E387" style:family="table-cell">
      <style:table-cell-properties fo:padding="0.0201in" fo:border-left="0.25pt solid #000000" fo:border-right="none" fo:border-top="none" fo:border-bottom="0.25pt solid #000000"/>
    </style:style>
    <style:style style:name="Dictionary.H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F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E389" style:family="table-cell">
      <style:table-cell-properties fo:padding="0.0201in" fo:border-left="0.25pt solid #000000" fo:border-right="none" fo:border-top="none" fo:border-bottom="0.25pt solid #000000"/>
    </style:style>
    <style:style style:name="Dictionary.H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E391" style:family="table-cell">
      <style:table-cell-properties fo:padding="0.0201in" fo:border-left="0.25pt solid #000000" fo:border-right="none" fo:border-top="none" fo:border-bottom="0.25pt solid #000000"/>
    </style:style>
    <style:style style:name="Dictionary.H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F392" style:family="table-cell">
      <style:table-cell-properties fo:padding="0.0201in" fo:border-left="0.25pt solid #000000" fo:border-right="none" fo:border-top="none" fo:border-bottom="0.25pt solid #000000"/>
    </style:style>
    <style:style style:name="Dictionary.J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E393" style:family="table-cell">
      <style:table-cell-properties fo:padding="0.0201in" fo:border-left="0.25pt solid #000000" fo:border-right="none" fo:border-top="none" fo:border-bottom="0.25pt solid #000000"/>
    </style:style>
    <style:style style:name="Dictionary.H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none" fo:border-top="none" fo:border-bottom="0.25pt solid #000000"/>
    </style:style>
    <style:style style:name="Dictionary.F394" style:family="table-cell">
      <style:table-cell-properties fo:padding="0.0201in" fo:border-left="0.25pt solid #000000" fo:border-right="none" fo:border-top="none" fo:border-bottom="0.25pt solid #000000"/>
    </style:style>
    <style:style style:name="Dictionary.J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E395" style:family="table-cell">
      <style:table-cell-properties fo:padding="0.0201in" fo:border-left="0.25pt solid #000000" fo:border-right="none" fo:border-top="none" fo:border-bottom="0.25pt solid #000000"/>
    </style:style>
    <style:style style:name="Dictionary.H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F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E397" style:family="table-cell">
      <style:table-cell-properties fo:padding="0.0201in" fo:border-left="0.25pt solid #000000" fo:border-right="none" fo:border-top="none" fo:border-bottom="0.25pt solid #000000"/>
    </style:style>
    <style:style style:name="Dictionary.H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E399" style:family="table-cell">
      <style:table-cell-properties fo:padding="0.0201in" fo:border-left="0.25pt solid #000000" fo:border-right="none" fo:border-top="none" fo:border-bottom="0.25pt solid #000000"/>
    </style:style>
    <style:style style:name="Dictionary.H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none" fo:border-top="none" fo:border-bottom="0.25pt solid #000000"/>
    </style:style>
    <style:style style:name="Dictionary.I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E401" style:family="table-cell">
      <style:table-cell-properties fo:padding="0.0201in" fo:border-left="0.25pt solid #000000" fo:border-right="none" fo:border-top="none" fo:border-bottom="0.25pt solid #000000"/>
    </style:style>
    <style:style style:name="Dictionary.H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F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E403" style:family="table-cell">
      <style:table-cell-properties fo:padding="0.0201in" fo:border-left="0.25pt solid #000000" fo:border-right="none" fo:border-top="none" fo:border-bottom="0.25pt solid #000000"/>
    </style:style>
    <style:style style:name="Dictionary.H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F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E405" style:family="table-cell">
      <style:table-cell-properties fo:padding="0.0201in" fo:border-left="0.25pt solid #000000" fo:border-right="none" fo:border-top="none" fo:border-bottom="0.25pt solid #000000"/>
    </style:style>
    <style:style style:name="Dictionary.H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F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E407" style:family="table-cell">
      <style:table-cell-properties fo:padding="0.0201in" fo:border-left="0.25pt solid #000000" fo:border-right="none" fo:border-top="none" fo:border-bottom="0.25pt solid #000000"/>
    </style:style>
    <style:style style:name="Dictionary.H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F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E409" style:family="table-cell">
      <style:table-cell-properties fo:padding="0.0201in" fo:border-left="0.25pt solid #000000" fo:border-right="none" fo:border-top="none" fo:border-bottom="0.25pt solid #000000"/>
    </style:style>
    <style:style style:name="Dictionary.H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F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E411" style:family="table-cell">
      <style:table-cell-properties fo:padding="0.0201in" fo:border-left="0.25pt solid #000000" fo:border-right="none" fo:border-top="none" fo:border-bottom="0.25pt solid #000000"/>
    </style:style>
    <style:style style:name="Dictionary.H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F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E413" style:family="table-cell">
      <style:table-cell-properties fo:padding="0.0201in" fo:border-left="0.25pt solid #000000" fo:border-right="none" fo:border-top="none" fo:border-bottom="0.25pt solid #000000"/>
    </style:style>
    <style:style style:name="Dictionary.H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F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E415" style:family="table-cell">
      <style:table-cell-properties fo:padding="0.0201in" fo:border-left="0.25pt solid #000000" fo:border-right="none" fo:border-top="none" fo:border-bottom="0.25pt solid #000000"/>
    </style:style>
    <style:style style:name="Dictionary.H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F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E417" style:family="table-cell">
      <style:table-cell-properties fo:padding="0.0201in" fo:border-left="0.25pt solid #000000" fo:border-right="none" fo:border-top="none" fo:border-bottom="0.25pt solid #000000"/>
    </style:style>
    <style:style style:name="Dictionary.H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F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E419" style:family="table-cell">
      <style:table-cell-properties fo:padding="0.0201in" fo:border-left="0.25pt solid #000000" fo:border-right="none" fo:border-top="none" fo:border-bottom="0.25pt solid #000000"/>
    </style:style>
    <style:style style:name="Dictionary.H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none" fo:border-top="none" fo:border-bottom="0.25pt solid #000000"/>
    </style:style>
    <style:style style:name="Dictionary.F4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1" style:family="table-cell">
      <style:table-cell-properties fo:padding="0.0201in" fo:border-left="0.25pt solid #000000" fo:border-right="none" fo:border-top="none" fo:border-bottom="0.25pt solid #000000"/>
    </style:style>
    <style:style style:name="Dictionary.D421" style:family="table-cell">
      <style:table-cell-properties fo:padding="0.0201in" fo:border-left="0.25pt solid #000000" fo:border-right="none" fo:border-top="none" fo:border-bottom="0.25pt solid #000000"/>
    </style:style>
    <style:style style:name="Dictionary.E421" style:family="table-cell">
      <style:table-cell-properties fo:padding="0.0201in" fo:border-left="0.25pt solid #000000" fo:border-right="none" fo:border-top="none" fo:border-bottom="0.25pt solid #000000"/>
    </style:style>
    <style:style style:name="Dictionary.H4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italic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normal" style:font-size-asian="14pt" style:font-style-asian="normal" style:font-weight-asian="normal" style:font-size-complex="14pt" style:font-style-complex="italic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ru" fo:country="RU" fo:font-style="italic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fo:line-height="150%"/>
      <style:text-properties style:use-window-font-color="true"/>
    </style:style>
    <style:style style:name="P29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ru" fo:country="RU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line-height="150%"/>
    </style:style>
    <style:style style:name="P33" style:family="paragraph" style:parent-style-name="Text_20_body">
      <style:paragraph-properties fo:line-height="150%" fo:text-align="start" style:justify-single-word="false"/>
      <style:text-properties style:use-window-font-color="true" style:font-name="Times New Roman" fo:font-size="14pt" style:font-size-asian="14pt" style:font-size-complex="14pt"/>
    </style:style>
    <style:style style:name="P34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P3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</style:style>
    <style:style style:name="P3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P3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ize-complex="14pt"/>
    </style:style>
    <style:style style:name="P4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Heading_20_2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Heading_20_2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Heading_20_2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1" style:family="paragraph" style:parent-style-name="Heading_20_2">
      <style:paragraph-properties fo:line-height="150%" fo:text-align="start" style:justify-single-word="false"/>
      <style:text-properties style:use-window-font-color="true"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Heading_20_2">
      <style:paragraph-properties fo:line-height="150%" fo:text-align="start" style:justify-single-word="false"/>
      <style:text-properties style:use-window-font-color="true"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text-transform="uppercase" fo:color="#000000" fo:letter-spacing="normal" fo:language="uk" fo:country="UA" fo:font-style="italic" fo:font-weight="normal" style:font-style-asian="italic"/>
    </style:style>
    <style:style style:name="T2" style:family="text">
      <style:text-properties fo:text-transform="uppercase" fo:color="#000000" fo:letter-spacing="normal" fo:language="uk" fo:country="UA" fo:font-style="normal" fo:font-weight="bold" style:font-weight-asian="bold" style:font-style-complex="italic" style:font-weight-complex="bold"/>
    </style:style>
    <style:style style:name="T3" style:family="text">
      <style:text-properties fo:text-transform="uppercase" fo:language="uk" fo:country="UA"/>
    </style:style>
    <style:style style:name="T4" style:family="text">
      <style:text-properties fo:text-transform="uppercase" fo:language="uk" fo:country="UA" fo:font-weight="bold"/>
    </style:style>
    <style:style style:name="T5" style:family="text">
      <style:text-properties fo:text-transform="uppercase" fo:language="uk" fo:country="UA" fo:font-weight="bold" style:font-weight-asian="bold"/>
    </style:style>
    <style:style style:name="T6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7" style:family="text">
      <style:text-properties fo:text-transform="uppercase" fo:language="uk" fo:country="UA" fo:font-weight="bold" style:font-weight-asian="bold" style:font-weight-complex="bold"/>
    </style:style>
    <style:style style:name="T8" style:family="text">
      <style:text-properties fo:text-transform="uppercase" fo:language="uk" fo:country="UA" fo:font-style="normal" fo:font-weight="bold"/>
    </style:style>
    <style:style style:name="T9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10" style:family="text">
      <style:text-properties fo:text-transform="uppercase" fo:language="uk" fo:country="UA" fo:font-style="normal" fo:font-weight="bold" style:font-weight-asian="bold" style:font-weight-complex="bold"/>
    </style:style>
    <style:style style:name="T11" style:family="text">
      <style:text-properties fo:text-transform="uppercase" fo:language="uk" fo:country="UA" fo:font-style="normal" fo:font-weight="bold" style:font-weight-asian="bold" style:font-style-complex="italic" style:font-weight-complex="bold"/>
    </style:style>
    <style:style style:name="T12" style:family="text">
      <style:text-properties fo:text-transform="uppercase" fo:language="uk" fo:country="UA" fo:font-style="normal" style:font-style-asian="normal" style:font-style-complex="italic"/>
    </style:style>
    <style:style style:name="T13" style:family="text">
      <style:text-properties fo:text-transform="uppercase" fo:language="uk" fo:country="UA" fo:font-style="normal" fo:font-weight="normal" style:font-style-asian="italic"/>
    </style:style>
    <style:style style:name="T14" style:family="text">
      <style:text-properties fo:text-transform="uppercase" fo:language="uk" fo:country="UA" style:font-weight-complex="normal"/>
    </style:style>
    <style:style style:name="T15" style:family="text">
      <style:text-properties fo:text-transform="uppercase" fo:language="uk" fo:country="UA" style:font-weight-asian="bold"/>
    </style:style>
    <style:style style:name="T16" style:family="text">
      <style:text-properties fo:text-transform="uppercase" fo:language="uk" fo:country="UA" style:font-weight-asian="bold" style:font-style-complex="italic" style:font-weight-complex="bold"/>
    </style:style>
    <style:style style:name="T17" style:family="text">
      <style:text-properties fo:text-transform="uppercase" fo:language="uk" fo:country="UA" fo:font-style="italic" fo:font-weight="bold" style:font-weight-asian="bold" style:font-style-complex="italic" style:font-weight-complex="bold"/>
    </style:style>
    <style:style style:name="T18" style:family="text">
      <style:text-properties fo:text-transform="uppercase" fo:color="#008000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19" style:family="text">
      <style:text-properties fo:text-transform="uppercase" fo:color="#ff0000" fo:language="uk" fo:country="UA" fo:font-weight="bold" style:font-weight-asian="bold" style:font-style-complex="italic" style:font-weight-complex="bold"/>
    </style:style>
    <style:style style:name="T20" style:family="text">
      <style:text-properties fo:text-transform="uppercase" fo:color="#ff0000" fo:language="uk" fo:country="UA" fo:font-style="italic" fo:font-weight="bold" style:font-weight-asian="bold" style:font-style-complex="italic" style:font-weight-complex="bold"/>
    </style:style>
    <style:style style:name="T21" style:family="text">
      <style:text-properties fo:text-transform="uppercase" fo:color="#ff0000" fo:letter-spacing="normal" fo:language="uk" fo:country="UA" fo:font-style="normal" fo:font-weight="bold" style:font-weight-asian="bold" style:font-style-complex="italic" style:font-weight-complex="bold"/>
    </style:style>
    <style:style style:name="T22" style:family="text">
      <style:text-properties fo:text-transform="uppercase" fo:color="#ff0000" style:font-name="Times New Roman" fo:font-size="14pt" fo:letter-spacing="normal" fo:language="uk" fo:country="UA" fo:font-style="normal" fo:font-weight="bold" style:font-size-asian="14pt" style:font-weight-asian="bold" style:font-size-complex="14pt" style:font-style-complex="italic" style:font-weight-complex="bold"/>
    </style:style>
    <style:style style:name="T23" style:family="text">
      <style:text-properties fo:text-transform="uppercase" fo:letter-spacing="normal" fo:language="uk" fo:country="UA" fo:font-style="italic" fo:font-weight="normal" style:font-style-asian="italic"/>
    </style:style>
    <style:style style:name="T24" style:family="text">
      <style:text-properties fo:text-transform="uppercase" fo:letter-spacing="normal" fo:language="uk" fo:country="UA" fo:font-style="normal" fo:font-weight="bold" style:font-weight-asian="bold" style:font-style-complex="italic" style:font-weight-complex="bold"/>
    </style:style>
    <style:style style:name="T25" style:family="text">
      <style:text-properties fo:text-transform="uppercase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26" style:family="text">
      <style:text-properties fo:text-transform="uppercase" style:font-name="Times New Roman" fo:font-size="14pt" fo:letter-spacing="normal" fo:language="uk" fo:country="UA" fo:font-style="normal" fo:font-weight="bold" style:font-size-asian="14pt" style:font-weight-asian="bold" style:font-size-complex="14pt" style:font-style-complex="italic" style:font-weight-complex="bold"/>
    </style:style>
    <style:style style:name="T27" style:family="text">
      <style:text-properties fo:text-transform="uppercase" style:use-window-font-color="true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28" style:family="text">
      <style:text-properties fo:text-transform="uppercase" style:use-window-font-color="true" style:font-name="Times New Roman" fo:font-size="14pt" fo:letter-spacing="normal" fo:language="uk" fo:country="UA" fo:font-style="normal" fo:font-weight="bold" style:font-size-asian="14pt" style:font-weight-asian="bold" style:font-size-complex="14pt" style:font-style-complex="italic" style:font-weight-complex="bold"/>
    </style:style>
    <style:style style:name="T29" style:family="text">
      <style:text-properties fo:text-transform="uppercase" style:use-window-font-color="true" style:font-name="Times New Roman" fo:font-size="14pt" fo:letter-spacing="normal" fo:language="uk" fo:country="UA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language="uk" fo:country="UA"/>
    </style:style>
    <style:style style:name="T31" style:family="text">
      <style:text-properties fo:language="uk" fo:country="UA" fo:font-style="italic" style:font-style-asian="italic"/>
    </style:style>
    <style:style style:name="T32" style:family="text">
      <style:text-properties fo:language="uk" fo:country="UA" fo:font-style="italic" style:font-style-asian="italic" style:font-style-complex="italic"/>
    </style:style>
    <style:style style:name="T33" style:family="text">
      <style:text-properties fo:language="uk" fo:country="UA" fo:font-style="italic" style:font-style-asian="italic" style:font-weight-complex="bold"/>
    </style:style>
    <style:style style:name="T34" style:family="text">
      <style:text-properties fo:language="uk" fo:country="UA" fo:font-style="italic" fo:font-weight="bold" style:font-style-asian="italic" style:font-weight-asian="bold"/>
    </style:style>
    <style:style style:name="T35" style:family="text">
      <style:text-properties fo:language="uk" fo:country="UA" fo:font-style="italic" fo:font-weight="bold" style:font-style-asian="italic" style:font-weight-asian="bold" style:font-weight-complex="bold"/>
    </style:style>
    <style:style style:name="T36" style:family="text">
      <style:text-properties fo:language="uk" fo:country="UA" fo:font-style="italic" fo:font-weight="bold" style:font-style-asian="italic" style:font-weight-asian="bold" style:font-style-complex="italic"/>
    </style:style>
    <style:style style:name="T37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language="uk" fo:country="UA" fo:font-style="italic" fo:font-weight="bold" style:font-style-asian="italic" style:font-style-complex="italic"/>
    </style:style>
    <style:style style:name="T39" style:family="text">
      <style:text-properties fo:language="uk" fo:country="UA" fo:font-style="italic" fo:font-weight="normal" style:font-style-asian="italic"/>
    </style:style>
    <style:style style:name="T40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42" style:family="text">
      <style:text-properties fo:language="uk" fo:country="UA" style:font-style-complex="italic"/>
    </style:style>
    <style:style style:name="T43" style:family="text">
      <style:text-properties fo:language="uk" fo:country="UA" fo:font-weight="bold"/>
    </style:style>
    <style:style style:name="T44" style:family="text">
      <style:text-properties fo:language="uk" fo:country="UA" fo:font-weight="bold" style:font-weight-asian="bold"/>
    </style:style>
    <style:style style:name="T45" style:family="text">
      <style:text-properties fo:language="uk" fo:country="UA" fo:font-weight="bold" style:font-weight-asian="bold" style:font-style-complex="italic" style:font-weight-complex="bold"/>
    </style:style>
    <style:style style:name="T46" style:family="text">
      <style:text-properties fo:language="uk" fo:country="UA" fo:font-weight="bold" style:font-weight-asian="bold" style:font-weight-complex="bold"/>
    </style:style>
    <style:style style:name="T47" style:family="text">
      <style:text-properties fo:language="uk" fo:country="UA" fo:font-weight="bold" style:font-weight-asian="normal" style:font-weight-complex="normal"/>
    </style:style>
    <style:style style:name="T48" style:family="text">
      <style:text-properties fo:language="uk" fo:country="UA" fo:font-weight="bold" style:font-style-asian="normal" style:font-weight-asian="bold" style:font-style-complex="italic" style:font-weight-complex="bold"/>
    </style:style>
    <style:style style:name="T49" style:family="text">
      <style:text-properties fo:language="uk" fo:country="UA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language="uk" fo:country="UA" fo:font-style="normal"/>
    </style:style>
    <style:style style:name="T51" style:family="text">
      <style:text-properties fo:language="uk" fo:country="UA" fo:font-style="normal" style:font-style-asian="normal" style:font-style-complex="normal"/>
    </style:style>
    <style:style style:name="T52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53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language="uk" fo:country="UA" fo:font-style="normal" fo:font-weight="normal"/>
    </style:style>
    <style:style style:name="T55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language="uk" fo:country="UA" fo:font-style="normal" fo:font-weight="normal" style:font-style-asian="italic"/>
    </style:style>
    <style:style style:name="T57" style:family="text">
      <style:text-properties fo:language="uk" fo:country="UA" fo:font-style="normal" fo:font-weight="normal" style:font-style-asian="italic" style:font-style-complex="italic"/>
    </style:style>
    <style:style style:name="T58" style:family="text">
      <style:text-properties fo:language="uk" fo:country="UA" fo:font-style="normal" fo:font-weight="normal" style:font-style-complex="italic"/>
    </style:style>
    <style:style style:name="T59" style:family="text">
      <style:text-properties fo:language="uk" fo:country="UA" fo:font-style="normal" style:font-style-asian="italic"/>
    </style:style>
    <style:style style:name="T60" style:family="text">
      <style:text-properties fo:language="uk" fo:country="UA" fo:font-weight="normal"/>
    </style:style>
    <style:style style:name="T61" style:family="text">
      <style:text-properties fo:language="uk" fo:country="UA" fo:font-weight="normal" style:font-weight-asian="normal" style:font-weight-complex="normal"/>
    </style:style>
    <style:style style:name="T62" style:family="text">
      <style:text-properties fo:language="uk" fo:country="UA" fo:font-weight="normal" style:font-weight-asian="normal" style:font-style-complex="italic" style:font-weight-complex="normal"/>
    </style:style>
    <style:style style:name="T63" style:family="text">
      <style:text-properties fo:language="uk" fo:country="UA" fo:font-weight="normal" style:font-style-complex="italic"/>
    </style:style>
    <style:style style:name="T64" style:family="text">
      <style:text-properties fo:language="uk" fo:country="UA" style:font-weight-complex="normal"/>
    </style:style>
    <style:style style:name="T65" style:family="text">
      <style:text-properties fo:language="uk" fo:country="UA" style:font-style-asian="italic"/>
    </style:style>
    <style:style style:name="T66" style:family="text">
      <style:text-properties fo:language="uk" fo:country="UA" style:font-style-asian="normal" style:font-weight-asian="normal" style:font-style-complex="normal" style:font-weight-complex="normal" style:text-overline-style="none" style:text-overline-color="font-color"/>
    </style:style>
    <style:style style:name="T67" style:family="text">
      <style:text-properties fo:font-variant="normal" fo:text-transform="none" fo:color="#000000" fo:letter-spacing="normal"/>
    </style:style>
    <style:style style:name="T68" style:family="text">
      <style:text-properties fo:font-variant="normal" fo:text-transform="none" fo:color="#000000" fo:letter-spacing="normal" fo:font-style="normal"/>
    </style:style>
    <style:style style:name="T69" style:family="text">
      <style:text-properties fo:font-variant="normal" fo:text-transform="none" fo:color="#000000" fo:letter-spacing="normal" fo:font-style="normal" fo:font-weight="normal"/>
    </style:style>
    <style:style style:name="T70" style:family="text">
      <style:text-properties fo:font-variant="normal" fo:text-transform="none" fo:color="#000000" fo:letter-spacing="normal" fo:font-style="normal" fo:font-weight="bold"/>
    </style:style>
    <style:style style:name="T7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2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73" style:family="text">
      <style:text-properties fo:font-variant="normal" fo:text-transform="none" fo:color="#000000" fo:letter-spacing="normal" fo:language="uk" fo:country="UA" fo:font-style="normal" fo:font-weight="bold" style:font-weight-asian="bold" style:font-style-complex="italic" style:font-weight-complex="bold"/>
    </style:style>
    <style:style style:name="T74" style:family="text">
      <style:text-properties fo:font-variant="normal" fo:text-transform="none" fo:color="#000000" fo:letter-spacing="normal" fo:language="uk" fo:country="UA" fo:font-style="normal" fo:font-weight="bold" style:font-style-asian="normal" style:font-weight-asian="bold" style:font-style-complex="italic" style:font-weight-complex="bold"/>
    </style:style>
    <style:style style:name="T75" style:family="text">
      <style:text-properties fo:font-variant="normal" fo:text-transform="none" fo:color="#000000" fo:letter-spacing="normal" fo:language="uk" fo:country="UA" fo:font-style="normal" fo:font-weight="normal" style:font-style-complex="italic"/>
    </style:style>
    <style:style style:name="T76" style:family="text">
      <style:text-properties fo:font-variant="normal" fo:text-transform="none" fo:color="#000000" fo:letter-spacing="normal" fo:language="uk" fo:country="UA" fo:font-style="normal" fo:font-weight="normal" style:font-weight-asian="normal" style:font-style-complex="italic" style:font-weight-complex="normal"/>
    </style:style>
    <style:style style:name="T77" style:family="text">
      <style:text-properties fo:font-variant="normal" fo:text-transform="none" fo:color="#000000" fo:letter-spacing="normal" fo:language="uk" fo:country="UA" fo:font-style="normal" fo:font-weight="normal" style:font-style-asian="italic"/>
    </style:style>
    <style:style style:name="T78" style:family="text">
      <style:text-properties fo:font-variant="normal" fo:text-transform="none" fo:color="#000000" fo:letter-spacing="normal" fo:font-style="italic"/>
    </style:style>
    <style:style style:name="T79" style:family="text">
      <style:text-properties fo:font-variant="normal" fo:text-transform="none" fo:color="#000000" fo:letter-spacing="normal" fo:font-style="italic" fo:font-weight="normal"/>
    </style:style>
    <style:style style:name="T80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8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82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83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84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85" style:family="text">
      <style:text-properties fo:font-variant="normal" fo:text-transform="none" fo:color="#008000" fo:letter-spacing="normal" fo:font-style="italic"/>
    </style:style>
    <style:style style:name="T86" style:family="text">
      <style:text-properties fo:font-variant="normal" fo:text-transform="none" fo:color="#008000" fo:letter-spacing="normal" fo:font-style="italic" fo:font-weight="normal"/>
    </style:style>
    <style:style style:name="T87" style:family="text">
      <style:text-properties fo:font-variant="normal" fo:text-transform="none" fo:color="#008000" fo:letter-spacing="normal" fo:font-style="normal" fo:font-weight="normal"/>
    </style:style>
    <style:style style:name="T88" style:family="text">
      <style:text-properties fo:font-variant="normal" fo:text-transform="none" fo:color="#008000" style:font-name="Times New Roman" fo:font-size="14pt" fo:letter-spacing="normal" fo:font-style="italic" fo:font-weight="normal"/>
    </style:style>
    <style:style style:name="T89" style:family="text">
      <style:text-properties fo:font-variant="normal" fo:text-transform="none" fo:color="#008000" style:font-name="Times New Roman" fo:font-size="14pt" fo:letter-spacing="normal" fo:font-style="italic" fo:font-weight="normal" style:font-size-asian="14pt" style:font-size-complex="14pt"/>
    </style:style>
    <style:style style:name="T90" style:family="text">
      <style:text-properties fo:font-variant="normal" fo:text-transform="none" fo:color="#008000" style:font-name="Times New Roman" fo:font-size="14pt" fo:letter-spacing="normal" fo:font-style="italic" fo:font-weight="bold"/>
    </style:style>
    <style:style style:name="T91" style:family="text">
      <style:text-properties fo:font-variant="normal" fo:text-transform="none" fo:color="#008000" style:font-name="Times New Roman" fo:font-size="14pt" fo:letter-spacing="normal" fo:font-style="normal" fo:font-weight="normal"/>
    </style:style>
    <style:style style:name="T92" style:family="text">
      <style:text-properties fo:font-variant="normal" fo:text-transform="none" fo:color="#008000" style:font-name="Times New Roman" fo:font-size="14pt" fo:letter-spacing="normal" fo:font-style="normal" fo:font-weight="normal" style:font-size-asian="14pt" style:font-size-complex="14pt"/>
    </style:style>
    <style:style style:name="T93" style:family="text">
      <style:text-properties fo:font-variant="normal" fo:text-transform="none" fo:color="#008000" style:font-name="Times New Roman" fo:font-size="14pt" fo:letter-spacing="normal" fo:font-style="normal" fo:font-weight="bold"/>
    </style:style>
    <style:style style:name="T94" style:family="text">
      <style:text-properties fo:font-variant="normal" fo:text-transform="none" fo:color="#008000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95" style:family="text">
      <style:text-properties fo:font-variant="normal" fo:text-transform="none" fo:color="#008000" style:font-name="Times New Roman" fo:font-size="14pt" fo:letter-spacing="normal" fo:language="uk" fo:country="UA" fo:font-style="normal" fo:font-weight="bold" style:font-weight-asian="bold" style:font-weight-complex="bold"/>
    </style:style>
    <style:style style:name="T96" style:family="text">
      <style:text-properties fo:font-variant="normal" fo:text-transform="none" fo:color="#1b75bc" style:font-name="Times New Roman" fo:font-size="14pt" fo:letter-spacing="normal" fo:font-style="normal" fo:font-weight="normal" fo:background-color="transparent" style:font-size-asian="14pt" style:font-size-complex="14pt"/>
    </style:style>
    <style:style style:name="T97" style:family="text">
      <style:text-properties fo:font-variant="normal" fo:text-transform="none" fo:color="#1b75bc" style:font-name="Times New Roman" fo:font-size="14pt" fo:letter-spacing="normal" fo:font-style="normal" fo:font-weight="normal" style:font-size-asian="14pt" style:font-size-complex="14pt"/>
    </style:style>
    <style:style style:name="T98" style:family="text">
      <style:text-properties fo:font-variant="normal" fo:text-transform="none" fo:color="#ff0000" fo:letter-spacing="normal" fo:font-style="normal" fo:font-weight="normal"/>
    </style:style>
    <style:style style:name="T99" style:family="text">
      <style:text-properties fo:font-variant="normal" fo:text-transform="none" fo:color="#ff0000" fo:letter-spacing="normal" fo:font-style="normal" fo:font-weight="bold"/>
    </style:style>
    <style:style style:name="T100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101" style:family="text">
      <style:text-properties fo:font-variant="normal" fo:text-transform="none" fo:color="#ff0000" fo:letter-spacing="normal" fo:language="uk" fo:country="UA" fo:font-style="normal" fo:font-weight="bold" style:font-weight-asian="bold" style:font-weight-complex="bold"/>
    </style:style>
    <style:style style:name="T102" style:family="text">
      <style:text-properties fo:font-variant="normal" fo:text-transform="none" fo:color="#ff0000" style:font-name="Times New Roman" fo:font-size="14pt" fo:letter-spacing="normal" fo:font-style="normal" fo:font-weight="normal" style:font-size-asian="14pt" style:font-size-complex="14pt"/>
    </style:style>
    <style:style style:name="T103" style:family="text">
      <style:text-properties fo:font-variant="normal" fo:text-transform="none" fo:letter-spacing="normal"/>
    </style:style>
    <style:style style:name="T104" style:family="text">
      <style:text-properties fo:font-variant="normal" fo:text-transform="none" fo:letter-spacing="normal" fo:font-style="normal"/>
    </style:style>
    <style:style style:name="T105" style:family="text">
      <style:text-properties fo:font-variant="normal" fo:text-transform="none" fo:letter-spacing="normal" fo:font-style="normal" fo:font-weight="bold"/>
    </style:style>
    <style:style style:name="T10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7" style:family="text">
      <style:text-properties fo:font-variant="normal" fo:text-transform="none" fo:letter-spacing="normal" fo:font-style="normal" fo:font-weight="normal"/>
    </style:style>
    <style:style style:name="T108" style:family="text">
      <style:text-properties fo:font-variant="normal" fo:text-transform="none" fo:letter-spacing="normal" fo:language="uk" fo:country="UA" fo:font-style="normal" fo:font-weight="bold" style:font-weight-asian="bold" style:font-weight-complex="bold"/>
    </style:style>
    <style:style style:name="T109" style:family="text">
      <style:text-properties fo:font-variant="normal" fo:text-transform="none" fo:letter-spacing="normal" fo:language="uk" fo:country="UA" fo:font-style="normal" fo:font-weight="bold" style:font-weight-asian="bold" style:font-style-complex="italic" style:font-weight-complex="bold"/>
    </style:style>
    <style:style style:name="T110" style:family="text">
      <style:text-properties fo:font-variant="normal" fo:text-transform="none" fo:letter-spacing="normal" fo:language="uk" fo:country="UA" fo:font-style="normal" fo:font-weight="bold" style:font-style-asian="normal" style:font-weight-asian="bold" style:font-style-complex="italic" style:font-weight-complex="bold"/>
    </style:style>
    <style:style style:name="T111" style:family="text">
      <style:text-properties fo:font-variant="normal" fo:text-transform="none" fo:letter-spacing="normal" fo:language="uk" fo:country="UA" fo:font-style="normal" fo:font-weight="normal" style:font-style-complex="italic"/>
    </style:style>
    <style:style style:name="T112" style:family="text">
      <style:text-properties fo:font-variant="normal" fo:text-transform="none" fo:letter-spacing="normal" fo:language="uk" fo:country="UA" fo:font-style="normal" fo:font-weight="normal" style:font-weight-asian="normal" style:font-style-complex="italic" style:font-weight-complex="normal"/>
    </style:style>
    <style:style style:name="T113" style:family="text">
      <style:text-properties fo:font-variant="normal" fo:text-transform="none" fo:letter-spacing="normal" fo:language="uk" fo:country="UA" fo:font-style="normal" fo:font-weight="normal" style:font-style-asian="italic"/>
    </style:style>
    <style:style style:name="T114" style:family="text">
      <style:text-properties fo:font-variant="normal" fo:text-transform="none" fo:letter-spacing="normal" fo:language="uk" fo:country="UA" fo:font-style="italic" style:font-style-asian="italic"/>
    </style:style>
    <style:style style:name="T115" style:family="text">
      <style:text-properties fo:font-variant="normal" fo:text-transform="none" fo:letter-spacing="normal" fo:font-style="italic"/>
    </style:style>
    <style:style style:name="T116" style:family="text">
      <style:text-properties fo:font-variant="normal" fo:text-transform="none" fo:letter-spacing="normal" fo:font-style="italic" fo:font-weight="normal"/>
    </style:style>
    <style:style style:name="T117" style:family="text">
      <style:text-properties fo:font-variant="normal" fo:text-transform="none" style:font-name="Times New Roman" fo:font-size="14pt" fo:letter-spacing="normal" fo:font-style="normal" fo:font-weight="bold"/>
    </style:style>
    <style:style style:name="T1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19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20" style:family="text">
      <style:text-properties fo:font-variant="normal" fo:text-transform="none" style:font-name="Times New Roman" fo:font-size="14pt" fo:letter-spacing="normal" fo:font-style="italic" fo:font-weight="normal"/>
    </style:style>
    <style:style style:name="T121" style:family="text">
      <style:text-properties fo:font-variant="normal" fo:text-transform="none" style:font-name="Times New Roman" fo:font-size="14pt" fo:letter-spacing="normal" fo:font-style="italic" fo:font-weight="normal" style:font-size-asian="14pt" style:font-size-complex="14pt"/>
    </style:style>
    <style:style style:name="T122" style:family="text">
      <style:text-properties fo:font-variant="normal" fo:text-transform="none" style:font-name="Times New Roman" fo:font-size="14pt" fo:letter-spacing="normal" fo:font-style="italic" fo:font-weight="bold"/>
    </style:style>
    <style:style style:name="T123" style:family="text">
      <style:text-properties fo:font-variant="normal" fo:text-transform="none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124" style:family="text">
      <style:text-properties fo:font-variant="normal" fo:text-transform="none" style:font-name="Times New Roman" fo:font-size="14pt" fo:letter-spacing="normal" fo:language="uk" fo:country="UA" fo:font-style="normal" fo:font-weight="bold" style:font-weight-asian="bold" style:font-weight-complex="bold"/>
    </style:style>
    <style:style style:name="T125" style:family="text">
      <style:text-properties fo:font-variant="normal" fo:text-transform="none" style:use-window-font-color="true" style:font-name="Times New Roman" fo:font-size="14pt" fo:letter-spacing="normal" fo:font-style="normal" fo:font-weight="bold"/>
    </style:style>
    <style:style style:name="T126" style:family="text">
      <style:text-properties fo:font-variant="normal" fo:text-transform="none" style:use-window-font-color="true" style:font-name="Times New Roman" fo:font-size="14pt" fo:letter-spacing="normal" fo:font-style="normal" fo:font-weight="normal"/>
    </style:style>
    <style:style style:name="T127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128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9" style:family="text">
      <style:text-properties fo:font-variant="normal" fo:text-transform="none" style:use-window-font-color="true" style:font-name="Times New Roman" fo:font-size="14pt" fo:letter-spacing="normal" fo:font-style="italic" fo:font-weight="normal"/>
    </style:style>
    <style:style style:name="T130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131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2" style:family="text">
      <style:text-properties fo:font-variant="normal" fo:text-transform="none" style:use-window-font-color="true" style:font-name="Times New Roman" fo:font-size="14pt" fo:letter-spacing="normal" fo:font-style="italic" fo:font-weight="bold"/>
    </style:style>
    <style:style style:name="T133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weight-asian="bold" style:font-style-complex="italic" style:font-weight-complex="bold"/>
    </style:style>
    <style:style style:name="T134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weight-asian="bold" style:font-weight-complex="bold"/>
    </style:style>
    <style:style style:name="T135" style:family="text">
      <style:text-properties fo:font-weight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style-complex="italic" style:font-weight-complex="bold"/>
    </style:style>
    <style:style style:name="T138" style:family="text">
      <style:text-properties fo:color="#008000"/>
    </style:style>
    <style:style style:name="T139" style:family="text">
      <style:text-properties fo:color="#008000" fo:font-style="italic"/>
    </style:style>
    <style:style style:name="T140" style:family="text">
      <style:text-properties fo:color="#008000" fo:font-style="italic" fo:font-weight="normal"/>
    </style:style>
    <style:style style:name="T141" style:family="text">
      <style:text-properties fo:language="en" fo:country="US"/>
    </style:style>
    <style:style style:name="T142" style:family="text">
      <style:text-properties fo:language="en" fo:country="US" fo:font-weight="bold" style:font-weight-asian="bold" style:font-weight-complex="bold"/>
    </style:style>
    <style:style style:name="T143" style:family="text">
      <style:text-properties fo:language="en" fo:country="US" fo:font-weight="normal"/>
    </style:style>
    <style:style style:name="T144" style:family="text">
      <style:text-properties fo:language="en" fo:country="US" fo:font-weight="normal" style:font-weight-asian="normal" style:font-weight-complex="normal"/>
    </style:style>
    <style:style style:name="T145" style:family="text">
      <style:text-properties fo:language="en" fo:country="US" fo:font-style="normal"/>
    </style:style>
    <style:style style:name="T14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47" style:family="text">
      <style:text-properties fo:language="en" fo:country="US" fo:font-style="normal" fo:font-weight="normal"/>
    </style:style>
    <style:style style:name="T14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9" style:family="text">
      <style:text-properties fo:language="en" fo:country="US" fo:font-style="normal" fo:font-weight="normal" style:font-style-asian="italic"/>
    </style:style>
    <style:style style:name="T150" style:family="text">
      <style:text-properties fo:language="en" fo:country="US" fo:font-style="normal" style:font-style-asian="normal" style:font-style-complex="normal"/>
    </style:style>
    <style:style style:name="T151" style:family="text">
      <style:text-properties fo:color="#ff0000"/>
    </style:style>
    <style:style style:name="T152" style:family="text">
      <style:text-properties fo:color="#ff0000" fo:font-weight="bold"/>
    </style:style>
    <style:style style:name="T153" style:family="text">
      <style:text-properties fo:color="#ff0000" fo:language="uk" fo:country="UA" fo:font-weight="bold" style:font-weight-asian="normal" style:font-weight-complex="normal"/>
    </style:style>
    <style:style style:name="T154" style:family="text">
      <style:text-properties fo:color="#ff0000" fo:language="uk" fo:country="UA" fo:font-weight="bold" style:font-weight-asian="bold" style:font-weight-complex="bold"/>
    </style:style>
    <style:style style:name="T155" style:family="text">
      <style:text-properties fo:color="#ff0000" fo:language="uk" fo:country="UA" fo:font-style="italic" fo:font-weight="bold" style:font-style-asian="italic" style:font-style-complex="italic"/>
    </style:style>
    <style:style style:name="T156" style:family="text">
      <style:text-properties fo:color="#ff0000" fo:language="uk" fo:country="UA" fo:font-style="italic" fo:font-weight="bold" style:font-style-asian="italic" style:font-weight-asian="bold" style:font-weight-complex="bold"/>
    </style:style>
    <style:style style:name="T157" style:family="text">
      <style:text-properties fo:color="#ff0000" fo:language="uk" fo:country="UA" fo:font-style="italic" fo:font-weight="bold" style:font-style-asian="italic" style:font-weight-asian="bold" style:font-style-complex="italic" style:font-weight-complex="bold"/>
    </style:style>
    <style:style style:name="T158" style:family="text">
      <style:text-properties fo:font-weight="normal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style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fo:font-weight="normal"/>
    </style:style>
    <style:style style:name="T163" style:family="text">
      <style:text-properties fo:language="ru" fo:country="RU"/>
    </style:style>
    <style:style style:name="T164" style:family="text">
      <style:text-properties fo:language="ru" fo:country="RU" fo:font-style="italic" style:font-style-asian="italic"/>
    </style:style>
    <style:style style:name="T165" style:family="text">
      <style:text-properties fo:language="ru" fo:country="RU" fo:font-style="italic" style:font-style-asian="italic" style:font-style-complex="italic"/>
    </style:style>
    <style:style style:name="T166" style:family="text">
      <style:text-properties fo:language="ru" fo:country="RU" fo:font-style="italic" fo:font-weight="bold" style:font-style-asian="italic" style:font-weight-asian="bold" style:font-style-complex="italic"/>
    </style:style>
    <style:style style:name="T167" style:family="text">
      <style:text-properties fo:language="ru" fo:country="RU" style:font-style-complex="italic"/>
    </style:style>
    <style:style style:name="T168" style:family="text">
      <style:text-properties fo:language="ru" fo:country="RU" fo:font-weight="bold" style:font-weight-asian="bold" style:font-style-complex="italic" style:font-weight-complex="bold"/>
    </style:style>
    <style:style style:name="T169" style:family="text">
      <style:text-properties fo:language="ru" fo:country="RU" fo:font-style="normal"/>
    </style:style>
    <style:style style:name="T170" style:family="text">
      <style:text-properties fo:language="ru" fo:country="RU" fo:font-style="normal" fo:font-weight="normal"/>
    </style:style>
    <style:style style:name="T171" style:family="text">
      <style:text-properties fo:language="ru" fo:country="RU" fo:font-style="normal" fo:font-weight="normal" style:font-style-asian="italic"/>
    </style:style>
    <style:style style:name="T172" style:family="text">
      <style:text-properties fo:language="ru" fo:country="RU" fo:font-style="normal" style:font-style-asian="italic" style:font-style-complex="italic"/>
    </style:style>
    <style:style style:name="T173" style:family="text">
      <style:text-properties fo:language="ru" fo:country="RU"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174" style:family="text">
      <style:text-properties fo:language="ru" fo:country="RU" fo:font-weight="normal"/>
    </style:style>
    <style:style style:name="T175" style:family="text">
      <style:text-properties style:font-weight-asian="bold" style:font-weight-complex="bold"/>
    </style:style>
    <style:style style:name="T176" style:family="text">
      <style:text-properties style:font-weight-asian="normal"/>
    </style:style>
    <style:style style:name="T177" style:family="text">
      <style:text-properties style:font-weight-asian="normal" style:font-weight-complex="normal"/>
    </style:style>
    <style:style style:name="T178" style:family="text">
      <style:text-properties fo:font-style="normal"/>
    </style:style>
    <style:style style:name="T179" style:family="text">
      <style:text-properties fo:font-style="normal" fo:font-weight="normal"/>
    </style:style>
    <style:style style:name="T180" style:family="text">
      <style:text-properties fo:font-style="normal" fo:font-weight="normal" style:font-style-asian="italic" style:font-style-complex="italic"/>
    </style:style>
    <style:style style:name="T181" style:family="text">
      <style:text-properties style:font-name="Times New Roman"/>
    </style:style>
    <style:style style:name="T182" style:family="text">
      <style:text-properties style:font-name="Times New Roman" fo:font-size="14pt" style:font-size-asian="14pt" style:font-size-complex="14pt"/>
    </style:style>
    <style:style style:name="T183" style:family="text">
      <style:text-properties fo:font-size="14pt"/>
    </style:style>
    <style:style style:name="T184" style:family="text">
      <style:text-properties fo:font-size="14pt" fo:language="uk" fo:country="UA" style:font-size-asian="14pt" style:font-size-complex="14pt"/>
    </style:style>
    <style:style style:name="T185" style:family="text">
      <style:text-properties style:use-window-font-color="true"/>
    </style:style>
    <style:style style:name="T186" style:family="text">
      <style:text-properties style:use-window-font-color="true" style:font-name="Times New Roman" fo:font-size="14pt" style:font-size-asian="14pt" style:font-size-complex="14pt"/>
    </style:style>
    <style:style style:name="T187" style:family="text">
      <style:text-properties style:font-size-asian="14pt"/>
    </style:style>
    <style:style style:name="T188" style:family="text">
      <style:text-properties style:font-style-asian="normal"/>
    </style:style>
    <style:style style:name="T189" style:family="text">
      <style:text-properties style:font-size-complex="14pt"/>
    </style:style>
    <style:style style:name="T190" style:family="text">
      <style:text-properties style:font-style-complex="normal"/>
    </style:style>
    <style:style style:name="T191" style:family="text">
      <style:text-properties style:font-weight-complex="normal"/>
    </style:style>
    <style:style style:name="T192" style:family="text">
      <style:text-properties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column table:style-name="Dictionary.J"/>
        <table:table-row>
          <table:table-cell table:style-name="Dictionary.A1" table:number-rows-spanned="2" office:value-type="string">
            <text:p text:style-name="P4">1</text:p>
          </table:table-cell>
          <table:table-cell table:style-name="Dictionary.B1" table:number-columns-spanned="3" office:value-type="string">
            <text:p text:style-name="P5"><text:span text:style-name="T30">БАСАМА</text:span><text:span text:style-name="T30"></text:span><text:span text:style-name="T30">НИТИ</text:span></text:p>
            <text:p text:style-name="P7"><text:span text:style-name="T51">-ню, -ниш,</text:span><text:span text:style-name="T30"> дієсл., недок., перех., інд.-авт.</text:span></text:p>
          </table:table-cell>
          <table:covered-table-cell/>
          <table:covered-table-cell/>
          <table:table-cell table:style-name="Dictionary.E1" table:number-columns-spanned="3" office:value-type="string">
            <text:p text:style-name="P9"><text:span text:style-name="T147">утворене суфіксальним способом, похідне від слова</text:span><text:span text:style-name="T54"> </text:span><text:span text:style-name="T43">басаман</text:span></text:p>
          </table:table-cell>
          <table:covered-table-cell/>
          <table:covered-table-cell/>
          <table:table-cell table:style-name="Dictionary.H1" table:number-columns-spanned="3" office:value-type="string">
            <text:p text:style-name="P13">Гойдається вечора зламана віть,</text:p>
            <text:p text:style-name="P13">і синню тяжкою в осінній пожежі</text:p>
            <text:p text:style-name="P8"><text:span text:style-name="T30">мій дух </text:span><text:span text:style-name="T46">басаманить</text:span><text:span text:style-name="T30">. </text:span><text:span text:style-name="T51">(П‑1, 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9" office:value-type="string">
            <text:p text:style-name="P33"><text:span text:style-name="T105">басам</text:span><text:span text:style-name="T105">а</text:span><text:span text:style-name="T108"></text:span><text:span text:style-name="T105">н</text:span></text:p>
            <text:p text:style-name="P33"><text:span text:style-name="T107">-у, </text:span><text:span text:style-name="T116">ч.</text:span><text:span text:style-name="T107">, </text:span><text:span text:style-name="T116">розм.</text:span></text:p>
            <text:p text:style-name="P34">Смуга на тілі від удару. || Смуга на тканині і т. і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</text:p>
          </table:table-cell>
          <table:table-cell table:style-name="Dictionary.B3" table:number-columns-spanned="3" office:value-type="string">
            <text:p text:style-name="P29">БІЛЬ-ЖАДА</text:p>
            <text:p text:style-name="P10"><text:span text:style-name="T50">-и</text:span><text:span text:style-name="T10"></text:span><text:span text:style-name="T50">,</text:span><text:span text:style-name="T31"> ім., ж., інд.-авт.</text:span></text:p>
          </table:table-cell>
          <table:covered-table-cell/>
          <table:covered-table-cell/>
          <table:table-cell table:style-name="Dictionary.E3" table:number-columns-spanned="3" office:value-type="string">
            <text:p text:style-name="P10"><text:span text:style-name="T145">утворене способом словоскладання, похідне від слів:</text:span><text:span text:style-name="T42"> </text:span><text:span text:style-name="T45">бі</text:span><text:span text:style-name="T6"></text:span><text:span text:style-name="T45">ль</text:span><text:span text:style-name="T42"> і </text:span><text:span text:style-name="T45">жада</text:span><text:span text:style-name="T6"></text:span></text:p>
          </table:table-cell>
          <table:covered-table-cell/>
          <table:covered-table-cell/>
          <table:table-cell table:style-name="Dictionary.H3" table:number-columns-spanned="3" office:value-type="string">
            <text:p text:style-name="P10"><text:span text:style-name="T114">Рі</text:span><text:span text:style-name="T23"></text:span><text:span text:style-name="T31">чки тепла ковбаня,</text:span></text:p>
            <text:p text:style-name="P14">літеплена вода.</text:p>
            <text:p text:style-name="P14">Ось тобі, сну – смеркання,</text:p>
            <text:p text:style-name="P10"><text:span text:style-name="T31">спогад твій – </text:span><text:span text:style-name="T34">біль-жада</text:span><text:span text:style-name="T31">.</text:span><text:span text:style-name="T30"> (П‑2, 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4" office:value-type="string">
            <text:h text:style-name="P48" text:outline-level="2">біль</text:h>
            <text:p text:style-name="P35"><text:span text:style-name="T125">I </text:span><text:span text:style-name="T126">болю, </text:span><text:span text:style-name="T129">ч.</text:span></text:p>
            <text:p text:style-name="P37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</table:table-cell>
          <table:covered-table-cell/>
          <table:covered-table-cell/>
          <table:covered-table-cell/>
          <table:table-cell table:style-name="Dictionary.F4" table:number-columns-spanned="5" office:value-type="string">
            <text:h text:style-name="P51" text:outline-level="2"><text:span text:style-name="T105">жаг</text:span><text:span text:style-name="T105">а</text:span><text:span text:style-name="T108"></text:span><text:span text:style-name="T105"> (жада</text:span><text:span text:style-name="T108"></text:span><text:span text:style-name="T105">)</text:span></text:h>
            <text:p text:style-name="P35"><text:span text:style-name="T126">-и, </text:span><text:span text:style-name="T129">ч.</text:span></text:p>
            <text:p text:style-name="P37">1) Велике бажання пити; спрага.</text:p>
            <text:p text:style-name="P39"><text:span text:style-name="T158">2) </text:span><text:span text:style-name="T162">перен.</text:span><text:span text:style-name="T158"> Велике, нестримне бажання чого-небудь. || </text:span><text:span text:style-name="T162">до чого</text:span><text:span text:style-name="T158">, </text:span><text:span text:style-name="T162">чого</text:span><text:span text:style-name="T158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</text:p>
          </table:table-cell>
          <table:table-cell table:style-name="Dictionary.B5" table:number-columns-spanned="3" office:value-type="string">
            <text:p text:style-name="P29">Біль-самотА</text:p>
            <text:p text:style-name="P10"><text:span text:style-name="T30">-и</text:span><text:span text:style-name="T5"></text:span><text:span text:style-name="T30">, </text:span><text:span text:style-name="T31">ім., ж., інд.-авт.</text:span></text:p>
          </table:table-cell>
          <table:covered-table-cell/>
          <table:covered-table-cell/>
          <table:table-cell table:style-name="Dictionary.E5" table:number-columns-spanned="3" office:value-type="string">
            <text:p text:style-name="P23"><text:span text:style-name="T141">утворене способом словоскладання, похідне від слів:</text:span><text:span text:style-name="T141"> </text:span><text:span text:style-name="T142">бі</text:span><text:span text:style-name="T7"></text:span><text:span text:style-name="T142">ль</text:span><text:span text:style-name="T141"> і </text:span><text:span text:style-name="T142">самота</text:span><text:span text:style-name="T7"></text:span></text:p>
          </table:table-cell>
          <table:covered-table-cell/>
          <table:covered-table-cell/>
          <table:table-cell table:style-name="Dictionary.H5" table:number-columns-spanned="3" office:value-type="string">
            <text:p text:style-name="P14">…і вже ти, як цятка, і вже над пітьмою</text:p>
            <text:p text:style-name="P10"><text:span text:style-name="T31">спалахуєш зойками </text:span><text:span text:style-name="T34">біль-самоти</text:span><text:span text:style-name="T31">.</text:span><text:span text:style-name="T30"> (П‑2, 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4" office:value-type="string">
            <text:p text:style-name="P23"><text:span text:style-name="T142">бі</text:span><text:span text:style-name="T7"></text:span><text:span text:style-name="T142">ль </text:span><text:span text:style-name="T144">(див. 2)</text:span></text:p>
          </table:table-cell>
          <table:covered-table-cell/>
          <table:covered-table-cell/>
          <table:covered-table-cell/>
          <table:table-cell table:style-name="Dictionary.F6" table:number-columns-spanned="5" office:value-type="string">
            <text:h text:style-name="P49" text:outline-level="2"><text:span text:style-name="T135">самот</text:span><text:span text:style-name="T135">а</text:span><text:span text:style-name="T46"></text:span></text:h>
            <text:p text:style-name="P35"><text:soft-page-break/><text:span text:style-name="T126">-и, </text:span><text:span text:style-name="T129">ж.</text:span></text:p>
            <text:p text:style-name="P36"><text:span text:style-name="T128">1) Стан за знач. самітний, самотній; самотність. || Гостре відчуття відокремленості, ізольованості від кого-, чого-небудь.</text:span></text:p>
            <text:p text:style-name="P40"><text:span text:style-name="T107">2) </text:span><text:span text:style-name="T116">у знач.</text:span><text:span text:style-name="T107"> </text:span><text:span text:style-name="T116">присл.</text:span><text:span text:style-name="T107"> самот</text:span><text:span text:style-name="T107">о</text:span><text:span text:style-name="T107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</text:p>
          </table:table-cell>
          <table:table-cell table:style-name="Dictionary.B7" table:number-columns-spanned="3" office:value-type="string">
            <text:p text:style-name="P29">Вичамрілий</text:p>
            <text:p text:style-name="P10"><text:span text:style-name="T30">-а, -е, </text:span><text:span text:style-name="T32">дієпр. пас. мин. ч., інд.-авт.</text:span></text:p>
          </table:table-cell>
          <table:covered-table-cell/>
          <table:covered-table-cell/>
          <table:table-cell table:style-name="Dictionary.E7" table:number-columns-spanned="3" office:value-type="string">
            <text:p text:style-name="P10"><text:span text:style-name="T56">утворене суфіксальним способом, похідне від слова </text:span><text:span text:style-name="T46">ви</text:span><text:span text:style-name="T6"></text:span><text:span text:style-name="T46">чамріти </text:span></text:p>
          </table:table-cell>
          <table:covered-table-cell/>
          <table:covered-table-cell/>
          <table:table-cell table:style-name="Dictionary.H7" table:number-columns-spanned="3" office:value-type="string">
            <text:p text:style-name="P14">…оце Дніпро, це жайвірна – Софія,</text:p>
            <text:p text:style-name="P10"><text:span text:style-name="T31">а це Ярила </text:span><text:span text:style-name="T34">вичамрілий</text:span><text:span text:style-name="T31"> яр.</text:span><text:span text:style-name="T30"> 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9" office:value-type="string">
            <text:p text:style-name="P10"><text:span text:style-name="T46">ви</text:span><text:span text:style-name="T6"></text:span><text:span text:style-name="T46">чамріти </text:span><text:span text:style-name="T61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</text:p>
          </table:table-cell>
          <table:table-cell table:style-name="Dictionary.B9" table:number-columns-spanned="3" office:value-type="string">
            <text:p text:style-name="P29">ВІДТонкоголóсити</text:p>
            <text:p text:style-name="P10"><text:span text:style-name="T31">-шу, -сиш, дієсл., </text:span><text:span text:style-name="T32">недок., перех., інд.-авт.</text:span></text:p>
          </table:table-cell>
          <table:covered-table-cell/>
          <table:covered-table-cell/>
          <table:table-cell table:style-name="Dictionary.E9" table:number-columns-spanned="3" office:value-type="string">
            <text:p text:style-name="P26"><text:span text:style-name="T172">утворене способом зрощення і префіксальним, похідне від слів:</text:span><text:span text:style-name="T30"> </text:span><text:span text:style-name="T46">тóнко</text:span><text:span text:style-name="T30"> і </text:span><text:span text:style-name="T46">голóсити</text:span></text:p>
          </table:table-cell>
          <table:covered-table-cell/>
          <table:covered-table-cell/>
          <table:table-cell table:style-name="Dictionary.H9" table:number-columns-spanned="3" office:value-type="string">
            <text:p text:style-name="P15">Нехай-но і помру - </text:p>
            <text:p text:style-name="P10"><text:span text:style-name="T32">та він за мене </text:span><text:span text:style-name="T36">відтонкоголосить</text:span></text:p>
            <text:p text:style-name="P10"><text:span text:style-name="T32">три тисячі пропащих вечорів… </text:span><text:span text:style-name="T50">(П‑1, 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4" office:value-type="string">
            <text:h text:style-name="P49" text:outline-level="2"><text:span text:style-name="T135">т</text:span><text:span text:style-name="T135">о</text:span><text:span text:style-name="T46"></text:span><text:span text:style-name="T135">нко</text:span></text:h>
            <text:p text:style-name="P36"><text:span text:style-name="T128">Присл. до тонкий.</text:span></text:p>
          </table:table-cell>
          <table:covered-table-cell/>
          <table:covered-table-cell/>
          <table:covered-table-cell/>
          <table:table-cell table:style-name="Dictionary.F10" table:number-columns-spanned="5" office:value-type="string">
            <text:h text:style-name="P49" text:outline-level="2"><text:span text:style-name="T135">голос</text:span><text:span text:style-name="T135">и</text:span><text:span text:style-name="T46"></text:span><text:span text:style-name="T135">ти</text:span></text:h>
            <text:p text:style-name="P35"><text:span text:style-name="T125">I </text:span><text:span text:style-name="T126">-ошу, -осиш, </text:span><text:span text:style-name="T129">недок.</text:span></text:p>
            <text:p text:style-name="P37">1) Голосно плакати.</text:p>
            <text:p text:style-name="P40"><text:span text:style-name="T107">3) Кричати, вигукувати що-небудь. </text:span><text:span text:style-name="T116">Ґвалтом голосити</text:span><text:span text:style-name="T10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</text:p>
          </table:table-cell>
          <table:table-cell table:style-name="Dictionary.B11" table:number-columns-spanned="3" office:value-type="string">
            <text:p text:style-name="P10"><text:span text:style-name="T5">ВсебезО</text:span><text:span text:style-name="T6"></text:span><text:span text:style-name="T5">дня</text:span></text:p>
            <text:p text:style-name="P10"><text:span text:style-name="T30">-і, </text:span><text:span text:style-name="T31">ім., ж., інд.-авт.</text:span></text:p>
          </table:table-cell>
          <table:covered-table-cell/>
          <table:covered-table-cell/>
          <table:table-cell table:style-name="Dictionary.E11" table:number-columns-spanned="3" office:value-type="string">
            <text:p text:style-name="P10"><text:span text:style-name="T149">утворене способом основословосклада</text:span><text:soft-page-break/><text:span text:style-name="T149">ння, похідне від слів:</text:span> <text:span text:style-name="T136">все</text:span><text:span text:style-name="T159"> і</text:span><text:span text:style-name="T136"> безо</text:span><text:span text:style-name="T6"></text:span><text:span text:style-name="T136">дня</text:span></text:p>
          </table:table-cell>
          <table:covered-table-cell/>
          <table:covered-table-cell/>
          <table:table-cell table:style-name="Dictionary.H11" table:number-columns-spanned="3" office:value-type="string">
            <text:p text:style-name="P14">Земля посовгнулась. Пливе</text:p>
            <text:p text:style-name="P10"><text:span text:style-name="T31">розщілиною </text:span><text:span text:style-name="T34">всебезодні</text:span><text:span text:style-name="T30">. </text:span><text:soft-page-break/><text:span text:style-name="T30">(П‑1, 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4" office:value-type="string">
            <text:h text:style-name="P48" text:outline-level="2">весь (все)</text:h>
            <text:p text:style-name="P35"><text:span text:style-name="T125">I </text:span><text:span text:style-name="T126">(ввесь, увесь), всього (усього), </text:span><text:span text:style-name="T129">ч.</text:span><text:span text:style-name="T126">, вся (уся), всієї (усієї), </text:span><text:span text:style-name="T129">ж.</text:span><text:span text:style-name="T126">, все (усе), всього (усього), </text:span><text:span text:style-name="T129">с.</text:span><text:span text:style-name="T126">, </text:span><text:span text:style-name="T129">займ.</text:span><text:span text:style-name="T126"> </text:span><text:span text:style-name="T129">означ.</text:span><text:span text:style-name="T126">,</text:span></text:p>
            <text:p text:style-name="P37">1) Означає щось як ціле, неподільне, взяте повністю. || Означає цілковите охоплення чим-небудь якоїсь особи, предмета, явища. || всі, всіх, <text:span text:style-name="T160">мн.</text:span> Означає цілковите охоплення окремих однорідних осіб, предметів, явищ – кожного у нерозривному зв'язку з іншим. || <text:span text:style-name="T160">у сполуч.</text:span> <text:span text:style-name="T160">з </text:span><text:span text:style-name="T160">абстр.</text:span> <text:span text:style-name="T160">ім.</text:span> Означає вищий ступінь виявлення якості, стану і т. ін.</text:p>
            <text:p text:style-name="P37">2) <text:span text:style-name="T160">у знач.</text:span> <text:span text:style-name="T160">ім.</text:span> все, всього, <text:span text:style-name="T160">с.</text:span> Вичерпне охоплення, сукупність предметів, явищ, дій, понять; те, що є, без винятку. || всі, всіх, <text:span text:style-name="T160">мн.</text:span> У повному складі, без винятку. || все, <text:span text:style-name="T160">мн.</text:span> всі. Уживається як узагальнююче слово в переліку.</text:p>
            <text:p text:style-name="P37">3) <text:span text:style-name="T160">при </text:span><text:span text:style-name="T160">ім.</text:span> <text:span text:style-name="T160">з </text:span><text:span text:style-name="T160">прийм.</text:span> з (зо), на. Утворює сполуки способу дії, що означають повноту, посилений перебіг дії.</text:p>
          </table:table-cell>
          <table:covered-table-cell/>
          <table:covered-table-cell/>
          <table:covered-table-cell/>
          <table:table-cell table:style-name="Dictionary.F12" table:number-columns-spanned="5" office:value-type="string">
            <text:h text:style-name="P49" text:outline-level="2"><text:span text:style-name="T135">без</text:span><text:span text:style-name="T135">о</text:span><text:span text:style-name="T46"></text:span><text:span text:style-name="T135">дня</text:span></text:h>
            <text:p text:style-name="P35"><text:span text:style-name="T126">-і, </text:span><text:span text:style-name="T129">ж.</text:span></text:p>
            <text:p text:style-name="P37">1) Глибоке провалля; прірва.</text:p>
            <text:p text:style-name="P37">2) <text:span text:style-name="T160">чого</text:span>, <text:span text:style-name="T160">перен.</text:span> Про дуже велику кількість, найвищий ступінь вияву чого-небудь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4">7</text:p>
          </table:table-cell>
          <table:table-cell table:style-name="Dictionary.B13" table:number-columns-spanned="3" office:value-type="string">
            <text:p text:style-name="P10"><text:span text:style-name="T5">ВсебЕ</text:span><text:span text:style-name="T6"></text:span><text:span text:style-name="T5">зрух</text:span>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13" table:number-columns-spanned="3" office:value-type="string">
            <text:p text:style-name="P10"><text:span text:style-name="T149">утворене способом основоскладання, похідне від слів:</text:span> <text:span text:style-name="T136">все</text:span><text:span text:style-name="T159">,</text:span><text:span text:style-name="T136"> без </text:span><text:span text:style-name="T159">і</text:span><text:span text:style-name="T136"> рух</text:span></text:p>
          </table:table-cell>
          <table:covered-table-cell/>
          <table:covered-table-cell/>
          <table:table-cell table:style-name="Dictionary.H13" table:number-columns-spanned="3" office:value-type="string">
            <text:p text:style-name="P14">У штольнях ночей вертикальних</text:p>
            <text:p text:style-name="P14">іде схарапуджене дляння</text:p>
            <text:p text:style-name="P10"><text:span text:style-name="T34">всебезруху</text:span><text:span text:style-name="T31">…</text:span><text:span text:style-name="T30"> 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3" office:value-type="string">
            <text:p text:style-name="P6">все <text:span text:style-name="T158">(див. 6)</text:span></text:p>
          </table:table-cell>
          <table:covered-table-cell/>
          <table:covered-table-cell/>
          <table:table-cell table:style-name="Dictionary.E14" table:number-columns-spanned="4" office:value-type="string">
            <text:h text:style-name="P48" text:outline-level="2">без</text:h>
            <text:p text:style-name="P35"><text:span text:style-name="T125">I </text:span><text:span text:style-name="T129">прийм.</text:span><text:span text:style-name="T126">, </text:span><text:span text:style-name="T129">з род. в.</text:span></text:p>
            <text:p text:style-name="P42"><text:span text:style-name="T104">1) Вказує на відсутність кого-, чого-небудь. || </text:span><text:span text:style-name="T115">у сполуч.</text:span><text:span text:style-name="T104"> </text:span><text:span text:style-name="T115">з </text:span><text:span text:style-name="T115">ім.</text:span><text:span text:style-name="T104"> </text:span><text:span text:style-name="T115">у </text:span><text:span text:style-name="T115">род. в.</text:span><text:span text:style-name="T104">Уживається як означення (предмета або особи). || </text:span><text:span text:style-name="T115">у сполуч.</text:span><text:span text:style-name="T104"> </text:span><text:span text:style-name="T115">з деякими</text:span><text:span text:style-name="T115">ім.</text:span><text:span text:style-name="T104"> Уживається у значенні прислівника від відповідного іменника з префіксом без або не. || </text:span><text:span text:style-name="T115">у сполуч.</text:span><text:span text:style-name="T104"> </text:span><text:span text:style-name="T115">з </text:span><text:span text:style-name="T115">абстр.</text:span><text:span text:style-name="T104"> </text:span><text:span text:style-name="T115">ім.</text:span><text:span text:style-name="T104"> </text:span><text:span text:style-name="T115">перев.</text:span><text:span text:style-name="T104"> </text:span><text:span text:style-name="T115">із </text:span><text:span text:style-name="T115">знач.</text:span><text:span text:style-name="T104"> </text:span><text:span text:style-name="T115">дії або стану</text:span><text:span text:style-name="T104">. Передає заперечення дії.</text:span></text:p>
          </table:table-cell>
          <table:covered-table-cell/>
          <table:covered-table-cell/>
          <table:covered-table-cell/>
          <table:table-cell table:style-name="Dictionary.I14" table:number-columns-spanned="2" office:value-type="string">
            <text:h text:style-name="P48" text:outline-level="2">рух</text:h>
            <text:p text:style-name="P35"><text:span text:style-name="T126">-у, </text:span><text:span text:style-name="T129">ч.</text:span></text:p>
            <text:p text:style-name="P37">1) <text:span text:style-name="T160">філос.</text:span> 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7">6) Зміна в душевному стані, викликана яким-небудь почуттям, переживанням і т. ін. || Розвиток процесу мислення в людини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4">8</text:p>
          </table:table-cell>
          <table:table-cell table:style-name="Dictionary.B15" table:number-columns-spanned="3" office:value-type="string">
            <text:p text:style-name="P10"><text:span text:style-name="T5">ВсебІ</text:span><text:span text:style-name="T6"></text:span><text:span text:style-name="T5">дий</text:span></text:p>
            <text:p text:style-name="P10"><text:span text:style-name="T30">-а, -е, </text:span><text:span text:style-name="T32">прикм., інд.-авт.</text:span></text:p>
          </table:table-cell>
          <table:covered-table-cell/>
          <table:covered-table-cell/>
          <table:table-cell table:style-name="Dictionary.E15" table:number-columns-spanned="3" office:value-type="string">
            <text:p text:style-name="P23"><text:span text:style-name="T141">утворене складнофлективним способом, похідне від слів:</text:span><text:span text:style-name="T141"> </text:span><text:span text:style-name="T142">все </text:span><text:span text:style-name="T144">і</text:span><text:span text:style-name="T142"> бі</text:span><text:span text:style-name="T7"></text:span><text:span text:style-name="T142">дний</text:span></text:p>
          </table:table-cell>
          <table:covered-table-cell/>
          <table:covered-table-cell/>
          <table:table-cell table:style-name="Dictionary.H15" table:number-columns-spanned="3" office:value-type="string">
            <text:p text:style-name="P17">Тож – в неба провалля в бездоння, бездолий</text:p>
            <text:p text:style-name="P17">нагірний, невірний, западистий рай,</text:p>
            <text:p text:style-name="P26"><text:span text:style-name="T34">всебідий</text:span><text:span text:style-name="T31">, всегнівний, всещедрий, всекволий.</text:span></text:p>
            <text:p text:style-name="P26"><text:soft-page-break/><text:span text:style-name="T31">А що під крилом твоїм? Кара – карай.</text:span><text:span text:style-name="T30"> 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16" table:number-columns-spanned="5" office:value-type="string">
            <text:h text:style-name="P49" text:outline-level="2"><text:span text:style-name="T135">б</text:span><text:span text:style-name="T135">і</text:span><text:span text:style-name="T6"></text:span><text:span text:style-name="T135">дний</text:span></text:h>
            <text:p text:style-name="P35"><text:span text:style-name="T126">-а, -е.</text:span></text:p>
            <text:p text:style-name="P37">1) Який живе в нужді, нестатках; убогий; <text:span text:style-name="T160">прот.</text:span> багатий. || Недостатньо забезпечений матеріально; небагатий, незаможний. || <text:span text:style-name="T160">у знач.</text:span> <text:span text:style-name="T160">ім.</text:span> бідний, -ного, <text:span text:style-name="T160">ч.</text:span> Убога людина, бідняк.</text:p>
            <text:p text:style-name="P37">2) Такий, як у бідняка, <text:span text:style-name="T160">власт.</text:span> біднякові; недорогий, непишний.</text:p>
            <text:p text:style-name="P37">3) Невеликий кількістю, недостатній.</text:p>
            <text:p text:style-name="P37">4) Який має в незначній кількості потрібні риси, ознаки.</text:p>
            <text:p text:style-name="P37">5) <text:span text:style-name="T160">на що</text:span>, <text:span text:style-name="T160">чим</text:span>. Який має, містить мало, недостатньо чого-небудь.</text:p>
            <text:p text:style-name="P37">6) Який викликає співчуття; нещасний, бідолаш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</text:p>
          </table:table-cell>
          <table:table-cell table:style-name="Dictionary.B17" table:number-columns-spanned="3" office:value-type="string">
            <text:p text:style-name="P10"><text:span text:style-name="T5">ВсевельмО</text:span><text:span text:style-name="T6"></text:span><text:span text:style-name="T5">жний</text:span><text:span text:style-name="T30"> (</text:span><text:span text:style-name="T46">усевельмо</text:span><text:span text:style-name="T30"></text:span><text:span text:style-name="T46">жний</text:span><text:span text:style-name="T30">)</text:span>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17" table:number-columns-spanned="3" office:value-type="string">
            <text:p text:style-name="P10"><text:span text:style-name="T149">утворене способом основоскладання, похідне від слів:</text:span> <text:span text:style-name="T136">все</text:span> і <text:span text:style-name="T136">вельмо</text:span><text:span text:style-name="T6"></text:span><text:span text:style-name="T136">жний</text:span></text:p>
          </table:table-cell>
          <table:covered-table-cell/>
          <table:covered-table-cell/>
          <table:table-cell table:style-name="Dictionary.H17" table:number-columns-spanned="3" office:value-type="string">
            <text:p text:style-name="P14">Розкоше світу, йми мене в полон,</text:p>
            <text:p text:style-name="P14">адже і ти така, як я, порожня.</text:p>
            <text:p text:style-name="P10"><text:span text:style-name="T31">Тож полони мене, </text:span><text:span text:style-name="T34">усевельможна</text:span><text:span text:style-name="T31">,</text:span></text:p>
            <text:p text:style-name="P10"><text:span text:style-name="T31">дай перейти з тобою Рубікон</text:span><text:span text:style-name="T30">. (П‑1, 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18" table:number-columns-spanned="5" office:value-type="string">
            <text:h text:style-name="P49" text:outline-level="2"><text:span text:style-name="T135">вельм</text:span><text:span text:style-name="T135">о</text:span><text:span text:style-name="T6"></text:span><text:span text:style-name="T135">жний</text:span></text:h>
            <text:p text:style-name="P35"><text:span text:style-name="T126">-а, -е, </text:span><text:span text:style-name="T129">заст.</text:span></text:p>
            <text:p text:style-name="P37">1) Родовитий, знатний, багатий, який має значну владу. || <text:span text:style-name="T160">у знач.</text:span> <text:span text:style-name="T160">ім.</text:span>вельможний, -ного, <text:span text:style-name="T160">ч.</text:span>; вельможна, -ної, <text:span text:style-name="T160">ж.</text:span></text:p>
            <text:p text:style-name="P40"><text:span text:style-name="T107">2) </text:span><text:span text:style-name="T116">у сполуч.</text:span><text:span text:style-name="T107"> </text:span><text:span text:style-name="T116">зі </text:span><text:span text:style-name="T116">сл.</text:span><text:span text:style-name="T107"> пан, пані. Вживалось у звертанні до особи (або в розмові про неї), яка посідала високе суспільне становище, мала </text:span><text:span text:style-name="T107">значну влад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</text:p>
          </table:table-cell>
          <table:table-cell table:style-name="Dictionary.B19" table:number-columns-spanned="3" office:value-type="string">
            <text:p text:style-name="P10"><text:span text:style-name="T5">ВсевідрА</text:span><text:span text:style-name="T6"></text:span><text:span text:style-name="T5">да</text:span></text:p>
            <text:p text:style-name="P10"><text:span text:style-name="T30">-и, </text:span><text:span text:style-name="T31">ім., інд.-авт.</text:span></text:p>
          </table:table-cell>
          <table:covered-table-cell/>
          <table:covered-table-cell/>
          <table:table-cell table:style-name="Dictionary.E19" table:number-columns-spanned="3" office:value-type="string">
            <text:p text:style-name="P10"><text:span text:style-name="T50">утворене способом основословоскладання, похідне від слів:</text:span> <text:span text:style-name="T136">все</text:span> і <text:span text:style-name="T136">відра</text:span><text:span text:style-name="T6"></text:span><text:span text:style-name="T136">да</text:span></text:p>
          </table:table-cell>
          <table:covered-table-cell/>
          <table:covered-table-cell/>
          <table:table-cell table:style-name="Dictionary.H19" table:number-columns-spanned="3" office:value-type="string">
            <text:p text:style-name="P14">Треба щедро – серцем одним, устами</text:p>
            <text:p text:style-name="P14">ледь розпуклими – розпелюстити втіхи гін,</text:p>
            <text:p text:style-name="P10"><text:span text:style-name="T34">всевідради</text:span><text:span text:style-name="T31">! Сонце бо йде – за нами.</text:span><text:span text:style-name="T30"> (П‑1, 106);</text:span></text:p>
            <text:p text:style-name="P14">Снують думок рої,</text:p>
            <text:p text:style-name="P14">котрим немає ради</text:p>
            <text:p text:style-name="P14">(смертельні перепади!),</text:p>
            <text:p text:style-name="P10"><text:span text:style-name="T31">а сонце </text:span><text:span text:style-name="T34">всевідради</text:span></text:p>
            <text:p text:style-name="P10"><text:span text:style-name="T31">всеглядно постає.</text:span><text:span text:style-name="T30"> 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20" table:number-columns-spanned="5" office:value-type="string">
            <text:h text:style-name="P49" text:outline-level="2"><text:span text:style-name="T135">відр</text:span><text:span text:style-name="T135">а</text:span><text:span text:style-name="T6"></text:span><text:span text:style-name="T135">да</text:span></text:h>
            <text:p text:style-name="P35"><text:span text:style-name="T126">-и, </text:span><text:span text:style-name="T129">ж.</text:span></text:p>
            <text:p text:style-name="P37">Те, що заспокоює, сповнює радістю; втіха, задоволе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</text:p>
          </table:table-cell>
          <table:table-cell table:style-name="Dictionary.B21" table:number-columns-spanned="3" office:value-type="string">
            <text:p text:style-name="P10"><text:span text:style-name="T5">Всевіки</text:span><text:span text:style-name="T30"> (</text:span><text:span text:style-name="T46">всеві</text:span><text:span text:style-name="T6"></text:span><text:span text:style-name="T30">к)</text:span></text:p>
            <text:p text:style-name="P14"><text:soft-page-break/>присл., інд.-авт.</text:p>
          </table:table-cell>
          <table:covered-table-cell/>
          <table:covered-table-cell/>
          <table:table-cell table:style-name="Dictionary.E21" table:number-columns-spanned="3" office:value-type="string">
            <text:p text:style-name="P10"><text:span text:style-name="T50">утворене способом </text:span><text:soft-page-break/><text:span text:style-name="T50">основоскладання, похідне від слів:</text:span> <text:span text:style-name="T136">все</text:span> і <text:span text:style-name="T136">віки</text:span><text:span text:style-name="T6"></text:span></text:p>
          </table:table-cell>
          <table:covered-table-cell/>
          <table:covered-table-cell/>
          <table:table-cell table:style-name="Dictionary.H21" table:number-columns-spanned="3" office:value-type="string">
            <text:p text:style-name="P14">Задосить. Приостань. Упився <text:soft-page-break/>гроз?</text:p>
            <text:p text:style-name="P10"><text:span text:style-name="T31">Від правіків на </text:span><text:span text:style-name="T34">всевіки</text:span><text:span text:style-name="T31"> упився?</text:span><text:span text:style-name="T30"> (П‑1, 165);</text:span></text:p>
            <text:p text:style-name="P14">Забарні слова,</text:p>
            <text:p text:style-name="P14">що з тіла мертвого летіли</text:p>
            <text:p text:style-name="P14">і споминами душу гріли,</text:p>
            <text:p text:style-name="P14">що, наче дошка гробова,</text:p>
            <text:p text:style-name="P10"><text:span text:style-name="T31">позаклякала на </text:span><text:span text:style-name="T34">всевік</text:span><text:span text:style-name="T31">.</text:span><text:span text:style-name="T30"> 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22" table:number-columns-spanned="5" office:value-type="string">
            <text:h text:style-name="P48" text:outline-level="2">вік</text:h>
            <text:p text:style-name="P35"><text:span text:style-name="T126">-у, </text:span><text:span text:style-name="T129">ч.</text:span></text:p>
            <text:p text:style-name="P37">1) 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36"><text:span text:style-name="T128">2) Те саме, що сторіччя.</text:span></text:p>
            <text:p text:style-name="P37">3) <text:span text:style-name="T160">з </text:span><text:span text:style-name="T160">означ.</text:span> Період часу, виокремлений за певними ознаками; епоха.<text:span text:style-name="T160">Середні віки</text:span>. || Відрізок часу, який відповідає геологічному ярусові Землі.</text:p>
            <text:p text:style-name="P37">4) <text:span text:style-name="T160">розм.</text:span> Надзвичайно довгий час; вічність.</text:p>
            <text:p text:style-name="P40"><text:span text:style-name="T107">5) </text:span><text:span text:style-name="T116">у знач.</text:span><text:span text:style-name="T107"> </text:span><text:span text:style-name="T116">присл.</text:span><text:span text:style-name="T107"> Надзвичайно довго; завжд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</text:p>
          </table:table-cell>
          <table:table-cell table:style-name="Dictionary.B23" table:number-columns-spanned="3" office:value-type="string">
            <text:p text:style-name="P10"><text:span text:style-name="T5">ВсевІ</text:span><text:span text:style-name="T6"></text:span><text:span text:style-name="T5">кна</text:span></text:p>
            <text:p text:style-name="P10"><text:span text:style-name="T30">всеві</text:span><text:span text:style-name="T6"></text:span><text:span text:style-name="T30">кон, </text:span><text:span text:style-name="T31">ім., мн., інд.-</text:span><text:soft-page-break/><text:span text:style-name="T31">авт.</text:span></text:p>
          </table:table-cell>
          <table:covered-table-cell/>
          <table:covered-table-cell/>
          <table:table-cell table:style-name="Dictionary.E23" table:number-columns-spanned="3" office:value-type="string">
            <text:p text:style-name="P10"><text:span text:style-name="T50">утворене способом основоскладання, </text:span><text:soft-page-break/><text:span text:style-name="T50">похідне від слів:</text:span> <text:span text:style-name="T136">все</text:span> і <text:span text:style-name="T136">вікно</text:span><text:span text:style-name="T6"></text:span></text:p>
          </table:table-cell>
          <table:covered-table-cell/>
          <table:covered-table-cell/>
          <table:table-cell table:style-name="Dictionary.H23" table:number-columns-spanned="3" office:value-type="string">
            <text:p text:style-name="P10"><text:span text:style-name="T31">Заплакані вікна. </text:span><text:span text:style-name="T34">Всевікна</text:span><text:span text:style-name="T31"> твої.</text:span></text:p>
            <text:p text:style-name="P10"><text:span text:style-name="T31">Готуйся до злету. Кінець </text:span><text:soft-page-break/><text:span text:style-name="T31">животінню.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24" table:number-columns-spanned="5" office:value-type="string">
            <text:h text:style-name="P49" text:outline-level="2"><text:span text:style-name="T135">вікн</text:span><text:span text:style-name="T135">о</text:span><text:span text:style-name="T6"></text:span></text:h>
            <text:p text:style-name="P35"><text:span text:style-name="T126">-а, </text:span><text:span text:style-name="T129">с.</text:span></text:p>
            <text:p text:style-name="P37">1) Отвір для світла й повітря в стіні приміщення (будинку, вагона тощо), куди вставлено раму з шибками. || Шибки. || Підвіко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</text:p>
          </table:table-cell>
          <table:table-cell table:style-name="Dictionary.B25" table:number-columns-spanned="3" office:value-type="string">
            <text:p text:style-name="P29">Всегíн</text:p>
            <text:p text:style-name="P10"><text:span text:style-name="T30">-гóну, </text:span><text:span text:style-name="T31">ім., ч., інд.-авт.</text:span></text:p>
          </table:table-cell>
          <table:covered-table-cell/>
          <table:covered-table-cell/>
          <table:table-cell table:style-name="Dictionary.E25" table:number-columns-spanned="3" office:value-type="string">
            <text:p text:style-name="P10"><text:span text:style-name="T149">утворене способом основоскладання, похідне від слів:</text:span> <text:span text:style-name="T136">все</text:span> і <text:span text:style-name="T136">гін</text:span></text:p>
          </table:table-cell>
          <table:covered-table-cell/>
          <table:covered-table-cell/>
          <table:table-cell table:style-name="Dictionary.H25" table:number-columns-spanned="3" office:value-type="string">
            <text:p text:style-name="P14">Ця дорога вседороги</text:p>
            <text:p text:style-name="P10"><text:span text:style-name="T31">всенезустрічі – </text:span><text:span text:style-name="T34">всегону</text:span><text:span text:style-name="T31">.</text:span></text:p>
            <text:p text:style-name="P14">Позирай із заквагону</text:p>
            <text:p text:style-name="P10"><text:span text:style-name="T31">за сузір’ям Козерога. </text:span><text:span text:style-name="T50">(П‑1, 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26" table:number-columns-spanned="5" office:value-type="string">
            <text:h text:style-name="P48" text:outline-level="2">гін</text:h>
            <text:p text:style-name="P35"><text:span text:style-name="T126">гону, </text:span><text:span text:style-name="T129">ч.</text:span></text:p>
            <text:p text:style-name="P36"><text:span text:style-name="T128">1) Дія за знач. гнати і гнати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</text:p>
          </table:table-cell>
          <table:table-cell table:style-name="Dictionary.B27" table:number-columns-spanned="3" office:value-type="string">
            <text:p text:style-name="P29">Всеглядно</text:p>
            <text:p text:style-name="P16">присл., інд.-авт.</text:p>
          </table:table-cell>
          <table:covered-table-cell/>
          <table:covered-table-cell/>
          <table:table-cell table:style-name="Dictionary.E27" table:number-columns-spanned="3" office:value-type="string">
            <text:p text:style-name="P10"><text:span text:style-name="T54">утворене суфіксальним способом, похідне від слова</text:span><text:span text:style-name="T58"> </text:span><text:span text:style-name="T45">всегля</text:span><text:span text:style-name="T6"></text:span><text:span text:style-name="T45">дний</text:span></text:p>
          </table:table-cell>
          <table:covered-table-cell/>
          <table:covered-table-cell/>
          <table:table-cell table:style-name="Dictionary.H27" table:number-columns-spanned="3" office:value-type="string">
            <text:p text:style-name="P14">Снують думок рої,</text:p>
            <text:p text:style-name="P14">котрим немає ради</text:p>
            <text:p text:style-name="P14">(смертельні перепади!),</text:p>
            <text:p text:style-name="P14">а сонце всевідради</text:p>
            <text:p text:style-name="P10"><text:span text:style-name="T34">всеглядно</text:span><text:span text:style-name="T31"> постає. </text:span><text:span text:style-name="T50">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9" office:value-type="string">
            <text:p text:style-name="P10"><text:span text:style-name="T45">всегля</text:span><text:span text:style-name="T6"></text:span><text:span text:style-name="T45">дний </text:span><text:span text:style-name="T62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</text:p>
          </table:table-cell>
          <table:table-cell table:style-name="Dictionary.B29" table:number-columns-spanned="3" office:value-type="string">
            <text:p text:style-name="P29">ВсегнІв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29" table:number-columns-spanned="3" office:value-type="string">
            <text:p text:style-name="P10"><text:span text:style-name="T170">утворене складносуфіксальним способом або способом основословоскладання, похідне від </text:span><text:soft-page-break/><text:span text:style-name="T170">слів:</text:span> <text:span text:style-name="T136">все</text:span> і <text:span text:style-name="T136">гні</text:span><text:span text:style-name="T7"></text:span><text:span text:style-name="T136">вний</text:span></text:p>
          </table:table-cell>
          <table:covered-table-cell/>
          <table:covered-table-cell/>
          <table:table-cell table:style-name="Dictionary.H29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30" table:number-columns-spanned="5" office:value-type="string">
            <text:h text:style-name="P49" text:outline-level="2"><text:span text:style-name="T135">гн</text:span><text:span text:style-name="T135">і</text:span><text:span text:style-name="T6"></text:span><text:span text:style-name="T135">вний</text:span></text:h>
            <text:p text:style-name="P35"><text:span text:style-name="T126">-а, -е.</text:span></text:p>
            <text:p text:style-name="P37">Який перебуває в стані нервового збудження, гніву. || Який виражає гнів, перейнятий гніво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</text:p>
          </table:table-cell>
          <table:table-cell table:style-name="Dictionary.B31" table:number-columns-spanned="3" office:value-type="string">
            <text:p text:style-name="P29">ВсеголОд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1" table:number-columns-spanned="3" office:value-type="string">
            <text:p text:style-name="P10"><text:span text:style-name="T170">утворене складносуфіксальним способом або способом основословоскладання, похідне від слів:</text:span> <text:span text:style-name="T136">все </text:span>і <text:span text:style-name="T136">голо</text:span><text:span text:style-name="T7"></text:span><text:span text:style-name="T136">дний</text:span></text:p>
          </table:table-cell>
          <table:covered-table-cell/>
          <table:covered-table-cell/>
          <table:table-cell table:style-name="Dictionary.H31" table:number-columns-spanned="3" office:value-type="string">
            <text:p text:style-name="P14">Народжені мої бажання,</text:p>
            <text:p text:style-name="P10"><text:span text:style-name="T31">усенестерпні, </text:span><text:span text:style-name="T34">всеголодні</text:span><text:span text:style-name="T31">,</text:span></text:p>
            <text:p text:style-name="P14">такі вітри зняли довкола,</text:p>
            <text:p text:style-name="P10"><text:span text:style-name="T31">що все несеться шкереберть. </text:span><text:span text:style-name="T50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32" table:number-columns-spanned="5" office:value-type="string">
            <text:h text:style-name="P49" text:outline-level="2"><text:span text:style-name="T135">гол</text:span><text:span text:style-name="T135">о</text:span><text:span text:style-name="T6"></text:span><text:span text:style-name="T135">дний</text:span></text:h>
            <text:p text:style-name="P35"><text:span text:style-name="T126">-а, -е.</text:span></text:p>
            <text:p text:style-name="P37">1) Який відчуває голод (у 1 <text:span text:style-name="T160">знач.</text:span>). || Який виражає голод. || <text:span text:style-name="T160">у знач.ім.</text:span> голодний, -ного, <text:span text:style-name="T160">ч.</text:span> Той, хто відчуває голод, постійно голодує.</text:p>
            <text:p text:style-name="P37">2) Який настає від голоду; викликаний голодо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7</text:p>
          </table:table-cell>
          <table:table-cell table:style-name="Dictionary.B33" table:number-columns-spanned="3" office:value-type="string">
            <text:p text:style-name="P10"><text:span text:style-name="T5">ВседобрО</text:span><text:span text:style-name="T6"></text:span></text:p>
            <text:p text:style-name="P10"><text:span text:style-name="T30">-а</text:span><text:span text:style-name="T6"></text:span><text:span text:style-name="T30">, </text:span><text:span text:style-name="T31">ім., с., інд.-авт.</text:span></text:p>
          </table:table-cell>
          <table:covered-table-cell/>
          <table:covered-table-cell/>
          <table:table-cell table:style-name="Dictionary.E33" table:number-columns-spanned="3" office:value-type="string">
            <text:p text:style-name="P10"><text:span text:style-name="T50">утворене способом основословоскладання, похідне від слів:</text:span> <text:span text:style-name="T136">все</text:span> і <text:span text:style-name="T136">добро</text:span><text:span text:style-name="T6"></text:span></text:p>
          </table:table-cell>
          <table:covered-table-cell/>
          <table:covered-table-cell/>
          <table:table-cell table:style-name="Dictionary.H33" table:number-columns-spanned="3" office:value-type="string">
            <text:p text:style-name="P14">Спасенної тримайся криги,</text:p>
            <text:p text:style-name="P14">пречистої тримайся туги,</text:p>
            <text:p text:style-name="P14">шаленої тримайся муки</text:p>
            <text:p text:style-name="P10"><text:span text:style-name="T31">і так існуй – на </text:span><text:span text:style-name="T34">вседобро</text:span><text:span text:style-name="T31">. </text:span><text:span text:style-name="T50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34" table:number-columns-spanned="5" office:value-type="string">
            <text:h text:style-name="P49" text:outline-level="2"><text:span text:style-name="T135">добр</text:span><text:span text:style-name="T135">о</text:span><text:span text:style-name="T6"></text:span></text:h>
            <text:p text:style-name="P35"><text:span text:style-name="T126">-а, </text:span><text:span text:style-name="T129">с.</text:span></text:p>
            <text:p text:style-name="P40"><text:span text:style-name="T107">1) Усе позитивне в житті людей, що відповідає їхнім інтересам, бажанням, мріям; благо; </text:span><text:span text:style-name="T116">прот.</text:span><text:span text:style-name="T107"> лихо, зло. || Добра, корисна справа, вчинок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</text:p>
          </table:table-cell>
          <table:table-cell table:style-name="Dictionary.B35" table:number-columns-spanned="3" office:value-type="string">
            <text:p text:style-name="P10"><text:span text:style-name="T5">ВседорО</text:span><text:span text:style-name="T6"></text:span><text:span text:style-name="T5">га</text:span></text:p>
            <text:p text:style-name="P10"><text:span text:style-name="T30">-и, </text:span><text:span text:style-name="T31">ім., ж., інд.-авт.</text:span></text:p>
          </table:table-cell>
          <table:covered-table-cell/>
          <table:covered-table-cell/>
          <table:table-cell table:style-name="Dictionary.E35" table:number-columns-spanned="3" office:value-type="string">
            <text:p text:style-name="P10"><text:span text:style-name="T56">утворене способом основоскладання, похідне від слів:</text:span> <text:span text:style-name="T136">все</text:span> і <text:span text:style-name="T136">доро</text:span><text:span text:style-name="T6"></text:span><text:span text:style-name="T136">га</text:span></text:p>
          </table:table-cell>
          <table:covered-table-cell/>
          <table:covered-table-cell/>
          <table:table-cell table:style-name="Dictionary.H35" table:number-columns-spanned="3" office:value-type="string">
            <text:p text:style-name="P10"><text:span text:style-name="T31">Ця дорога </text:span><text:span text:style-name="T34">вседороги</text:span></text:p>
            <text:p text:style-name="P14">всенезустрічі – всегону.</text:p>
            <text:p text:style-name="P14">Позирай із заквагону</text:p>
            <text:p text:style-name="P10"><text:span text:style-name="T31">за сузір’ям Козерога. </text:span><text:span text:style-name="T50">(П‑1, 67);</text:span><text:span text:style-name="T31"> Ламка і витка всеспадна </text:span><text:span text:style-name="T34">вседорога</text:span><text:span text:style-name="T31">.</text:span></text:p>
            <text:p text:style-name="P10"><text:span text:style-name="T31">Дорога до Бога – ламка і витка.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36" table:number-columns-spanned="5" office:value-type="string">
            <text:h text:style-name="P49" text:outline-level="2"><text:span text:style-name="T135">дор</text:span><text:span text:style-name="T135">о</text:span><text:span text:style-name="T6"></text:span><text:span text:style-name="T135">га</text:span></text:h>
            <text:p text:style-name="P35"><text:span text:style-name="T126">-и, </text:span><text:span text:style-name="T129">ж.</text:span></text:p>
            <text:p text:style-name="P37">1) Смуга землі, по якій їздять і ходять. || Смуга, що лишається як слід після руху кого-, чого-небудь.</text:p>
            <text:p text:style-name="P37">2) Місце для проходу, проїзду. || <text:span text:style-name="T160">перен.</text:span> Доступ куди-небудь, можливість потрапити куди-небудь.</text:p>
            <text:p text:style-name="P37">3) Перебування в русі (йдучи або їдучи куди-небудь).</text:p>
            <text:p text:style-name="P37">4) <text:span text:style-name="T160">у знач.</text:span> <text:span text:style-name="T160">присл.</text:span> дорогою. Під час руху, <text:soft-page-break/>подорожування куди-небудь.</text:p>
            <text:p text:style-name="P42"><text:span text:style-name="T104">5) Правильний напрямок для руху кого-небудь. || </text:span><text:span text:style-name="T115">перен.</text:span><text:span text:style-name="T104"> Напрямок діяльності, шлях розвитк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9</text:p>
          </table:table-cell>
          <table:table-cell table:style-name="Dictionary.B37" table:number-columns-spanned="3" office:value-type="string">
            <text:p text:style-name="P29">Вседорогий</text:p>
            <text:p text:style-name="P10"><text:span text:style-name="T30">-а, -е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7" table:number-columns-spanned="3" office:value-type="string">
            <text:p text:style-name="P10"><text:span text:style-name="T56">утворене способом основоскладання, похідне від слів:</text:span> <text:span text:style-name="T136">все</text:span> і <text:span text:style-name="T136">дороги</text:span><text:span text:style-name="T7"></text:span><text:span text:style-name="T136">й</text:span></text:p>
          </table:table-cell>
          <table:covered-table-cell/>
          <table:covered-table-cell/>
          <table:table-cell table:style-name="Dictionary.H37" table:number-columns-spanned="3" office:value-type="string">
            <text:p text:style-name="P10"><text:span text:style-name="T31">Земля – хитлива і плавка – </text:span><text:span text:style-name="T34">вседорога</text:span><text:span text:style-name="T31"> і всепрощальна - </text:span></text:p>
            <text:p text:style-name="P10"><text:span text:style-name="T31">здоліла стати, щоб благальна помічена була рука. </text:span><text:span text:style-name="T50">(П‑2, 147);</text:span></text:p>
            <text:p text:style-name="P14">Який бо холод довкруги!</text:p>
            <text:p text:style-name="P14">Самотності! Ніде нікого.</text:p>
            <text:p text:style-name="P14">Одна підтримка – голос Бога</text:p>
            <text:p text:style-name="P10"><text:span text:style-name="T34">вседорогий, вседорогий</text:span><text:span text:style-name="T31">. </text:span><text:span text:style-name="T50">(П‑2, 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38" table:number-columns-spanned="5" office:value-type="string">
            <text:h text:style-name="P49" text:outline-level="2"><text:span text:style-name="T135">дорог</text:span><text:span text:style-name="T135">и</text:span><text:span text:style-name="T6"></text:span><text:span text:style-name="T135">й</text:span></text:h>
            <text:p text:style-name="P35"><text:span text:style-name="T126">-а, -е.</text:span></text:p>
            <text:p text:style-name="P37">1) Який коштує великі гроші; <text:span text:style-name="T160">прот.</text:span> дешевий. || Високий (про ціну).</text:p>
            <text:p text:style-name="P37">2) <text:span text:style-name="T160">перен.</text:span> Який високо ціниться, оберігається, яким дорожать.</text:p>
            <text:p text:style-name="P37">3) Близький, милий серцю. || Бажаний, жданий (про гостей). || У звертанні – для вираження любові, приязн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</text:p>
          </table:table-cell>
          <table:table-cell table:style-name="Dictionary.B39" table:number-columns-spanned="3" office:value-type="string">
            <text:p text:style-name="P29">ВсезАдум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39" table:number-columns-spanned="3" office:value-type="string">
            <text:p text:style-name="P10"><text:span text:style-name="T56">утворене способом основоскладання, похідне від слів:</text:span> <text:span text:style-name="T136">все</text:span> <text:soft-page-break/>і <text:span text:style-name="T136">заду</text:span><text:span text:style-name="T7"></text:span><text:span text:style-name="T136">ма</text:span></text:p>
          </table:table-cell>
          <table:covered-table-cell/>
          <table:covered-table-cell/>
          <table:table-cell table:style-name="Dictionary.H39" table:number-columns-spanned="3" office:value-type="string">
            <text:p text:style-name="P14">Пірни</text:p>
            <text:p text:style-name="P10"><text:span text:style-name="T31">у </text:span><text:span text:style-name="T34">всезадуму</text:span><text:span text:style-name="T31"> і збавляй безчасся. </text:span><text:span text:style-name="T50">(П‑1, 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40" table:number-columns-spanned="5" office:value-type="string">
            <text:h text:style-name="P49" text:outline-level="2"><text:span text:style-name="T135">зад</text:span><text:span text:style-name="T135">у</text:span><text:span text:style-name="T6"></text:span><text:span text:style-name="T135">ма</text:span></text:h>
            <text:p text:style-name="P35"><text:span text:style-name="T126">-и, </text:span><text:span text:style-name="T129">ж.</text:span></text:p>
            <text:p text:style-name="P37">Стан того, хто заглибився в думки, роздум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1</text:p>
          </table:table-cell>
          <table:table-cell table:style-name="Dictionary.B41" table:number-columns-spanned="3" office:value-type="string">
            <text:p text:style-name="P10"><text:span text:style-name="T5">ВсеквО</text:span><text:span text:style-name="T9"></text:span><text:span text:style-name="T5">лий</text:span>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41" table:number-columns-spanned="3" office:value-type="string">
            <text:p text:style-name="P10"><text:span text:style-name="T56">утворене способом основословоскладання, похідне від слів:</text:span> <text:span text:style-name="T136">все </text:span>і <text:span text:style-name="T136">кво</text:span><text:span text:style-name="T9"></text:span><text:span text:style-name="T136">лий</text:span></text:p>
          </table:table-cell>
          <table:covered-table-cell/>
          <table:covered-table-cell/>
          <table:table-cell table:style-name="Dictionary.H41" table:number-columns-spanned="3" office:value-type="string">
            <text:p text:style-name="P14">Тож – в неба провалля в бездоння, бездолий</text:p>
            <text:p text:style-name="P14">нагірний, невірний, западистий рай,</text:p>
            <text:p text:style-name="P10"><text:span text:style-name="T31">всебідий, всегнівний, всещедрий, </text:span><text:span text:style-name="T34">всекволий</text:span><text:span text:style-name="T31">.</text:span></text:p>
            <text:p text:style-name="P14">А що під крилом твоїм? Кара – карай. </text:p>
            <text:p text:style-name="P20"/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42" table:number-columns-spanned="5" office:value-type="string">
            <text:h text:style-name="P49" text:outline-level="2"><text:span text:style-name="T135">кв</text:span><text:span text:style-name="T135">о</text:span><text:span text:style-name="T6"></text:span><text:span text:style-name="T135">лий</text:span></text:h>
            <text:p text:style-name="P35"><text:span text:style-name="T126">-а, -е.</text:span></text:p>
            <text:p text:style-name="P37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42"><text:span text:style-name="T104">2) </text:span><text:span text:style-name="T115">перен.</text:span><text:span text:style-name="T104"> Позбавлений душевної </text:span><text:soft-page-break/><text:span text:style-name="T104">стійкості, твердості, сили волі. || Небадьорий, мляв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2</text:p>
          </table:table-cell>
          <table:table-cell table:style-name="Dictionary.B43" table:number-columns-spanned="3" office:value-type="string">
            <text:p text:style-name="P10"><text:span text:style-name="T5">ВсемежА</text:span><text:span text:style-name="T9"></text:span></text:p>
            <text:p text:style-name="P10"><text:span text:style-name="T30">-и, </text:span><text:span text:style-name="T31">ім., ж., інд.-авт.</text:span></text:p>
          </table:table-cell>
          <table:covered-table-cell/>
          <table:covered-table-cell/>
          <table:table-cell table:style-name="Dictionary.E43" table:number-columns-spanned="3" office:value-type="string">
            <text:p text:style-name="P10"><text:span text:style-name="T56">утворене способом основоскладання, похідне від слів:</text:span> <text:span text:style-name="T136">все</text:span> і <text:span text:style-name="T136">межа</text:span><text:span text:style-name="T9"></text:span></text:p>
          </table:table-cell>
          <table:covered-table-cell/>
          <table:covered-table-cell/>
          <table:table-cell table:style-name="Dictionary.H43" table:number-columns-spanned="3" office:value-type="string">
            <text:p text:style-name="P14">Ти ще – ось-ось. Допіру-но ступив</text:p>
            <text:p text:style-name="P10"><text:span text:style-name="T31">за </text:span><text:span text:style-name="T34">всемежу</text:span><text:span text:style-name="T31">. </text:span><text:span text:style-name="T50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44" table:number-columns-spanned="5" office:value-type="string">
            <text:h text:style-name="P49" text:outline-level="2"><text:span text:style-name="T135">меж</text:span><text:span text:style-name="T135">а</text:span><text:span text:style-name="T6"></text:span></text:h>
            <text:p text:style-name="P35"><text:span text:style-name="T126">-і, </text:span><text:span text:style-name="T129">ж.</text:span></text:p>
            <text:p text:style-name="P42"><text:span text:style-name="T104">1) Лінія поділу якої-небудь території; границя (у 1 </text:span><text:span text:style-name="T115">знач.</text:span><text:span text:style-name="T104">). || Лінія, що поділяє землі або води суміжних держав; </text:span><text:span text:style-name="T104">кордон. || Лінія (умовна), що розділяє між собою якісь частини поверхні. || Зорова лінія, що відділяє що-небудь від чогось. || </text:span><text:span text:style-name="T115">перен.</text:span><text:span text:style-name="T104"> Уявна точка на сонячній орбіті, що поділяє лінію орбіти на відрізки, відповідні до ранку, дня або вечора. ||</text:span><text:span text:style-name="T115">між чим і чим</text:span><text:span text:style-name="T104">, </text:span><text:span text:style-name="T115">чого і чого</text:span><text:span text:style-name="T104">, </text:span><text:span text:style-name="T115">перен.</text:span><text:span text:style-name="T104"> Границя поділу, розрізнення яких-небудь явищ, предметів тощ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3</text:p>
          </table:table-cell>
          <table:table-cell table:style-name="Dictionary.B45" table:number-columns-spanned="3" office:value-type="string">
            <text:p text:style-name="P29">Всемолодий</text:p>
            <text:p text:style-name="P10"><text:span text:style-name="T30">-а</text:span><text:span text:style-name="T9"></text:span><text:span text:style-name="T30">, -е</text:span><text:span text:style-name="T9"></text:span><text:span text:style-name="T30">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45" table:number-columns-spanned="3" office:value-type="string">
            <text:p text:style-name="P10"><text:span text:style-name="T50">утворене способом основоскладання, похідне від слів:</text:span> <text:span text:style-name="T136">все</text:span> і <text:span text:style-name="T136">молоди</text:span><text:span text:style-name="T7"></text:span><text:span text:style-name="T136">й</text:span></text:p>
          </table:table-cell>
          <table:covered-table-cell/>
          <table:covered-table-cell/>
          <table:table-cell table:style-name="Dictionary.H45" table:number-columns-spanned="3" office:value-type="string">
            <text:p text:style-name="P14">Усесвіту пустеля</text:p>
            <text:p text:style-name="P14">небавом нас огорне,</text:p>
            <text:p text:style-name="P14">і мертва не воскресне</text:p>
            <text:p text:style-name="P10"><text:span text:style-name="T34">всемолода</text:span><text:span text:style-name="T31"> біда. </text:span><text:span text:style-name="T50">(П‑1, 212);</text:span></text:p>
            <text:p text:style-name="P10"><text:span text:style-name="T31">І, хилячи </text:span><text:span text:style-name="T34">всемолоде</text:span><text:span text:style-name="T31"> чоло,</text:span></text:p>
            <text:p text:style-name="P10"><text:span text:style-name="T31">пройти під поглядом, немов під </text:span><text:soft-page-break/><text:span text:style-name="T31">градом… </text:span><text:span text:style-name="T50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46" table:number-columns-spanned="5" office:value-type="string">
            <text:h text:style-name="P49" text:outline-level="2"><text:span text:style-name="T135">молод</text:span><text:span text:style-name="T135">и</text:span><text:span text:style-name="T6"></text:span><text:span text:style-name="T135">й</text:span></text:h>
            <text:p text:style-name="P35"><text:span text:style-name="T126">-а, -е, </text:span><text:span text:style-name="T129">нар.-поет.</text:span></text:p>
            <text:p text:style-name="P36"><text:span text:style-name="T128">1) Який має небагато років, не досяг зрілого віку; юний. || Не старий. || </text:span><text:span text:style-name="T131">у знач.</text:span><text:span text:style-name="T128"> </text:span><text:span text:style-name="T131">ім.</text:span><text:span text:style-name="T128"> молодий, -дого, </text:span><text:span text:style-name="T131">ч.</text:span><text:span text:style-name="T128">; молода, -дої, </text:span><text:span text:style-name="T131">ж.</text:span><text:span text:style-name="T128">; молоде, -дого, </text:span><text:span text:style-name="T131">с.</text:span><text:span text:style-name="T128"> Той, хто має небагато років, ще не старий. || З прізвищем, прізвиськом і т. ін. – означає дітей (на відміну від батьків). || </text:span><text:span text:style-name="T131">у знач.</text:span><text:span text:style-name="T128"> </text:span><text:span text:style-name="T131">ім.</text:span><text:span text:style-name="T128"> молоді, -дих,</text:span><text:span text:style-name="T131">мн.</text:span><text:span text:style-name="T128"> Діти (</text:span><text:span text:style-name="T131">див.</text:span><text:span text:style-name="T128"> діти I 2)). || Стос. до молодості, належний, </text:span><text:span text:style-name="T131">власт.</text:span><text:span text:style-name="T128"> ї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4</text:p>
          </table:table-cell>
          <table:table-cell table:style-name="Dictionary.B47" table:number-columns-spanned="3" office:value-type="string">
            <text:p text:style-name="P6"><text:span text:style-name="T14">ВсеначувА</text:span><text:span text:style-name="T12"></text:span><text:span text:style-name="T14">нний</text:span></text:p>
            <text:p text:style-name="P6"><text:span text:style-name="T61">-а, -е, </text:span><text:span text:style-name="T40">прикм., </text:span><text:span text:style-name="T41">інд.-авт.</text:span></text:p>
          </table:table-cell>
          <table:covered-table-cell/>
          <table:covered-table-cell/>
          <table:table-cell table:style-name="Dictionary.E47" table:number-columns-spanned="3" office:value-type="string">
            <text:p text:style-name="P10"><text:span text:style-name="T56">утворене складносуфіксальним способом, похідне від слів:</text:span> <text:span text:style-name="T136">все </text:span>і <text:span text:style-name="T136">начува</text:span><text:span text:style-name="T9"></text:span><text:span text:style-name="T136">тися</text:span></text:p>
          </table:table-cell>
          <table:covered-table-cell/>
          <table:covered-table-cell/>
          <table:table-cell table:style-name="Dictionary.H47" table:number-columns-spanned="3" office:value-type="string">
            <text:p text:style-name="P10"><text:span text:style-name="T31">І торопкі </text:span><text:span text:style-name="T34">всеначуванні</text:span><text:span text:style-name="T31"> кроки,</text:span></text:p>
            <text:p text:style-name="P10"><text:span text:style-name="T31">то лис блукає – із хвостом рудим. </text:span><text:span text:style-name="T50">(П‑2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48" table:number-columns-spanned="5" office:value-type="string">
            <text:h text:style-name="P49" text:outline-level="2"><text:span text:style-name="T135">начув</text:span><text:span text:style-name="T135">а</text:span><text:span text:style-name="T6"></text:span><text:span text:style-name="T135">тися</text:span></text:h>
            <text:p text:style-name="P35"><text:span text:style-name="T126">-аюся, -аєшся, </text:span><text:span text:style-name="T129">недок.</text:span></text:p>
            <text:p text:style-name="P40"><text:span text:style-name="T107">Чекати розплати, помсти. || </text:span><text:span text:style-name="T116">чого</text:span><text:span text:style-name="T107">. Чекати чого-небудь неприємног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5</text:p>
          </table:table-cell>
          <table:table-cell table:style-name="Dictionary.B49" table:number-columns-spanned="3" office:value-type="string">
            <text:p text:style-name="P6"><text:span text:style-name="T14">ВсенедочекА</text:span><text:span text:style-name="T12"></text:span><text:span text:style-name="T14">вшися</text:span></text:p>
            <text:p text:style-name="P19">дієприсл., док., інд.-авт.</text:p>
          </table:table-cell>
          <table:covered-table-cell/>
          <table:covered-table-cell/>
          <table:table-cell table:style-name="Dictionary.E49" table:number-columns-spanned="3" office:value-type="string">
            <text:p text:style-name="P10"><text:span text:style-name="T170">утворене способом основоскладання і суфіксально-префіксальним, </text:span><text:soft-page-break/><text:span text:style-name="T170">похідне від слів:</text:span> <text:span text:style-name="T136">все</text:span> і <text:span text:style-name="T136">не дочека</text:span><text:span text:style-name="T11"></text:span><text:span text:style-name="T136">тися</text:span></text:p>
          </table:table-cell>
          <table:covered-table-cell/>
          <table:covered-table-cell/>
          <table:table-cell table:style-name="Dictionary.H49" table:number-columns-spanned="3" office:value-type="string">
            <text:p text:style-name="P14">Ну й долечка! Прождати на життя - </text:p>
            <text:p text:style-name="P10"><text:span text:style-name="T31">і </text:span><text:span text:style-name="T34">всенедочекавшися</text:span><text:span text:style-name="T31"> – померти! </text:span><text:span text:style-name="T50">(П‑1, 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3" office:value-type="string">
            <text:p text:style-name="P6">все <text:span text:style-name="T158">(див. 6)</text:span></text:p>
          </table:table-cell>
          <table:covered-table-cell/>
          <table:covered-table-cell/>
          <table:table-cell table:style-name="Dictionary.E50" table:number-columns-spanned="4" office:value-type="string">
            <text:h text:style-name="P48" text:outline-level="2">не</text:h>
            <text:p text:style-name="P35"><text:span text:style-name="T129">запереч.</text:span><text:span text:style-name="T126"> </text:span><text:span text:style-name="T129">част.</text:span></text:p>
            <text:p text:style-name="P37">1) 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p>
          </table:table-cell>
          <table:covered-table-cell/>
          <table:covered-table-cell/>
          <table:covered-table-cell/>
          <table:table-cell table:style-name="Dictionary.I50" table:number-columns-spanned="2" office:value-type="string">
            <text:h text:style-name="P49" text:outline-level="2"><text:span text:style-name="T135">дочек</text:span><text:span text:style-name="T135">а</text:span><text:span text:style-name="T6"></text:span><text:span text:style-name="T135">тися</text:span></text:h>
            <text:p text:style-name="P35"><text:span text:style-name="T126">-аюся, -аєшся, </text:span><text:span text:style-name="T129">док.</text:span><text:span text:style-name="T126">, дочікуватися, -уюся, -уєшся, </text:span><text:span text:style-name="T129">недок.</text:span></text:p>
            <text:p text:style-name="P37">Пробути, прожити до того часу, поки настане, з'явиться очікуване; діждатися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4">26</text:p>
          </table:table-cell>
          <table:table-cell table:style-name="Dictionary.B51" table:number-columns-spanned="3" office:value-type="string">
            <text:p text:style-name="P6"><text:span text:style-name="T14">ВсенеНАждА</text:span><text:span text:style-name="T12"></text:span><text:span text:style-name="T14">н</text:span><text:span text:style-name="T14">ний</text:span></text:p>
            <text:p text:style-name="P6"><text:soft-page-break/><text:span text:style-name="T61">-а, -е, </text:span><text:span text:style-name="T40">прикм., </text:span><text:span text:style-name="T41">інд.-авт.</text:span></text:p>
          </table:table-cell>
          <table:covered-table-cell/>
          <table:covered-table-cell/>
          <table:table-cell table:style-name="Dictionary.E51" table:number-columns-spanned="3" office:value-type="string">
            <text:p text:style-name="P24"><text:span text:style-name="T174">утворене способом </text:span><text:soft-page-break/><text:span text:style-name="T174">основоскладання і суфіксально-префіксальним, похідне від слів:</text:span><text:span text:style-name="T61"> </text:span><text:span text:style-name="T30">все</text:span><text:span text:style-name="T61"> і </text:span><text:span text:style-name="T30">не жда</text:span><text:span text:style-name="T3"></text:span><text:span text:style-name="T30">ти</text:span></text:p>
          </table:table-cell>
          <table:covered-table-cell/>
          <table:covered-table-cell/>
          <table:table-cell table:style-name="Dictionary.H51" table:number-columns-spanned="3" office:value-type="string">
            <text:p text:style-name="P14">я забуваюся, коли цнота</text:p>
            <text:p text:style-name="P14"><text:soft-page-break/>пречистого пребілого паперу</text:p>
            <text:p text:style-name="P14">почне мене, відкривши добру еру</text:p>
            <text:p text:style-name="P14">натхнення в тиші, і коли мета</text:p>
            <text:p text:style-name="P10"><text:span text:style-name="T31">мене в полон імкне, </text:span><text:span text:style-name="T34">всененажданна</text:span><text:span text:style-name="T31">. </text:span><text:span text:style-name="T50">(П‑2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3" office:value-type="string">
            <text:p text:style-name="P6">все <text:span text:style-name="T158">(див. 6)</text:span></text:p>
          </table:table-cell>
          <table:covered-table-cell/>
          <table:covered-table-cell/>
          <table:table-cell table:style-name="Dictionary.E52" table:number-columns-spanned="4" office:value-type="string">
            <text:p text:style-name="P6">не <text:span text:style-name="T158">(див. 25)</text:span></text:p>
          </table:table-cell>
          <table:covered-table-cell/>
          <table:covered-table-cell/>
          <table:covered-table-cell/>
          <table:table-cell table:style-name="Dictionary.I52" table:number-columns-spanned="2" office:value-type="string">
            <text:h text:style-name="P49" text:outline-level="2"><text:span text:style-name="T135">жд</text:span><text:span text:style-name="T135">а</text:span><text:span text:style-name="T6"></text:span><text:span text:style-name="T135">ти</text:span></text:h>
            <text:p text:style-name="P35"><text:span text:style-name="T126">жду, ждеш, </text:span><text:span text:style-name="T129">недок.</text:span></text:p>
            <text:p text:style-name="P37">1) <text:span text:style-name="T160">перех.</text:span> Перебувати де-небудь, щоб побачити когось, зустрітися з кимось; чекати, очікувати. || <text:span text:style-name="T160">перех.</text:span> <text:span text:style-name="T160">і </text:span><text:span text:style-name="T160">неперех.</text:span>, <text:span text:style-name="T160">кого</text:span>, <text:span text:style-name="T160">чого</text:span>, <text:span text:style-name="T160">на кого </text:span>–<text:span text:style-name="T160">що</text:span>, <text:span text:style-name="T160">зі </text:span><text:span text:style-name="T160">спол.</text:span> Розраховувати на чиє-небудь повернення, на прихід, появу когось, чогось, на здійснення чогось.</text:p>
            <text:p text:style-name="P43"><text:span text:style-name="T107">2) </text:span><text:span text:style-name="T116">перех.</text:span><text:span text:style-name="T107"> </text:span><text:span text:style-name="T116">і </text:span><text:span text:style-name="T116">неперех.</text:span><text:span text:style-name="T107"> Надіятися на що-небудь, сподіватися чогось; чекати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4">27</text:p>
          </table:table-cell>
          <table:table-cell table:style-name="Dictionary.B53" table:number-columns-spanned="3" office:value-type="string">
            <text:p text:style-name="P29">Всенезустріч</text:p>
            <text:p text:style-name="P10"><text:span text:style-name="T30">-і, </text:span><text:span text:style-name="T31">ім., ж., інд.-авт.</text:span></text:p>
          </table:table-cell>
          <table:covered-table-cell/>
          <table:covered-table-cell/>
          <table:table-cell table:style-name="Dictionary.E53" table:number-columns-spanned="3" office:value-type="string">
            <text:p text:style-name="P10"><text:span text:style-name="T56">утворене способом зрощення, похідне від слів:</text:span> <text:span text:style-name="T136">все</text:span> і <text:span text:style-name="T136">незу</text:span><text:span text:style-name="T7"></text:span><text:span text:style-name="T136">стріч</text:span></text:p>
          </table:table-cell>
          <table:covered-table-cell/>
          <table:covered-table-cell/>
          <table:table-cell table:style-name="Dictionary.H53" table:number-columns-spanned="3" office:value-type="string">
            <text:p text:style-name="P14">Ця дорога вседороги</text:p>
            <text:p text:style-name="P10"><text:span text:style-name="T34">всенезустрічі</text:span><text:span text:style-name="T31"> – всегону.</text:span></text:p>
            <text:p text:style-name="P14">Позирай із заквагону</text:p>
            <text:p text:style-name="P10"><text:span text:style-name="T31">за сузір’ям Козерога. </text:span><text:span text:style-name="T50">(П‑1, 67);</text:span></text:p>
            <text:p text:style-name="P14">Що мав – привиділось, <text:soft-page-break/>причулося,</text:p>
            <text:p text:style-name="P10"><text:span text:style-name="T31">на </text:span><text:span text:style-name="T34">всенезустріч</text:span><text:span text:style-name="T31">, всепрощання. </text:span><text:span text:style-name="T50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3" office:value-type="string">
            <text:p text:style-name="P6">все <text:span text:style-name="T158">(див. 6)</text:span></text:p>
          </table:table-cell>
          <table:covered-table-cell/>
          <table:covered-table-cell/>
          <table:table-cell table:style-name="Dictionary.E54" table:number-columns-spanned="4" office:value-type="string">
            <text:p text:style-name="P6">не <text:span text:style-name="T158">(див. 25)</text:span></text:p>
          </table:table-cell>
          <table:covered-table-cell/>
          <table:covered-table-cell/>
          <table:covered-table-cell/>
          <table:table-cell table:style-name="Dictionary.I54" table:number-columns-spanned="2" office:value-type="string">
            <text:h text:style-name="P49" text:outline-level="2"><text:span text:style-name="T135">з</text:span><text:span text:style-name="T135">у</text:span><text:span text:style-name="T6"></text:span><text:span text:style-name="T135">стріч</text:span></text:h>
            <text:p text:style-name="P35"><text:span text:style-name="T126">-і, </text:span><text:span text:style-name="T129">ж.</text:span><text:span text:style-name="T126">, </text:span><text:span text:style-name="T129">кого</text:span><text:span text:style-name="T126">, </text:span><text:span text:style-name="T129">чого</text:span><text:span text:style-name="T126">, </text:span><text:span text:style-name="T129">з ким </text:span><text:span text:style-name="T126">– </text:span><text:span text:style-name="T129">чим і без додатка</text:span><text:span text:style-name="T126">.</text:span></text:p>
            <text:p text:style-name="P37">1) Зближення з ким-, чим-небудь, хто (що) рухається навпроти.</text:p>
            <text:p text:style-name="P42"><text:span text:style-name="T104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115">рідко</text:span><text:span text:style-name="T104">. Знайомство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4">28</text:p>
          </table:table-cell>
          <table:table-cell table:style-name="Dictionary.B55" table:number-columns-spanned="3" office:value-type="string">
            <text:p text:style-name="P10"><text:span text:style-name="T5">Всенезустріч</text:span><text:span text:style-name="T3">-</text:span><text:span text:style-name="T5">всегíн</text:span></text:p>
            <text:p text:style-name="P10"><text:span text:style-name="T30">-гону, </text:span><text:span text:style-name="T31">ім., ж., інд.-авт.</text:span></text:p>
          </table:table-cell>
          <table:covered-table-cell/>
          <table:covered-table-cell/>
          <table:table-cell table:style-name="Dictionary.E55" table:number-columns-spanned="3" office:value-type="string">
            <text:p text:style-name="P10"><text:span text:style-name="T56">утворене способом словоскладання, похідне від слів:</text:span><text:span text:style-name="T42"> </text:span><text:span text:style-name="T45">всенезу</text:span><text:span text:style-name="T6"></text:span><text:span text:style-name="T45">стріч</text:span><text:span text:style-name="T42"> і </text:span><text:span text:style-name="T45">всегі</text:span><text:span text:style-name="T6"></text:span><text:span text:style-name="T45">н</text:span></text:p>
          </table:table-cell>
          <table:covered-table-cell/>
          <table:covered-table-cell/>
          <table:table-cell table:style-name="Dictionary.H55" table:number-columns-spanned="3" office:value-type="string">
            <text:p text:style-name="P14">Ця дорога вседороги,</text:p>
            <text:p text:style-name="P10"><text:span text:style-name="T34">всенезустрічі-всегону</text:span><text:span text:style-name="T31">,</text:span></text:p>
            <text:p text:style-name="P14">позирай із зак-вагону</text:p>
            <text:p text:style-name="P10"><text:span text:style-name="T31">за сузір’ям Козерога. </text:span><text:span text:style-name="T50">(П‑1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4" office:value-type="string">
            <text:p text:style-name="P10"><text:span text:style-name="T45">всенезу</text:span><text:span text:style-name="T6"></text:span><text:span text:style-name="T45">стріч </text:span><text:span text:style-name="T62">(див. 27)</text:span></text:p>
          </table:table-cell>
          <table:covered-table-cell/>
          <table:covered-table-cell/>
          <table:covered-table-cell/>
          <table:table-cell table:style-name="Dictionary.F56" table:number-columns-spanned="5" office:value-type="string">
            <text:p text:style-name="P10"><text:span text:style-name="T45">всегі</text:span><text:span text:style-name="T6"></text:span><text:span text:style-name="T45">н </text:span><text:span text:style-name="T62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9</text:p>
          </table:table-cell>
          <table:table-cell table:style-name="Dictionary.B57" table:number-columns-spanned="3" office:value-type="string">
            <text:p text:style-name="P10"><text:span text:style-name="T5">ВсенепІзнани</text:span><text:span text:style-name="T5">й</text:span>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57" table:number-columns-spanned="3" office:value-type="string">
            <text:p text:style-name="P10"><text:span text:style-name="T56">утворене способом основоскладання, </text:span><text:soft-page-break/><text:span text:style-name="T56">похідне від слів:</text:span> <text:span text:style-name="T136">все</text:span> і <text:span text:style-name="T136">непі</text:span><text:span text:style-name="T7"></text:span><text:span text:style-name="T136">знаний</text:span></text:p>
          </table:table-cell>
          <table:covered-table-cell/>
          <table:covered-table-cell/>
          <table:table-cell table:style-name="Dictionary.H57" table:number-columns-spanned="3" office:value-type="string">
            <text:p text:style-name="P14">…попелясті зозулі</text:p>
            <text:p text:style-name="P14">вістили роки: жий однині</text:p>
            <text:p text:style-name="P10"><text:soft-page-break/><text:span text:style-name="T31">на </text:span><text:span text:style-name="T34">всенепізнаній</text:span><text:span text:style-name="T31"> землі. </text:span><text:span text:style-name="T50">(П‑1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4" office:value-type="string">
            <text:p text:style-name="P6">все (див. 6)</text:p>
          </table:table-cell>
          <table:covered-table-cell/>
          <table:covered-table-cell/>
          <table:covered-table-cell/>
          <table:table-cell table:style-name="Dictionary.F58" table:number-columns-spanned="5" office:value-type="string">
            <text:h text:style-name="P49" text:outline-level="2"><text:span text:style-name="T135">неп</text:span><text:span text:style-name="T135">і</text:span><text:span text:style-name="T6"></text:span><text:span text:style-name="T135">знаний</text:span></text:h>
            <text:p text:style-name="P35"><text:span text:style-name="T126">-а, -е.</text:span></text:p>
            <text:p text:style-name="P37">Якого ще не пізнали, не вивчил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0</text:p>
          </table:table-cell>
          <table:table-cell table:style-name="Dictionary.B59" table:number-columns-spanned="3" office:value-type="string">
            <text:p text:style-name="P29">ВсенепогАс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59" table:number-columns-spanned="3" office:value-type="string">
            <text:p text:style-name="P10"><text:span text:style-name="T56">утворене способом основоскладання, похідне від слів:</text:span> <text:span text:style-name="T136">все</text:span> і <text:span text:style-name="T136">непога</text:span><text:span text:style-name="T7"></text:span><text:span text:style-name="T136">сний</text:span></text:p>
          </table:table-cell>
          <table:covered-table-cell/>
          <table:covered-table-cell/>
          <table:table-cell table:style-name="Dictionary.H59" table:number-columns-spanned="3" office:value-type="string">
            <text:p text:style-name="P14">оце світіння полохких світань</text:p>
            <text:p text:style-name="P14">світів жертовних, що мене запалює</text:p>
            <text:p text:style-name="P10"><text:span text:style-name="T34">всенепогасним</text:span><text:span text:style-name="T31"> і ламким, як крига,</text:span></text:p>
            <text:p text:style-name="P10"><text:span text:style-name="T31">огнем співучих надторосів – криг. </text:span><text:span text:style-name="T50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60" table:number-columns-spanned="5" office:value-type="string">
            <text:h text:style-name="P49" text:outline-level="2"><text:span text:style-name="T135">непог</text:span><text:span text:style-name="T135">а</text:span><text:span text:style-name="T6"></text:span><text:span text:style-name="T135">сний</text:span></text:h>
            <text:p text:style-name="P35"><text:span text:style-name="T126">-а, -е.</text:span></text:p>
            <text:p text:style-name="P37">1) Який не гасне, якого не можна погасити; невгасимий.</text:p>
            <text:p text:style-name="P40"><text:span text:style-name="T107">2) </text:span><text:span text:style-name="T116">перен.</text:span><text:span text:style-name="T107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1</text:p>
          </table:table-cell>
          <table:table-cell table:style-name="Dictionary.B61" table:number-columns-spanned="3" office:value-type="string">
            <text:p text:style-name="P29">ВсенепокОр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61" table:number-columns-spanned="3" office:value-type="string">
            <text:p text:style-name="P10"><text:span text:style-name="T56">утворене способом основоскладання, похідне від слів:</text:span> <text:span text:style-name="T136">все</text:span> і <text:span text:style-name="T136">непоко</text:span><text:span text:style-name="T4"></text:span><text:span text:style-name="T136">ра</text:span></text:p>
          </table:table-cell>
          <table:covered-table-cell/>
          <table:covered-table-cell/>
          <table:table-cell table:style-name="Dictionary.H61" table:number-columns-spanned="3" office:value-type="string">
            <text:p text:style-name="P14">Страшна ковбаня – чорна і масна.</text:p>
            <text:p text:style-name="P14">І дух тяжкий повзе, немов потвора,</text:p>
            <text:p text:style-name="P10"><text:span text:style-name="T31">в лещатах дум твоя </text:span><text:span text:style-name="T34">всенепокора</text:span><text:span text:style-name="T31">,</text:span></text:p>
            <text:p text:style-name="P10"><text:span text:style-name="T31">стою на кладці. Дозираю дна. </text:span><text:soft-page-break/><text:span text:style-name="T50">(П‑1, 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62" table:number-columns-spanned="5" office:value-type="string">
            <text:h text:style-name="P49" text:outline-level="2"><text:span text:style-name="T135">непок</text:span><text:span text:style-name="T135">о</text:span><text:span text:style-name="T6"></text:span><text:span text:style-name="T135">ра</text:span></text:h>
            <text:p text:style-name="P35"><text:span text:style-name="T126">-и, </text:span><text:span text:style-name="T129">ж.</text:span></text:p>
            <text:p text:style-name="P37">Небажання або відмова підкорятися кому-небудь, слухатися когось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2</text:p>
          </table:table-cell>
          <table:table-cell table:style-name="Dictionary.B63" table:number-columns-spanned="3" office:value-type="string">
            <text:p text:style-name="P10"><text:span text:style-name="T5">ВсенищІ</text:span><text:span text:style-name="T6"></text:span><text:span text:style-name="T5">вність</text:span></text:p>
            <text:p text:style-name="P10"><text:span text:style-name="T30">-ності, </text:span><text:span text:style-name="T31">ім., ж., інд.-авт.</text:span></text:p>
          </table:table-cell>
          <table:covered-table-cell/>
          <table:covered-table-cell/>
          <table:table-cell table:style-name="Dictionary.E63" table:number-columns-spanned="3" office:value-type="string">
            <text:p text:style-name="P10"><text:span text:style-name="T56">утворене складносуфіксальним способом, похідне від слів:</text:span><text:span text:style-name="T42"> </text:span><text:span text:style-name="T45">все </text:span><text:span text:style-name="T62">і </text:span><text:span text:style-name="T45">нищівний</text:span></text:p>
          </table:table-cell>
          <table:covered-table-cell/>
          <table:covered-table-cell/>
          <table:table-cell table:style-name="Dictionary.H63" table:number-columns-spanned="3" office:value-type="string">
            <text:p text:style-name="P14">І ти збагнеш</text:p>
            <text:p text:style-name="P10"><text:span text:style-name="T31">обнавіснілу </text:span><text:span text:style-name="T34">всенищівність</text:span><text:span text:style-name="T31"> роду. </text:span><text:span text:style-name="T50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64" table:number-columns-spanned="5" office:value-type="string">
            <text:h text:style-name="P49" text:outline-level="2"><text:span text:style-name="T135">нищівн</text:span><text:span text:style-name="T135">и</text:span><text:span text:style-name="T6"></text:span><text:span text:style-name="T135">й</text:span></text:h>
            <text:p text:style-name="P35"><text:span text:style-name="T126">-а, -е.</text:span></text:p>
            <text:p text:style-name="P37">Який має велику руйнівну, знищувальну силу. || Дуже великий, сильний. || Різкий, нещадний, непримиренний. || Сповнений зневаги, осуду, презирств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3</text:p>
          </table:table-cell>
          <table:table-cell table:style-name="Dictionary.B65" table:number-columns-spanned="3" office:value-type="string">
            <text:p text:style-name="P10"><text:span text:style-name="T5">ВсеО</text:span><text:span text:style-name="T6"></text:span><text:span text:style-name="T5">брій</text:span></text:p>
            <text:p text:style-name="P10"><text:span text:style-name="T30">-ю, </text:span><text:span text:style-name="T31">ім., ч., інд.-авт.</text:span></text:p>
          </table:table-cell>
          <table:covered-table-cell/>
          <table:covered-table-cell/>
          <table:table-cell table:style-name="Dictionary.E65" table:number-columns-spanned="3" office:value-type="string">
            <text:p text:style-name="P10"><text:span text:style-name="T56">утворене способом основоскладання, похідне від слів:</text:span> <text:span text:style-name="T136">все </text:span>і <text:span text:style-name="T136">о</text:span><text:span text:style-name="T6"></text:span><text:span text:style-name="T136">брій</text:span></text:p>
          </table:table-cell>
          <table:covered-table-cell/>
          <table:covered-table-cell/>
          <table:table-cell table:style-name="Dictionary.H65" table:number-columns-spanned="3" office:value-type="string">
            <text:p text:style-name="P14">Старечою ходою</text:p>
            <text:p text:style-name="P14">із костуром – іще бриниш мені</text:p>
            <text:p text:style-name="P10"><text:span text:style-name="T34">всеобрієм</text:span><text:span text:style-name="T31">. </text:span><text:span text:style-name="T50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66" table:number-columns-spanned="5" office:value-type="string">
            <text:h text:style-name="P49" text:outline-level="2"><text:span text:style-name="T135">о</text:span><text:span text:style-name="T6"></text:span><text:span text:style-name="T135">брій</text:span></text:h>
            <text:p text:style-name="P35"><text:span text:style-name="T126">-ю, </text:span><text:span text:style-name="T129">ч.</text:span></text:p>
            <text:p text:style-name="P37">1) Лінія позірного зіткнення неба з землею чи водною поверхнею; <text:soft-page-break/>горизонт, небокрай. || Прилегла до землі частина небесного простору; небосхил.</text:p>
            <text:p text:style-name="P37">2) Простір, який постає перед очима на відкритій місцевості; виднокол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4</text:p>
          </table:table-cell>
          <table:table-cell table:style-name="Dictionary.B67" table:number-columns-spanned="3" office:value-type="string">
            <text:p text:style-name="P10"><text:span text:style-name="T5">ВсеобрушА</text:span><text:span text:style-name="T6"></text:span><text:span text:style-name="T5">ти</text:span></text:p>
            <text:p text:style-name="P10"><text:span text:style-name="T30">-а</text:span><text:span text:style-name="T6"></text:span><text:span text:style-name="T30">ю, -єш, дієсл., </text:span><text:span text:style-name="T32">недок., перех., інд.-авт.</text:span></text:p>
          </table:table-cell>
          <table:covered-table-cell/>
          <table:covered-table-cell/>
          <table:table-cell table:style-name="Dictionary.E67" table:number-columns-spanned="3" office:value-type="string">
            <text:p text:style-name="P10"><text:span text:style-name="T145">утворене способом основоскладання, похідне від слів:</text:span> <text:span text:style-name="T136">все</text:span> і <text:span text:style-name="T136">обруша</text:span><text:span text:style-name="T6"></text:span><text:span text:style-name="T136">ти</text:span></text:p>
          </table:table-cell>
          <table:covered-table-cell/>
          <table:covered-table-cell/>
          <table:table-cell table:style-name="Dictionary.H67" table:number-columns-spanned="3" office:value-type="string">
            <text:p text:style-name="P10"><text:span text:style-name="T31">Та </text:span><text:span text:style-name="T34">всеобрушає</text:span><text:span text:style-name="T31"> нестерпно</text:span></text:p>
            <text:p text:style-name="P14">двопогляд. У ньому ти сущий,</text:p>
            <text:p text:style-name="P14">померлий, пантруєш живого,</text:p>
            <text:p text:style-name="P10"><text:span text:style-name="T31">зориш за померлим – живий. </text:span><text:span text:style-name="T50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3" office:value-type="string">
            <text:p text:style-name="P6">все <text:span text:style-name="T158">(див. 6)</text:span></text:p>
          </table:table-cell>
          <table:covered-table-cell/>
          <table:covered-table-cell/>
          <table:table-cell table:style-name="Dictionary.E68" table:number-columns-spanned="6" office:value-type="string">
            <text:h text:style-name="P51" text:outline-level="2"><text:span text:style-name="T106">обр</text:span><text:span text:style-name="T106">у</text:span><text:span text:style-name="T24"></text:span><text:span text:style-name="T106">шувати</text:span></text:h>
            <text:p text:style-name="P35"><text:span text:style-name="T126">-ую, -уєш </text:span><text:span text:style-name="T129">і рідко </text:span><text:span text:style-name="T126">обрушати, -аю, -аєш, </text:span><text:span text:style-name="T129">недок.</text:span><text:span text:style-name="T126">, обрушити, -шу, -шиш,</text:span><text:span text:style-name="T129">док.</text:span><text:span text:style-name="T126">, </text:span><text:span text:style-name="T129">перех.</text:span></text:p>
            <text:p text:style-name="P37">3) <text:span text:style-name="T160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5</text:p>
          </table:table-cell>
          <table:table-cell table:style-name="Dictionary.B69" table:number-columns-spanned="3" office:value-type="string">
            <text:p text:style-name="P10"><text:span text:style-name="T5">ВсеО</text:span><text:span text:style-name="T6"></text:span><text:span text:style-name="T5">чі</text:span></text:p>
            <text:p text:style-name="P10"><text:span text:style-name="T30">-чéй, </text:span><text:span text:style-name="T31">ім., мн., інд.-авт.</text:span></text:p>
          </table:table-cell>
          <table:covered-table-cell/>
          <table:covered-table-cell/>
          <table:table-cell table:style-name="Dictionary.E69" table:number-columns-spanned="3" office:value-type="string">
            <text:p text:style-name="P10"><text:span text:style-name="T56">утворене способом основоскладання, похідне від слів:</text:span> <text:span text:style-name="T136">все</text:span> і <text:span text:style-name="T136">о</text:span><text:span text:style-name="T6"></text:span><text:span text:style-name="T136">чі</text:span></text:p>
          </table:table-cell>
          <table:covered-table-cell/>
          <table:covered-table-cell/>
          <table:table-cell table:style-name="Dictionary.H69" table:number-columns-spanned="3" office:value-type="string">
            <text:p text:style-name="P14">Узорені, роздумані, прозорі - </text:p>
            <text:p text:style-name="P14">вони – одне високе чудування - </text:p>
            <text:p text:style-name="P14">недоторканна є оця зчужілість</text:p>
            <text:p text:style-name="P10"><text:span text:style-name="T31">і всепрозріння добрих </text:span><text:span text:style-name="T34">всеочей</text:span><text:span text:style-name="T31">. </text:span><text:span text:style-name="T50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3" office:value-type="string">
            <text:p text:style-name="P6">все <text:span text:style-name="T158">(див. 6)</text:span></text:p>
          </table:table-cell>
          <table:covered-table-cell/>
          <table:covered-table-cell/>
          <table:table-cell table:style-name="Dictionary.E70" table:number-columns-spanned="6" office:value-type="string">
            <text:h text:style-name="P51" text:outline-level="2"><text:span text:style-name="T105">О</text:span><text:span text:style-name="T24"></text:span><text:span text:style-name="T105">ко (</text:span><text:span text:style-name="T105">о</text:span><text:span text:style-name="T24"></text:span><text:span text:style-name="T105">чі)</text:span></text:h>
            <text:p text:style-name="P35"><text:span text:style-name="T125">I </text:span><text:span text:style-name="T126">-а, </text:span><text:span text:style-name="T129">с.</text:span><text:span text:style-name="T126"> (</text:span><text:span text:style-name="T129">мн.</text:span><text:span text:style-name="T126"> очі, </text:span><text:span text:style-name="T129">рідко </text:span><text:span text:style-name="T126">вічі, очей – </text:span><text:span text:style-name="T129">перев.</text:span><text:span text:style-name="T126"> </text:span><text:span text:style-name="T129">з прийм.</text:span><text:span text:style-name="T126"> у).</text:span></text:p>
            <text:p text:style-name="P36"><text:span text:style-name="T128">1) Орган зору у людини, всіх хребетних та деяких </text:span><text:soft-page-break/><text:span text:style-name="T128">безхребетних тварин. || Те саме, що погляд.</text:span></text:p>
            <text:p text:style-name="P37">2) <text:span text:style-name="T160">розм.</text:span> Здатність бачити; зір. || <text:span text:style-name="T160">тільки </text:span><text:span text:style-name="T160">одн.</text:span> Особлива здатність бачення, властива людині завдяки певній професії, досвіду і т. ін.</text:p>
            <text:p text:style-name="P40"><text:span text:style-name="T107">3) </text:span><text:span text:style-name="T116">перен.</text:span><text:span text:style-name="T107">, </text:span><text:span text:style-name="T116">розм.</text:span><text:span text:style-name="T107"> Піклування, догляд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6</text:p>
          </table:table-cell>
          <table:table-cell table:style-name="Dictionary.B71" table:number-columns-spanned="3" office:value-type="string">
            <text:p text:style-name="P29">Всепам’яткий</text:p>
            <text:p text:style-name="P10"><text:span text:style-name="T30">-á, -é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71" table:number-columns-spanned="3" office:value-type="string">
            <text:p text:style-name="P10"><text:span text:style-name="T56">утворене способом основоскладання, похідне від слів:</text:span> <text:span text:style-name="T136">все</text:span> і <text:span text:style-name="T45">пам’яткий</text:span></text:p>
          </table:table-cell>
          <table:covered-table-cell/>
          <table:covered-table-cell/>
          <table:table-cell table:style-name="Dictionary.H71" table:number-columns-spanned="3" office:value-type="string">
            <text:p text:style-name="P14">Володарю своєї смерті, доля - </text:p>
            <text:p text:style-name="P10"><text:span text:style-name="T34">всепам’ятка</text:span><text:span text:style-name="T31">, всечула, всевидюща - </text:span></text:p>
            <text:p text:style-name="P10"><text:span text:style-name="T31">нічого не забуде, не простить. </text:span><text:span text:style-name="T50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3" office:value-type="string">
            <text:p text:style-name="P6">все <text:span text:style-name="T158">(див. 6)</text:span></text:p>
          </table:table-cell>
          <table:covered-table-cell/>
          <table:covered-table-cell/>
          <table:table-cell table:style-name="Dictionary.E72" table:number-columns-spanned="6" office:value-type="string">
            <text:h text:style-name="P51" text:outline-level="2"><text:span text:style-name="T106">Пам’ятл</text:span><text:span text:style-name="T106">и</text:span><text:span text:style-name="T24"></text:span><text:span text:style-name="T106">вий (пам’ятки</text:span><text:span text:style-name="T24"></text:span><text:span text:style-name="T106">й)</text:span></text:h>
            <text:p text:style-name="P35"><text:span text:style-name="T126">-а, -е.</text:span></text:p>
            <text:p text:style-name="P37">1) Який має добру пам'ять, здатний легко запам'ятовувати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7</text:p>
          </table:table-cell>
          <table:table-cell table:style-name="Dictionary.B73" table:number-columns-spanned="3" office:value-type="string">
            <text:p text:style-name="P29">ВсепекЕль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73" table:number-columns-spanned="3" office:value-type="string">
            <text:p text:style-name="P23"><text:span text:style-name="T60">утворене способом основоскладання, похідне від слів:</text:span><text:span text:style-name="T30"> </text:span><text:span text:style-name="T46">все</text:span><text:span text:style-name="T30"> і </text:span><text:span text:style-name="T46">пекéльний</text:span></text:p>
          </table:table-cell>
          <table:covered-table-cell/>
          <table:covered-table-cell/>
          <table:table-cell table:style-name="Dictionary.H73" table:number-columns-spanned="3" office:value-type="string">
            <text:p text:style-name="P14">Сяє срібне серце землі</text:p>
            <text:p text:style-name="P10"><text:span text:style-name="T34">всепекельними </text:span><text:span text:style-name="T31">калюжами. </text:span><text:span text:style-name="T50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74" table:number-columns-spanned="5" office:value-type="string">
            <text:h text:style-name="P49" text:outline-level="2"><text:span text:style-name="T135">пек</text:span><text:span text:style-name="T135">е</text:span><text:span text:style-name="T6"></text:span><text:span text:style-name="T135">льний</text:span></text:h>
            <text:p text:style-name="P35"><text:span text:style-name="T126">-а, -е.</text:span></text:p>
            <text:p text:style-name="P36"><text:span text:style-name="T128">1) Прикм. до пекло 1). || Який уявно спостерігається в пеклі.</text:span></text:p>
            <text:p text:style-name="P37">2) <text:span text:style-name="T160">перен.</text:span> Важкий, жахливий, нестерпний; такий, як у пеклі. || Надзвичайний за ступенем прояву; <text:soft-page-break/>дуже великий.</text:p>
            <text:p text:style-name="P40"><text:span text:style-name="T107">3) </text:span><text:span text:style-name="T116">перен.</text:span><text:span text:style-name="T107"> Злий, підступний. || </text:span><text:span text:style-name="T116">розм.</text:span><text:span text:style-name="T107"> Уживається як лайливе слов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8</text:p>
          </table:table-cell>
          <table:table-cell table:style-name="Dictionary.B75" table:number-columns-spanned="3" office:value-type="string">
            <text:p text:style-name="P29">ВсеперелЕт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75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все</text:span><text:span text:style-name="T42"> і </text:span><text:span text:style-name="T45">перелі</text:span><text:span text:style-name="T6"></text:span><text:span text:style-name="T45">т</text:span></text:p>
          </table:table-cell>
          <table:covered-table-cell/>
          <table:covered-table-cell/>
          <table:table-cell table:style-name="Dictionary.H75" table:number-columns-spanned="3" office:value-type="string">
            <text:p text:style-name="P14">Це божевілля пориву, ця рвань</text:p>
            <text:p text:style-name="P10"><text:span text:style-name="T34">всеперелетів</text:span><text:span text:style-name="T31"> – з пекла і до раю,</text:span></text:p>
            <text:p text:style-name="P10"><text:span text:style-name="T31">це надвисання в смерть… </text:span><text:span text:style-name="T50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76" table:number-columns-spanned="5" office:value-type="string">
            <text:h text:style-name="P49" text:outline-level="2"><text:span text:style-name="T135">перел</text:span><text:span text:style-name="T135">і</text:span><text:span text:style-name="T6"></text:span><text:span text:style-name="T135">т</text:span></text:h>
            <text:p text:style-name="P35"><text:span text:style-name="T126">-льоту, </text:span><text:span text:style-name="T129">ч.</text:span></text:p>
            <text:p text:style-name="P36"><text:span text:style-name="T128">1) Дія і стан за знач. перелетіти 1), переліта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39</text:p>
          </table:table-cell>
          <table:table-cell table:style-name="Dictionary.B77" table:number-columns-spanned="3" office:value-type="string">
            <text:p text:style-name="P29">Всепереляк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77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все</text:span><text:span text:style-name="T42"> і </text:span><text:span text:style-name="T45">переляк</text:span></text:p>
          </table:table-cell>
          <table:covered-table-cell/>
          <table:covered-table-cell/>
          <table:table-cell table:style-name="Dictionary.H77" table:number-columns-spanned="3" office:value-type="string">
            <text:p text:style-name="P14">Куди сховатись,</text:p>
            <text:p text:style-name="P14">аби втекти глухонімого болю</text:p>
            <text:p text:style-name="P10"><text:span text:style-name="T31">і таємничого </text:span><text:span text:style-name="T34">Всепереляку</text:span></text:p>
            <text:p text:style-name="P10"><text:span text:style-name="T31">і ницого рятунку Порожнеч? </text:span><text:span text:style-name="T50">(П‑1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78" table:number-columns-spanned="5" office:value-type="string">
            <text:h text:style-name="P49" text:outline-level="2"><text:span text:style-name="T135">перел</text:span><text:span text:style-name="T135">я</text:span><text:span text:style-name="T6"></text:span><text:span text:style-name="T135">к</text:span></text:h>
            <text:p text:style-name="P35"><text:span text:style-name="T126">-у, </text:span><text:span text:style-name="T129">ч.</text:span></text:p>
            <text:p text:style-name="P37">Почуття страху, боязні. || Стан, викликаний таким почуттям; зовнішні ознаки такого почутт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0</text:p>
          </table:table-cell>
          <table:table-cell table:style-name="Dictionary.B79" table:number-columns-spanned="3" office:value-type="string">
            <text:p text:style-name="P29">Всепопéреду</text:p>
            <text:p text:style-name="P16">присл., інд.-авт.</text:p>
          </table:table-cell>
          <table:covered-table-cell/>
          <table:covered-table-cell/>
          <table:table-cell table:style-name="Dictionary.E79" table:number-columns-spanned="3" office:value-type="string">
            <text:p text:style-name="P10"><text:span text:style-name="T54">утворене способом зрощення, похідне від слів:</text:span><text:span text:style-name="T42"> </text:span><text:span text:style-name="T45">все</text:span><text:span text:style-name="T42"> і </text:span><text:span text:style-name="T45">попéреду</text:span></text:p>
          </table:table-cell>
          <table:covered-table-cell/>
          <table:covered-table-cell/>
          <table:table-cell table:style-name="Dictionary.H79" table:number-columns-spanned="3" office:value-type="string">
            <text:p text:style-name="P10"><text:span text:style-name="T31">Іду до вас – ви </text:span><text:span text:style-name="T34">всепопереду</text:span><text:span text:style-name="T31">,</text:span></text:p>
            <text:p text:style-name="P10"><text:span text:style-name="T31">за заримим обрієм моїм. </text:span><text:span text:style-name="T50">(П‑2, 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80" table:number-columns-spanned="5" office:value-type="string">
            <text:h text:style-name="P49" text:outline-level="2"><text:span text:style-name="T135">поп</text:span><text:span text:style-name="T135">е</text:span><text:span text:style-name="T6"></text:span><text:span text:style-name="T135">реду</text:span></text:h>
            <text:p text:style-name="P35"><text:soft-page-break/><text:span text:style-name="T125">I </text:span><text:span text:style-name="T129">присл.</text:span></text:p>
            <text:p text:style-name="P37">1) Перед ким-, чим-небудь, на чолі когось, чогось; <text:span text:style-name="T160">прот.</text:span> позаду. || У передній частині чого-небудь. || У числі перших, передових, в авангарді.</text:p>
            <text:p text:style-name="P37">2) Раніше від кого-, чого-небудь; спершу. || За якийсь час до чого-небудь; заздалегідь, наперед. || У минулому, раніше.</text:p>
            <text:p text:style-name="P37">3) На деякій відстані перед ким-, чим-небудь. || На значній віддалі на шляху під час пересування.</text:p>
            <text:p text:style-name="P37">4) У майбутньом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1</text:p>
          </table:table-cell>
          <table:table-cell table:style-name="Dictionary.B81" table:number-columns-spanned="3" office:value-type="string">
            <text:p text:style-name="P29">Всепрозрíння</text:p>
            <text:p text:style-name="P16">ім., с., інд.-авт.</text:p>
          </table:table-cell>
          <table:covered-table-cell/>
          <table:covered-table-cell/>
          <table:table-cell table:style-name="Dictionary.E81" table:number-columns-spanned="3" office:value-type="string">
            <text:p text:style-name="P10"><text:span text:style-name="T54">утворене способом основоскладання, похідне від слів:</text:span><text:span text:style-name="T42"> </text:span><text:span text:style-name="T45">все</text:span><text:span text:style-name="T42"> </text:span><text:span text:style-name="T42">і </text:span><text:span text:style-name="T45">прозрíння</text:span></text:p>
          </table:table-cell>
          <table:covered-table-cell/>
          <table:covered-table-cell/>
          <table:table-cell table:style-name="Dictionary.H81" table:number-columns-spanned="3" office:value-type="string">
            <text:p text:style-name="P14">На всерозхресті люті і жаху,</text:p>
            <text:p text:style-name="P10"><text:span text:style-name="T31">на </text:span><text:span text:style-name="T34">всепрозрінні</text:span><text:span text:style-name="T31"> смертного скрику</text:span></text:p>
            <text:p text:style-name="P14">дай мені, Боже, чесного шляху,</text:p>
            <text:p text:style-name="P10"><text:span text:style-name="T31">дай мені, Боже, гордого лику! </text:span><text:span text:style-name="T50">(П‑1, 153);</text:span></text:p>
            <text:p text:style-name="P14">Узорені, роздумані, прозорі - </text:p>
            <text:p text:style-name="P14">вони – одне високе чудування - </text:p>
            <text:p text:style-name="P14">недоторканна є оця зчужілість</text:p>
            <text:p text:style-name="P10"><text:span text:style-name="T31">і </text:span><text:span text:style-name="T34">всепрозріння</text:span><text:span text:style-name="T31"> добрих всеочей. </text:span><text:span text:style-name="T50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82" table:number-columns-spanned="5" office:value-type="string">
            <text:h text:style-name="P49" text:outline-level="2"><text:span text:style-name="T135">прозр</text:span><text:span text:style-name="T135">і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oft-page-break/><text:span text:style-name="T128">1) Дія і стан за знач. прозрі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2</text:p>
          </table:table-cell>
          <table:table-cell table:style-name="Dictionary.B83" table:number-columns-spanned="3" office:value-type="string">
            <text:p text:style-name="P29">Всепрощáль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83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все</text:span><text:span text:style-name="T42"> і </text:span><text:span text:style-name="T45">прощáльний</text:span></text:p>
          </table:table-cell>
          <table:covered-table-cell/>
          <table:covered-table-cell/>
          <table:table-cell table:style-name="Dictionary.H83" table:number-columns-spanned="3" office:value-type="string">
            <text:p text:style-name="P10"><text:span text:style-name="T31">Земля – хитлива і плавка – вседорога і </text:span><text:span text:style-name="T34">всепрощальна</text:span><text:span text:style-name="T31"> - </text:span></text:p>
            <text:p text:style-name="P10"><text:span text:style-name="T31">здоліла стати, щоб благальна помічена була рука. </text:span><text:span text:style-name="T50">(П‑2, 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84" table:number-columns-spanned="5" office:value-type="string">
            <text:h text:style-name="P49" text:outline-level="2"><text:span text:style-name="T135">прощ</text:span><text:span text:style-name="T135">а</text:span><text:span text:style-name="T6"></text:span><text:span text:style-name="T135">льний</text:span></text:h>
            <text:p text:style-name="P35"><text:span text:style-name="T126">-а, -е.</text:span></text:p>
            <text:p text:style-name="P37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42"><text:span text:style-name="T104">2) </text:span><text:span text:style-name="T115">перен.</text:span><text:span text:style-name="T104"> Останні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3</text:p>
          </table:table-cell>
          <table:table-cell table:style-name="Dictionary.B85" table:number-columns-spanned="3" office:value-type="string">
            <text:p text:style-name="P29">Всепрощ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85" table:number-columns-spanned="3" office:value-type="string">
            <text:p text:style-name="P10"><text:span text:style-name="T56">утворене способом </text:span><text:span text:style-name="T56">основословоскладання, похідне від слів:</text:span><text:span text:style-name="T42"> </text:span><text:span text:style-name="T45">все</text:span><text:span text:style-name="T42"> і </text:span><text:span text:style-name="T45">прощáння</text:span></text:p>
          </table:table-cell>
          <table:covered-table-cell/>
          <table:covered-table-cell/>
          <table:table-cell table:style-name="Dictionary.H85" table:number-columns-spanned="3" office:value-type="string">
            <text:p text:style-name="P10"><text:span text:style-name="T31">Що мав – привиділось, </text:span><text:span text:style-name="T31">причулося,</text:span></text:p>
            <text:p text:style-name="P10"><text:span text:style-name="T31">на всенезустріч, </text:span><text:span text:style-name="T34">всепрощання</text:span><text:span text:style-name="T31">. </text:span><text:span text:style-name="T50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86" table:number-columns-spanned="5" office:value-type="string">
            <text:h text:style-name="P49" text:outline-level="2"><text:span text:style-name="T135">прощ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1) Дія за знач. прощатися 1). || Слова, які вимовляються перед розлукою, розставанням. </text:span><text:span text:style-name="T131">Час прощання</text:span><text:span text:style-name="T128">.</text:span></text:p>
            <text:p text:style-name="P40"><text:span text:style-name="T107">2) </text:span><text:span text:style-name="T116">перен.</text:span><text:span text:style-name="T107"> Розставання з чим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4</text:p>
          </table:table-cell>
          <table:table-cell table:style-name="Dictionary.B87" table:number-columns-spanned="3" office:value-type="string">
            <text:p text:style-name="P29">Всерозлук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87" table:number-columns-spanned="3" office:value-type="string">
            <text:p text:style-name="P10"><text:span text:style-name="T56">утворене способом основоскладання, </text:span><text:soft-page-break/><text:span text:style-name="T56">похідне від слів:</text:span><text:span text:style-name="T42"> </text:span><text:span text:style-name="T45">все</text:span><text:span text:style-name="T42"> і </text:span><text:span text:style-name="T45">розлука</text:span></text:p>
          </table:table-cell>
          <table:covered-table-cell/>
          <table:covered-table-cell/>
          <table:table-cell table:style-name="Dictionary.H87" table:number-columns-spanned="3" office:value-type="string">
            <text:p text:style-name="P14">Сягни рукою – і не досягнеш</text:p>
            <text:p text:style-name="P10"><text:span text:style-name="T31">ні краю </text:span><text:span text:style-name="T34">всерозлук</text:span><text:span text:style-name="T31">, ні муки краю. </text:span><text:soft-page-break/><text:span text:style-name="T50">(П‑1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88" table:number-columns-spanned="5" office:value-type="string">
            <text:h text:style-name="P49" text:outline-level="2"><text:span text:style-name="T135">розл</text:span><text:span text:style-name="T135">у</text:span><text:span text:style-name="T6"></text:span><text:span text:style-name="T135">ка</text:span></text:h>
            <text:p text:style-name="P35"><text:span text:style-name="T126">-и, </text:span><text:span text:style-name="T129">ж.</text:span></text:p>
            <text:p text:style-name="P37">1) Розставання, прощання з ким-, чим-небудь близьким, дорогим.</text:p>
            <text:p text:style-name="P37">2) Тимчасове перебування далеко від кого-, чого-небудь близького, дорогог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5</text:p>
          </table:table-cell>
          <table:table-cell table:style-name="Dictionary.B89" table:number-columns-spanned="3" office:value-type="string">
            <text:p text:style-name="P29">Всерозхрéст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89" table:number-columns-spanned="3" office:value-type="string">
            <text:p text:style-name="P10"><text:span text:style-name="T171">утворене способом основоскладання, префіксальним і нульсуфіксальним, </text:span><text:span text:style-name="T171">похідне від слів:</text:span><text:span text:style-name="T42"> </text:span><text:span text:style-name="T45">все</text:span><text:span text:style-name="T42"> і </text:span><text:span text:style-name="T45">хрест</text:span></text:p>
          </table:table-cell>
          <table:covered-table-cell/>
          <table:covered-table-cell/>
          <table:table-cell table:style-name="Dictionary.H89" table:number-columns-spanned="3" office:value-type="string">
            <text:p text:style-name="P10"><text:span text:style-name="T31">На </text:span><text:span text:style-name="T34">всерозхресті</text:span><text:span text:style-name="T31"> люті і жаху,</text:span></text:p>
            <text:p text:style-name="P14">на всепрозрінні смертного скрику</text:p>
            <text:p text:style-name="P14">дай мені, Боже, чесного шляху,</text:p>
            <text:p text:style-name="P10"><text:span text:style-name="T31">дай мені, Боже, гордого лику! </text:span><text:span text:style-name="T50">(П‑1, 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90" table:number-columns-spanned="5" office:value-type="string">
            <text:h text:style-name="P48" text:outline-level="2">хрест</text:h>
            <text:p text:style-name="P35"><text:span text:style-name="T126">-а, </text:span><text:span text:style-name="T129">ч.</text:span></text:p>
            <text:p text:style-name="P37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40"><text:span text:style-name="T107">5) </text:span><text:span text:style-name="T116">перен.</text:span><text:span text:style-name="T107"> Страждання, випробування, </text:span><text:soft-page-break/><text:span text:style-name="T107">що випали на чиюсь долю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6</text:p>
          </table:table-cell>
          <table:table-cell table:style-name="Dictionary.B91" table:number-columns-spanned="3" office:value-type="string">
            <text:p text:style-name="P29">Всесáдно</text:p>
            <text:p text:style-name="P16">присл., інд.-авт.</text:p>
          </table:table-cell>
          <table:covered-table-cell/>
          <table:covered-table-cell/>
          <table:table-cell table:style-name="Dictionary.E91" table:number-columns-spanned="3" office:value-type="string">
            <text:p text:style-name="P10"><text:span text:style-name="T54">утворене суфіксальним способом, похідне від слова</text:span><text:span text:style-name="T42"> </text:span><text:span text:style-name="T45">всесáдний</text:span></text:p>
          </table:table-cell>
          <table:covered-table-cell/>
          <table:covered-table-cell/>
          <table:table-cell table:style-name="Dictionary.H91" table:number-columns-spanned="3" office:value-type="string">
            <text:p text:style-name="P10"><text:span text:style-name="T31">Меркавий</text:span><text:span text:style-name="T34"> </text:span><text:span text:style-name="T31">місяць був посів</text:span></text:p>
            <text:p text:style-name="P10"><text:span text:style-name="T31">на всю околицю, </text:span><text:span text:style-name="T34">всесадно</text:span></text:p>
            <text:p text:style-name="P14">пишаючись і правив владно,</text:p>
            <text:p text:style-name="P10"><text:span text:style-name="T31">нічний мій сором чемно крив. </text:span><text:span text:style-name="T50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9" office:value-type="string">
            <text:p text:style-name="P10"><text:span text:style-name="T45">Всесáдний </text:span><text:span text:style-name="T62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7</text:p>
          </table:table-cell>
          <table:table-cell table:style-name="Dictionary.B93" table:number-columns-spanned="3" office:value-type="string">
            <text:p text:style-name="P29">Всеспáле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93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все</text:span><text:span text:style-name="T42"> і </text:span><text:span text:style-name="T45">спáлення</text:span></text:p>
          </table:table-cell>
          <table:covered-table-cell/>
          <table:covered-table-cell/>
          <table:table-cell table:style-name="Dictionary.H93" table:number-columns-spanned="3" office:value-type="string">
            <text:p text:style-name="P10"><text:span text:style-name="T34">Всеспалення</text:span><text:span text:style-name="T31"> Твоє автодафе - </text:span></text:p>
            <text:p text:style-name="P14">перепочинок перед різнім святом,</text:p>
            <text:p text:style-name="P14">як ворогу назвешся рідним братом</text:p>
            <text:p text:style-name="P10"><text:span text:style-name="T31">і смерк розсуне лірою Орфей. </text:span><text:span text:style-name="T50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4" office:value-type="string">
            <text:p text:style-name="P6">все<text:span text:style-name="T158"> (див. 6)</text:span></text:p>
          </table:table-cell>
          <table:covered-table-cell/>
          <table:covered-table-cell/>
          <table:covered-table-cell/>
          <table:table-cell table:style-name="Dictionary.F94" table:number-columns-spanned="5" office:value-type="string">
            <text:h text:style-name="P49" text:outline-level="2"><text:span text:style-name="T135">сп</text:span><text:span text:style-name="T135">а</text:span><text:span text:style-name="T6"></text:span><text:span text:style-name="T135">лення</text:span></text:h>
            <text:p text:style-name="P35"><text:span text:style-name="T126">-я, </text:span><text:span text:style-name="T129">с.</text:span></text:p>
            <text:p text:style-name="P36"><text:span text:style-name="T128">Дія за знач. спали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8</text:p>
          </table:table-cell>
          <table:table-cell table:style-name="Dictionary.B95" table:number-columns-spanned="3" office:value-type="string">
            <text:p text:style-name="P29">Всеспогáдувати</text:p>
            <text:p text:style-name="P10"><text:span text:style-name="T30">-ую, -єш, дієсл., </text:span><text:span text:style-name="T31">недок., перех., інд.-авт.</text:span></text:p>
          </table:table-cell>
          <table:covered-table-cell/>
          <table:covered-table-cell/>
          <table:table-cell table:style-name="Dictionary.E95" table:number-columns-spanned="3" office:value-type="string">
            <text:p text:style-name="P23"><text:span text:style-name="T60">утворене способом основоскладання, похідне від слів:</text:span><text:span text:style-name="T30"> </text:span><text:span text:style-name="T46">все</text:span><text:span text:style-name="T30"> і </text:span><text:span text:style-name="T46">спогáдувати</text:span></text:p>
          </table:table-cell>
          <table:covered-table-cell/>
          <table:covered-table-cell/>
          <table:table-cell table:style-name="Dictionary.H95" table:number-columns-spanned="3" office:value-type="string">
            <text:p text:style-name="P14">Як лев, що причаївся в хащах обрію,</text:p>
            <text:p text:style-name="P14">заки й зблудив, отак і я валандаюсь,</text:p>
            <text:p text:style-name="P14">від тебе відмежований навіки,</text:p>
            <text:p text:style-name="P10"><text:span text:style-name="T31">і </text:span><text:span text:style-name="T34">всеспогадую</text:span><text:span text:style-name="T31"> – немов живу. </text:span><text:span text:style-name="T50">(П‑1, 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96" table:number-columns-spanned="5" office:value-type="string">
            <text:h text:style-name="P49" text:outline-level="2"><text:span text:style-name="T135">спог</text:span><text:span text:style-name="T135">а</text:span><text:span text:style-name="T6"></text:span><text:span text:style-name="T135">дувати</text:span></text:h>
            <text:p text:style-name="P35"><text:span text:style-name="T126">-ую, -уєш, </text:span><text:span text:style-name="T129">недок.</text:span><text:span text:style-name="T126">, спогадати, -аю, -аєш, </text:span><text:span text:style-name="T129">док.</text:span><text:span text:style-name="T126">, </text:span><text:span text:style-name="T129">перех.</text:span><text:span text:style-name="T126">, </text:span><text:span text:style-name="T129">також із спол.</text:span><text:span text:style-name="T126">що, </text:span><text:soft-page-break/><text:span text:style-name="T126">як, коли, </text:span><text:span text:style-name="T129">неперех.</text:span><text:span text:style-name="T126">, </text:span><text:span text:style-name="T129">про кого </text:span><text:span text:style-name="T126">– </text:span><text:span text:style-name="T129">що</text:span><text:span text:style-name="T126">, </text:span><text:span text:style-name="T129">розм.</text:span><text:span text:style-name="T126"> </text:span><text:span text:style-name="T129">за кого </text:span><text:span text:style-name="T126">– </text:span><text:span text:style-name="T129">що</text:span><text:span text:style-name="T126">, </text:span><text:span text:style-name="T129">розм.</text:span></text:p>
            <text:p text:style-name="P36"><text:span text:style-name="T128">1) Те саме, що згадувати. </text:span><text:span text:style-name="T131">Спогадувати добрим словом</text:span><text:span text:style-name="T128">.</text:span></text:p>
            <text:p text:style-name="P37">2) Думати, уявляти щ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49</text:p>
          </table:table-cell>
          <table:table-cell table:style-name="Dictionary.B97" table:number-columns-spanned="3" office:value-type="string">
            <text:p text:style-name="P29">Всетривóг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97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все</text:span><text:span text:style-name="T42"> і </text:span><text:span text:style-name="T45">тривóга</text:span></text:p>
          </table:table-cell>
          <table:covered-table-cell/>
          <table:covered-table-cell/>
          <table:table-cell table:style-name="Dictionary.H97" table:number-columns-spanned="3" office:value-type="string">
            <text:p text:style-name="P14">Надимляється дорога</text:p>
            <text:p text:style-name="P14">від диявола до Бога,</text:p>
            <text:p text:style-name="P10"><text:span text:style-name="T31">вслід ступає </text:span><text:span text:style-name="T34">всетривога</text:span><text:span text:style-name="T31">,</text:span></text:p>
            <text:p text:style-name="P10"><text:span text:style-name="T31">і спинилась біла смерть. </text:span><text:span text:style-name="T50">(П‑2, 127);</text:span></text:p>
            <text:p text:style-name="P14">О ця займанщина душі!</text:p>
            <text:p text:style-name="P14">Спіши – з дороги і в дорогу.</text:p>
            <text:p text:style-name="P10"><text:span text:style-name="T31">Годуй голодну </text:span><text:span text:style-name="T34">всетривогу</text:span></text:p>
            <text:p text:style-name="P10"><text:span text:style-name="T31">і спогаду не воруши. </text:span><text:span text:style-name="T50">(П‑2, 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98" table:number-columns-spanned="5" office:value-type="string">
            <text:h text:style-name="P49" text:outline-level="2"><text:span text:style-name="T135">трив</text:span><text:span text:style-name="T135">о</text:span><text:span text:style-name="T6"></text:span><text:span text:style-name="T135">га</text:span></text:h>
            <text:p text:style-name="P35"><text:span text:style-name="T126">-и, </text:span><text:span text:style-name="T129">ж.</text:span></text:p>
            <text:p text:style-name="P37">1) Неспокій, збентеження, викликані якимсь побоюванням, страхом перед чимось, передчуттям неприємного, небезпечного. || <text:span text:style-name="T160">перев.</text:span> <text:span text:style-name="T160">мн.</text:span>Хвилювання, переживання, що порушують душевний спокій.</text:p>
            <text:p text:style-name="P37">2) Метушня, шарпанина, переполох.</text:p>
            <text:p text:style-name="P42"><text:span text:style-name="T104">3) Стан, що вимагає активних дій; загроза, небезпека. || Умовний сигнал, </text:span><text:soft-page-break/><text:span text:style-name="T104">що сповіщає про небезпеку, загрозу або про битву, бій. </text:span><text:span text:style-name="T115">Бойова тривога</text:span><text:span text:style-name="T104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0</text:p>
          </table:table-cell>
          <table:table-cell table:style-name="Dictionary.B99" table:number-columns-spanned="3" office:value-type="string">
            <text:p text:style-name="P29">Всецáрствіє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99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все</text:span><text:span text:style-name="T42"> і </text:span><text:span text:style-name="T45">цáрствіє</text:span></text:p>
          </table:table-cell>
          <table:covered-table-cell/>
          <table:covered-table-cell/>
          <table:table-cell table:style-name="Dictionary.H99" table:number-columns-spanned="3" office:value-type="string">
            <text:p text:style-name="P14">Оце й бо він, твій люд. Оце й бо він, твій край.</text:p>
            <text:p text:style-name="P10"><text:span text:style-name="T34">Всецарствіє</text:span><text:span text:style-name="T31"> паскуд в сто горл реве: тримай. </text:span><text:span text:style-name="T50">(П‑2, 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3" office:value-type="string">
            <text:p text:style-name="P6">все <text:span text:style-name="T158">(див. 6)</text:span></text:p>
          </table:table-cell>
          <table:covered-table-cell/>
          <table:covered-table-cell/>
          <table:table-cell table:style-name="Dictionary.E100" table:number-columns-spanned="6" office:value-type="string">
            <text:h text:style-name="P52" text:outline-level="2"><text:span text:style-name="T106">Ц</text:span><text:span text:style-name="T106">а</text:span><text:span text:style-name="T24"></text:span><text:span text:style-name="T106">рство (ц</text:span><text:span text:style-name="T106">а</text:span><text:span text:style-name="T24"></text:span><text:span text:style-name="T106">рствіє)</text:span></text:h>
            <text:p text:style-name="P35"><text:span text:style-name="T126">-а, </text:span><text:span text:style-name="T129">с.</text:span></text:p>
            <text:p text:style-name="P37">1) Держава, якою править цар (у 1 <text:span text:style-name="T160">знач.</text:span>).</text:p>
            <text:p text:style-name="P42"><text:span text:style-name="T104">2) </text:span><text:span text:style-name="T115">рідко</text:span><text:span text:style-name="T104">. Правління царя (у 1 </text:span><text:span text:style-name="T115">знач.</text:span><text:span text:style-name="T104">); царювання. || </text:span><text:span text:style-name="T115">перен.</text:span><text:span text:style-name="T104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1</text:p>
          </table:table-cell>
          <table:table-cell table:style-name="Dictionary.B101" table:number-columns-spanned="3" office:value-type="string">
            <text:p text:style-name="P29">Всечек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101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все</text:span><text:span text:style-name="T42"> і </text:span><text:span text:style-name="T45">чекáння</text:span></text:p>
          </table:table-cell>
          <table:covered-table-cell/>
          <table:covered-table-cell/>
          <table:table-cell table:style-name="Dictionary.H101" table:number-columns-spanned="3" office:value-type="string">
            <text:p text:style-name="P14">Це все юрма. І ніч. І брат мій спить.</text:p>
            <text:p text:style-name="P10"><text:span text:style-name="T31">Росте під стелю </text:span><text:span text:style-name="T34">всечекання</text:span><text:span text:style-name="T31">. </text:span><text:span text:style-name="T50">(П‑1, 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102" table:number-columns-spanned="5" office:value-type="string">
            <text:h text:style-name="P49" text:outline-level="2"><text:span text:style-name="T135">чек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Стан за знач. чек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2</text:p>
          </table:table-cell>
          <table:table-cell table:style-name="Dictionary.B103" table:number-columns-spanned="3" office:value-type="string">
            <text:p text:style-name="P29">Всечулий</text:p>
            <text:p text:style-name="P10"><text:span text:style-name="T30">-а, -е, </text:span><text:span text:style-name="T32">дієпр., </text:span><text:span text:style-name="T31">інд.-авт.</text:span></text:p>
          </table:table-cell>
          <table:covered-table-cell/>
          <table:covered-table-cell/>
          <table:table-cell table:style-name="Dictionary.E103" table:number-columns-spanned="3" office:value-type="string">
            <text:p text:style-name="P10"><text:span text:style-name="T56">утворене складносуфіксальним способом, похідне від слів:</text:span><text:span text:style-name="T42"> </text:span><text:span text:style-name="T45">все</text:span><text:span text:style-name="T42"> і </text:span><text:span text:style-name="T45">чýти</text:span></text:p>
          </table:table-cell>
          <table:covered-table-cell/>
          <table:covered-table-cell/>
          <table:table-cell table:style-name="Dictionary.H103" table:number-columns-spanned="3" office:value-type="string">
            <text:p text:style-name="P14">Володарю своєї смерті, доля - </text:p>
            <text:p text:style-name="P10"><text:span text:style-name="T31">всепам’ятка, </text:span><text:span text:style-name="T34">всечула</text:span><text:span text:style-name="T31">, всевидюща - </text:span></text:p>
            <text:p text:style-name="P10"><text:span text:style-name="T31">нічого не забуде, не простить. </text:span><text:span text:style-name="T50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104" table:number-columns-spanned="5" office:value-type="string">
            <text:h text:style-name="P49" text:outline-level="2"><text:span text:style-name="T135">ч</text:span><text:span text:style-name="T135">у</text:span><text:span text:style-name="T6"></text:span><text:span text:style-name="T135">ти</text:span></text:h>
            <text:p text:style-name="P45"><text:soft-page-break/><text:span text:style-name="T126">чую, чуєш, </text:span><text:span text:style-name="T129">недок.</text:span></text:p>
            <text:p text:style-name="P46">1) <text:span text:style-name="T160">перех.</text:span> Сприймати за допомогою органів слуху які-небудь звуки. ||<text:span text:style-name="T160">у знач.</text:span> <text:span text:style-name="T160">вставн. сл.</text:span> Чується.</text:p>
            <text:p text:style-name="P46">2) <text:span text:style-name="T160">неперех.</text:span> Мати слух.</text:p>
            <text:p text:style-name="P47"><text:span text:style-name="T107">3) </text:span><text:span text:style-name="T116">перех.</text:span><text:span text:style-name="T107"> Мати які-небудь дані, відомості про кого-, що-небудь, знати </text:span><text:span text:style-name="T107">про кого-небудь із розмов, чуток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3</text:p>
          </table:table-cell>
          <table:table-cell table:style-name="Dictionary.B105" table:number-columns-spanned="3" office:value-type="string">
            <text:p text:style-name="P29">Всещéдр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10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все</text:span><text:span text:style-name="T42"> і </text:span><text:span text:style-name="T45">щéдрий</text:span></text:p>
          </table:table-cell>
          <table:covered-table-cell/>
          <table:covered-table-cell/>
          <table:table-cell table:style-name="Dictionary.H105" table:number-columns-spanned="3" office:value-type="string">
            <text:p text:style-name="P14">Тож – в неба провалля в бездоння, бездолий</text:p>
            <text:p text:style-name="P14">нагірний, невірний, западистий рай,</text:p>
            <text:p text:style-name="P10"><text:span text:style-name="T31">всебідий, всегнівний, </text:span><text:span text:style-name="T34">всещедрий</text:span><text:span text:style-name="T31">, всекволий.</text:span></text:p>
            <text:p text:style-name="P10"><text:span text:style-name="T31">А що під крилом твоїм? Кара – карай.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4" office:value-type="string">
            <text:p text:style-name="P6">все <text:span text:style-name="T158">(див. 6)</text:span></text:p>
          </table:table-cell>
          <table:covered-table-cell/>
          <table:covered-table-cell/>
          <table:covered-table-cell/>
          <table:table-cell table:style-name="Dictionary.F106" table:number-columns-spanned="5" office:value-type="string">
            <text:h text:style-name="P49" text:outline-level="2"><text:span text:style-name="T135">щ</text:span><text:span text:style-name="T135">е</text:span><text:span text:style-name="T6"></text:span><text:span text:style-name="T135">дрий</text:span></text:h>
            <text:p text:style-name="P35"><text:span text:style-name="T126">-а, -е.</text:span></text:p>
            <text:p text:style-name="P40"><text:span text:style-name="T107">1) Який охоче ділиться своїм майном, </text:span><text:span text:style-name="T107">коштами і т. ін., не шкодує витрачати що-небудь. || </text:span><text:span text:style-name="T116">у знач.</text:span><text:span text:style-name="T107"> </text:span><text:span text:style-name="T116">ім.</text:span><text:span text:style-name="T107"> щ</text:span><text:span text:style-name="T107">е</text:span><text:span text:style-name="T107">дрий, -рого, </text:span><text:span text:style-name="T116">ч.</text:span><text:span text:style-name="T107"> Той, хто не шкодує витрачати що-небудь. || </text:span><text:span text:style-name="T116">перен.</text:span><text:span text:style-name="T107">, </text:span><text:span text:style-name="T116">на що</text:span><text:span text:style-name="T107">, </text:span><text:span text:style-name="T116">в чому</text:span><text:span text:style-name="T107">. Який легко, охоче роздає щось, наділяє чим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4</text:p>
          </table:table-cell>
          <table:table-cell table:style-name="Dictionary.B107" table:number-columns-spanned="3" office:value-type="string">
            <text:p text:style-name="P29">Втéки</text:p>
            <text:p text:style-name="P16">ім., мн., інд.-авт.</text:p>
          </table:table-cell>
          <table:covered-table-cell/>
          <table:covered-table-cell/>
          <table:table-cell table:style-name="Dictionary.E107" table:number-columns-spanned="3" office:value-type="string">
            <text:p text:style-name="P10"><text:span text:style-name="T54">утворене флективним </text:span><text:soft-page-break/><text:span text:style-name="T54">способом, похідне від слова</text:span><text:span text:style-name="T30"> </text:span><text:span text:style-name="T46">втéча</text:span></text:p>
          </table:table-cell>
          <table:covered-table-cell/>
          <table:covered-table-cell/>
          <table:table-cell table:style-name="Dictionary.H107" table:number-columns-spanned="3" office:value-type="string">
            <text:p text:style-name="P10"><text:span text:style-name="T31">Коли докучили ці </text:span><text:span text:style-name="T34">втеки</text:span><text:span text:style-name="T31"> - </text:span></text:p>
            <text:p text:style-name="P14">в лет, до вогненної пащеки.</text:p>
            <text:p text:style-name="P10"><text:soft-page-break/><text:span text:style-name="T31">Як він ощирився, стозмій! </text:span><text:span text:style-name="T50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9" office:value-type="string">
            <text:h text:style-name="P49" text:outline-level="2"><text:span text:style-name="T135">ут</text:span><text:span text:style-name="T135">е</text:span><text:span text:style-name="T6"></text:span><text:span text:style-name="T135">ча</text:span></text:h>
            <text:p text:style-name="P35"><text:span text:style-name="T126">(втеча), -і, </text:span><text:span text:style-name="T129">ж.</text:span></text:p>
            <text:p text:style-name="P37">1) Швидкий відхід, біг, від'їзд і т. ін. з метою уникнення небезпеки, неприємного становища тощо.</text:p>
            <text:p text:style-name="P37">2) Таємний самовільний відхід, від'їз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5</text:p>
          </table:table-cell>
          <table:table-cell table:style-name="Dictionary.B109" table:number-columns-spanned="3" office:value-type="string">
            <text:p text:style-name="P29">Гетьмáнитися</text:p>
            <text:p text:style-name="P14">-нюся, -нишся, дієсл., недок., перех., інд.-авт.</text:p>
          </table:table-cell>
          <table:covered-table-cell/>
          <table:covered-table-cell/>
          <table:table-cell table:style-name="Dictionary.E109" table:number-columns-spanned="3" office:value-type="string">
            <text:p text:style-name="P10"><text:span text:style-name="T56">утворене суфіксально-постфіксальним способом, похідне від слова</text:span> <text:span text:style-name="T136">ге</text:span><text:span text:style-name="T7"></text:span><text:span text:style-name="T136">тьман</text:span><text:span text:style-name="T158">. Вивищуватися</text:span></text:p>
          </table:table-cell>
          <table:covered-table-cell/>
          <table:covered-table-cell/>
          <table:table-cell table:style-name="Dictionary.H109" table:number-columns-spanned="3" office:value-type="string">
            <text:p text:style-name="P14">…той віщий пагорб, на котрому горді</text:p>
            <text:p text:style-name="P10"><text:span text:style-name="T34">гетьманяться</text:span><text:span text:style-name="T31"> дуби – наснився з ночі,</text:span></text:p>
            <text:p text:style-name="P10"><text:span text:style-name="T31">аби розлуку близити мою. </text:span><text:span text:style-name="T50">(П‑2, 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9" office:value-type="string">
            <text:h text:style-name="P49" text:outline-level="2"><text:span text:style-name="T135">г</text:span><text:span text:style-name="T135">е</text:span><text:span text:style-name="T6"></text:span><text:span text:style-name="T135">тьман</text:span></text:h>
            <text:p text:style-name="P35"><text:span text:style-name="T129">поет.</text:span></text:p>
            <text:p text:style-name="P40"><text:span text:style-name="T107">гетьм</text:span><text:span text:style-name="T107">а</text:span><text:span text:style-name="T24"></text:span><text:span text:style-name="T107">н, -а, </text:span><text:span text:style-name="T116">ч.</text:span><text:span text:style-name="T107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6</text:p>
          </table:table-cell>
          <table:table-cell table:style-name="Dictionary.B111" table:number-columns-spanned="3" office:value-type="string">
            <text:p text:style-name="P24"><text:span text:style-name="T30">ГЛИ</text:span><text:span text:style-name="T3"></text:span><text:span text:style-name="T30">Б-СИ</text:span><text:span text:style-name="T3"></text:span><text:span text:style-name="T30">НЬ-СЕ</text:span><text:span text:style-name="T3"></text:span><text:span text:style-name="T30">РЦЕ</text:span></text:p>
            <text:p text:style-name="P10">-я, <text:span text:style-name="T161">ім., с. інд.-авт.</text:span></text:p>
          </table:table-cell>
          <table:covered-table-cell/>
          <table:covered-table-cell/>
          <table:table-cell table:style-name="Dictionary.E111" table:number-columns-spanned="3" office:value-type="string">
            <text:p text:style-name="P10"><text:span text:style-name="T180">утворене способом словоскладання, похідне від слів:</text:span> <text:span text:style-name="T136">глиб</text:span>, <text:span text:style-name="T136">синь</text:span> і <text:span text:style-name="T136">се</text:span><text:span text:style-name="T8"></text:span><text:span text:style-name="T136">рце</text:span></text:p>
          </table:table-cell>
          <table:covered-table-cell/>
          <table:covered-table-cell/>
          <table:table-cell table:style-name="Dictionary.H111" table:number-columns-spanned="3" office:value-type="string">
            <text:p text:style-name="P10"><text:span text:style-name="T39">Золотокінва</text:span><text:span text:style-name="T31"> – пади-но,</text:span></text:p>
            <text:p text:style-name="P10"><text:span text:style-name="T31">спади з лиця в </text:span><text:span text:style-name="T35">глиб-синь-серця</text:span><text:span text:style-name="T31">. </text:span><text:span text:style-name="T50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h text:style-name="P49" text:outline-level="2"><text:span text:style-name="T135">глибин</text:span><text:span text:style-name="T135">а</text:span><text:span text:style-name="T6"></text:span><text:span text:style-name="T135"> (</text:span><text:span text:style-name="T135">глиб</text:span><text:span text:style-name="T135">)</text:span></text:h>
            <text:p text:style-name="P36"><text:span text:style-name="T127">-и, </text:span><text:span text:style-name="T130">ж.</text:span></text:p>
            <text:p text:style-name="P38">1) Відстань зверху вниз <text:soft-page-break/>від поверхні, краю чого-небудь.</text:p>
            <text:p text:style-name="P41"><text:span text:style-name="T107">5) </text:span><text:span text:style-name="T116">тільки </text:span><text:span text:style-name="T116">одн.</text:span><text:span text:style-name="T107">, </text:span><text:span text:style-name="T116">перен.</text:span><text:span text:style-name="T107"> Про значущість, змістовність чого-</text:span><text:span text:style-name="T107">небудь.</text:span></text:p>
          </table:table-cell>
          <table:covered-table-cell/>
          <table:covered-table-cell/>
          <table:table-cell table:style-name="Dictionary.E112" table:number-columns-spanned="4" office:value-type="string">
            <text:h text:style-name="P49" text:outline-level="2"><text:span text:style-name="T135">с</text:span><text:span text:style-name="T135">и</text:span><text:span text:style-name="T6"></text:span><text:span text:style-name="T135">нява (синь)</text:span></text:h>
            <text:p text:style-name="P36"><text:span text:style-name="T127">-и, </text:span><text:span text:style-name="T130">ж.</text:span></text:p>
            <text:p text:style-name="P38">1) Синій колір чого-<text:soft-page-break/>небудь. || Ясне синє небо. || Серпанок. || <text:span text:style-name="T160">поет.</text:span>Сутінки.</text:p>
            <text:p text:style-name="P38">2) Синій простір, синя поверхня (про небо, море).</text:p>
          </table:table-cell>
          <table:covered-table-cell/>
          <table:covered-table-cell/>
          <table:covered-table-cell/>
          <table:table-cell table:style-name="Dictionary.I112" table:number-columns-spanned="2" office:value-type="string">
            <text:h text:style-name="P49" text:outline-level="2"><text:span text:style-name="T135">с</text:span><text:span text:style-name="T135">е</text:span><text:span text:style-name="T6"></text:span><text:span text:style-name="T135">рце</text:span></text:h>
            <text:p text:style-name="P35"><text:span text:style-name="T126">-я, </text:span><text:span text:style-name="T129">с.</text:span></text:p>
            <text:p text:style-name="P37">2) Цей орган людини як <text:soft-page-break/>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4">57</text:p>
          </table:table-cell>
          <table:table-cell table:style-name="Dictionary.B113" table:number-columns-spanned="3" office:value-type="string">
            <text:p text:style-name="P29">Горлозгук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113" table:number-columns-spanned="3" office:value-type="string">
            <text:p text:style-name="P10"><text:span text:style-name="T56">утворене складнофлективним способом, похідне від слів:</text:span><text:span text:style-name="T42"> </text:span><text:span text:style-name="T45">гóрло </text:span><text:span text:style-name="T42">і </text:span><text:span text:style-name="T45">згýкий (</text:span><text:span text:style-name="T42">від </text:span><text:span text:style-name="T45">звук)</text:span></text:p>
          </table:table-cell>
          <table:covered-table-cell/>
          <table:covered-table-cell/>
          <table:table-cell table:style-name="Dictionary.H113" table:number-columns-spanned="3" office:value-type="string">
            <text:p text:style-name="P14">А обрій утікав. Я надбігав</text:p>
            <text:p text:style-name="P10"><text:span text:style-name="T31">щосил моїх. Та обрій </text:span><text:span text:style-name="T34">горлозгукий</text:span></text:p>
            <text:p text:style-name="P10"><text:span text:style-name="T31">пустився впрост. </text:span><text:span text:style-name="T50">(П‑1, 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4" office:value-type="string">
            <text:h text:style-name="P49" text:outline-level="2"><text:span text:style-name="T135">г</text:span><text:span text:style-name="T135">о</text:span><text:span text:style-name="T6"></text:span><text:span text:style-name="T135">рло</text:span></text:h>
            <text:p text:style-name="P35"><text:span text:style-name="T126">-а, </text:span><text:span text:style-name="T129">с.</text:span></text:p>
            <text:p text:style-name="P37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</table:table-cell>
          <table:covered-table-cell/>
          <table:covered-table-cell/>
          <table:covered-table-cell/>
          <table:table-cell table:style-name="Dictionary.F114" table:number-columns-spanned="5" office:value-type="string">
            <text:h text:style-name="P48" text:outline-level="2">звук</text:h>
            <text:p text:style-name="P35"><text:span text:style-name="T129">ч.</text:span></text:p>
            <text:p text:style-name="P37">1) <text:span text:style-name="T160">род.</text:span> -у.Слухове відчуття, що викликається механічними коливаннями; те, що людина чує, сприймає органом слуху. || Спів, музика. || <text:span text:style-name="T160">перев.</text:span> <text:span text:style-name="T160">мн.</text:span> Мелодія.</text:p>
            <text:p text:style-name="P40"><text:span text:style-name="T107">4) </text:span><text:span text:style-name="T116">род.</text:span><text:span text:style-name="T107"> -а, </text:span><text:span text:style-name="T116">лінгв.</text:span><text:span text:style-name="T107"> Членороздільний елемент людської мови, утворюваний за допомогою органів мовлення. </text:span><text:span text:style-name="T116">Голосні звуки</text:span><text:span text:style-name="T107">.</text:span><text:span text:style-name="T116">Альвеолярні звуки</text:span><text:span text:style-name="T10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8</text:p>
          </table:table-cell>
          <table:table-cell table:style-name="Dictionary.B115" table:number-columns-spanned="3" office:value-type="string">
            <text:p text:style-name="P29">Двопóгляд</text:p>
            <text:p text:style-name="P10"><text:soft-page-break/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115" table:number-columns-spanned="3" office:value-type="string">
            <text:p text:style-name="P10"><text:span text:style-name="T56">утворене способом </text:span><text:soft-page-break/><text:span text:style-name="T56">основоскладання, похідне від слів:</text:span><text:span text:style-name="T42"> </text:span><text:span text:style-name="T45">два</text:span><text:span text:style-name="T42"> і </text:span><text:span text:style-name="T45">пóгляд</text:span></text:p>
          </table:table-cell>
          <table:covered-table-cell/>
          <table:covered-table-cell/>
          <table:table-cell table:style-name="Dictionary.H115" table:number-columns-spanned="3" office:value-type="string">
            <text:p text:style-name="P14">Та всеобрушає нестерпно</text:p>
            <text:p text:style-name="P10"><text:soft-page-break/><text:span text:style-name="T34">двопогляд</text:span><text:span text:style-name="T31">. У ньому ти сущий,</text:span></text:p>
            <text:p text:style-name="P14">померлий, пантруєш живого,</text:p>
            <text:p text:style-name="P10"><text:span text:style-name="T31">зориш за померлим – живий. </text:span><text:span text:style-name="T50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4" office:value-type="string">
            <text:h text:style-name="P48" text:outline-level="2">два</text:h>
            <text:p text:style-name="P35"><text:span text:style-name="T129">ч.</text:span><text:span text:style-name="T126"> </text:span><text:span text:style-name="T129">і с.</text:span><text:span text:style-name="T126">, дві, </text:span><text:span text:style-name="T129">ж.</text:span><text:span text:style-name="T126">, двох, </text:span><text:span text:style-name="T129">числ.</text:span><text:span text:style-name="T126"> </text:span><text:span text:style-name="T129">кільк.</text:span></text:p>
            <text:p text:style-name="P37">1) Назва числа 2 і його цифрового позначення. || Кількість із двох одиниць.</text:p>
          </table:table-cell>
          <table:covered-table-cell/>
          <table:covered-table-cell/>
          <table:covered-table-cell/>
          <table:table-cell table:style-name="Dictionary.F116" table:number-columns-spanned="5" office:value-type="string">
            <text:h text:style-name="P49" text:outline-level="2"><text:span text:style-name="T135">п</text:span><text:span text:style-name="T135">о</text:span><text:span text:style-name="T6"></text:span><text:span text:style-name="T135">гляд</text:span></text:h>
            <text:p text:style-name="P35"><text:span text:style-name="T126">-у, </text:span><text:span text:style-name="T129">ч.</text:span></text:p>
            <text:p text:style-name="P37">1) Спрямованість, скерованість зору на кого-, що-небудь. || Вираз очей, манера дивитися. <text:span text:style-name="T160">Відводити погляд</text:span>. <text:span text:style-name="T160">Зустрічатися поглядом</text:span>.</text:p>
            <text:p text:style-name="P40"><text:span text:style-name="T107">2) Думка, судження про що-небудь. || </text:span><text:span text:style-name="T116">тільки </text:span><text:span text:style-name="T116">мн.</text:span><text:span text:style-name="T107"> Система переконань, уявлень; світогляд, світосприйманн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59</text:p>
          </table:table-cell>
          <table:table-cell table:style-name="Dictionary.B117" table:number-columns-spanned="3" office:value-type="string">
            <text:p text:style-name="P29">Дзень-струнá</text:p>
            <text:p text:style-name="P10"><text:span text:style-name="T30">-и, </text:span><text:span text:style-name="T31">ім., ж., інд.-авт.</text:span></text:p>
          </table:table-cell>
          <table:covered-table-cell/>
          <table:covered-table-cell/>
          <table:table-cell table:style-name="Dictionary.E117" table:number-columns-spanned="3" office:value-type="string">
            <text:p text:style-name="P10"><text:span text:style-name="T56">утворене способом словоскладання, похідне від слів:</text:span><text:span text:style-name="T42"> </text:span><text:span text:style-name="T45">дзень</text:span><text:span text:style-name="T42"> і </text:span><text:span text:style-name="T45">струнá</text:span></text:p>
          </table:table-cell>
          <table:covered-table-cell/>
          <table:covered-table-cell/>
          <table:table-cell table:style-name="Dictionary.H117" table:number-columns-spanned="3" office:value-type="string">
            <text:p text:style-name="P14">І думою одною</text:p>
            <text:p text:style-name="P10"><text:span text:style-name="T31">півсну кошлатить ся. І </text:span><text:span text:style-name="T34">дзень-струною</text:span></text:p>
            <text:p text:style-name="P10"><text:span text:style-name="T31">не йде це дивне диво з голови. </text:span><text:span text:style-name="T50">(П‑2, 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4" office:value-type="string">
            <text:h text:style-name="P48" text:outline-level="2">дзень</text:h>
            <text:p text:style-name="P35"><text:span text:style-name="T129">виг.</text:span></text:p>
            <text:p text:style-name="P36"><text:span text:style-name="T128">Уживається як присудок за </text:span><text:span text:style-name="T131">знач.</text:span><text:span text:style-name="T128"> дзенькати.</text:span></text:p>
          </table:table-cell>
          <table:covered-table-cell/>
          <table:covered-table-cell/>
          <table:covered-table-cell/>
          <table:table-cell table:style-name="Dictionary.F118" table:number-columns-spanned="5" office:value-type="string">
            <text:h text:style-name="P49" text:outline-level="2"><text:span text:style-name="T135">струн</text:span><text:span text:style-name="T135">а</text:span><text:span text:style-name="T6"></text:span></text:h>
            <text:p text:style-name="P35"><text:span text:style-name="T126">-и</text:span><text:span text:style-name="T27"></text:span><text:span text:style-name="T126">, </text:span><text:span text:style-name="T129">ж.</text:span></text:p>
            <text:p text:style-name="P37">1) Гнучка, пружна, туго натягнена нитка (металева, жильна і т. ін.) в музичних інструментах, що, коливаючись, створює звуки. || <text:span text:style-name="T160">тільки</text:span><text:span text:style-name="T160">мн.</text:span>, <text:span text:style-name="T160">перен.</text:span> Про звуки якого-небудь музичного інструмента; взагалі <text:soft-page-break/>про музику, поезію.</text:p>
            <text:p text:style-name="P40"><text:span text:style-name="T107">2) </text:span><text:span text:style-name="T116">перен.</text:span><text:span text:style-name="T107"> Особливість кого-, чого-небудь, риса людини, властивість її характер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0</text:p>
          </table:table-cell>
          <table:table-cell table:style-name="Dictionary.B119" table:number-columns-spanned="3" office:value-type="string">
            <text:p text:style-name="P29">Дивновзíр</text:p>
            <text:p text:style-name="P10"><text:span text:style-name="T30">-зóру, </text:span><text:span text:style-name="T31">ім., ч., інд.-авт.</text:span></text:p>
          </table:table-cell>
          <table:covered-table-cell/>
          <table:covered-table-cell/>
          <table:table-cell table:style-name="Dictionary.E119" table:number-columns-spanned="3" office:value-type="string">
            <text:p text:style-name="P10"><text:span text:style-name="T171">утворене способом основоскладання і нульсуфіксальним, похідне від слів:</text:span><text:span text:style-name="T42"> </text:span><text:span text:style-name="T45">ди</text:span><text:span text:style-name="T6"></text:span><text:span text:style-name="T45">вний</text:span><text:span text:style-name="T42"> і </text:span><text:span text:style-name="T45">взі</text:span><text:span text:style-name="T6"></text:span><text:span text:style-name="T45">р</text:span></text:p>
          </table:table-cell>
          <table:covered-table-cell/>
          <table:covered-table-cell/>
          <table:table-cell table:style-name="Dictionary.H119" table:number-columns-spanned="3" office:value-type="string">
            <text:p text:style-name="P14">Там крила птаства рясно миготіли,</text:p>
            <text:p text:style-name="P10"><text:span text:style-name="T31">мережилася зелень </text:span><text:span text:style-name="T34">дивновзором</text:span><text:span text:style-name="T31">,</text:span></text:p>
            <text:p text:style-name="P14">а душу вже поймав самодоходжень</text:p>
            <text:p text:style-name="P10"><text:span text:style-name="T31">зухвалий холод і зухвалий жах. </text:span><text:span text:style-name="T50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4" office:value-type="string">
            <text:h text:style-name="P49" text:outline-level="2"><text:span text:style-name="T135">д</text:span><text:span text:style-name="T135">и</text:span><text:span text:style-name="T6"></text:span><text:span text:style-name="T135">вний</text:span></text:h>
            <text:p text:style-name="P35"><text:span text:style-name="T126">-а, -е.</text:span></text:p>
            <text:p text:style-name="P37">1) 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37">2) Дуже гарний; чудовий, чарівний.</text:p>
          </table:table-cell>
          <table:covered-table-cell/>
          <table:covered-table-cell/>
          <table:covered-table-cell/>
          <table:table-cell table:style-name="Dictionary.F120" table:number-columns-spanned="5" office:value-type="string">
            <text:h text:style-name="P48" text:outline-level="2">взір</text:h>
            <text:p text:style-name="P35"><text:span text:style-name="T126">(узір), взору, </text:span><text:span text:style-name="T129">ч.</text:span><text:span text:style-name="T126">, </text:span><text:span text:style-name="T129">рідко</text:span><text:span text:style-name="T126">.</text:span></text:p>
            <text:p text:style-name="P37">1) Зовнішній вигляд кого-, чого-небудь.</text:p>
            <text:p text:style-name="P40"><text:span text:style-name="T107">3) </text:span><text:span text:style-name="T116">діал.</text:span><text:span text:style-name="T107"> Зір, погляд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1</text:p>
          </table:table-cell>
          <table:table-cell table:style-name="Dictionary.B121" table:number-columns-spanned="3" office:value-type="string">
            <text:p text:style-name="P29">Дляння</text:p>
            <text:p text:style-name="P10"><text:span text:style-name="T3">-</text:span><text:span text:style-name="T30">я, </text:span><text:span text:style-name="T31">ім., с., інд.-авт.</text:span></text:p>
          </table:table-cell>
          <table:covered-table-cell/>
          <table:covered-table-cell/>
          <table:table-cell table:style-name="Dictionary.E121" table:number-columns-spanned="3" office:value-type="string">
            <text:p text:style-name="P10"><text:span text:style-name="T56">утворене суфіксальним способом, похідне від слова</text:span> <text:span text:style-name="T136">для</text:span><text:span text:style-name="T7"></text:span><text:span text:style-name="T136">ти</text:span></text:p>
          </table:table-cell>
          <table:covered-table-cell/>
          <table:covered-table-cell/>
          <table:table-cell table:style-name="Dictionary.H121" table:number-columns-spanned="3" office:value-type="string">
            <text:p text:style-name="P14">У штольнях ночей вертикальних</text:p>
            <text:p text:style-name="P10"><text:span text:style-name="T31">іде схарапуджене </text:span><text:span text:style-name="T34">дляння</text:span></text:p>
            <text:p text:style-name="P10"><text:span text:style-name="T31">всебезруху… </text:span><text:span text:style-name="T50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9" office:value-type="string">
            <text:h text:style-name="P49" text:outline-level="2"><text:span text:style-name="T135">дл</text:span><text:span text:style-name="T135">я</text:span><text:span text:style-name="T6"></text:span><text:span text:style-name="T135">ти</text:span></text:h>
            <text:p text:style-name="P35"><text:span text:style-name="T126">дляю, дляєш, </text:span><text:span text:style-name="T129">недок.</text:span><text:span text:style-name="T126">, </text:span><text:span text:style-name="T129">розм.</text:span><text:span text:style-name="T126">, </text:span><text:span text:style-name="T129">рідко</text:span><text:span text:style-name="T126">.</text:span></text:p>
            <text:p text:style-name="P37"><text:soft-page-break/>Не поспішати робити що-небудь; затягува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2</text:p>
          </table:table-cell>
          <table:table-cell table:style-name="Dictionary.B123" table:number-columns-spanned="3" office:value-type="string">
            <text:p text:style-name="P29">Додóсвіт</text:p>
            <text:p text:style-name="P10"><text:span text:style-name="T30">-у, ім., </text:span><text:span text:style-name="T31">ч., інд.-авт.</text:span></text:p>
          </table:table-cell>
          <table:covered-table-cell/>
          <table:covered-table-cell/>
          <table:table-cell table:style-name="Dictionary.E123" table:number-columns-spanned="3" office:value-type="string">
            <text:p text:style-name="P10"><text:span text:style-name="T56">утворене префіксальним способом, похідне від слова</text:span> <text:span text:style-name="T136">до</text:span><text:span text:style-name="T7"></text:span><text:span text:style-name="T136">світ</text:span></text:p>
          </table:table-cell>
          <table:covered-table-cell/>
          <table:covered-table-cell/>
          <table:table-cell table:style-name="Dictionary.H123" table:number-columns-spanned="3" office:value-type="string">
            <text:p text:style-name="P10"><text:span text:style-name="T31">Там ще </text:span><text:span text:style-name="T34">додосвіт</text:span><text:span text:style-name="T31">. Смерком облягло</text:span></text:p>
            <text:p text:style-name="P10"><text:span text:style-name="T31">ледачі верби, сторожкі тополі… </text:span><text:span text:style-name="T50">(П‑2, 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9" office:value-type="string">
            <text:h text:style-name="P49" text:outline-level="2"><text:span text:style-name="T135">д</text:span><text:span text:style-name="T135">о</text:span><text:span text:style-name="T6"></text:span><text:span text:style-name="T135">світ</text:span></text:h>
            <text:p text:style-name="P35"><text:span text:style-name="T126">-у, </text:span><text:span text:style-name="T129">ч.</text:span></text:p>
            <text:p text:style-name="P37">Час доби перед сходом сонця, світан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3</text:p>
          </table:table-cell>
          <table:table-cell table:style-name="Dictionary.B125" table:number-columns-spanned="3" office:value-type="string">
            <text:p text:style-name="P29">Душекрóн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12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душá</text:span><text:span text:style-name="T42"> і </text:span><text:span text:style-name="T45">крóна</text:span></text:p>
          </table:table-cell>
          <table:covered-table-cell/>
          <table:covered-table-cell/>
          <table:table-cell table:style-name="Dictionary.H125" table:number-columns-spanned="3" office:value-type="string">
            <text:p text:style-name="P14">Ця розлука душ - </text:p>
            <text:p text:style-name="P14">одна загасла, друга спалахнула</text:p>
            <text:p text:style-name="P14">(лиш не твоя, бо смертна павза вже</text:p>
            <text:p text:style-name="P10"><text:span text:style-name="T31">обтяла зароділу </text:span><text:span text:style-name="T34">душекрону</text:span><text:span text:style-name="T31">)… </text:span><text:span text:style-name="T50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4" office:value-type="string">
            <text:h text:style-name="P49" text:outline-level="2"><text:span text:style-name="T135">душ</text:span><text:span text:style-name="T135">а</text:span><text:span text:style-name="T6"></text:span></text:h>
            <text:p text:style-name="P35"><text:span text:style-name="T126">-і, </text:span><text:span text:style-name="T129">ж.</text:span></text:p>
            <text:p text:style-name="P37">1) 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37">2) Сукупність рис, якостей, властивих певній особі. || Людина як носій тих <text:soft-page-break/>чи інших рис, якостей. || Почуття, натхнення, енергія. || Про людину з прекрасними рисами характеру.</text:p>
          </table:table-cell>
          <table:covered-table-cell/>
          <table:covered-table-cell/>
          <table:covered-table-cell/>
          <table:table-cell table:style-name="Dictionary.F126" table:number-columns-spanned="5" office:value-type="string">
            <text:h text:style-name="P49" text:outline-level="2"><text:span text:style-name="T135">кр</text:span><text:span text:style-name="T135">о</text:span><text:span text:style-name="T6"></text:span><text:span text:style-name="T135">на</text:span></text:h>
            <text:p text:style-name="P35"><text:span text:style-name="T125">I </text:span><text:span text:style-name="T126">-и, </text:span><text:span text:style-name="T129">ж.</text:span></text:p>
            <text:p text:style-name="P37">Верхня частина дерева, що являє собою сукупність його гіл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4</text:p>
          </table:table-cell>
          <table:table-cell table:style-name="Dictionary.B127" table:number-columns-spanned="3" office:value-type="string">
            <text:p text:style-name="P29">Живоднí</text:p>
            <text:p text:style-name="P10"><text:span text:style-name="T30">-íв, </text:span><text:span text:style-name="T31">ім., мн., інд.-авт.</text:span></text:p>
          </table:table-cell>
          <table:covered-table-cell/>
          <table:covered-table-cell/>
          <table:table-cell table:style-name="Dictionary.E127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живий</text:span><text:span text:style-name="T42"> і </text:span><text:span text:style-name="T45">дні</text:span></text:p>
          </table:table-cell>
          <table:covered-table-cell/>
          <table:covered-table-cell/>
          <table:table-cell table:style-name="Dictionary.H127" table:number-columns-spanned="3" office:value-type="string">
            <text:p text:style-name="P10"><text:span text:style-name="T31">Коли протліла згага </text:span><text:span text:style-name="T34">живоднів</text:span></text:p>
            <text:p text:style-name="P14">ураз попустить серце, ніби напад</text:p>
            <text:p text:style-name="P14">нагальної недуги, в смертний запад,</text:p>
            <text:p text:style-name="P10"><text:span text:style-name="T31">у феєричні полиски жалів. </text:span><text:span text:style-name="T50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4" office:value-type="string">
            <text:h text:style-name="P49" text:outline-level="2"><text:span text:style-name="T135">жив</text:span><text:span text:style-name="T135">и</text:span><text:span text:style-name="T6"></text:span><text:span text:style-name="T135">й</text:span></text:h>
            <text:p text:style-name="P35"><text:span text:style-name="T126">-а, -е.</text:span></text:p>
            <text:p text:style-name="P40"><text:span text:style-name="T107">1) Який існує, здійснює обмін речовин із зовнішнім середовищем, здатний рости, розмножуватися; </text:span><text:span text:style-name="T116">прот.</text:span><text:span text:style-name="T107"> мертвий. || Який є невід'ємною ознакою істоти, що живе, існує. || </text:span><text:span text:style-name="T116">у знач.</text:span><text:span text:style-name="T107"> </text:span><text:span text:style-name="T116">ім.</text:span><text:span text:style-name="T107"> жив</text:span><text:span text:style-name="T107">е</text:span><text:span text:style-name="T107">, -в</text:span><text:span text:style-name="T107">о</text:span><text:span text:style-name="T107">го, </text:span><text:span text:style-name="T116">с.</text:span><text:span text:style-name="T107"> Все, що виявляє ознаки </text:span><text:span text:style-name="T107">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table-cell table:style-name="Dictionary.F128" table:number-columns-spanned="5" office:value-type="string">
            <text:h text:style-name="P48" text:outline-level="2">день</text:h>
            <text:p text:style-name="P45"><text:span text:style-name="T126">дня, </text:span><text:span text:style-name="T129">ч.</text:span></text:p>
            <text:p text:style-name="P46">1) Частина доби від сходу до заходу сонця, від ранку до вечора. || Про денне світло.</text:p>
            <text:p text:style-name="P47"><text:span text:style-name="T107">4) </text:span><text:span text:style-name="T116">тільки </text:span><text:span text:style-name="T116">мн.</text:span><text:span text:style-name="T107">, </text:span><text:span text:style-name="T116">чого</text:span><text:span text:style-name="T107">, </text:span><text:span text:style-name="T116">які</text:span><text:span text:style-name="T107">. Час, період у житті людини, народу. || </text:span><text:span text:style-name="T116">чиї</text:span><text:span text:style-name="T107">. Житт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5</text:p>
          </table:table-cell>
          <table:table-cell table:style-name="Dictionary.B129" table:number-columns-spanned="3" office:value-type="string">
            <text:p text:style-name="P29">Життєсмéрть</text:p>
            <text:p text:style-name="P10"><text:span text:style-name="T30">-і, </text:span><text:span text:style-name="T31">ім., ж., інд.-авт.</text:span></text:p>
          </table:table-cell>
          <table:covered-table-cell/>
          <table:covered-table-cell/>
          <table:table-cell table:style-name="Dictionary.E129" table:number-columns-spanned="3" office:value-type="string">
            <text:p text:style-name="P10"><text:span text:style-name="T56">утворене способом основоскладання, </text:span><text:span text:style-name="T56">похідне від слів:</text:span><text:span text:style-name="T42"> </text:span><text:span text:style-name="T45">життя</text:span><text:span text:style-name="T42"> і </text:span><text:span text:style-name="T45">сме</text:span><text:span text:style-name="T6"></text:span><text:span text:style-name="T45">рть</text:span></text:p>
          </table:table-cell>
          <table:covered-table-cell/>
          <table:covered-table-cell/>
          <table:table-cell table:style-name="Dictionary.H129" table:number-columns-spanned="3" office:value-type="string">
            <text:p text:style-name="P14">Сховати ся од долі – не судилось.</text:p>
            <text:p text:style-name="P14">Ударив грім – і зразу шкереберть</text:p>
            <text:p text:style-name="P14">пішло життя. І ость ти – все, що снилось,</text:p>
            <text:p text:style-name="P10"><text:soft-page-break/><text:span text:style-name="T31">як смертеіснування й </text:span><text:span text:style-name="T34">життєсмерть</text:span><text:span text:style-name="T31">. </text:span><text:span text:style-name="T50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4" office:value-type="string">
            <text:h text:style-name="P49" text:outline-level="2"><text:span text:style-name="T135">житт</text:span><text:span text:style-name="T135">я</text:span><text:span text:style-name="T6"></text:span></text:h>
            <text:p text:style-name="P35"><text:span text:style-name="T126">-я, </text:span><text:span text:style-name="T129">с.</text:span></text:p>
            <text:p text:style-name="P37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160">прот.</text:span> смерть.</text:p>
            <text:p text:style-name="P37">2) Стан живого організму в стадії розвитку, зросту.</text:p>
            <text:p text:style-name="P37">3) Період існування кого-небудь; вік. || Все пережите, зроблене людиною за час її існування; біографія.</text:p>
            <text:p text:style-name="P37">4) Спосіб існування кого-небудь.</text:p>
          </table:table-cell>
          <table:covered-table-cell/>
          <table:covered-table-cell/>
          <table:covered-table-cell/>
          <table:table-cell table:style-name="Dictionary.F130" table:number-columns-spanned="5" office:value-type="string">
            <text:h text:style-name="P48" text:outline-level="2">смерть</text:h>
            <text:p text:style-name="P35"><text:span text:style-name="T126">-і, </text:span><text:span text:style-name="T129">ж.</text:span></text:p>
            <text:p text:style-name="P37">1) Припинення життєдіяльності організму і загибель його; припинення біологічного обміну речовин в організмі або його частині.<text:span text:style-name="T160">Фізіологічна </text:span><text:span text:style-name="T160">смерть</text:span>.</text:p>
            <text:p text:style-name="P36"><text:span text:style-name="T128">2) Припинення існування людини, тварини; </text:span><text:span text:style-name="T131">прот.</text:span><text:span text:style-name="T128"> життя; кончина, скін. || Те саме, що Смертна кара (</text:span><text:span text:style-name="T131">див.</text:span><text:span text:style-name="T128"> смертний). || </text:span><text:span text:style-name="T131">кому</text:span><text:span text:style-name="T128">. Уживається як заклик до помсти, відплати. || Персоніфікація кончини – людський скелет, звичайно з косою. || </text:span><text:span text:style-name="T131">перен.</text:span><text:span text:style-name="T128"> Загибель, припинення існування чого-небудь. || </text:span><text:span text:style-name="T131">перен.</text:span><text:span text:style-name="T128"> Занепад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6</text:p>
          </table:table-cell>
          <table:table-cell table:style-name="Dictionary.B131" table:number-columns-spanned="3" office:value-type="string">
            <text:p text:style-name="P29">Життєтóки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131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життя</text:span><text:span text:style-name="T42"> і </text:span><text:span text:style-name="T45">тóки</text:span></text:p>
          </table:table-cell>
          <table:covered-table-cell/>
          <table:covered-table-cell/>
          <table:table-cell table:style-name="Dictionary.H131" table:number-columns-spanned="3" office:value-type="string">
            <text:p text:style-name="P14">Нарешті збір, нарешті збір померлих днів і років,</text:p>
            <text:p text:style-name="P10"><text:span text:style-name="T31">мов ґрати чорних спроневір і </text:span><text:span text:style-name="T31">ярих </text:span><text:span text:style-name="T34">життєтоків</text:span><text:span text:style-name="T31">… </text:span><text:span text:style-name="T50">(П‑2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4" office:value-type="string">
            <text:p text:style-name="P10"><text:span text:style-name="T45">життя</text:span><text:span text:style-name="T42"> (див 63)</text:span></text:p>
          </table:table-cell>
          <table:covered-table-cell/>
          <table:covered-table-cell/>
          <table:covered-table-cell/>
          <table:table-cell table:style-name="Dictionary.F132" table:number-columns-spanned="5" office:value-type="string">
            <text:h text:style-name="P48" text:outline-level="2">тік</text:h>
            <text:p text:style-name="P35"><text:span text:style-name="T126">току, </text:span><text:span text:style-name="T129">ч.</text:span></text:p>
            <text:p text:style-name="P37">1) Розчищене місце, спеціально <text:soft-page-break/>підготовлений майданчик надворі або в приміщенні для молотьби, очищення і просушування зерна.</text:p>
            <text:p text:style-name="P37">2) Скирти, стіжки, ожереди і т. ін., що стоять на такому місц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7</text:p>
          </table:table-cell>
          <table:table-cell table:style-name="Dictionary.B133" table:number-columns-spanned="3" office:value-type="string">
            <text:p text:style-name="P29">За-світи</text:p>
            <text:p text:style-name="P10"><text:span text:style-name="T30">-ів, </text:span><text:span text:style-name="T31">ім., мн. інд.-авт.</text:span></text:p>
          </table:table-cell>
          <table:covered-table-cell/>
          <table:covered-table-cell/>
          <table:table-cell table:style-name="Dictionary.E133" table:number-columns-spanned="3" office:value-type="string">
            <text:p text:style-name="P10"><text:span text:style-name="T56">утворене способом словоскладання, похідне від слів:</text:span><text:span text:style-name="T42"> </text:span><text:span text:style-name="T45">за</text:span><text:span text:style-name="T42"> і </text:span><text:span text:style-name="T45">світи</text:span></text:p>
          </table:table-cell>
          <table:covered-table-cell/>
          <table:covered-table-cell/>
          <table:table-cell table:style-name="Dictionary.H133" table:number-columns-spanned="3" office:value-type="string">
            <text:p text:style-name="P14">І не держу надії в бозі,</text:p>
            <text:p text:style-name="P10"><text:span text:style-name="T31">коли пірвався в </text:span><text:span text:style-name="T34">за-світи</text:span><text:span text:style-name="T31">. </text:span><text:span text:style-name="T50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4" office:value-type="string">
            <text:h text:style-name="P48" text:outline-level="2">за</text:h>
            <text:p text:style-name="P35"><text:span text:style-name="T125">I </text:span><text:span text:style-name="T129">прийм.</text:span><text:span text:style-name="T126">, </text:span><text:span text:style-name="T129">з род.</text:span><text:span text:style-name="T126">, </text:span><text:span text:style-name="T129">знах.</text:span><text:span text:style-name="T126"> </text:span><text:span text:style-name="T129">і оруд.</text:span><text:span text:style-name="T126"> </text:span><text:span text:style-name="T129">відмінками</text:span><text:span text:style-name="T126">. Сполучення з </text:span><text:span text:style-name="T129">прийм.</text:span><text:span text:style-name="T126"> за виражають: Просторові відношення:</text:span></text:p>
            <text:p text:style-name="P40"><text:span text:style-name="T107">1) </text:span><text:span text:style-name="T116">із </text:span><text:span text:style-name="T116">знах.</text:span><text:span text:style-name="T107"> </text:span><text:span text:style-name="T116">і </text:span><text:span text:style-name="T116">оруд. в.</text:span><text:span text:style-name="T107"> Вказує на предмет, місце і т. ін.: а) за межі яких спрямовані дія, рух (</text:span><text:span text:style-name="T116">знах. в.</text:span><text:span text:style-name="T107">); б) позад, по той бік яких хто-, що-небудь знаходиться, міститься, перебуває або щось </text:span><text:span text:style-name="T107">відбувається (</text:span><text:span text:style-name="T116">оруд. в.</text:span><text:span text:style-name="T107">). || </text:span><text:span text:style-name="T107">У </text:span><text:span text:style-name="T116">сполуч.</text:span><text:span text:style-name="T107"> зі </text:span><text:span text:style-name="T116">сл.</text:span><text:span text:style-name="T107"> сідати (сидіти, сісти), </text:span><text:span text:style-name="T107">стояти (стати) і т. ін. вказує на предмет, біля якого хто-небудь розташовується, щоб виконати певну дію, або хтось знаходиться, виконуючи що-небудь.</text:span></text:p>
          </table:table-cell>
          <table:covered-table-cell/>
          <table:covered-table-cell/>
          <table:covered-table-cell/>
          <table:table-cell table:style-name="Dictionary.F134" table:number-columns-spanned="5" office:value-type="string">
            <text:h text:style-name="P48" text:outline-level="2">світ</text:h>
            <text:p text:style-name="P35"><text:span text:style-name="T125">II </text:span><text:span text:style-name="T126">-у </text:span><text:span text:style-name="T129">і заст.</text:span><text:span text:style-name="T126"> -а, </text:span><text:span text:style-name="T129">ч.</text:span></text:p>
            <text:p text:style-name="P37">1) Сукупність усіх форм матерії як єдине ціле; всесвіт. <text:span text:style-name="T160">Геоцентрична система світу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8</text:p>
          </table:table-cell>
          <table:table-cell table:style-name="Dictionary.B135" table:number-columns-spanned="3" office:value-type="string">
            <text:p text:style-name="P29">Зимносхíд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135" table:number-columns-spanned="3" office:value-type="string">
            <text:p text:style-name="P10"><text:span text:style-name="T171">утворене способом основоскладання і </text:span><text:soft-page-break/><text:span text:style-name="T171">нульсуфіксальним, похідне від слів:</text:span><text:span text:style-name="T42"> </text:span><text:span text:style-name="T45">зи</text:span><text:span text:style-name="T6"></text:span><text:span text:style-name="T45">мно</text:span><text:span text:style-name="T42"> і </text:span><text:span text:style-name="T45">схо</text:span><text:span text:style-name="T6"></text:span><text:span text:style-name="T45">дити</text:span></text:p>
          </table:table-cell>
          <table:covered-table-cell/>
          <table:covered-table-cell/>
          <table:table-cell table:style-name="Dictionary.H135" table:number-columns-spanned="3" office:value-type="string">
            <text:p text:style-name="P14">Довкруги - </text:p>
            <text:p text:style-name="P10"><text:span text:style-name="T31">лише вітри з шпаркого </text:span><text:soft-page-break/><text:span text:style-name="T34">зимносходу</text:span><text:span text:style-name="T31">. </text:span><text:span text:style-name="T50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4" office:value-type="string">
            <text:h text:style-name="P49" text:outline-level="2"><text:span text:style-name="T135">з</text:span><text:span text:style-name="T135">и</text:span><text:span text:style-name="T6"></text:span><text:span text:style-name="T135">мно</text:span></text:h>
            <text:p text:style-name="P35"><text:span text:style-name="T125">I </text:span><text:span text:style-name="T129">розм.</text:span></text:p>
            <text:p text:style-name="P36"><text:span text:style-name="T128">1) Присл. до зимний</text:span></text:p>
          </table:table-cell>
          <table:covered-table-cell/>
          <table:covered-table-cell/>
          <table:covered-table-cell/>
          <table:table-cell table:style-name="Dictionary.F136" table:number-columns-spanned="5" office:value-type="string">
            <text:h text:style-name="P48" text:outline-level="2">схо<text:span text:style-name="T16"></text:span>дити</text:h>
            <text:p text:style-name="P35"><text:span text:style-name="T125">I </text:span><text:span text:style-name="T126">схо</text:span><text:span text:style-name="T27"></text:span><text:span text:style-name="T126">дити</text:span></text:p>
            <text:p text:style-name="P37"><text:span text:style-name="T160">і рідше </text:span>зіходити, -джу, -диш, <text:span text:style-name="T160">недок.</text:span>, зійти, зійду, зійдеш, <text:span text:style-name="T160">док.</text:span></text:p>
            <text:p text:style-name="P40"><text:span text:style-name="T107">3) </text:span><text:span text:style-name="T116">перен.</text:span><text:span text:style-name="T107"> Наближатися, поширюючись, ніби опускаючись (про вечір, сутінки і т. ін.). || </text:span><text:span text:style-name="T116">на кого </text:span><text:span text:style-name="T107">– </text:span><text:span text:style-name="T116">що</text:span><text:span text:style-name="T107">, </text:span><text:span text:style-name="T116">розм.</text:span><text:span text:style-name="T107"> </text:span><text:span text:style-name="T116">кому до чого</text:span><text:span text:style-name="T107">, </text:span><text:span text:style-name="T116">книжн.</text:span><text:span text:style-name="T107">Охоплювати кого-небудь, оволодівати кимсь (про почуття, стан і т. ін.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69</text:p>
          </table:table-cell>
          <table:table-cell table:style-name="Dictionary.B137" table:number-columns-spanned="3" office:value-type="string">
            <text:p text:style-name="P29">Знеголоснíл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137" table:number-columns-spanned="3" office:value-type="string">
            <text:p text:style-name="P10"><text:span text:style-name="T56">утворене суфіксальним способом, похідне від слова</text:span><text:span text:style-name="T42"> </text:span><text:span text:style-name="T45">знеголосніти </text:span><text:span text:style-name="T62">— позбавитися голосу</text:span></text:p>
          </table:table-cell>
          <table:covered-table-cell/>
          <table:covered-table-cell/>
          <table:table-cell table:style-name="Dictionary.H137" table:number-columns-spanned="3" office:value-type="string">
            <text:p text:style-name="P14">…це кождочасне поривання в смерть ,</text:p>
            <text:p text:style-name="P14">щоб з неї виринати в знавіснілий</text:p>
            <text:p text:style-name="P10"><text:span text:style-name="T31">хрипкий чи геть </text:span><text:span text:style-name="T34">знеголоснілий</text:span><text:span text:style-name="T31"> крик. </text:span><text:span text:style-name="T50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9" office:value-type="string">
            <text:p text:style-name="P10"><text:span text:style-name="T45">Знеголосніти </text:span><text:span text:style-name="T62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0</text:p>
          </table:table-cell>
          <table:table-cell table:style-name="Dictionary.B139" table:number-columns-spanned="3" office:value-type="string">
            <text:p text:style-name="P29">Золотокíнв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139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золотий</text:span><text:span text:style-name="T42"> і </text:span><text:span text:style-name="T45">кíнва</text:span></text:p>
          </table:table-cell>
          <table:covered-table-cell/>
          <table:covered-table-cell/>
          <table:table-cell table:style-name="Dictionary.H139" table:number-columns-spanned="3" office:value-type="string">
            <text:p text:style-name="P10"><text:span text:style-name="T34">Золотокінва</text:span><text:span text:style-name="T31"> – пади-но,</text:span></text:p>
            <text:p text:style-name="P10"><text:span text:style-name="T31">спади з лиця в глиб-синь-серця. </text:span><text:span text:style-name="T50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4" office:value-type="string">
            <text:h text:style-name="P49" text:outline-level="2"><text:span text:style-name="T135">золот</text:span><text:span text:style-name="T135">и</text:span><text:span text:style-name="T6"></text:span><text:span text:style-name="T135">й</text:span></text:h>
            <text:p text:style-name="P35"><text:span text:style-name="T126">-а, -е.</text:span></text:p>
            <text:p text:style-name="P37"><text:soft-page-break/>4) Який своїм кольором нагадує золото; блискучо-жовтий, оранжевий.<text:span text:style-name="T160">Золота осінь</text:span>. <text:span text:style-name="T160">Золота рибка</text:span>.</text:p>
            <text:p text:style-name="P37">5) <text:span text:style-name="T160">перен.</text:span> Дуже цінний, вартий поваги (про людину, її характер і т. ін.). <text:span text:style-name="T160">Золоте серце</text:span>. <text:span text:style-name="T160">Золоті руки</text:span>.</text:p>
            <text:p text:style-name="P37">6) <text:span text:style-name="T160">перен.</text:span> Який дає людям радість, щастя; прекрасний, щасливий.<text:span text:style-name="T160">Золоте дитинство</text:span>.</text:p>
            <text:p text:style-name="P40"><text:span text:style-name="T107">7) </text:span><text:span text:style-name="T116">перен.</text:span><text:span text:style-name="T107"> Дорогий, любий (у </text:span><text:span text:style-name="T116">пестл.</text:span><text:span text:style-name="T107"> звертанні до кого-небудь).</text:span></text:p>
          </table:table-cell>
          <table:covered-table-cell/>
          <table:covered-table-cell/>
          <table:covered-table-cell/>
          <table:table-cell table:style-name="Dictionary.F140" table:number-columns-spanned="5" office:value-type="string">
            <text:h text:style-name="P48" text:outline-level="2">кінва<text:span text:style-name="T16"></text:span></text:h>
            <text:p text:style-name="P35"><text:span text:style-name="T125">II </text:span><text:span text:style-name="T126">кінва</text:span><text:span text:style-name="T133"></text:span></text:p>
            <text:p text:style-name="P37"><text:soft-page-break/>-и, <text:span text:style-name="T160">ж.</text:span>, <text:span text:style-name="T160">розм.</text:span></text:p>
            <text:p text:style-name="P2"><text:span text:style-name="T127">Збірн. до </text:span><text:a xlink:type="simple" xlink:href="http://www.lingvo.ua/uk/Translate/uk-uk/кінь"><text:span text:style-name="T186">кінь</text:span></text:a><text:span text:style-name="T12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1</text:p>
          </table:table-cell>
          <table:table-cell table:style-name="Dictionary.B141" table:number-columns-spanned="3" office:value-type="string">
            <text:p text:style-name="P10"><text:span text:style-name="T44">З-</text:span><text:span text:style-name="T5">понадсвíтній</text:span></text:p>
            <text:p text:style-name="P10"><text:span text:style-name="T30">-я, -є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141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з</text:span><text:span text:style-name="T62">-</text:span><text:span text:style-name="T45">понад</text:span><text:span text:style-name="T42"> і </text:span><text:span text:style-name="T45">світ</text:span></text:p>
          </table:table-cell>
          <table:covered-table-cell/>
          <table:covered-table-cell/>
          <table:table-cell table:style-name="Dictionary.H141" table:number-columns-spanned="3" office:value-type="string">
            <text:p text:style-name="P14">…аж сіла зірка на дроту й щебече</text:p>
            <text:p text:style-name="P10"><text:span text:style-name="T31">і сяє горлом – </text:span><text:span text:style-name="T34">з-понадсвітній</text:span><text:span text:style-name="T31"> спів. </text:span><text:span text:style-name="T50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4" office:value-type="string">
            <text:h text:style-name="P49" text:outline-level="2"><text:span text:style-name="T135">з-п</text:span><text:span text:style-name="T135">о</text:span><text:span text:style-name="T6"></text:span><text:span text:style-name="T135">над</text:span></text:h>
            <text:p text:style-name="P35"><text:span text:style-name="T129">прийм.</text:span><text:span text:style-name="T126">, </text:span><text:span text:style-name="T129">з род. в.</text:span></text:p>
            <text:p text:style-name="P40"><text:span text:style-name="T107">Вказує на предмет, через верхній край якого спрямовано дію, рух. || Вказує на предмет, місце, у безпосередній близькості від якого починається </text:span><text:span text:style-name="T107">якась дія.</text:span></text:p>
          </table:table-cell>
          <table:covered-table-cell/>
          <table:covered-table-cell/>
          <table:covered-table-cell/>
          <table:table-cell table:style-name="Dictionary.F142" table:number-columns-spanned="5" office:value-type="string">
            <text:p text:style-name="P10"><text:span text:style-name="T136">світ</text:span><text:span text:style-name="T158"> 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2</text:p>
          </table:table-cell>
          <table:table-cell table:style-name="Dictionary.B143" table:number-columns-spanned="3" office:value-type="string">
            <text:p text:style-name="P29">Іспередлíт</text:p>
            <text:p text:style-name="P16">присл., інд.-авт.</text:p>
          </table:table-cell>
          <table:covered-table-cell/>
          <table:covered-table-cell/>
          <table:table-cell table:style-name="Dictionary.E143" table:number-columns-spanned="3" office:value-type="string">
            <text:p text:style-name="P21"><text:span text:style-name="T179">утворене способом основоскладання, похідне від слів:</text:span> <text:soft-page-break/><text:span text:style-name="T136">спе</text:span><text:span text:style-name="T137"></text:span><text:span text:style-name="T136">ред</text:span> і <text:span text:style-name="T136">літ</text:span>.</text:p>
          </table:table-cell>
          <table:covered-table-cell/>
          <table:covered-table-cell/>
          <table:table-cell table:style-name="Dictionary.H143" table:number-columns-spanned="3" office:value-type="string">
            <text:p text:style-name="P14">Ось твоя подоба</text:p>
            <text:p text:style-name="P10"><text:span text:style-name="T31">подвижництво людське – </text:span><text:span text:style-name="T34">іспередліт</text:span><text:span text:style-name="T31">. </text:span><text:span text:style-name="T50">(П‑2, 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4" office:value-type="string">
            <text:h text:style-name="P49" text:outline-level="2"><text:span text:style-name="T47">сп</text:span><text:span text:style-name="T47">е</text:span><text:span text:style-name="T6"></text:span><text:span text:style-name="T47">реду</text:span></text:h>
            <text:p text:style-name="P35"><text:span text:style-name="T126">3) </text:span><text:span text:style-name="T129">присл.</text:span><text:span text:style-name="T126">, </text:span><text:span text:style-name="T129">рідко</text:span><text:span text:style-name="T126">. Раніше, в минулому; перед цим.</text:span></text:p>
            <text:p text:style-name="P44"><text:span text:style-name="T103">4) </text:span><text:span text:style-name="T115">прийм.</text:span><text:span text:style-name="T103">, </text:span><text:span text:style-name="T115">з </text:span><text:span text:style-name="T115">род. в.</text:span><text:span text:style-name="T103"> Уживається для означення місця перед ким-, чим-небудь; на передньому боці чогось.</text:span></text:p>
          </table:table-cell>
          <table:covered-table-cell/>
          <table:covered-table-cell/>
          <table:covered-table-cell/>
          <table:table-cell table:style-name="Dictionary.F144" table:number-columns-spanned="5" office:value-type="string">
            <text:h text:style-name="P49" text:outline-level="2"><text:span text:style-name="T135">літ</text:span><text:span text:style-name="T135">а</text:span><text:span text:style-name="T6"></text:span></text:h>
            <text:p text:style-name="P35"><text:span text:style-name="T126">літ, </text:span><text:span text:style-name="T129">мн.</text:span></text:p>
            <text:p text:style-name="P37">1) Період часу в кілька років; рок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3</text:p>
          </table:table-cell>
          <table:table-cell table:style-name="Dictionary.B145" table:number-columns-spanned="3" office:value-type="string">
            <text:p text:style-name="P29">Крайóкрай</text:p>
            <text:p text:style-name="P10"><text:span text:style-name="T30">крайóкраю, </text:span><text:span text:style-name="T31">ім., ч., інд.-авт.</text:span></text:p>
          </table:table-cell>
          <table:covered-table-cell/>
          <table:covered-table-cell/>
          <table:table-cell table:style-name="Dictionary.E145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край</text:span><text:span text:style-name="T42"> і </text:span><text:span text:style-name="T45">край</text:span></text:p>
          </table:table-cell>
          <table:covered-table-cell/>
          <table:covered-table-cell/>
          <table:table-cell table:style-name="Dictionary.H145" table:number-columns-spanned="3" office:value-type="string">
            <text:p text:style-name="P10"><text:span text:style-name="T31">З </text:span><text:span text:style-name="T34">крайокраю</text:span><text:span text:style-name="T31">, з цієї високості,</text:span></text:p>
            <text:p text:style-name="P10"><text:span text:style-name="T31">пади, згорнувши крила, до долин… </text:span><text:span text:style-name="T50">(П‑1, 40);</text:span></text:p>
            <text:p text:style-name="P10"><text:span text:style-name="T31">Єси ти за </text:span><text:span text:style-name="T34">крайокраєм</text:span><text:span text:style-name="T31">, чаїшся</text:span></text:p>
            <text:p text:style-name="P10"><text:span text:style-name="T31">од мого неоговтаного погляду… </text:span><text:span text:style-name="T50">(П‑1, 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9" office:value-type="string">
            <text:h text:style-name="P48" text:outline-level="2">край</text:h>
            <text:p text:style-name="P35"><text:span text:style-name="T125">I </text:span><text:span text:style-name="T126">-ю, </text:span><text:span text:style-name="T129">ч.</text:span></text:p>
            <text:p text:style-name="P36"><text:span text:style-name="T128">1) Лінія, що обмежує поверхню чого-небудь, а також те, що прилягає до цієї лінії; кінець (</text:span><text:span text:style-name="T131">див.</text:span><text:span text:style-name="T128"> кінець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37"><text:span text:style-name="T135">II </text:span><text:span text:style-name="T160">прийм.</text:span> <text:span text:style-name="T160">з род. в.</text:span></text:p>
            <text:p text:style-name="P37">Указує на місцезнаходження предмета поблизу іншого; біля, кол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4</text:p>
          </table:table-cell>
          <table:table-cell table:style-name="Dictionary.B147" table:number-columns-spanned="3" office:value-type="string">
            <text:p text:style-name="P29">Крайсебé</text:p>
            <text:p text:style-name="P10"><text:span text:style-name="T32">присл., </text:span><text:span text:style-name="T31">інд.-авт.</text:span></text:p>
          </table:table-cell>
          <table:covered-table-cell/>
          <table:covered-table-cell/>
          <table:table-cell table:style-name="Dictionary.E147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край</text:span><text:span text:style-name="T42"> і </text:span><text:span text:style-name="T45">себé</text:span></text:p>
          </table:table-cell>
          <table:covered-table-cell/>
          <table:covered-table-cell/>
          <table:table-cell table:style-name="Dictionary.H147" table:number-columns-spanned="3" office:value-type="string">
            <text:p text:style-name="P14">І не зайти за дальні далечі.</text:p>
            <text:p text:style-name="P10"><text:span text:style-name="T31">І за </text:span><text:span text:style-name="T34">крайсебе</text:span><text:span text:style-name="T31"> не зайти. </text:span><text:span text:style-name="T50">(П‑1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4" office:value-type="string">
            <text:p text:style-name="P10"><text:span text:style-name="T45">край </text:span><text:span text:style-name="T63">(див. 73)</text:span></text:p>
          </table:table-cell>
          <table:covered-table-cell/>
          <table:covered-table-cell/>
          <table:covered-table-cell/>
          <table:table-cell table:style-name="Dictionary.F148" table:number-columns-spanned="5" office:value-type="string">
            <text:h text:style-name="P49" text:outline-level="2"><text:span text:style-name="T135">себ</text:span><text:span text:style-name="T135">е</text:span><text:span text:style-name="T6"></text:span></text:h>
            <text:p text:style-name="P35"><text:soft-page-break/><text:span text:style-name="T129">наз. в.</text:span><text:span text:style-name="T126"> </text:span><text:span text:style-name="T129">нема</text:span><text:span text:style-name="T126">, </text:span><text:span text:style-name="T129">одн.</text:span><text:span text:style-name="T126"> </text:span><text:span text:style-name="T129">і мн.</text:span><text:span text:style-name="T126">, </text:span><text:span text:style-name="T129">займ.</text:span><text:span text:style-name="T126"> </text:span><text:span text:style-name="T129">зворотний</text:span><text:span text:style-name="T126">.</text:span></text:p>
            <text:p text:style-name="P37">Вказує на спрямованість дії на самого виконавця дії, заміняючи за змістом особові займенник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5</text:p>
          </table:table-cell>
          <table:table-cell table:style-name="Dictionary.B149" table:number-columns-spanned="3" office:value-type="string">
            <text:p text:style-name="P29">Крайчáс</text:p>
            <text:p text:style-name="P10"><text:span text:style-name="T32">присл., </text:span><text:span text:style-name="T31">інд.-авт.</text:span></text:p>
          </table:table-cell>
          <table:covered-table-cell/>
          <table:covered-table-cell/>
          <table:table-cell table:style-name="Dictionary.E149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край</text:span><text:span text:style-name="T42"> і </text:span><text:span text:style-name="T45">час</text:span></text:p>
          </table:table-cell>
          <table:covered-table-cell/>
          <table:covered-table-cell/>
          <table:table-cell table:style-name="Dictionary.H149" table:number-columns-spanned="3" office:value-type="string">
            <text:p text:style-name="P14">Що б то нам</text:p>
            <text:p text:style-name="P14">посовгнути – ці межигони часу,</text:p>
            <text:p text:style-name="P14">марудні межигони живоття,</text:p>
            <text:p text:style-name="P14">коли змарнілі постаті снаги,</text:p>
            <text:p text:style-name="P14">ці бурі пристрастей попопелілих,</text:p>
            <text:p text:style-name="P14">раптово окошилися на нас.</text:p>
            <text:p text:style-name="P10"><text:span text:style-name="T31">І хочеться сягнути за </text:span><text:span text:style-name="T34">крайчасу</text:span><text:span text:style-name="T31">,</text:span></text:p>
            <text:p text:style-name="P10"><text:span text:style-name="T31">за прапервні. </text:span><text:span text:style-name="T50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4" office:value-type="string">
            <text:p text:style-name="P10"><text:span text:style-name="T45">край </text:span><text:span text:style-name="T63">(див. 73)</text:span></text:p>
          </table:table-cell>
          <table:covered-table-cell/>
          <table:covered-table-cell/>
          <table:covered-table-cell/>
          <table:table-cell table:style-name="Dictionary.F150" table:number-columns-spanned="5" office:value-type="string">
            <text:h text:style-name="P48" text:outline-level="2">час</text:h>
            <text:p text:style-name="P35"><text:span text:style-name="T126">-у, </text:span><text:span text:style-name="T129">ч.</text:span></text:p>
            <text:p text:style-name="P40"><text:span text:style-name="T107">1) </text:span><text:span text:style-name="T116">філос.</text:span><text:span text:style-name="T107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6</text:p>
          </table:table-cell>
          <table:table-cell table:style-name="Dictionary.B151" table:number-columns-spanned="3" office:value-type="string">
            <text:p text:style-name="P29">Криволéт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151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кривий</text:span><text:span text:style-name="T42"> і </text:span><text:span text:style-name="T45">лет</text:span></text:p>
          </table:table-cell>
          <table:covered-table-cell/>
          <table:covered-table-cell/>
          <table:table-cell table:style-name="Dictionary.H151" table:number-columns-spanned="3" office:value-type="string">
            <text:p text:style-name="P14">…ця колотнеча</text:p>
            <text:p text:style-name="P10"><text:span text:style-name="T31">надій і спроневіри, </text:span><text:span text:style-name="T34">криволет</text:span></text:p>
            <text:p text:style-name="P14">лякливих ауспіцій, що в безгуччі</text:p>
            <text:p text:style-name="P14">шершаваими крильми прошерхотять </text:p>
            <text:p text:style-name="P10"><text:span text:style-name="T31">і всядуться на голові… </text:span><text:span text:style-name="T50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4" office:value-type="string">
            <text:h text:style-name="P49" text:outline-level="2"><text:span text:style-name="T135">крив</text:span><text:span text:style-name="T135">и</text:span><text:span text:style-name="T6"></text:span><text:span text:style-name="T135">й</text:span></text:h>
            <text:p text:style-name="P35"><text:span text:style-name="T126">-а, -е.</text:span></text:p>
            <text:p text:style-name="P36"><text:span text:style-name="T128">6) </text:span><text:span text:style-name="T131">перен.</text:span><text:span text:style-name="T128">, </text:span><text:span text:style-name="T131">розм.</text:span><text:span text:style-name="T128"> Те саме, що хибний; неправильний (у 2 </text:span><text:span text:style-name="T131">знач.</text:span><text:span text:style-name="T128">), помилковий.</text:span></text:p>
          </table:table-cell>
          <table:covered-table-cell/>
          <table:covered-table-cell/>
          <table:covered-table-cell/>
          <table:table-cell table:style-name="Dictionary.F152" table:number-columns-spanned="5" office:value-type="string">
            <text:h text:style-name="P48" text:outline-level="2">лет</text:h>
            <text:p text:style-name="P35"><text:span text:style-name="T126">-у, </text:span><text:span text:style-name="T129">ч.</text:span><text:span text:style-name="T126">, </text:span><text:span text:style-name="T129">поет.</text:span></text:p>
            <text:p text:style-name="P36"><text:span text:style-name="T128">Дія за знач. літати і летіти; літ (</text:span><text:span text:style-name="T131">див.</text:span><text:span text:style-name="T128"> літ I). </text:span><text:span text:style-name="T131">Зриватися в лет</text:span><text:span text:style-name="T128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7</text:p>
          </table:table-cell>
          <table:table-cell table:style-name="Dictionary.B153" table:number-columns-spanned="3" office:value-type="string">
            <text:p text:style-name="P29">Крик-зелó</text:p>
            <text:p text:style-name="P10"><text:span text:style-name="T3">-</text:span><text:span text:style-name="T30">á, </text:span><text:span text:style-name="T31">ім., ч., інд.-авт.</text:span></text:p>
          </table:table-cell>
          <table:covered-table-cell/>
          <table:covered-table-cell/>
          <table:table-cell table:style-name="Dictionary.E153" table:number-columns-spanned="3" office:value-type="string">
            <text:p text:style-name="P26"><text:span text:style-name="T59">утворене способом словоскладання, похідне від слів:</text:span><text:span text:style-name="T42"> </text:span><text:span text:style-name="T45">крик</text:span><text:span text:style-name="T42"> і </text:span><text:span text:style-name="T45">зелó</text:span></text:p>
          </table:table-cell>
          <table:covered-table-cell/>
          <table:covered-table-cell/>
          <table:table-cell table:style-name="Dictionary.H153" table:number-columns-spanned="3" office:value-type="string">
            <text:p text:style-name="P14">Обміліла</text:p>
            <text:p text:style-name="P14">криниця. А верба пустила</text:p>
            <text:p text:style-name="P10"><text:span text:style-name="T31">гарячі брості – в </text:span><text:span text:style-name="T34">крик-зело.</text:span><text:span text:style-name="T31"> </text:span><text:span text:style-name="T50">(П‑1, 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4" office:value-type="string">
            <text:h text:style-name="P48" text:outline-level="2">крик</text:h>
            <text:p text:style-name="P35"><text:span text:style-name="T125">I </text:span><text:span text:style-name="T125">-у, </text:span><text:span text:style-name="T132">ч.</text:span></text:p>
            <text:p text:style-name="P37">1) Сильний різкий звук голосу; зойк. || Вигук (у 1 <text:span text:style-name="T160">знач.</text:span>), вигуки. || Поклик. || Гамір, галас. || Ґвалт, лемент. || Про різкі звуки тварин, птахів.</text:p>
            <text:p text:style-name="P37"><text:span text:style-name="T135">II </text:span>-у, <text:span text:style-name="T160">ч.</text:span></text:p>
            <text:p text:style-name="P37">Річка, що пересихає, або тимчасовий водоток в Австралії.</text:p>
          </table:table-cell>
          <table:covered-table-cell/>
          <table:covered-table-cell/>
          <table:covered-table-cell/>
          <table:table-cell table:style-name="Dictionary.F154" table:number-columns-spanned="5" office:value-type="string">
            <text:h text:style-name="P49" text:outline-level="2"><text:span text:style-name="T135">зел</text:span><text:span text:style-name="T135">о</text:span><text:span text:style-name="T6"></text:span></text:h>
            <text:p text:style-name="P35"><text:span text:style-name="T125">I </text:span><text:span text:style-name="T126">-а, </text:span><text:span text:style-name="T129">с.</text:span><text:span text:style-name="T126">, </text:span><text:span text:style-name="T129">заст.</text:span><text:span text:style-name="T126">, </text:span><text:span text:style-name="T129">поет.</text:span></text:p>
            <text:p text:style-name="P40"><text:span text:style-name="T107">Зелень (у 1 </text:span><text:span text:style-name="T116">знач.</text:span><text:span text:style-name="T107">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8</text:p>
          </table:table-cell>
          <table:table-cell table:style-name="Dictionary.B155" table:number-columns-spanned="3" office:value-type="string">
            <text:p text:style-name="P29">Крилатолéзо</text:p>
            <text:p text:style-name="P10"><text:span text:style-name="T32">присл., </text:span><text:span text:style-name="T31">інд.-авт.</text:span></text:p>
          </table:table-cell>
          <table:covered-table-cell/>
          <table:covered-table-cell/>
          <table:table-cell table:style-name="Dictionary.E15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крилáтий</text:span><text:span text:style-name="T42"> і </text:span><text:span text:style-name="T45">лéзо</text:span></text:p>
          </table:table-cell>
          <table:covered-table-cell/>
          <table:covered-table-cell/>
          <table:table-cell table:style-name="Dictionary.H155" table:number-columns-spanned="3" office:value-type="string">
            <text:p text:style-name="P14">Криваво рветься з нього вороння</text:p>
            <text:p text:style-name="P10"><text:span text:style-name="T31">майбутнього. Летить </text:span><text:span text:style-name="T34">крилатолезо</text:span></text:p>
            <text:p text:style-name="P10"><text:span text:style-name="T31">понад проваллям яру… </text:span><text:span text:style-name="T50">(П‑1, 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4" office:value-type="string">
            <text:h text:style-name="P49" text:outline-level="2"><text:span text:style-name="T135">крил</text:span><text:span text:style-name="T135">а</text:span><text:span text:style-name="T6"></text:span><text:span text:style-name="T135">тий</text:span></text:h>
            <text:p text:style-name="P35"><text:span text:style-name="T126">-а, -е.</text:span></text:p>
            <text:p text:style-name="P40"><text:soft-page-break/><text:span text:style-name="T107">1) Який має крила (у 1, 3, 4 </text:span><text:span text:style-name="T116">знач.</text:span><text:span text:style-name="T107">). || </text:span><text:span text:style-name="T116">перен.</text:span><text:span text:style-name="T107"> Який надихає, підносить. </text:span><text:span text:style-name="T116">Крилаті ідеї</text:span><text:span text:style-name="T107">.</text:span></text:p>
          </table:table-cell>
          <table:covered-table-cell/>
          <table:covered-table-cell/>
          <table:covered-table-cell/>
          <table:table-cell table:style-name="Dictionary.F156" table:number-columns-spanned="5" office:value-type="string">
            <text:h text:style-name="P49" text:outline-level="2"><text:span text:style-name="T135">л</text:span><text:span text:style-name="T135">е</text:span><text:span text:style-name="T6"></text:span><text:span text:style-name="T135">зо</text:span></text:h>
            <text:p text:style-name="P35"><text:span text:style-name="T126">-а, </text:span><text:span text:style-name="T129">с.</text:span></text:p>
            <text:p text:style-name="P40"><text:soft-page-break/><text:span text:style-name="T107">Гостра частина знаряддя, яким ріжуть, колють або рубають. || Уся різальна частина такого знаряддя. </text:span><text:span text:style-name="T116">Лезо бритви</text:span><text:span text:style-name="T10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79</text:p>
          </table:table-cell>
          <table:table-cell table:style-name="Dictionary.B157" table:number-columns-spanned="3" office:value-type="string">
            <text:p text:style-name="P29">Крихкокриця</text:p>
            <text:p text:style-name="P10"><text:span text:style-name="T30">-і, </text:span><text:span text:style-name="T31">ім., ж., інд.-авт.</text:span></text:p>
          </table:table-cell>
          <table:covered-table-cell/>
          <table:covered-table-cell/>
          <table:table-cell table:style-name="Dictionary.E157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крихкий</text:span><text:span text:style-name="T42"> і </text:span><text:span text:style-name="T45">криця</text:span></text:p>
          </table:table-cell>
          <table:covered-table-cell/>
          <table:covered-table-cell/>
          <table:table-cell table:style-name="Dictionary.H157" table:number-columns-spanned="3" office:value-type="string">
            <text:p text:style-name="P10"><text:span text:style-name="T31">І ти щербата доле </text:span><text:span text:style-name="T34">крихкокрице</text:span><text:span text:style-name="T31">,</text:span></text:p>
            <text:p text:style-name="P14">давно вже сонце перед нас зайшло,</text:p>
            <text:p text:style-name="P14">бо нашу путь пісками замело,</text:p>
            <text:p text:style-name="P10"><text:span text:style-name="T31">хто ж нам воздасть за битий шлях, сторице. </text:span><text:span text:style-name="T50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4" office:value-type="string">
            <text:h text:style-name="P49" text:outline-level="2"><text:span text:style-name="T135">крихк</text:span><text:span text:style-name="T135">и</text:span><text:span text:style-name="T6"></text:span><text:span text:style-name="T135">й</text:span></text:h>
            <text:p text:style-name="P35"><text:span text:style-name="T126">-а, -е.</text:span></text:p>
            <text:p text:style-name="P37">1) Який легко кришиться, розсипається. || Який не відзначається міцністю; трухлявий (про дерево тощо). <text:span text:style-name="T160">Крихкий метал</text:span>.</text:p>
            <text:p text:style-name="P36"><text:span text:style-name="T128">2) </text:span><text:span text:style-name="T131">перен.</text:span><text:span text:style-name="T128"> Те саме, що крихкотілий; тендітний.</text:span></text:p>
          </table:table-cell>
          <table:covered-table-cell/>
          <table:covered-table-cell/>
          <table:covered-table-cell/>
          <table:table-cell table:style-name="Dictionary.F158" table:number-columns-spanned="5" office:value-type="string">
            <text:h text:style-name="P49" text:outline-level="2"><text:span text:style-name="T135">кр</text:span><text:span text:style-name="T135">и</text:span><text:span text:style-name="T6"></text:span><text:span text:style-name="T135">ця</text:span></text:h>
            <text:p text:style-name="P35"><text:span text:style-name="T126">-і, </text:span><text:span text:style-name="T129">ж.</text:span></text:p>
            <text:p text:style-name="P36"><text:span text:style-name="T128">1) Те саме, що сталь. || Виріб із сталі.</text:span></text:p>
            <text:p text:style-name="P36"><text:span text:style-name="T128">3) </text:span><text:span text:style-name="T131">розм.</text:span><text:span text:style-name="T128">, </text:span><text:span text:style-name="T131">рідко</text:span><text:span text:style-name="T128">. Те саме, що кресал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80</text:p>
          </table:table-cell>
          <table:table-cell table:style-name="Dictionary.B159" table:number-columns-spanned="3" office:value-type="string">
            <text:p text:style-name="P29">Марничити</text:p>
            <text:p text:style-name="P10"><text:span text:style-name="T30">-чу, -чиш, </text:span><text:span text:style-name="T32">дієсл., недо</text:span><text:span text:style-name="T31">к., перех., інд.-авт.</text:span></text:p>
          </table:table-cell>
          <table:covered-table-cell/>
          <table:covered-table-cell/>
          <table:table-cell table:style-name="Dictionary.E159" table:number-columns-spanned="3" office:value-type="string">
            <text:p text:style-name="P10"><text:span text:style-name="T56">утворене суфіксальним способом, похідне від слова</text:span><text:span text:style-name="T61"> </text:span><text:span text:style-name="T46">марний</text:span></text:p>
          </table:table-cell>
          <table:covered-table-cell/>
          <table:covered-table-cell/>
          <table:table-cell table:style-name="Dictionary.H159" table:number-columns-spanned="3" office:value-type="string">
            <text:p text:style-name="P14">І двері на замку,</text:p>
            <text:p text:style-name="P14">ні душечки – довкола,</text:p>
            <text:p text:style-name="P14">лиш зозулі – ку-ку! - </text:p>
            <text:p text:style-name="P10"><text:span text:style-name="T34">марничать</text:span><text:span text:style-name="T31"> і спроквола. </text:span><text:span text:style-name="T50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9" office:value-type="string">
            <text:h text:style-name="P48" text:outline-level="2">марний</text:h>
            <text:p text:style-name="P35"><text:span text:style-name="T125">II </text:span><text:span text:style-name="T126">ма</text:span><text:span text:style-name="T134"></text:span><text:span text:style-name="T126">рни</text:span><text:span text:style-name="T134"></text:span><text:span text:style-name="T126">й</text:span></text:p>
            <text:p text:style-name="P37">марна, марне, <text:span text:style-name="T160">розм.</text:span></text:p>
            <text:p text:style-name="P37"><text:soft-page-break/>Худий, мізерний, бліди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81</text:p>
          </table:table-cell>
          <table:table-cell table:style-name="Dictionary.B161" table:number-columns-spanned="3" office:value-type="string">
            <text:p text:style-name="P29">Межигóни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161" table:number-columns-spanned="3" office:value-type="string">
            <text:p text:style-name="P10"><text:span text:style-name="T13">утворене способом основоскладання, похідне від слів:</text:span><text:span text:style-name="T42"> </text:span><text:span text:style-name="T45">мéжи</text:span><text:span text:style-name="T42"> і </text:span><text:span text:style-name="T45">гін</text:span></text:p>
          </table:table-cell>
          <table:covered-table-cell/>
          <table:covered-table-cell/>
          <table:table-cell table:style-name="Dictionary.H161" table:number-columns-spanned="3" office:value-type="string">
            <text:p text:style-name="P14">Що б то нам</text:p>
            <text:p text:style-name="P10"><text:span text:style-name="T31">посовгнути – ці </text:span><text:span text:style-name="T34">межигони</text:span><text:span text:style-name="T31"> часу,</text:span></text:p>
            <text:p text:style-name="P10"><text:span text:style-name="T31">марудні </text:span><text:span text:style-name="T34">межигони</text:span><text:span text:style-name="T31"> живоття,</text:span></text:p>
            <text:p text:style-name="P14">коли змарнілі постаті снаги,</text:p>
            <text:p text:style-name="P14">ці бурі пристрастей попопелілих,</text:p>
            <text:p text:style-name="P14">раптово окошилися на нас.</text:p>
            <text:p text:style-name="P14">І хочеться сягнути за крайчасу,</text:p>
            <text:p text:style-name="P10"><text:span text:style-name="T31">за прапервні. </text:span><text:span text:style-name="T50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4" office:value-type="string">
            <text:h text:style-name="P48" text:outline-level="2">Між (ме<text:span text:style-name="T15"></text:span>жи)</text:h>
            <text:p text:style-name="P35"><text:span text:style-name="T126">межи, меж, </text:span><text:span text:style-name="T129">прийм.</text:span><text:span text:style-name="T126"> Уживається із </text:span><text:span text:style-name="T129">род.</text:span><text:span text:style-name="T126">, </text:span><text:span text:style-name="T129">знах.</text:span><text:span text:style-name="T126"> і </text:span><text:span text:style-name="T129">оруд.</text:span><text:span text:style-name="T126"> відмінками. Сполучення з між, межи, меж виражають: Просторові відношення:</text:span></text:p>
            <text:p text:style-name="P40"><text:span text:style-name="T107">1) </text:span><text:span text:style-name="T116">з </text:span><text:span text:style-name="T116">оруд.</text:span><text:span text:style-name="T107">, </text:span><text:span text:style-name="T116">рідше з </text:span><text:span text:style-name="T116">род. в.</text:span><text:span text:style-name="T107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table-cell table:style-name="Dictionary.F162" table:number-columns-spanned="5" office:value-type="string">
            <text:p text:style-name="P10"><text:span text:style-name="T136">гін </text:span><text:span text:style-name="T158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82</text:p>
          </table:table-cell>
          <table:table-cell table:style-name="Dictionary.B163" table:number-columns-spanned="3" office:value-type="string">
            <text:p text:style-name="P29">Межисвíтній</text:p>
            <text:p text:style-name="P10"><text:span text:style-name="T30">-я, -є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163" table:number-columns-spanned="3" office:value-type="string">
            <text:p text:style-name="P10"><text:span text:style-name="T56">утворене складносуфіксальним способом, похідне від слів:</text:span><text:span text:style-name="T51"> </text:span><text:span text:style-name="T53">ме</text:span><text:span text:style-name="T52"></text:span><text:span text:style-name="T53">жи</text:span><text:span text:style-name="T55"> і </text:span><text:span text:style-name="T53">світ</text:span></text:p>
          </table:table-cell>
          <table:covered-table-cell/>
          <table:covered-table-cell/>
          <table:table-cell table:style-name="Dictionary.H163" table:number-columns-spanned="3" office:value-type="string">
            <text:p text:style-name="P14">Ці сосни, вбрані в синій-синій іній,</text:p>
            <text:p text:style-name="P14">на взгір’я збіглі і завмерлі, мерехтом -</text:p>
            <text:p text:style-name="P10"><text:span text:style-name="T31">чи то цвинтарним ачи </text:span><text:span text:style-name="T34">межисвітнім</text:span><text:span text:style-name="T31"> -</text:span></text:p>
            <text:p text:style-name="P10"><text:span text:style-name="T31">мені відкрили візерунки душ… </text:span><text:span text:style-name="T50">(П‑1, 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4" office:value-type="string">
            <text:h text:style-name="P48" text:outline-level="2">межи <text:span text:style-name="T158">(див. 81)</text:span></text:h>
          </table:table-cell>
          <table:covered-table-cell/>
          <table:covered-table-cell/>
          <table:covered-table-cell/>
          <table:table-cell table:style-name="Dictionary.F164" table:number-columns-spanned="5" office:value-type="string">
            <text:p text:style-name="P31"><text:span text:style-name="T175">світ </text:span><text:span text:style-name="T158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83</text:p>
          </table:table-cell>
          <table:table-cell table:style-name="Dictionary.B165" table:number-columns-spanned="3" office:value-type="string">
            <text:p text:style-name="P29">Мертвокрил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165" table:number-columns-spanned="3" office:value-type="string">
            <text:p text:style-name="P10"><text:span text:style-name="T56">утворене складнофлективним способом, похідне від слів:</text:span><text:span text:style-name="T42"> </text:span><text:span text:style-name="T45">мéртвий</text:span><text:span text:style-name="T42"> і </text:span><text:span text:style-name="T45">крилó</text:span></text:p>
          </table:table-cell>
          <table:covered-table-cell/>
          <table:covered-table-cell/>
          <table:table-cell table:style-name="Dictionary.H165" table:number-columns-spanned="3" office:value-type="string">
            <text:p text:style-name="P10"><text:span text:style-name="T31">А </text:span><text:span text:style-name="T34">мертвокрилі</text:span><text:span text:style-name="T31"> стугонять стимфали,</text:span></text:p>
            <text:p text:style-name="P14">напевну провіщаючи біду,</text:p>
            <text:p text:style-name="P14">що ослонила біле опахало</text:p>
            <text:p text:style-name="P10"><text:span text:style-name="T31">і по моєму нишпорить сліду. </text:span><text:span text:style-name="T50">(П‑2, 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4" office:value-type="string">
            <text:h text:style-name="P49" text:outline-level="2"><text:span text:style-name="T135">м</text:span><text:span text:style-name="T135">е</text:span><text:span text:style-name="T6"></text:span><text:span text:style-name="T135">ртвий</text:span></text:h>
            <text:p text:style-name="P35"><text:span text:style-name="T126">-а, -е.</text:span></text:p>
            <text:p text:style-name="P37">1) Такий, у якому припинилося життя; померлий; <text:span text:style-name="T160">прот.</text:span> живий. || <text:span text:style-name="T160">у знач.</text:span> <text:span text:style-name="T160">ім.</text:span> мертвий, -вого, <text:span text:style-name="T160">ч.</text:span>; мертва, -вої, <text:span text:style-name="T160">ж.</text:span> Мрець. || Про частини тіла мерця. || Засохлий, завмерлий, сухий (про рослинність). || <text:span text:style-name="T160">перен.</text:span>Надзвичайно схвильований, знесилений, стомлений (про людину).</text:p>
            <text:p text:style-name="P40"><text:span text:style-name="T107">3) </text:span><text:span text:style-name="T116">перен.</text:span><text:span text:style-name="T107"> 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</text:span></text:p>
          </table:table-cell>
          <table:covered-table-cell/>
          <table:covered-table-cell/>
          <table:covered-table-cell/>
          <table:table-cell table:style-name="Dictionary.F166" table:number-columns-spanned="5" office:value-type="string">
            <text:h text:style-name="P49" text:outline-level="2"><text:span text:style-name="T135">крил</text:span><text:span text:style-name="T135">о</text:span><text:span text:style-name="T6"></text:span></text:h>
            <text:p text:style-name="P35"><text:span text:style-name="T126">-а, </text:span><text:span text:style-name="T129">с.</text:span></text:p>
            <text:p text:style-name="P37">1) Літальний орган птахів, комах та деяких ссавців (напр., кажанів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84</text:p>
          </table:table-cell>
          <table:table-cell table:style-name="Dictionary.B167" table:number-columns-spanned="3" office:value-type="string">
            <text:p text:style-name="P29">Молодощáст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167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oft-page-break/><text:span text:style-name="T45">молодий</text:span><text:span text:style-name="T42"> і </text:span><text:span text:style-name="T45">щáстя</text:span></text:p>
          </table:table-cell>
          <table:covered-table-cell/>
          <table:covered-table-cell/>
          <table:table-cell table:style-name="Dictionary.H167" table:number-columns-spanned="3" office:value-type="string">
            <text:p text:style-name="P14">Ти десь живеш на призабутім березі</text:p>
            <text:p text:style-name="P14">моїх змілілих пам’ятей. <text:soft-page-break/>Блукаєш</text:p>
            <text:p text:style-name="P10"><text:span text:style-name="T31">пустелею моїх </text:span><text:span text:style-name="T34">молодощасть</text:span><text:span text:style-name="T31">,</text:span></text:p>
            <text:p text:style-name="P10"><text:span text:style-name="T31">як біла тінь суворої скорботи. </text:span><text:span text:style-name="T50">(П‑1, 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4" office:value-type="string">
            <text:p text:style-name="P10"><text:span text:style-name="T45">молодий </text:span><text:span text:style-name="T63">(див. 23)</text:span></text:p>
          </table:table-cell>
          <table:covered-table-cell/>
          <table:covered-table-cell/>
          <table:covered-table-cell/>
          <table:table-cell table:style-name="Dictionary.F168" table:number-columns-spanned="5" office:value-type="string">
            <text:h text:style-name="P49" text:outline-level="2"><text:span text:style-name="T135">щ</text:span><text:span text:style-name="T135">а</text:span><text:span text:style-name="T6"></text:span><text:span text:style-name="T135">стя</text:span></text:h>
            <text:p text:style-name="P35"><text:span text:style-name="T126">-я, </text:span><text:span text:style-name="T129">с.</text:span></text:p>
            <text:p text:style-name="P37">1) 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85</text:p>
          </table:table-cell>
          <table:table-cell table:style-name="Dictionary.B169" table:number-columns-spanned="3" office:value-type="string">
            <text:p text:style-name="P29">НÁдвищ</text:p>
            <text:p text:style-name="P10"><text:span text:style-name="T30">-і, </text:span><text:span text:style-name="T31">ім., ж., інд.-авт.</text:span></text:p>
          </table:table-cell>
          <table:covered-table-cell/>
          <table:covered-table-cell/>
          <table:table-cell table:style-name="Dictionary.E169" table:number-columns-spanned="3" office:value-type="string">
            <text:p text:style-name="P10"><text:span text:style-name="T56">утворене суфіксально-префіксальним способом, похідне від слів:</text:span><text:span text:style-name="T42"> </text:span><text:span text:style-name="T45">над</text:span><text:span text:style-name="T42"> і </text:span><text:span text:style-name="T45">вищий</text:span></text:p>
          </table:table-cell>
          <table:covered-table-cell/>
          <table:covered-table-cell/>
          <table:table-cell table:style-name="Dictionary.H169" table:number-columns-spanned="3" office:value-type="string">
            <text:p text:style-name="P10"><text:span text:style-name="T31">У небо, у </text:span><text:span text:style-name="T34">надвищ</text:span><text:span text:style-name="T31">, за хмари за чорні</text:span></text:p>
            <text:p text:style-name="P10"><text:span text:style-name="T31">до сонця, Ікаре, спрямовуй свій лет!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4" office:value-type="string">
            <text:h text:style-name="P48" text:outline-level="2">над</text:h>
            <text:p text:style-name="P35"><text:span text:style-name="T129">рідко </text:span><text:span text:style-name="T126">наді, надо, </text:span><text:span text:style-name="T129">прийм.</text:span><text:span text:style-name="T126">, </text:span><text:span text:style-name="T129">з оруд.</text:span><text:span text:style-name="T126"> </text:span><text:span text:style-name="T129">і знах. в.</text:span><text:span text:style-name="T126"> Сполучення з над виражають: </text:span><text:soft-page-break/><text:span text:style-name="T126">Просторові відношення:</text:span></text:p>
            <text:p text:style-name="P37">1) <text:span text:style-name="T160">з </text:span><text:span text:style-name="T160">оруд. в.</text:span> 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37">2) <text:span text:style-name="T160">із </text:span><text:span text:style-name="T160">знах. в.</text:span> Уживається для позначення місця, куди спрямована дія. Об'єктні відношення:</text:p>
            <text:p text:style-name="P40"><text:span text:style-name="T107">5) </text:span><text:span text:style-name="T116">із </text:span><text:span text:style-name="T116">знах.</text:span><text:span text:style-name="T107">, </text:span><text:span text:style-name="T116">рідко з </text:span><text:span text:style-name="T116">оруд. в.</text:span><text:span text:style-name="T107"> 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116">Над усе</text:span><text:span text:style-name="T107">.</text:span></text:p>
          </table:table-cell>
          <table:covered-table-cell/>
          <table:covered-table-cell/>
          <table:covered-table-cell/>
          <table:table-cell table:style-name="Dictionary.F170" table:number-columns-spanned="5" office:value-type="string">
            <text:h text:style-name="P49" text:outline-level="2"><text:span text:style-name="T135">в</text:span><text:span text:style-name="T135">и</text:span><text:span text:style-name="T6"></text:span><text:span text:style-name="T135">щий</text:span></text:h>
            <text:p text:style-name="P35"><text:span text:style-name="T126">-а, -е.</text:span></text:p>
            <text:p text:style-name="P36"><text:span text:style-name="T128">1) Вищ. ст. до висок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86</text:p>
          </table:table-cell>
          <table:table-cell table:style-name="Dictionary.B171" table:number-columns-spanned="3" office:value-type="string">
            <text:p text:style-name="P29">Наднéбо</text:p>
            <text:p text:style-name="P10"><text:span text:style-name="T30">-а, </text:span><text:span text:style-name="T31">ім., с., інд.-авт.</text:span></text:p>
          </table:table-cell>
          <table:covered-table-cell/>
          <table:covered-table-cell/>
          <table:table-cell table:style-name="Dictionary.E171" table:number-columns-spanned="3" office:value-type="string">
            <text:p text:style-name="P10"><text:span text:style-name="T56">утворене префіксальним способом, похідне від слова</text:span><text:span text:style-name="T42"> </text:span><text:span text:style-name="T45">над</text:span><text:span text:style-name="T42"> і </text:span><text:span text:style-name="T45">нéбо</text:span></text:p>
          </table:table-cell>
          <table:covered-table-cell/>
          <table:covered-table-cell/>
          <table:table-cell table:style-name="Dictionary.H171" table:number-columns-spanned="3" office:value-type="string">
            <text:p text:style-name="P14">Були мої моління всує - </text:p>
            <text:p text:style-name="P14">Бог не почув і не простив,</text:p>
            <text:p text:style-name="P14">і вже її душа прямує</text:p>
            <text:p text:style-name="P10"><text:span text:style-name="T31">в </text:span><text:span text:style-name="T34">наднеба</text:span><text:span text:style-name="T31"> синь. </text:span><text:span text:style-name="T50">(П‑2, 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4" office:value-type="string">
            <text:p text:style-name="P10"><text:span text:style-name="T45">над </text:span><text:span text:style-name="T63">(див. 84)</text:span></text:p>
          </table:table-cell>
          <table:covered-table-cell/>
          <table:covered-table-cell/>
          <table:covered-table-cell/>
          <table:table-cell table:style-name="Dictionary.F172" table:number-columns-spanned="5" office:value-type="string">
            <text:h text:style-name="P48" text:outline-level="2">небо</text:h>
            <text:p text:style-name="P35"><text:span text:style-name="T125">I </text:span><text:span text:style-name="T126">не</text:span><text:span text:style-name="T133"></text:span><text:span text:style-name="T126">бо</text:span></text:p>
            <text:p text:style-name="P37"><text:soft-page-break/>-а, <text:span text:style-name="T160">с.</text:span></text:p>
            <text:p text:style-name="P37">1) Видимий над поверхнею землі повітряний простір у формі шатра.</text:p>
            <text:p text:style-name="P37">2) За релігійними уявленнями – місцеперебування Бога, ангелів, святих; потойбічний світ, ра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87</text:p>
          </table:table-cell>
          <table:table-cell table:style-name="Dictionary.B173" table:number-columns-spanned="3" office:value-type="string">
            <text:p text:style-name="P29">НадÓкруж</text:p>
            <text:p text:style-name="P16">незм., присл., інд.-авт.</text:p>
          </table:table-cell>
          <table:covered-table-cell/>
          <table:covered-table-cell/>
          <table:table-cell table:style-name="Dictionary.E173" table:number-columns-spanned="3" office:value-type="string">
            <text:p text:style-name="P10"><text:span text:style-name="T54">утворене префіксальним способом, похідне від слова</text:span><text:span text:style-name="T51"> </text:span><text:span text:style-name="T53">о</text:span><text:span text:style-name="T52"></text:span><text:span text:style-name="T53">круга</text:span></text:p>
          </table:table-cell>
          <table:covered-table-cell/>
          <table:covered-table-cell/>
          <table:table-cell table:style-name="Dictionary.H173" table:number-columns-spanned="3" office:value-type="string">
            <text:p text:style-name="P10"><text:span text:style-name="T31">А </text:span><text:span text:style-name="T34">надокруж</text:span><text:span text:style-name="T31"> – майстри заплічні</text:span></text:p>
            <text:p text:style-name="P10"><text:span text:style-name="T31">стежок – ганебних і величних. </text:span><text:span text:style-name="T50">(П‑2, 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4" office:value-type="string">
            <text:p text:style-name="P10"><text:span text:style-name="T45">над </text:span><text:span text:style-name="T63">(див. 84)</text:span></text:p>
          </table:table-cell>
          <table:covered-table-cell/>
          <table:covered-table-cell/>
          <table:covered-table-cell/>
          <table:table-cell table:style-name="Dictionary.F174" table:number-columns-spanned="5" office:value-type="string">
            <text:h text:style-name="P49" text:outline-level="2"><text:span text:style-name="T135">окр</text:span><text:span text:style-name="T135">у</text:span><text:span text:style-name="T6"></text:span><text:span text:style-name="T135">га</text:span></text:h>
            <text:p text:style-name="P35"><text:span text:style-name="T126">-и, </text:span><text:span text:style-name="T129">ж.</text:span></text:p>
            <text:p text:style-name="P37">1) Навколишня місцевіст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88</text:p>
          </table:table-cell>
          <table:table-cell table:style-name="Dictionary.B175" table:number-columns-spanned="3" office:value-type="string">
            <text:p text:style-name="P29">Надторóси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175" table:number-columns-spanned="3" office:value-type="string">
            <text:p text:style-name="P10"><text:span text:style-name="T56">утворене префіксальним способом, похідне від слів:</text:span><text:span text:style-name="T30"> </text:span><text:span text:style-name="T46">над</text:span><text:span text:style-name="T30"> і </text:span><text:span text:style-name="T44">торóси</text:span></text:p>
          </table:table-cell>
          <table:covered-table-cell/>
          <table:covered-table-cell/>
          <table:table-cell table:style-name="Dictionary.H175" table:number-columns-spanned="3" office:value-type="string">
            <text:p text:style-name="P14">…оце світіння полохких світань</text:p>
            <text:p text:style-name="P14">світів жертовних, що мене запалює</text:p>
            <text:p text:style-name="P14">всенепогасним і ламким, як крига,</text:p>
            <text:p text:style-name="P10"><text:span text:style-name="T31">огнем співучих </text:span><text:span text:style-name="T34">надторосів</text:span><text:span text:style-name="T31"> – криг. </text:span><text:span text:style-name="T50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4" office:value-type="string">
            <text:p text:style-name="P10"><text:span text:style-name="T45">над </text:span><text:span text:style-name="T63">(див. 84)</text:span></text:p>
          </table:table-cell>
          <table:covered-table-cell/>
          <table:covered-table-cell/>
          <table:covered-table-cell/>
          <table:table-cell table:style-name="Dictionary.F176" table:number-columns-spanned="5" office:value-type="string">
            <text:h text:style-name="P49" text:outline-level="2"><text:span text:style-name="T135">тор</text:span><text:span text:style-name="T135">о</text:span><text:span text:style-name="T6"></text:span><text:span text:style-name="T135">с</text:span></text:h>
            <text:p text:style-name="P35"><text:span text:style-name="T126">-а, </text:span><text:span text:style-name="T129">ч.</text:span></text:p>
            <text:p text:style-name="P37">Нагромадження уламків криги на замерзлих морях і річках, що утворюється внаслідок стискання льоду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4">89</text:p>
          </table:table-cell>
          <table:table-cell table:style-name="Dictionary.B177" table:number-columns-spanned="3" office:value-type="string">
            <text:p text:style-name="P29">Нáкрик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177" table:number-columns-spanned="3" office:value-type="string">
            <text:p text:style-name="P10"><text:span text:style-name="T56">утворене префіксальним способом, похідне від слова</text:span><text:span text:style-name="T42"> </text:span><text:span text:style-name="T45">крик</text:span></text:p>
          </table:table-cell>
          <table:covered-table-cell/>
          <table:covered-table-cell/>
          <table:table-cell table:style-name="Dictionary.H177" table:number-columns-spanned="3" office:value-type="string">
            <text:p text:style-name="P14">Отой прощальний змах тонкоголосий</text:p>
            <text:p text:style-name="P10"><text:span text:style-name="T31">тремтливої руки, той голий </text:span><text:span text:style-name="T34">накрик</text:span><text:span text:style-name="T31"> - </text:span></text:p>
            <text:p text:style-name="P14">пункти рами – щербати й яр, той пагорб - </text:p>
            <text:p text:style-name="P10"><text:span text:style-name="T31">яким зигзагом путь тобі значив? </text:span><text:span text:style-name="T50">(П‑1, 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9" office:value-type="string">
            <text:p text:style-name="P10"><text:span text:style-name="T45">крик </text:span><text:span text:style-name="T63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0</text:p>
          </table:table-cell>
          <table:table-cell table:style-name="Dictionary.B179" table:number-columns-spanned="3" office:value-type="string">
            <text:p text:style-name="P29">Нáмерзи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179" table:number-columns-spanned="3" office:value-type="string">
            <text:p text:style-name="P10"><text:span text:style-name="T56">утворене нульсуфіксальним способом, похідне від слова</text:span><text:span text:style-name="T42"> </text:span><text:span text:style-name="T45">намерза</text:span><text:span text:style-name="T52"></text:span><text:span text:style-name="T45">ти</text:span></text:p>
          </table:table-cell>
          <table:covered-table-cell/>
          <table:covered-table-cell/>
          <table:table-cell table:style-name="Dictionary.H179" table:number-columns-spanned="3" office:value-type="string">
            <text:p text:style-name="P14">О скрипки тьмавий гуд – мов скапує живиця,</text:p>
            <text:p text:style-name="P10"><text:span text:style-name="T31">зникають </text:span><text:span text:style-name="T34">намерзи</text:span><text:span text:style-name="T31"> і вже хмеліє гін</text:span></text:p>
            <text:p text:style-name="P10"><text:span text:style-name="T31">дзвінкого дерева… </text:span><text:span text:style-name="T50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9" office:value-type="string">
            <text:h text:style-name="P49" text:outline-level="2"><text:span text:style-name="T135">намерз</text:span><text:span text:style-name="T135">а</text:span><text:span text:style-name="T6"></text:span><text:span text:style-name="T135">ти</text:span></text:h>
            <text:p text:style-name="P35"><text:span text:style-name="T126">-ає, </text:span><text:span text:style-name="T129">недок.</text:span><text:span text:style-name="T126">, намерзнути </text:span><text:span text:style-name="T129">і </text:span><text:span text:style-name="T126">намерзти, -зне; </text:span><text:span text:style-name="T129">мин. ч.</text:span><text:span text:style-name="T126"> намерз, -ла, -ло; </text:span><text:span text:style-name="T129">док.</text:span></text:p>
            <text:p text:style-name="P37">1) Замерзаючи, вкривати поверхню чого-небудь або нагромаджуватися на чому-небудь (про лід, сніг і т. ін.). || Покриватися льод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1</text:p>
          </table:table-cell>
          <table:table-cell table:style-name="Dictionary.B181" table:number-columns-spanned="3" office:value-type="string">
            <text:p text:style-name="P29">Напівбаж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181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напíв</text:span><text:span text:style-name="T42"> і </text:span><text:span text:style-name="T45">бажáння</text:span></text:p>
          </table:table-cell>
          <table:covered-table-cell/>
          <table:covered-table-cell/>
          <table:table-cell table:style-name="Dictionary.H181" table:number-columns-spanned="3" office:value-type="string">
            <text:p text:style-name="P14">Напівступою,</text:p>
            <text:p text:style-name="P14">як над собою винесений крок</text:p>
            <text:p text:style-name="P10"><text:span text:style-name="T31">задумався і скляк. </text:span><text:span text:style-name="T34">Напівбажання</text:span><text:span text:style-name="T31">,</text:span></text:p>
            <text:p text:style-name="P10"><text:span text:style-name="T31">на півваганні втяте. </text:span><text:span text:style-name="T50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4" office:value-type="string">
            <text:h text:style-name="P49" text:outline-level="2"><text:span text:style-name="T135">Наполов</text:span><text:span text:style-name="T135">и</text:span><text:span text:style-name="T6"></text:span><text:span text:style-name="T135">ну (напі</text:span><text:span text:style-name="T48"></text:span><text:span text:style-name="T135">в)</text:span></text:h>
            <text:p text:style-name="P35"><text:span text:style-name="T129">присл.</text:span></text:p>
            <text:p text:style-name="P37">1) У розмірі чи обсязі, що охоплює половину кого-, чого-небудь.</text:p>
            <text:p text:style-name="P37"><text:soft-page-break/>2) Пополам з чим-небудь; з домішкою, з ознакою, з елементами чогось.</text:p>
            <text:p text:style-name="P37">3) Частково, не зовсім, не повністю або значною мірою.</text:p>
          </table:table-cell>
          <table:covered-table-cell/>
          <table:covered-table-cell/>
          <table:covered-table-cell/>
          <table:table-cell table:style-name="Dictionary.F182" table:number-columns-spanned="5" office:value-type="string">
            <text:h text:style-name="P49" text:outline-level="2"><text:span text:style-name="T135">баж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7">1) Прагнення, потяг до здійснення чого-небудь; хоті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2</text:p>
          </table:table-cell>
          <table:table-cell table:style-name="Dictionary.B183" table:number-columns-spanned="3" office:value-type="string">
            <text:p text:style-name="P30">Напівступá</text:p>
            <text:p text:style-name="P10"><text:span text:style-name="T163">-и</text:span><text:span text:style-name="T163">, </text:span><text:span text:style-name="T31">ім., </text:span><text:span text:style-name="T165">ж., інд.-авт.</text:span></text:p>
          </table:table-cell>
          <table:covered-table-cell/>
          <table:covered-table-cell/>
          <table:table-cell table:style-name="Dictionary.E183" table:number-columns-spanned="3" office:value-type="string">
            <text:p text:style-name="P10"><text:span text:style-name="T169">утворене префіксальним способом, похідне від слів:</text:span><text:span text:style-name="T167"> </text:span><text:span text:style-name="T45">напíв</text:span><text:span text:style-name="T167"> і </text:span><text:span text:style-name="T168">ступа</text:span><text:span text:style-name="T52"></text:span></text:p>
          </table:table-cell>
          <table:covered-table-cell/>
          <table:covered-table-cell/>
          <table:table-cell table:style-name="Dictionary.H183" table:number-columns-spanned="3" office:value-type="string">
            <text:p text:style-name="P10"><text:span text:style-name="T34">Напівступою</text:span><text:span text:style-name="T31">,</text:span></text:p>
            <text:p text:style-name="P14">як над собою винесений крок</text:p>
            <text:p text:style-name="P14">задумався і скляк. Напівбажання,</text:p>
            <text:p text:style-name="P10"><text:span text:style-name="T31">на півваганні втяте. </text:span><text:span text:style-name="T50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4" office:value-type="string">
            <text:h text:style-name="P49" text:outline-level="2"><text:span text:style-name="T135">напів </text:span>(див. 91)</text:h>
          </table:table-cell>
          <table:covered-table-cell/>
          <table:covered-table-cell/>
          <table:covered-table-cell/>
          <table:table-cell table:style-name="Dictionary.F184" table:number-columns-spanned="5" office:value-type="string">
            <text:h text:style-name="P48" text:outline-level="2">ступа</text:h>
            <text:p text:style-name="P35"><text:span text:style-name="T125">II </text:span><text:span text:style-name="T126">ступ`а</text:span></text:p>
            <text:p text:style-name="P37">-и, <text:span text:style-name="T160">ж.</text:span>, <text:span text:style-name="T160">перев.</text:span> <text:span text:style-name="T160">з означ.</text:span></text:p>
            <text:p text:style-name="P37">Манера ходити, ступати; хода. || Рух ногою вперед, убік або назад; крок. || Звуки від таких рухів. || Про спокійну, тиху ходу коня; найповільніший алюр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3</text:p>
          </table:table-cell>
          <table:table-cell table:style-name="Dictionary.B185" table:number-columns-spanned="3" office:value-type="string">
            <text:p text:style-name="P29">Нáхлюпи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185" table:number-columns-spanned="3" office:value-type="string">
            <text:p text:style-name="P10"><text:span text:style-name="T171">утворене префіксальним і нульсуфіксальним способом, похідне від слова</text:span><text:span text:style-name="T42"> </text:span><text:span text:style-name="T45">хлюпати</text:span></text:p>
          </table:table-cell>
          <table:covered-table-cell/>
          <table:covered-table-cell/>
          <table:table-cell table:style-name="Dictionary.H185" table:number-columns-spanned="3" office:value-type="string">
            <text:p text:style-name="P10"><text:span text:style-name="T31">Покірні вітру, </text:span><text:span text:style-name="T34">нахлюпи</text:span><text:span text:style-name="T31"> щедрот</text:span></text:p>
            <text:p text:style-name="P14">з убогого жебрацького бенкету,</text:p>
            <text:p text:style-name="P14">відвирувавши, котяться у Лету,</text:p>
            <text:p text:style-name="P10"><text:span text:style-name="T31">в таночок взявши кревних і заброд.</text:span><text:span text:style-name="T50">(П‑1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9" office:value-type="string">
            <text:h text:style-name="P49" text:outline-level="2"><text:span text:style-name="T135">хл</text:span><text:span text:style-name="T135">ю</text:span><text:span text:style-name="T6"></text:span><text:span text:style-name="T135">пати</text:span></text:h>
            <text:p text:style-name="P35"><text:span text:style-name="T126">-аю, -аєш, </text:span><text:span text:style-name="T129">недок.</text:span></text:p>
            <text:p text:style-name="P37">1) <text:span text:style-name="T160">неперех.</text:span> 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<text:soft-page-break/>плескіт.</text:p>
            <text:p text:style-name="P40"><text:span text:style-name="T107">2) </text:span><text:span text:style-name="T116">перех.</text:span><text:span text:style-name="T107"> </text:span><text:span text:style-name="T116">і </text:span><text:span text:style-name="T116">неперех.</text:span><text:span text:style-name="T107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pan text:style-name="T107">хлипання.</text:span><text:span text:style-name="T116">Хлюпати носом</text:span><text:span text:style-name="T10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4</text:p>
          </table:table-cell>
          <table:table-cell table:style-name="Dictionary.B187" table:number-columns-spanned="3" office:value-type="string">
            <text:p text:style-name="P29">Обакрáй</text:p>
            <text:p text:style-name="P10"><text:span text:style-name="T30">-ю, </text:span><text:span text:style-name="T31">ім., ч., інд.-авт.</text:span></text:p>
          </table:table-cell>
          <table:covered-table-cell/>
          <table:covered-table-cell/>
          <table:table-cell table:style-name="Dictionary.E187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óба</text:span><text:span text:style-name="T42"> і </text:span><text:span text:style-name="T45">край</text:span></text:p>
          </table:table-cell>
          <table:covered-table-cell/>
          <table:covered-table-cell/>
          <table:table-cell table:style-name="Dictionary.H187" table:number-columns-spanned="3" office:value-type="string">
            <text:p text:style-name="P14">З ціложиттєвого ждання</text:p>
            <text:p text:style-name="P14">Ти смерть на кілька літ відтрутив,</text:p>
            <text:p text:style-name="P14">аби почути пахощ рути</text:p>
            <text:p text:style-name="P14">і в неї впасти навмання - </text:p>
            <text:p text:style-name="P10"><text:span text:style-name="T31">з усіх розлук – на </text:span><text:span text:style-name="T34">обакрай</text:span></text:p>
            <text:p text:style-name="P10"><text:span text:style-name="T31">Вітчизни – і яви, і мрії. </text:span><text:span text:style-name="T50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4" office:value-type="string">
            <text:h text:style-name="P49" text:outline-level="2"><text:span text:style-name="T135">Об</text:span><text:span text:style-name="T135">и</text:span><text:span text:style-name="T6"></text:span><text:span text:style-name="T135">два (</text:span><text:span text:style-name="T45">óба</text:span><text:span text:style-name="T135">)</text:span></text:h>
            <text:p text:style-name="P35"><text:span text:style-name="T126">обох, </text:span><text:span text:style-name="T129">ч.</text:span><text:span text:style-name="T126"> </text:span><text:span text:style-name="T129">і с.</text:span><text:span text:style-name="T126">, обидві, обох, </text:span><text:span text:style-name="T129">ж.</text:span><text:span text:style-name="T126">, </text:span><text:span text:style-name="T129">числ.</text:span><text:span text:style-name="T126">, </text:span><text:span text:style-name="T129">збірн.</text:span></text:p>
            <text:p text:style-name="P40"><text:span text:style-name="T107">Означає кожний із двох названих або відомих предметів; один і другий; і той, і другий. </text:span><text:span text:style-name="T116">В обидва кінці</text:span><text:span text:style-name="T107">.</text:span></text:p>
          </table:table-cell>
          <table:covered-table-cell/>
          <table:covered-table-cell/>
          <table:covered-table-cell/>
          <table:table-cell table:style-name="Dictionary.F188" table:number-columns-spanned="5" office:value-type="string">
            <text:p text:style-name="P10"><text:span text:style-name="T45">край </text:span><text:span text:style-name="T63">(див. 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5</text:p>
          </table:table-cell>
          <table:table-cell table:style-name="Dictionary.B189" table:number-columns-spanned="3" office:value-type="string">
            <text:p text:style-name="P29">Обоюдожáл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189" table:number-columns-spanned="3" office:value-type="string">
            <text:p text:style-name="P10"><text:span text:style-name="T149">утворене складносуфіксальним способом, похідне від слів:</text:span><text:span text:style-name="T150"> </text:span><text:span text:style-name="T146">обою</text:span><text:span text:style-name="T52"></text:span><text:span text:style-name="T146">до</text:span><text:span text:style-name="T150"> і </text:span><text:span text:style-name="T146">жалі</text:span><text:span text:style-name="T52"></text:span><text:span text:style-name="T146">ти</text:span></text:p>
          </table:table-cell>
          <table:covered-table-cell/>
          <table:covered-table-cell/>
          <table:table-cell table:style-name="Dictionary.H189" table:number-columns-spanned="3" office:value-type="string">
            <text:p text:style-name="P14">Та мури, мов із мертвих всталі,</text:p>
            <text:p text:style-name="P14">похмуро мовили: чекай,</text:p>
            <text:p text:style-name="P14">ще обрадіє із печалі</text:p>
            <text:p text:style-name="P10"><text:span text:style-name="T31">твій </text:span><text:span text:style-name="T34">обоюдожалий</text:span><text:span text:style-name="T31"> край. </text:span><text:span text:style-name="T50">(П‑1, 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4" office:value-type="string">
            <text:p text:style-name="P10"><text:span text:style-name="T146">Обою</text:span><text:span text:style-name="T52"></text:span><text:span text:style-name="T146">до </text:span><text:span text:style-name="T148">(не подано у словнику)</text:span></text:p>
          </table:table-cell>
          <table:covered-table-cell/>
          <table:covered-table-cell/>
          <table:covered-table-cell/>
          <table:table-cell table:style-name="Dictionary.F190" table:number-columns-spanned="5" office:value-type="string">
            <text:h text:style-name="P49" text:outline-level="2"><text:span text:style-name="T135">жал</text:span><text:span text:style-name="T135">і</text:span><text:span text:style-name="T6"></text:span><text:span text:style-name="T135">ти</text:span></text:h>
            <text:p text:style-name="P35"><text:span text:style-name="T126">-ію, -ієш, </text:span><text:span text:style-name="T129">недок.</text:span></text:p>
            <text:p text:style-name="P37">1) <text:span text:style-name="T160">перех.</text:span> <text:span text:style-name="T160">і без додатка</text:span>. Відчувати жалість, співчуття до кого-небудь.</text:p>
            <text:p text:style-name="P37"><text:soft-page-break/>2) <text:span text:style-name="T160">неперех.</text:span> Нарікати на що-небудь, уболівати за чимось, за щось; шкодувати, жалкувати.</text:p>
            <text:p text:style-name="P40"><text:span text:style-name="T107">3) </text:span><text:span text:style-name="T116">перех.</text:span><text:span text:style-name="T107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6</text:p>
          </table:table-cell>
          <table:table-cell table:style-name="Dictionary.B191" table:number-columns-spanned="3" office:value-type="string">
            <text:p text:style-name="P29">ОвÓгнений</text:p>
            <text:p text:style-name="P10"><text:span text:style-name="T30">-а, -е, </text:span><text:span text:style-name="T32">дієпр., інд.-авт.</text:span></text:p>
          </table:table-cell>
          <table:covered-table-cell/>
          <table:covered-table-cell/>
          <table:table-cell table:style-name="Dictionary.E191" table:number-columns-spanned="3" office:value-type="string">
            <text:p text:style-name="P10"><text:span text:style-name="T170">утворене суфіксально-префіксальним способом, похідне від </text:span><text:span text:style-name="T56">в</text:span><text:span text:style-name="T42">ід неіснуючого дієслова </text:span><text:span text:style-name="T45">овогнити</text:span></text:p>
          </table:table-cell>
          <table:covered-table-cell/>
          <table:covered-table-cell/>
          <table:table-cell table:style-name="Dictionary.H191" table:number-columns-spanned="3" office:value-type="string">
            <text:p text:style-name="P14">Та за тобою небо запалало,</text:p>
            <text:p text:style-name="P10"><text:span text:style-name="T34">овогнене</text:span><text:span text:style-name="T31"> грозою стожалів. </text:span><text:span text:style-name="T50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9" office:value-type="string">
            <text:p text:style-name="P10"><text:span text:style-name="T45">Овогнити </text:span><text:span text:style-name="T62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7</text:p>
          </table:table-cell>
          <table:table-cell table:style-name="Dictionary.B193" table:number-columns-spanned="3" office:value-type="string">
            <text:p text:style-name="P29">Огрáння</text:p>
            <text:p text:style-name="P14">ім., с., інд.-авт.</text:p>
          </table:table-cell>
          <table:covered-table-cell/>
          <table:covered-table-cell/>
          <table:table-cell table:style-name="Dictionary.E193" table:number-columns-spanned="3" office:value-type="string">
            <text:p text:style-name="P10"><text:span text:style-name="T56">утворене суфіксальним способом, похідне від слова</text:span><text:span text:style-name="T51"> </text:span><text:span text:style-name="T46">огрáнювати</text:span></text:p>
          </table:table-cell>
          <table:covered-table-cell/>
          <table:covered-table-cell/>
          <table:table-cell table:style-name="Dictionary.H193" table:number-columns-spanned="3" office:value-type="string">
            <text:p text:style-name="P14">У зашморзі бід</text:p>
            <text:p text:style-name="P14">аж зайшовся кривий од волання борлак,</text:p>
            <text:p text:style-name="P10"><text:span text:style-name="T31">аж </text:span><text:span text:style-name="T34">огранням</text:span><text:span text:style-name="T31"> дзеркал заросилася кров! </text:span><text:span text:style-name="T50">(П‑1, 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9" office:value-type="string">
            <text:h text:style-name="P49" text:outline-level="2"><text:span text:style-name="T135">Огран</text:span><text:span text:style-name="T135">о</text:span><text:span text:style-name="T6"></text:span><text:span text:style-name="T135">вувати (</text:span><text:span text:style-name="T46">огрáнювати</text:span><text:span text:style-name="T135">)</text:span></text:h>
            <text:p text:style-name="P35"><text:span text:style-name="T126">-ую, -уєш, </text:span><text:span text:style-name="T129">недок.</text:span><text:span text:style-name="T126">, огранувати, -ую, -уєш, </text:span><text:span text:style-name="T129">док.</text:span><text:span text:style-name="T126">, </text:span><text:span text:style-name="T129">перех.</text:span><text:span text:style-name="T126">, </text:span><text:span text:style-name="T129">спец.</text:span></text:p>
            <text:p text:style-name="P37">Шліфуючи поверхню чого-небудь, робити на ній грані.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8</text:p>
          </table:table-cell>
          <table:table-cell table:style-name="Dictionary.B195" table:number-columns-spanned="3" office:value-type="string">
            <text:p text:style-name="P29">Озлíння</text:p>
            <text:p text:style-name="P10"><text:span text:style-name="T30">-я, </text:span><text:span text:style-name="T31">ім., ж., інд.-авт.</text:span></text:p>
          </table:table-cell>
          <table:covered-table-cell/>
          <table:covered-table-cell/>
          <table:table-cell table:style-name="Dictionary.E195" table:number-columns-spanned="3" office:value-type="string">
            <text:p text:style-name="P23"><text:span text:style-name="T60">утворене </text:span><text:span text:style-name="T60">суфіксальним способом, похідне від слова</text:span><text:span text:style-name="T30"> </text:span><text:span text:style-name="T46">озлитися</text:span></text:p>
          </table:table-cell>
          <table:covered-table-cell/>
          <table:covered-table-cell/>
          <table:table-cell table:style-name="Dictionary.H195" table:number-columns-spanned="3" office:value-type="string">
            <text:p text:style-name="P10"><text:span text:style-name="T31">А шал який! Яке </text:span><text:span text:style-name="T34">озління</text:span><text:span text:style-name="T31">!</text:span></text:p>
            <text:p text:style-name="P10"><text:span text:style-name="T31">О білий світе-блекота. </text:span><text:span text:style-name="T50">(П‑1, 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9" office:value-type="string">
            <text:h text:style-name="P49" text:outline-level="2"><text:span text:style-name="T135">озл</text:span><text:span text:style-name="T135">и</text:span><text:span text:style-name="T6"></text:span><text:span text:style-name="T135">тися</text:span></text:h>
            <text:p text:style-name="P35"><text:soft-page-break/><text:span text:style-name="T126">-люся, -лишся, </text:span><text:span text:style-name="T129">док.</text:span></text:p>
            <text:p text:style-name="P37">Стати розлюченим, роздратованим; розізлитися, розгніватися. || Стати злим, злостив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99</text:p>
          </table:table-cell>
          <table:table-cell table:style-name="Dictionary.B197" table:number-columns-spanned="3" office:value-type="string">
            <text:p text:style-name="P29">Ошрóття</text:p>
            <text:p text:style-name="P10"><text:span text:style-name="T30">-я, </text:span><text:span text:style-name="T31">ім., збірн., інд.-авт.</text:span></text:p>
          </table:table-cell>
          <table:covered-table-cell/>
          <table:covered-table-cell/>
          <table:table-cell table:style-name="Dictionary.E197" table:number-columns-spanned="3" office:value-type="string">
            <text:p text:style-name="P10"><text:span text:style-name="T56">утворене суфіксально-префіксальним способом, похідне від слова</text:span> <text:span text:style-name="T136">шріт</text:span></text:p>
          </table:table-cell>
          <table:covered-table-cell/>
          <table:covered-table-cell/>
          <table:table-cell table:style-name="Dictionary.H197" table:number-columns-spanned="3" office:value-type="string">
            <text:p text:style-name="P14">І тінь біжить – поверхи давніх днів.</text:p>
            <text:p text:style-name="P10"><text:span text:style-name="T31">І заволока – на </text:span><text:span text:style-name="T34">ошроття</text:span><text:span text:style-name="T31"> часу. </text:span><text:span text:style-name="T50">(П‑1, 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9" office:value-type="string">
            <text:h text:style-name="P48" text:outline-level="2">шріт</text:h>
            <text:p text:style-name="P35"><text:span text:style-name="T126">шроту, </text:span><text:span text:style-name="T129">ч.</text:span></text:p>
            <text:p text:style-name="P37">1) Дрібні свинцеві кульки для стрільби з мисливської рушниці; дрі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0</text:p>
          </table:table-cell>
          <table:table-cell table:style-name="Dictionary.B199" table:number-columns-spanned="3" office:value-type="string">
            <text:p text:style-name="P29">Пáверх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199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а</text:span><text:span text:style-name="T42">... (“подібний”) і </text:span><text:span text:style-name="T45">верх</text:span></text:p>
          </table:table-cell>
          <table:covered-table-cell/>
          <table:covered-table-cell/>
          <table:table-cell table:style-name="Dictionary.H199" table:number-columns-spanned="3" office:value-type="string">
            <text:p text:style-name="P10"><text:span text:style-name="T31">Тут </text:span><text:span text:style-name="T34">паверх</text:span><text:span text:style-name="T31">, паниз, пажиття і паскін,</text:span></text:p>
            <text:p text:style-name="P14">переступай лискуче лезо меж,</text:p>
            <text:p text:style-name="P14">і рідні лиця за порожні маски</text:p>
            <text:p text:style-name="P10"><text:span text:style-name="T31">тобі здадуться з понадгірних веж. </text:span><text:span text:style-name="T50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4" office:value-type="string">
            <text:p text:style-name="P10"><text:span text:style-name="T109">Па</text:span><text:span text:style-name="T111">... </text:span><text:span text:style-name="T112">(не подано у словнику)</text:span></text:p>
          </table:table-cell>
          <table:covered-table-cell/>
          <table:covered-table-cell/>
          <table:covered-table-cell/>
          <table:table-cell table:style-name="Dictionary.F200" table:number-columns-spanned="5" office:value-type="string">
            <text:h text:style-name="P48" text:outline-level="2">верх</text:h>
            <text:p text:style-name="P35"><text:span text:style-name="T126">-у, </text:span><text:span text:style-name="T129">ч.</text:span></text:p>
            <text:p text:style-name="P37">1) Верхня, найвища частина чого-небудь; вершина. || Поверхня землі, якої-небудь рідини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1</text:p>
          </table:table-cell>
          <table:table-cell table:style-name="Dictionary.B201" table:number-columns-spanned="3" office:value-type="string">
            <text:p text:style-name="P29">Пажиття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01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а</text:span><text:span text:style-name="T42">... </text:span><text:soft-page-break/><text:span text:style-name="T42">(“подібний”) і </text:span><text:span text:style-name="T45">життя</text:span></text:p>
          </table:table-cell>
          <table:covered-table-cell/>
          <table:covered-table-cell/>
          <table:table-cell table:style-name="Dictionary.H201" table:number-columns-spanned="3" office:value-type="string">
            <text:p text:style-name="P10"><text:span text:style-name="T31">Тут паверх, паниз, </text:span><text:span text:style-name="T34">пажиття</text:span><text:span text:style-name="T31"> і паскін,</text:span></text:p>
            <text:p text:style-name="P14">переступай лискуче лезо меж,</text:p>
            <text:p text:style-name="P14">і рідні лиця за порожні маски</text:p>
            <text:p text:style-name="P10"><text:soft-page-break/><text:span text:style-name="T31">тобі здадуться з понадгірних веж. </text:span><text:span text:style-name="T50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9" office:value-type="string">
            <text:p text:style-name="P10"><text:span text:style-name="T45">життя </text:span><text:span text:style-name="T63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2</text:p>
          </table:table-cell>
          <table:table-cell table:style-name="Dictionary.B203" table:number-columns-spanned="3" office:value-type="string">
            <text:p text:style-name="P29">Пáниз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203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а</text:span><text:span text:style-name="T42">... (“подібний”) і </text:span><text:span text:style-name="T45">низ</text:span></text:p>
          </table:table-cell>
          <table:covered-table-cell/>
          <table:covered-table-cell/>
          <table:table-cell table:style-name="Dictionary.H203" table:number-columns-spanned="3" office:value-type="string">
            <text:p text:style-name="P10"><text:span text:style-name="T31">Тут паверх, </text:span><text:span text:style-name="T34">паниз</text:span><text:span text:style-name="T31">, пажиття і паскін,</text:span></text:p>
            <text:p text:style-name="P14">переступай лискуче лезо меж,</text:p>
            <text:p text:style-name="P14">і рідні лиця за порожні маски</text:p>
            <text:p text:style-name="P10"><text:span text:style-name="T31">тобі здадуться з понадгірних веж. </text:span><text:span text:style-name="T50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9" office:value-type="string">
            <text:h text:style-name="P48" text:outline-level="2">низ</text:h>
            <text:p text:style-name="P35"><text:span text:style-name="T126">-у, </text:span><text:span text:style-name="T129">ч.</text:span></text:p>
            <text:p text:style-name="P36"><text:span text:style-name="T128">1) Нижня частина предмета. || </text:span><text:span text:style-name="T131">рідко</text:span><text:span text:style-name="T128">. Те саме, що виворіт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3</text:p>
          </table:table-cell>
          <table:table-cell table:style-name="Dictionary.B205" table:number-columns-spanned="3" office:value-type="string">
            <text:p text:style-name="P29">Парур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205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а</text:span><text:span text:style-name="T42">... (“подібний”) і </text:span><text:span text:style-name="T45">рýра</text:span></text:p>
          </table:table-cell>
          <table:covered-table-cell/>
          <table:covered-table-cell/>
          <table:table-cell table:style-name="Dictionary.H205" table:number-columns-spanned="3" office:value-type="string">
            <text:p text:style-name="P14">Те безмежжя сил,</text:p>
            <text:p text:style-name="P14">розбурханих од молодого болю,</text:p>
            <text:p text:style-name="P10"><text:span text:style-name="T31">ті </text:span><text:span text:style-name="T34">парури</text:span><text:span text:style-name="T31"> зусиль… </text:span><text:span text:style-name="T50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9" office:value-type="string">
            <text:h text:style-name="P49" text:outline-level="2"><text:span text:style-name="T135">р</text:span><text:span text:style-name="T135">у</text:span><text:span text:style-name="T6"></text:span><text:span text:style-name="T135">ра</text:span></text:h>
            <text:p text:style-name="P35"><text:span text:style-name="T126">-и, </text:span><text:span text:style-name="T129">ж.</text:span></text:p>
            <text:p text:style-name="P2"><text:span text:style-name="T127">1) </text:span><text:span text:style-name="T130">зах.</text:span><text:span text:style-name="T127"> Те саме, що </text:span><text:a xlink:type="simple" xlink:href="http://www.lingvo.ua/uk/Translate/uk-uk/труба"><text:span text:style-name="T186">труба</text:span></text:a><text:span text:style-name="T12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4</text:p>
          </table:table-cell>
          <table:table-cell table:style-name="Dictionary.B207" table:number-columns-spanned="3" office:value-type="string">
            <text:p text:style-name="P29">Пáскін</text:p>
            <text:p text:style-name="P10"><text:span text:style-name="T30">пáскону, </text:span><text:span text:style-name="T31">ім., ч., інд.-авт.</text:span></text:p>
          </table:table-cell>
          <table:covered-table-cell/>
          <table:covered-table-cell/>
          <table:table-cell table:style-name="Dictionary.E207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а</text:span><text:span text:style-name="T42">... (“подібний”) і </text:span><text:span text:style-name="T45">скін</text:span></text:p>
          </table:table-cell>
          <table:covered-table-cell/>
          <table:covered-table-cell/>
          <table:table-cell table:style-name="Dictionary.H207" table:number-columns-spanned="3" office:value-type="string">
            <text:p text:style-name="P10"><text:span text:style-name="T31">Тут паверх, паниз, пажиття і </text:span><text:span text:style-name="T34">паскін</text:span><text:span text:style-name="T31">,</text:span></text:p>
            <text:p text:style-name="P14">переступай лискуче лезо меж,</text:p>
            <text:p text:style-name="P14">і рідні лиця за порожні маски</text:p>
            <text:p text:style-name="P10"><text:span text:style-name="T31">тобі здадуться з понадгірних веж. </text:span><text:span text:style-name="T50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9" office:value-type="string">
            <text:h text:style-name="P48" text:outline-level="2">скін</text:h>
            <text:p text:style-name="P35"><text:span text:style-name="T126">скону, </text:span><text:span text:style-name="T129">ч.</text:span><text:span text:style-name="T126">, </text:span><text:span text:style-name="T129">уроч.</text:span></text:p>
            <text:p text:style-name="P36"><text:span text:style-name="T128">Те саме, що смерть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5</text:p>
          </table:table-cell>
          <table:table-cell table:style-name="Dictionary.B209" table:number-columns-spanned="3" office:value-type="string">
            <text:p text:style-name="P29">Пекельнозóр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209" table:number-columns-spanned="3" office:value-type="string">
            <text:p text:style-name="P10"><text:span text:style-name="T56">утворене складнофлективним способом, похідне від слів:</text:span><text:span text:style-name="T42"> </text:span><text:span text:style-name="T45">пекельний </text:span><text:span text:style-name="T42">і </text:span><text:span text:style-name="T45">зір</text:span></text:p>
          </table:table-cell>
          <table:covered-table-cell/>
          <table:covered-table-cell/>
          <table:table-cell table:style-name="Dictionary.H209" table:number-columns-spanned="3" office:value-type="string">
            <text:p text:style-name="P10"><text:span text:style-name="T31">Мигоче, мов відьмак, паркан </text:span><text:span text:style-name="T34">пекельнозорий</text:span><text:span text:style-name="T31">,</text:span></text:p>
            <text:p text:style-name="P10"><text:span text:style-name="T31">за голосом покори душа рушає вспак. </text:span><text:span text:style-name="T50">(П‑2, 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4" office:value-type="string">
            <text:p text:style-name="P10"><text:span text:style-name="T45">пекельний </text:span><text:span text:style-name="T62">(див. 37)</text:span></text:p>
          </table:table-cell>
          <table:covered-table-cell/>
          <table:covered-table-cell/>
          <table:covered-table-cell/>
          <table:table-cell table:style-name="Dictionary.F210" table:number-columns-spanned="5" office:value-type="string">
            <text:h text:style-name="P48" text:outline-level="2">зір</text:h>
            <text:p text:style-name="P35"><text:span text:style-name="T126">зору, </text:span><text:span text:style-name="T129">ч.</text:span></text:p>
            <text:p text:style-name="P37">1) Одне з п'яти почуттів, органом якого є око. || Здатність бачити.</text:p>
            <text:p text:style-name="P37">2) Спрямованість очей на кого-, що-небудь; погляд.</text:p>
            <text:p text:style-name="P36"><text:span text:style-name="T128">3) Те саме, що очі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6</text:p>
          </table:table-cell>
          <table:table-cell table:style-name="Dictionary.B211" table:number-columns-spanned="3" office:value-type="string">
            <text:p text:style-name="P29">Півваг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11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ів</text:span><text:span text:style-name="T42"> і </text:span><text:span text:style-name="T45">вагáння</text:span></text:p>
          </table:table-cell>
          <table:covered-table-cell/>
          <table:covered-table-cell/>
          <table:table-cell table:style-name="Dictionary.H211" table:number-columns-spanned="3" office:value-type="string">
            <text:p text:style-name="P14">Напівступою,</text:p>
            <text:p text:style-name="P14">як над собою винесений крок</text:p>
            <text:p text:style-name="P14">задумався і скляк. Напівбажання,</text:p>
            <text:p text:style-name="P10"><text:span text:style-name="T31">на </text:span><text:span text:style-name="T34">півваганні</text:span><text:span text:style-name="T31"> втяте. </text:span><text:span text:style-name="T50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4" office:value-type="string">
            <text:h text:style-name="P49" text:outline-level="2"><text:span text:style-name="T135">Полов</text:span><text:span text:style-name="T135">и</text:span><text:span text:style-name="T6"></text:span><text:span text:style-name="T135">на </text:span><text:span text:style-name="T177">(пів)</text:span></text:h>
            <text:p text:style-name="P35"><text:span text:style-name="T126">-и, </text:span><text:span text:style-name="T129">ж.</text:span></text:p>
            <text:p text:style-name="P37">1) Одна з двох рівних частин чого-небудь. || Складова частина парного предмета. || Якась частина або певна <text:soft-page-break/>кількість чого-небудь.</text:p>
            <text:p text:style-name="P37">2) Середина якої-небудь віддалі, якогось проміжку часу і т. ін. || Момент часу, який відповідає середині даної години.</text:p>
          </table:table-cell>
          <table:covered-table-cell/>
          <table:covered-table-cell/>
          <table:covered-table-cell/>
          <table:table-cell table:style-name="Dictionary.F212" table:number-columns-spanned="5" office:value-type="string">
            <text:h text:style-name="P49" text:outline-level="2"><text:span text:style-name="T135">ваг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1) Дія за знач. вагатися.</text:span></text:p>
            <text:p text:style-name="P37">2) Неспроможність відразу вирішити <text:soft-page-break/>щось; роздумування.</text:p>
            <text:p text:style-name="P37">3) Непослідовність у поглядах, хита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7</text:p>
          </table:table-cell>
          <table:table-cell table:style-name="Dictionary.B213" table:number-columns-spanned="3" office:value-type="string">
            <text:p text:style-name="P29">Півдуші</text:p>
            <text:p text:style-name="P10"><text:span text:style-name="T30">півдýш, </text:span><text:span text:style-name="T31">ім., мн., інд.-авт.</text:span></text:p>
          </table:table-cell>
          <table:covered-table-cell/>
          <table:covered-table-cell/>
          <table:table-cell table:style-name="Dictionary.E213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ів</text:span><text:span text:style-name="T42"> і </text:span><text:span text:style-name="T45">душі</text:span></text:p>
          </table:table-cell>
          <table:covered-table-cell/>
          <table:covered-table-cell/>
          <table:table-cell table:style-name="Dictionary.H213" table:number-columns-spanned="3" office:value-type="string">
            <text:p text:style-name="P14">О царство півсерць, півнадій, півпричалів,</text:p>
            <text:p text:style-name="P10"><text:span text:style-name="T31">півзамірів царство, півзмаг і </text:span><text:span text:style-name="T34">півдуш</text:span><text:span text:style-name="T31">!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4" office:value-type="string">
            <text:p text:style-name="P10"><text:span text:style-name="T45">пів </text:span><text:span text:style-name="T63">(див. 106)</text:span></text:p>
          </table:table-cell>
          <table:covered-table-cell/>
          <table:covered-table-cell/>
          <table:covered-table-cell/>
          <table:table-cell table:style-name="Dictionary.F214" table:number-columns-spanned="5" office:value-type="string">
            <text:p text:style-name="P10"><text:span text:style-name="T45">душі </text:span><text:span text:style-name="T62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8</text:p>
          </table:table-cell>
          <table:table-cell table:style-name="Dictionary.B215" table:number-columns-spanned="3" office:value-type="string">
            <text:p text:style-name="P29">Півзáміри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215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ів</text:span><text:span text:style-name="T42"> і </text:span><text:span text:style-name="T45">зáміри</text:span></text:p>
          </table:table-cell>
          <table:covered-table-cell/>
          <table:covered-table-cell/>
          <table:table-cell table:style-name="Dictionary.H215" table:number-columns-spanned="3" office:value-type="string">
            <text:p text:style-name="P14">О царство півсерць, півнадій, півпричалів,</text:p>
            <text:p text:style-name="P10"><text:span text:style-name="T34">півзамірів</text:span><text:span text:style-name="T31"> царство, півзмаг і півдуш!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4" office:value-type="string">
            <text:p text:style-name="P10"><text:span text:style-name="T45">пів </text:span><text:span text:style-name="T63">(див. 106)</text:span></text:p>
          </table:table-cell>
          <table:covered-table-cell/>
          <table:covered-table-cell/>
          <table:covered-table-cell/>
          <table:table-cell table:style-name="Dictionary.F216" table:number-columns-spanned="5" office:value-type="string">
            <text:h text:style-name="P48" text:outline-level="2">замір</text:h>
            <text:p text:style-name="P35"><text:span text:style-name="T125">I </text:span><text:span text:style-name="T126">з`амір</text:span></text:p>
            <text:p text:style-name="P37">-у, <text:span text:style-name="T160">ч.</text:span></text:p>
            <text:p text:style-name="P40"><text:span text:style-name="T107">Задум, бажання зробити щось; намір. || </text:span><text:span text:style-name="T116">перев.</text:span><text:span text:style-name="T107"> </text:span><text:span text:style-name="T116">мн.</text:span><text:span text:style-name="T107"> Таємні, підступні плани, спрямовані проти кого-,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09</text:p>
          </table:table-cell>
          <table:table-cell table:style-name="Dictionary.B217" table:number-columns-spanned="3" office:value-type="string">
            <text:p text:style-name="P29">Півзмáги</text:p>
            <text:p text:style-name="P16">ім., мн., інд.-авт.</text:p>
          </table:table-cell>
          <table:covered-table-cell/>
          <table:covered-table-cell/>
          <table:table-cell table:style-name="Dictionary.E217" table:number-columns-spanned="3" office:value-type="string">
            <text:p text:style-name="P11"><text:span text:style-name="T173">утворене префіксальним і нульсуфіксальним способом, похідне від слів:</text:span><text:span text:style-name="T66"> </text:span><text:span text:style-name="T49">пів</text:span><text:span text:style-name="T66"> і </text:span><text:span text:style-name="T49">змагáння</text:span></text:p>
          </table:table-cell>
          <table:covered-table-cell/>
          <table:covered-table-cell/>
          <table:table-cell table:style-name="Dictionary.H217" table:number-columns-spanned="3" office:value-type="string">
            <text:p text:style-name="P14">О царство півсерць, півнадій, півпричалів,</text:p>
            <text:p text:style-name="P10"><text:span text:style-name="T31">півзамірів царство, </text:span><text:span text:style-name="T34">півзмаг</text:span><text:span text:style-name="T31"> і півдуш!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4" office:value-type="string">
            <text:p text:style-name="P10"><text:span text:style-name="T45">пів </text:span><text:span text:style-name="T63">(див. 106)</text:span></text:p>
          </table:table-cell>
          <table:covered-table-cell/>
          <table:covered-table-cell/>
          <table:covered-table-cell/>
          <table:table-cell table:style-name="Dictionary.F218" table:number-columns-spanned="5" office:value-type="string">
            <text:h text:style-name="P49" text:outline-level="2"><text:span text:style-name="T135">змаг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40"><text:span text:style-name="T107">1) Намагання перевершити, перемогти когось у чому-небудь, домагаючись кращих, ніж у когось, </text:span><text:span text:style-name="T107">результатів, показників.</text:span></text:p>
            <text:p text:style-name="P40"><text:span text:style-name="T107">3) </text:span><text:span text:style-name="T116">перен.</text:span><text:span text:style-name="T107"> Сутичка, боротьба двох протилежних або ворожих сил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0</text:p>
          </table:table-cell>
          <table:table-cell table:style-name="Dictionary.B219" table:number-columns-spanned="3" office:value-type="string">
            <text:p text:style-name="P29">Півнадíї</text:p>
            <text:p text:style-name="P10"><text:span text:style-name="T30">півнадíй, </text:span><text:span text:style-name="T31">ім., мн., інд.-авт.</text:span></text:p>
          </table:table-cell>
          <table:covered-table-cell/>
          <table:covered-table-cell/>
          <table:table-cell table:style-name="Dictionary.E219" table:number-columns-spanned="3" office:value-type="string">
            <text:p text:style-name="P10"><text:span text:style-name="T56">утворене префіксальним способом, похідне </text:span><text:span text:style-name="T56">від слів:</text:span><text:span text:style-name="T42"> </text:span><text:span text:style-name="T45">пів</text:span><text:span text:style-name="T42"> і </text:span><text:span text:style-name="T45">надíї</text:span></text:p>
          </table:table-cell>
          <table:covered-table-cell/>
          <table:covered-table-cell/>
          <table:table-cell table:style-name="Dictionary.H219" table:number-columns-spanned="3" office:value-type="string">
            <text:p text:style-name="P10"><text:span text:style-name="T31">О царство півсерць, </text:span><text:span text:style-name="T34">півнадій</text:span><text:span text:style-name="T31">, півпричалів,</text:span></text:p>
            <text:p text:style-name="P10"><text:span text:style-name="T31">півзамірів царство, півзмаг і </text:span><text:span text:style-name="T31">півдуш!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4" office:value-type="string">
            <text:p text:style-name="P10"><text:span text:style-name="T45">пів (</text:span><text:span text:style-name="T63">див. 106)</text:span></text:p>
          </table:table-cell>
          <table:covered-table-cell/>
          <table:covered-table-cell/>
          <table:covered-table-cell/>
          <table:table-cell table:style-name="Dictionary.F220" table:number-columns-spanned="5" office:value-type="string">
            <text:h text:style-name="P49" text:outline-level="2"><text:span text:style-name="T135">над</text:span><text:span text:style-name="T135">і</text:span><text:span text:style-name="T6"></text:span><text:span text:style-name="T135">я</text:span></text:h>
            <text:p text:style-name="P35"><text:span text:style-name="T126">-ї, </text:span><text:span text:style-name="T129">ж.</text:span></text:p>
            <text:p text:style-name="P37">1) Впевненість у можливості здійснення чогось бажаного, потрібного, приємного; сподіва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1</text:p>
          </table:table-cell>
          <table:table-cell table:style-name="Dictionary.B221" table:number-columns-spanned="3" office:value-type="string">
            <text:p text:style-name="P29">Півнебéс</text:p>
            <text:p text:style-name="P10"><text:span text:style-name="T30">півнебéс, </text:span><text:span text:style-name="T31">ім., мн., інд.-авт.</text:span></text:p>
          </table:table-cell>
          <table:covered-table-cell/>
          <table:covered-table-cell/>
          <table:table-cell table:style-name="Dictionary.E221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ів</text:span><text:span text:style-name="T42"> і </text:span><text:span text:style-name="T45">небесá</text:span></text:p>
          </table:table-cell>
          <table:covered-table-cell/>
          <table:covered-table-cell/>
          <table:table-cell table:style-name="Dictionary.H221" table:number-columns-spanned="3" office:value-type="string">
            <text:p text:style-name="P14">І з тих затятих здвоєних ночей</text:p>
            <text:p text:style-name="P10"><text:span text:style-name="T31">на </text:span><text:span text:style-name="T34">півнебес</text:span><text:span text:style-name="T31"> зажевріло б іржання</text:span></text:p>
            <text:p text:style-name="P10"><text:span text:style-name="T31">чи сиваша чи привиду. </text:span><text:span text:style-name="T50">(П‑1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4" office:value-type="string">
            <text:p text:style-name="P10"><text:span text:style-name="T45">пів </text:span><text:span text:style-name="T63">(див. 106)</text:span></text:p>
          </table:table-cell>
          <table:covered-table-cell/>
          <table:covered-table-cell/>
          <table:covered-table-cell/>
          <table:table-cell table:style-name="Dictionary.F222" table:number-columns-spanned="5" office:value-type="string">
            <text:p text:style-name="P10"><text:span text:style-name="T45">небесá </text:span><text:span text:style-name="T62">(див. 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2</text:p>
          </table:table-cell>
          <table:table-cell table:style-name="Dictionary.B223" table:number-columns-spanned="3" office:value-type="string">
            <text:p text:style-name="P29">Півпричáли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223" table:number-columns-spanned="3" office:value-type="string">
            <text:p text:style-name="P10"><text:span text:style-name="T56">утворене префіксальним способом, похідне </text:span><text:soft-page-break/><text:span text:style-name="T56">від слів:</text:span><text:span text:style-name="T42"> </text:span><text:span text:style-name="T45">пів</text:span><text:span text:style-name="T42"> і </text:span><text:span text:style-name="T45">причáли</text:span></text:p>
          </table:table-cell>
          <table:covered-table-cell/>
          <table:covered-table-cell/>
          <table:table-cell table:style-name="Dictionary.H223" table:number-columns-spanned="3" office:value-type="string">
            <text:p text:style-name="P10"><text:span text:style-name="T31">О царство півсерць, півнадій, </text:span><text:span text:style-name="T34">півпричалів</text:span><text:span text:style-name="T31">,</text:span></text:p>
            <text:p text:style-name="P10"><text:span text:style-name="T31">півзамірів царство, півзмаг і </text:span><text:soft-page-break/><text:span text:style-name="T31">півдуш!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4" office:value-type="string">
            <text:p text:style-name="P10"><text:span text:style-name="T45">пів </text:span><text:span text:style-name="T63">(див. 106)</text:span></text:p>
          </table:table-cell>
          <table:covered-table-cell/>
          <table:covered-table-cell/>
          <table:covered-table-cell/>
          <table:table-cell table:style-name="Dictionary.F224" table:number-columns-spanned="5" office:value-type="string">
            <text:h text:style-name="P49" text:outline-level="2"><text:span text:style-name="T135">прич</text:span><text:span text:style-name="T135">а</text:span><text:span text:style-name="T6"></text:span><text:span text:style-name="T135">л</text:span></text:h>
            <text:p text:style-name="P35"><text:span text:style-name="T126">-у, </text:span><text:span text:style-name="T129">ч.</text:span></text:p>
            <text:p text:style-name="P40"><text:span text:style-name="T107">2) </text:span><text:span text:style-name="T116">перен.</text:span><text:span text:style-name="T107"> Пристановище для кого-, чого-небудь; притулок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3</text:p>
          </table:table-cell>
          <table:table-cell table:style-name="Dictionary.B225" table:number-columns-spanned="3" office:value-type="string">
            <text:p text:style-name="P29">Повногóрл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25" table:number-columns-spanned="3" office:value-type="string">
            <text:p text:style-name="P10"><text:span text:style-name="T171">Утворене способом основоскладання і нульсуфіксальним, похідне від слів:</text:span><text:span text:style-name="T42"> </text:span><text:span text:style-name="T45">пóвний</text:span><text:span text:style-name="T42"> і </text:span><text:span text:style-name="T45">гóрло</text:span></text:p>
          </table:table-cell>
          <table:covered-table-cell/>
          <table:covered-table-cell/>
          <table:table-cell table:style-name="Dictionary.H225" table:number-columns-spanned="3" office:value-type="string">
            <text:p text:style-name="P10"><text:span text:style-name="T31">До гори, до рік, до </text:span><text:span text:style-name="T34">повногорля</text:span><text:span text:style-name="T31">,</text:span></text:p>
            <text:p text:style-name="P14">повногруддям зобов’яж мене.</text:p>
            <text:p text:style-name="P14">Кожним днем боліти, кожним днем</text:p>
            <text:p text:style-name="P10"><text:span text:style-name="T31">виповняти серце власним горем. </text:span><text:span text:style-name="T50">(П‑2, 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4" office:value-type="string">
            <text:h text:style-name="P49" text:outline-level="2"><text:span text:style-name="T135">п</text:span><text:span text:style-name="T135">о</text:span><text:span text:style-name="T6"></text:span><text:span text:style-name="T135">вний</text:span></text:h>
            <text:p text:style-name="P35"><text:span text:style-name="T126">повен, -вна, -вне.</text:span></text:p>
            <text:p text:style-name="P37">1) У якому немає вільного місця, заповнений до краю. || У якому є, міститься, вміщується порівняно багато кого-, чого-небудь. || У<text:span text:style-name="T160">сполуч.</text:span> з деякими <text:span text:style-name="T160">ім.</text:span> 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 <text:span text:style-name="T160">у знач.ім.</text:span> по<text:span text:style-name="T6"></text:span>вна, -ної, <text:span text:style-name="T160">ж.</text:span>, <text:span text:style-name="T160">розм.</text:span> Наповнена по вінця чарка.</text:p>
            <text:p text:style-name="P40"><text:soft-page-break/><text:span text:style-name="T107">2) </text:span><text:span text:style-name="T116">перен.</text:span><text:span text:style-name="T107"> 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 </text:span><text:span text:style-name="T116">Повне життя</text:span><text:span text:style-name="T107">.</text:span></text:p>
          </table:table-cell>
          <table:covered-table-cell/>
          <table:covered-table-cell/>
          <table:covered-table-cell/>
          <table:table-cell table:style-name="Dictionary.F226" table:number-columns-spanned="5" office:value-type="string">
            <text:h text:style-name="P49" text:outline-level="2"><text:span text:style-name="T135">г</text:span><text:span text:style-name="T135">о</text:span><text:span text:style-name="T6"></text:span><text:span text:style-name="T135">рло</text:span></text:h>
            <text:p text:style-name="P35"><text:span text:style-name="T126">-а, </text:span><text:span text:style-name="T129">с.</text:span></text:p>
            <text:p text:style-name="P37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37">2) Верхня звужена частина посуду.</text:p>
            <text:p text:style-name="P37">3) Протока між внутрішнім і окраїнним морями або при впадінні річки в озеро чи мор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4</text:p>
          </table:table-cell>
          <table:table-cell table:style-name="Dictionary.B227" table:number-columns-spanned="3" office:value-type="string">
            <text:p text:style-name="P29">Позапрóстір</text:p>
            <text:p text:style-name="P10"><text:span text:style-name="T30">-стору, </text:span><text:span text:style-name="T31">ім., ч., інд.-авт.</text:span></text:p>
          </table:table-cell>
          <table:covered-table-cell/>
          <table:covered-table-cell/>
          <table:table-cell table:style-name="Dictionary.E227" table:number-columns-spanned="3" office:value-type="string">
            <text:p text:style-name="P10"><text:span text:style-name="T56">утворене </text:span><text:span text:style-name="T56">префіксальним способом, похідне від слів:</text:span><text:span text:style-name="T42"> </text:span><text:span text:style-name="T45">пóза</text:span><text:span text:style-name="T42"> і </text:span><text:span text:style-name="T45">прóстір</text:span></text:p>
          </table:table-cell>
          <table:covered-table-cell/>
          <table:covered-table-cell/>
          <table:table-cell table:style-name="Dictionary.H227" table:number-columns-spanned="3" office:value-type="string">
            <text:p text:style-name="P10"><text:span text:style-name="T31">Як вікна в </text:span><text:span text:style-name="T34">позапростір</text:span><text:span text:style-name="T31">, </text:span><text:span text:style-name="T31">позачас,</text:span></text:p>
            <text:p text:style-name="P14">за мури німоти і всепокори,</text:p>
            <text:p text:style-name="P14">так світяться свічада, світлом хорі,</text:p>
            <text:p text:style-name="P14">і пильно задивляються крізь нас</text:p>
            <text:p text:style-name="P10"><text:span text:style-name="T31">у сяйва… </text:span><text:span text:style-name="T50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4" office:value-type="string">
            <text:h text:style-name="P49" text:outline-level="2"><text:span text:style-name="T135">п</text:span><text:span text:style-name="T135">о</text:span><text:span text:style-name="T6"></text:span><text:span text:style-name="T135">за</text:span></text:h>
            <text:p text:style-name="P35"><text:span text:style-name="T125">II </text:span><text:span text:style-name="T129">прийм.</text:span><text:span text:style-name="T126">, </text:span><text:span text:style-name="T129">із знах.</text:span><text:span text:style-name="T126"> </text:span><text:span text:style-name="T129">і оруд. в.</text:span></text:p>
            <text:p text:style-name="P40"><text:span text:style-name="T107">4) </text:span><text:span text:style-name="T116">з </text:span><text:span text:style-name="T116">оруд. в.</text:span><text:span text:style-name="T107"> Указує на існування, наявність кого-, чого-небудь або перебування когось за межами того, що названо іменником (займенником).</text:span></text:p>
          </table:table-cell>
          <table:covered-table-cell/>
          <table:covered-table-cell/>
          <table:covered-table-cell/>
          <table:table-cell table:style-name="Dictionary.F228" table:number-columns-spanned="5" office:value-type="string">
            <text:h text:style-name="P49" text:outline-level="2"><text:span text:style-name="T135">пр</text:span><text:span text:style-name="T135">о</text:span><text:span text:style-name="T6"></text:span><text:span text:style-name="T135">стір</text:span></text:h>
            <text:p text:style-name="P35"><text:span text:style-name="T126">простору, </text:span><text:span text:style-name="T129">ч.</text:span></text:p>
            <text:p text:style-name="P37">1) <text:span text:style-name="T160">тільки </text:span><text:span text:style-name="T160">одн.</text:span>, <text:span text:style-name="T160">філос.</text:span> Одна з основних об'єктивних форм існування матерії, яка характеризується протяжністю та обсягом.</text:p>
            <text:p text:style-name="P40"><text:span text:style-name="T107">4) </text:span><text:span text:style-name="T116">перен.</text:span><text:span text:style-name="T107"> Відсутність яких-небудь обмежень, перешкод у чомусь; вол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5</text:p>
          </table:table-cell>
          <table:table-cell table:style-name="Dictionary.B229" table:number-columns-spanned="3" office:value-type="string">
            <text:p text:style-name="P29">Позачáс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229" table:number-columns-spanned="3" office:value-type="string">
            <text:p text:style-name="P10"><text:span text:style-name="T56">утворене префіксальним способом, похідне </text:span><text:soft-page-break/><text:span text:style-name="T56">від слів:</text:span><text:span text:style-name="T42"> </text:span><text:span text:style-name="T45">пóза</text:span><text:span text:style-name="T42"> і </text:span><text:span text:style-name="T45">час</text:span></text:p>
          </table:table-cell>
          <table:covered-table-cell/>
          <table:covered-table-cell/>
          <table:table-cell table:style-name="Dictionary.H229" table:number-columns-spanned="3" office:value-type="string">
            <text:p text:style-name="P10"><text:span text:style-name="T31">Як вікна в позапростір, </text:span><text:span text:style-name="T34">позачас</text:span><text:span text:style-name="T31">,</text:span></text:p>
            <text:p text:style-name="P14">за мури німоти і всепокори,</text:p>
            <text:p text:style-name="P14"><text:soft-page-break/>так світяться свічада, світлом хорі,</text:p>
            <text:p text:style-name="P14">і пильно задивляються крізь нас</text:p>
            <text:p text:style-name="P10"><text:span text:style-name="T31">у сяйва… </text:span><text:span text:style-name="T50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4" office:value-type="string">
            <text:p text:style-name="P10"><text:span text:style-name="T45">пóза </text:span><text:span text:style-name="T62">(див. 114)</text:span></text:p>
          </table:table-cell>
          <table:covered-table-cell/>
          <table:covered-table-cell/>
          <table:covered-table-cell/>
          <table:table-cell table:style-name="Dictionary.F230" table:number-columns-spanned="5" office:value-type="string">
            <text:p text:style-name="P10"><text:span text:style-name="T45">час </text:span><text:span text:style-name="T62">(див. 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6</text:p>
          </table:table-cell>
          <table:table-cell table:style-name="Dictionary.B231" table:number-columns-spanned="3" office:value-type="string">
            <text:p text:style-name="P29">Порожньосéрд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231" table:number-columns-spanned="3" office:value-type="string">
            <text:p text:style-name="P10"><text:span text:style-name="T56">утворене складнофлективним способом, похідне від слів:</text:span><text:span text:style-name="T42"> </text:span><text:span text:style-name="T45">порóжній</text:span><text:span text:style-name="T42"> і </text:span><text:span text:style-name="T45">сéрце</text:span></text:p>
          </table:table-cell>
          <table:covered-table-cell/>
          <table:covered-table-cell/>
          <table:table-cell table:style-name="Dictionary.H231" table:number-columns-spanned="3" office:value-type="string">
            <text:p text:style-name="P10"><text:span text:style-name="T34">Порожньосердий</text:span><text:span text:style-name="T31"> вибільшився світ,</text:span></text:p>
            <text:p text:style-name="P10"><text:span text:style-name="T31">мов простору запрагло німування… </text:span><text:span text:style-name="T50">(П‑2, 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4" office:value-type="string">
            <text:h text:style-name="P49" text:outline-level="2"><text:span text:style-name="T135">пор</text:span><text:span text:style-name="T135">о</text:span><text:span text:style-name="T6"></text:span><text:span text:style-name="T135">жній</text:span></text:h>
            <text:p text:style-name="P35"><text:span text:style-name="T126">-я, -є.</text:span></text:p>
            <text:p text:style-name="P40"><text:span text:style-name="T107">3) </text:span><text:span text:style-name="T116">у сполуч.</text:span><text:span text:style-name="T107"> </text:span><text:span text:style-name="T116">зі </text:span><text:span text:style-name="T116">сл.</text:span><text:span text:style-name="T107"> життя, світ </text:span><text:span text:style-name="T116">і т. ін.</text:span><text:span text:style-name="T107">, </text:span><text:span text:style-name="T116">перен.</text:span><text:span text:style-name="T107"> Ні для кого не корисний; марний. || Позбавлений </text:span><text:span text:style-name="T107">змісту, убогий змістом; беззмістовний, пустий. || Який не відповідає об'єктивній дійсності.</text:span></text:p>
          </table:table-cell>
          <table:covered-table-cell/>
          <table:covered-table-cell/>
          <table:covered-table-cell/>
          <table:table-cell table:style-name="Dictionary.F232" table:number-columns-spanned="5" office:value-type="string">
            <text:p text:style-name="P10"><text:span text:style-name="T45">сéрце </text:span><text:span text:style-name="T62">(див. 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7</text:p>
          </table:table-cell>
          <table:table-cell table:style-name="Dictionary.B233" table:number-columns-spanned="3" office:value-type="string">
            <text:p text:style-name="P29">Потаймир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233" table:number-columns-spanned="3" office:value-type="string">
            <text:p text:style-name="P23"><text:span text:style-name="T174">Утворене способом зрощення або абревіатурним, похідне від слів:</text:span><text:span text:style-name="T30"> </text:span><text:span text:style-name="T46">потаємний</text:span><text:span text:style-name="T30"> і </text:span><text:span text:style-name="T46">мир</text:span><text:span text:style-name="T30"> (можливо, </text:span><text:span text:style-name="T46">потай</text:span><text:span text:style-name="T30"> — скорочення від </text:span><text:span text:style-name="T46">потаємний</text:span><text:span text:style-name="T30">)</text:span></text:p>
          </table:table-cell>
          <table:covered-table-cell/>
          <table:covered-table-cell/>
          <table:table-cell table:style-name="Dictionary.H233" table:number-columns-spanned="3" office:value-type="string">
            <text:p text:style-name="P10"><text:span text:style-name="T31">І десь там гасне </text:span><text:span text:style-name="T34">потаймир</text:span><text:span text:style-name="T31">,</text:span></text:p>
            <text:p text:style-name="P14">а між торосами крижин</text:p>
            <text:p text:style-name="P10"><text:span text:style-name="T31">я сам-один і – враг-вражин… </text:span><text:span text:style-name="T50">(П‑2, 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4" office:value-type="string">
            <text:h text:style-name="P49" text:outline-level="2"><text:span text:style-name="T135">п</text:span><text:span text:style-name="T135">о</text:span><text:span text:style-name="T6"></text:span><text:span text:style-name="T135">тай</text:span></text:h>
            <text:p text:style-name="P35"><text:soft-page-break/><text:span text:style-name="T129">присл.</text:span><text:span text:style-name="T126">, </text:span><text:span text:style-name="T129">від кого</text:span><text:span text:style-name="T126">, </text:span><text:span text:style-name="T129">заст.</text:span><text:span text:style-name="T126">, </text:span><text:span text:style-name="T129">рідко кого і без додатка</text:span><text:span text:style-name="T126">.</text:span></text:p>
            <text:p text:style-name="P37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</text:p>
          </table:table-cell>
          <table:covered-table-cell/>
          <table:covered-table-cell/>
          <table:covered-table-cell/>
          <table:table-cell table:style-name="Dictionary.F234" table:number-columns-spanned="5" office:value-type="string">
            <text:h text:style-name="P48" text:outline-level="2">мир</text:h>
            <text:p text:style-name="P35"><text:soft-page-break/><text:span text:style-name="T125">II </text:span><text:span text:style-name="T126">-у, </text:span><text:span text:style-name="T129">ч.</text:span></text:p>
            <text:p text:style-name="P40"><text:span text:style-name="T107">1) </text:span><text:span text:style-name="T116">заст.</text:span><text:span text:style-name="T107"> Земля з усім, що на ній існує; світ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8</text:p>
          </table:table-cell>
          <table:table-cell table:style-name="Dictionary.B235" table:number-columns-spanned="3" office:value-type="string">
            <text:p text:style-name="P29">Пралітá</text:p>
            <text:p text:style-name="P10"><text:span text:style-name="T30">пралíт, </text:span><text:span text:style-name="T31">ім., мн., інд.-авт.</text:span></text:p>
          </table:table-cell>
          <table:covered-table-cell/>
          <table:covered-table-cell/>
          <table:table-cell table:style-name="Dictionary.E235" table:number-columns-spanned="3" office:value-type="string">
            <text:p text:style-name="P10"><text:span text:style-name="T56">утворене префіксальним способом, похідне від слів:</text:span><text:span text:style-name="T42"> </text:span><text:span text:style-name="T45">пра</text:span><text:span text:style-name="T42">... і </text:span><text:span text:style-name="T45">літá</text:span></text:p>
          </table:table-cell>
          <table:covered-table-cell/>
          <table:covered-table-cell/>
          <table:table-cell table:style-name="Dictionary.H235" table:number-columns-spanned="3" office:value-type="string">
            <text:p text:style-name="P14">Забудься. Стань. І зачекай мене</text:p>
            <text:p text:style-name="P14">на самоті в такому велелюдді,</text:p>
            <text:p text:style-name="P14">де спогади стовбичать, наче судді,</text:p>
            <text:p text:style-name="P10"><text:span text:style-name="T31">і пам’ять чвалом </text:span><text:span text:style-name="T34">праліта</text:span><text:span text:style-name="T31"> жене. </text:span><text:span text:style-name="T50">(П‑2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4" office:value-type="string">
            <text:h text:style-name="P49" text:outline-level="2"><text:span text:style-name="T135">д</text:span><text:span text:style-name="T135">а</text:span><text:span text:style-name="T6"></text:span><text:span text:style-name="T135">вній (пра...)</text:span></text:h>
            <text:p text:style-name="P35"><text:span text:style-name="T126">-я, -є.</text:span></text:p>
            <text:p text:style-name="P37">1) Який давно минув; колишній. || Який застарів.</text:p>
            <text:p text:style-name="P37">2) Який існує вже багато часу; старий. || Здавна добре відомий; стародавній.</text:p>
          </table:table-cell>
          <table:covered-table-cell/>
          <table:covered-table-cell/>
          <table:covered-table-cell/>
          <table:table-cell table:style-name="Dictionary.F236" table:number-columns-spanned="5" office:value-type="string">
            <text:p text:style-name="P10"><text:span text:style-name="T45">літá </text:span><text:span text:style-name="T62">(див. 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19</text:p>
          </table:table-cell>
          <table:table-cell table:style-name="Dictionary.B237" table:number-columns-spanned="3" office:value-type="string">
            <text:p text:style-name="P29">Прáпервні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237" table:number-columns-spanned="3" office:value-type="string">
            <text:p text:style-name="P10"><text:span text:style-name="T56">утворене префіксальним способом, похідне </text:span><text:soft-page-break/><text:span text:style-name="T56">від слів:</text:span><text:span text:style-name="T42"> </text:span><text:span text:style-name="T45">пра</text:span><text:span text:style-name="T42">... і </text:span><text:span text:style-name="T46">пéрвень</text:span></text:p>
          </table:table-cell>
          <table:covered-table-cell/>
          <table:covered-table-cell/>
          <table:table-cell table:style-name="Dictionary.H237" table:number-columns-spanned="3" office:value-type="string">
            <text:p text:style-name="P14">Що б то нам</text:p>
            <text:p text:style-name="P14">посовгнути – ці межигони часу,</text:p>
            <text:p text:style-name="P14">марудні межигони живоття,</text:p>
            <text:p text:style-name="P14"><text:soft-page-break/>коли змарнілі постаті снаги,</text:p>
            <text:p text:style-name="P14">ці бурі пристрастей попопелілих,</text:p>
            <text:p text:style-name="P14">раптово окошилися на нас.</text:p>
            <text:p text:style-name="P14">І хочеться сягнути за крайчасу,</text:p>
            <text:p text:style-name="P10"><text:span text:style-name="T31">за </text:span><text:span text:style-name="T34">прапервні</text:span><text:span text:style-name="T31">. </text:span><text:span text:style-name="T50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4" office:value-type="string">
            <text:p text:style-name="P10"><text:span text:style-name="T45">пра</text:span><text:span text:style-name="T42">.. </text:span><text:span text:style-name="T62">(див. 118)</text:span></text:p>
          </table:table-cell>
          <table:covered-table-cell/>
          <table:covered-table-cell/>
          <table:covered-table-cell/>
          <table:table-cell table:style-name="Dictionary.F238" table:number-columns-spanned="5" office:value-type="string">
            <text:p text:style-name="P10"><text:span text:style-name="T46">Пéрвень </text:span><text:span text:style-name="T61">(не подано у словнику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0</text:p>
          </table:table-cell>
          <table:table-cell table:style-name="Dictionary.B239" table:number-columns-spanned="3" office:value-type="string">
            <text:p text:style-name="P29">Призáходи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239" table:number-columns-spanned="3" office:value-type="string">
            <text:h text:style-name="P51" text:outline-level="2"><text:span text:style-name="T113">утворене префіксальним способом, похідне від слів:</text:span><text:span text:style-name="T107"> </text:span><text:span text:style-name="T106">при</text:span><text:span text:style-name="T107"> і </text:span><text:span text:style-name="T106">за</text:span><text:span text:style-name="T110"></text:span><text:span text:style-name="T106">хід</text:span></text:h>
          </table:table-cell>
          <table:covered-table-cell/>
          <table:covered-table-cell/>
          <table:table-cell table:style-name="Dictionary.H239" table:number-columns-spanned="3" office:value-type="string">
            <text:p text:style-name="P27">Прижухлий клониться пирій</text:p>
            <text:p text:style-name="P10"><text:span text:style-name="T165">на </text:span><text:span text:style-name="T166">призаходи</text:span><text:span text:style-name="T165"> дня</text:span><text:span text:style-name="T164">. </text:span><text:span text:style-name="T169">(П‑2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4" office:value-type="string">
            <text:h text:style-name="P48" text:outline-level="2">при</text:h>
            <text:p text:style-name="P35"><text:span text:style-name="T129">прийм.</text:span><text:span text:style-name="T126">, </text:span><text:span text:style-name="T129">з місц. в.</text:span><text:span text:style-name="T126"> Сполучення з </text:span><text:span text:style-name="T129">прийм.</text:span><text:span text:style-name="T126"> при виражають: Просторові відношення:</text:span></text:p>
            <text:p text:style-name="P40"><text:span text:style-name="T107">5) 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</text:span><text:span text:style-name="T107">відбувається інша дія чи триває стан; г) моменту дії, пов'язаного з її </text:span><text:span text:style-name="T107">початком або кінцем. </text:span><text:span text:style-name="T116">Сказати при кінці</text:span><text:span text:style-name="T107">.</text:span></text:p>
          </table:table-cell>
          <table:covered-table-cell/>
          <table:covered-table-cell/>
          <table:covered-table-cell/>
          <table:table-cell table:style-name="Dictionary.F240" table:number-columns-spanned="5" office:value-type="string">
            <text:h text:style-name="P49" text:outline-level="2"><text:span text:style-name="T135">з</text:span><text:span text:style-name="T135">а</text:span><text:span text:style-name="T6"></text:span><text:span text:style-name="T135">х</text:span><text:span text:style-name="T135">і</text:span><text:span text:style-name="T6"></text:span><text:span text:style-name="T135">д</text:span></text:h>
            <text:p text:style-name="P35"><text:span text:style-name="T126">захо</text:span><text:span text:style-name="T27"></text:span><text:span text:style-name="T126">ду, </text:span><text:span text:style-name="T129">ч.</text:span></text:p>
            <text:p text:style-name="P37">2) Час, коли заходить сонц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1</text:p>
          </table:table-cell>
          <table:table-cell table:style-name="Dictionary.B241" table:number-columns-spanned="3" office:value-type="string">
            <text:p text:style-name="P29">Притінь</text:p>
            <text:p text:style-name="P10"><text:span text:style-name="T30">-і, </text:span><text:span text:style-name="T31">ім., ж., інд.-авт.</text:span></text:p>
          </table:table-cell>
          <table:covered-table-cell/>
          <table:covered-table-cell/>
          <table:table-cell table:style-name="Dictionary.E241" table:number-columns-spanned="3" office:value-type="string">
            <text:h text:style-name="P51" text:outline-level="2"><text:span text:style-name="T113">утворене префіксальним </text:span><text:soft-page-break/><text:span text:style-name="T113">способом, похідне від слів:</text:span><text:span text:style-name="T107"> </text:span><text:span text:style-name="T106">при</text:span><text:span text:style-name="T107"> і </text:span><text:span text:style-name="T106">тінь</text:span></text:h>
          </table:table-cell>
          <table:covered-table-cell/>
          <table:covered-table-cell/>
          <table:table-cell table:style-name="Dictionary.H241" table:number-columns-spanned="3" office:value-type="string">
            <text:p text:style-name="P10"><text:span text:style-name="T31">Ти тінь. Ти </text:span><text:span text:style-name="T34">притінь</text:span><text:span text:style-name="T31">. Смерк і довгий гуд</text:span></text:p>
            <text:p text:style-name="P10"><text:span text:style-name="T31">і зелень бань… </text:span><text:span text:style-name="T50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4" office:value-type="string">
            <text:p text:style-name="P6">при <text:span text:style-name="T159">(див. 120)</text:span></text:p>
          </table:table-cell>
          <table:covered-table-cell/>
          <table:covered-table-cell/>
          <table:covered-table-cell/>
          <table:table-cell table:style-name="Dictionary.F242" table:number-columns-spanned="5" office:value-type="string">
            <text:h text:style-name="P48" text:outline-level="2">тінь</text:h>
            <text:p text:style-name="P35"><text:span text:style-name="T126">-і, </text:span><text:span text:style-name="T129">ж.</text:span></text:p>
            <text:p text:style-name="P37">1) 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 <text:span text:style-name="T160">кого</text:span>, <text:span text:style-name="T160">чия</text:span>, <text:span text:style-name="T160">перен.</text:span> Про того, хто ніколи не покидає іншого, завжди буває з ним разом.</text:p>
            <text:p text:style-name="P42"><text:span text:style-name="T104">6) </text:span><text:span text:style-name="T115">перен.</text:span><text:span text:style-name="T104"> Ледве вловимий слід, найменша ознака чого-небудь, натяк на наявність чого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2</text:p>
          </table:table-cell>
          <table:table-cell table:style-name="Dictionary.B243" table:number-columns-spanned="3" office:value-type="string">
            <text:p text:style-name="P29">Прóростень</text:p>
            <text:p text:style-name="P10"><text:span text:style-name="T30">-стня, </text:span><text:span text:style-name="T31">ім., ч., інд.-авт.</text:span></text:p>
          </table:table-cell>
          <table:covered-table-cell/>
          <table:covered-table-cell/>
          <table:table-cell table:style-name="Dictionary.E243" table:number-columns-spanned="3" office:value-type="string">
            <text:p text:style-name="P10"><text:span text:style-name="T56">утворене суфіксальним способом, похідне від слова</text:span><text:span text:style-name="T51"> </text:span><text:span text:style-name="T46">проростáти</text:span></text:p>
          </table:table-cell>
          <table:covered-table-cell/>
          <table:covered-table-cell/>
          <table:table-cell table:style-name="Dictionary.H243" table:number-columns-spanned="3" office:value-type="string">
            <text:p text:style-name="P10"><text:span text:style-name="T31">І </text:span><text:span text:style-name="T34">проростень</text:span><text:span text:style-name="T31">, і бугила,</text:span></text:p>
            <text:p text:style-name="P14">і жалом жалощів тріпоче</text:p>
            <text:p text:style-name="P14">доба і не пустити хоче</text:p>
            <text:p text:style-name="P10"><text:span text:style-name="T31">стежина, терням поросла. </text:span><text:span text:style-name="T50">(П‑2, 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9" office:value-type="string">
            <text:h text:style-name="P49" text:outline-level="2"><text:span text:style-name="T135">пророст</text:span><text:span text:style-name="T135">а</text:span><text:span text:style-name="T6"></text:span><text:span text:style-name="T135">ти</text:span></text:h>
            <text:p text:style-name="P35"><text:span text:style-name="T126">-ає, </text:span><text:span text:style-name="T129">недок.</text:span><text:span text:style-name="T126">, прорости, -те, </text:span><text:span text:style-name="T129">док.</text:span></text:p>
            <text:p text:style-name="P40"><text:span text:style-name="T107">3) </text:span><text:span text:style-name="T116">неперех.</text:span><text:span text:style-name="T107"> Покриватися рослинністю (про якусь територію, місцевість); заростати. || Ставати місцем, основою для росту, появи чого-небуд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4">123</text:p>
          </table:table-cell>
          <table:table-cell table:style-name="Dictionary.B245" table:number-columns-spanned="3" office:value-type="string">
            <text:p text:style-name="P10"><text:span text:style-name="T5">Протипотíк (</text:span><text:span text:style-name="T44">протипотóки</text:span><text:span text:style-name="T5">)</text:span></text:p>
            <text:p text:style-name="P10"><text:span text:style-name="T30">-тóку, </text:span><text:span text:style-name="T31">ім., ч., інд.-авт.</text:span></text:p>
          </table:table-cell>
          <table:covered-table-cell/>
          <table:covered-table-cell/>
          <table:table-cell table:style-name="Dictionary.E245" table:number-columns-spanned="3" office:value-type="string">
            <text:p text:style-name="P10"><text:span text:style-name="T56">утворене префіксальним способом, похідне </text:span><text:span text:style-name="T56">від слів:</text:span><text:span text:style-name="T42"> </text:span><text:span text:style-name="T45">прóти</text:span><text:span text:style-name="T42">... і </text:span><text:span text:style-name="T45">потíк</text:span></text:p>
          </table:table-cell>
          <table:covered-table-cell/>
          <table:covered-table-cell/>
          <table:table-cell table:style-name="Dictionary.H245" table:number-columns-spanned="3" office:value-type="string">
            <text:p text:style-name="P10"><text:span text:style-name="T31">Розбратані </text:span><text:span text:style-name="T34">протипотоки</text:span></text:p>
            <text:p text:style-name="P14">’дне одного наздоганяють,</text:p>
            <text:p text:style-name="P14">годують себе проминанням</text:p>
            <text:p text:style-name="P10"><text:span text:style-name="T31">заказаних долею стріч. </text:span><text:span text:style-name="T50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4" office:value-type="string">
            <text:h text:style-name="P49" text:outline-level="2"><text:span text:style-name="T135">пр</text:span><text:span text:style-name="T135">о</text:span><text:span text:style-name="T6"></text:span><text:span text:style-name="T135">ти</text:span></text:h>
            <text:p text:style-name="P45"><text:span text:style-name="T125">II </text:span><text:span text:style-name="T129">присл.</text:span></text:p>
            <text:p text:style-name="P47"><text:span text:style-name="T107">Не на підтримку, не на користь кого-, чого-небудь. || </text:span><text:span text:style-name="T116">у знач.</text:span><text:span text:style-name="T107"> </text:span><text:span text:style-name="T116">присудк. сл.</text:span><text:span text:style-name="T107"> || </text:span><text:span text:style-name="T116">у знач.</text:span><text:span text:style-name="T107"> </text:span><text:span text:style-name="T116">ім.</text:span><text:span text:style-name="T107">, </text:span><text:span text:style-name="T116">розм.</text:span><text:span text:style-name="T107"> Те, що є негативним чинником стосовно до чогось, заперечення чогось.</text:span></text:p>
          </table:table-cell>
          <table:covered-table-cell/>
          <table:covered-table-cell/>
          <table:covered-table-cell/>
          <table:table-cell table:style-name="Dictionary.F246" table:number-columns-spanned="5" office:value-type="string">
            <text:h text:style-name="P49" text:outline-level="2"><text:span text:style-name="T135">пот</text:span><text:span text:style-name="T135">і</text:span><text:span text:style-name="T6"></text:span><text:span text:style-name="T135">к</text:span></text:h>
            <text:p text:style-name="P35"><text:span text:style-name="T126">-току, </text:span><text:span text:style-name="T129">ч.</text:span></text:p>
            <text:p text:style-name="P37">1) Річка (<text:span text:style-name="T160">перев.</text:span> невелика), струмок із стрімкою течією. || Маса води, що стрімко тече. || Маса якої-небудь рідини, що швидко тече, виливається звідкись. || <text:span text:style-name="T160">чого</text:span>, <text:span text:style-name="T160">який</text:span>. Маса (повітря, світла, звуків і т. ін.), що поширюється звідкись, спрямовується кудись. || Фізична величина, що характеризує цей рух. <text:span text:style-name="T160">Магнітний потік</text:span>.</text:p>
            <text:p text:style-name="P40"><text:span text:style-name="T107">2) </text:span><text:span text:style-name="T116">кого</text:span><text:span text:style-name="T107">, </text:span><text:span text:style-name="T116">чого</text:span><text:span text:style-name="T107">, </text:span><text:span text:style-name="T116">який</text:span><text:span text:style-name="T107">, </text:span><text:span text:style-name="T116">перен.</text:span><text:span text:style-name="T107"> Велика кількість, маса кого-, чого-небудь, що рухається в одному напрямі. || Безперервний рух, надходження великої кількості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4</text:p>
          </table:table-cell>
          <table:table-cell table:style-name="Dictionary.B247" table:number-columns-spanned="3" office:value-type="string">
            <text:p text:style-name="P29">Пружноголóс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247" table:number-columns-spanned="3" office:value-type="string">
            <text:p text:style-name="P10"><text:span text:style-name="T56">утворене складнофлективним способом, похідне від слів:</text:span><text:span text:style-name="T42"> </text:span><text:span text:style-name="T45">прýжний</text:span><text:span text:style-name="T42"> і </text:span><text:span text:style-name="T45">гóлос</text:span></text:p>
          </table:table-cell>
          <table:covered-table-cell/>
          <table:covered-table-cell/>
          <table:table-cell table:style-name="Dictionary.H247" table:number-columns-spanned="3" office:value-type="string">
            <text:p text:style-name="P14">…янгольський мосянжний хор</text:p>
            <text:p text:style-name="P14">гучить на присілки і села</text:p>
            <text:p text:style-name="P14">і проста пісенька весела</text:p>
            <text:p text:style-name="P10"><text:span text:style-name="T34">пружноголосий</text:span><text:span text:style-name="T31"> барвить хор. </text:span><text:span text:style-name="T50">(П‑2, 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4" office:value-type="string">
            <text:h text:style-name="P49" text:outline-level="2"><text:span text:style-name="T135">пр</text:span><text:span text:style-name="T135">у</text:span><text:span text:style-name="T6"></text:span><text:span text:style-name="T135">жн</text:span><text:span text:style-name="T135">и</text:span><text:span text:style-name="T6"></text:span><text:span text:style-name="T135">й</text:span></text:h>
            <text:p text:style-name="P35"><text:span text:style-name="T126">пружна, пружне.</text:span></text:p>
            <text:p text:style-name="P40"><text:span text:style-name="T107">3) </text:span><text:span text:style-name="T116">перен.</text:span><text:span text:style-name="T107"> Тугий, міцний (про тіло, м'язи і т. ін.). || З тугим, гнучким тілом, міцними м'язами.</text:span></text:p>
          </table:table-cell>
          <table:covered-table-cell/>
          <table:covered-table-cell/>
          <table:covered-table-cell/>
          <table:table-cell table:style-name="Dictionary.F248" table:number-columns-spanned="5" office:value-type="string">
            <text:h text:style-name="P49" text:outline-level="2"><text:span text:style-name="T135">г</text:span><text:span text:style-name="T135">о</text:span><text:span text:style-name="T6"></text:span><text:span text:style-name="T135">лос</text:span></text:h>
            <text:p text:style-name="P35"><text:span text:style-name="T126">-у, </text:span><text:span text:style-name="T129">ч.</text:span></text:p>
            <text:p text:style-name="P37">3) Звучання голосових зв'язок як матеріал вокального мистецтв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5</text:p>
          </table:table-cell>
          <table:table-cell table:style-name="Dictionary.B249" table:number-columns-spanned="3" office:value-type="string">
            <text:p text:style-name="P29">Пург-сніги</text:p>
            <text:p text:style-name="P10"><text:span text:style-name="T30">-ів, </text:span><text:span text:style-name="T31">ім., мн., інд.-авт.</text:span></text:p>
          </table:table-cell>
          <table:covered-table-cell/>
          <table:covered-table-cell/>
          <table:table-cell table:style-name="Dictionary.E249" table:number-columns-spanned="3" office:value-type="string">
            <text:p text:style-name="P10"><text:span text:style-name="T56">утворене способом словоскладання, похідне від слів:</text:span><text:span text:style-name="T42"> </text:span><text:span text:style-name="T45">пургá</text:span><text:span text:style-name="T42"> і </text:span><text:span text:style-name="T45">сніги</text:span></text:p>
          </table:table-cell>
          <table:covered-table-cell/>
          <table:covered-table-cell/>
          <table:table-cell table:style-name="Dictionary.H249" table:number-columns-spanned="3" office:value-type="string">
            <text:p text:style-name="P10"><text:span text:style-name="T31">Лиш модрини</text:span><text:span text:style-name="T33"> </text:span><text:span text:style-name="T31">гудуть, гудуть мо-</text:span></text:p>
            <text:p text:style-name="P14">дрини,</text:p>
            <text:p text:style-name="P14">а вітри лекалами хуг</text:p>
            <text:p text:style-name="P14">піють,</text:p>
            <text:p text:style-name="P14">що заблуклий в сопках пестун</text:p>
            <text:p text:style-name="P14">скоро</text:p>
            <text:p text:style-name="P10"><text:span text:style-name="T31">без ведмедиці в </text:span><text:span text:style-name="T34">пург-снігах</text:span></text:p>
            <text:p text:style-name="P10"><text:span text:style-name="T31">згине. </text:span><text:span text:style-name="T50">(П‑2, 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4" office:value-type="string">
            <text:h text:style-name="P49" text:outline-level="2"><text:span text:style-name="T135">ург</text:span><text:span text:style-name="T135">а</text:span><text:span text:style-name="T6"></text:span></text:h>
            <text:p text:style-name="P35"><text:span text:style-name="T126">-и, </text:span><text:span text:style-name="T129">ж.</text:span></text:p>
            <text:p text:style-name="P37">1) Сильний вітер зі снігом; завірюха, хуртовина.</text:p>
          </table:table-cell>
          <table:covered-table-cell/>
          <table:covered-table-cell/>
          <table:covered-table-cell/>
          <table:table-cell table:style-name="Dictionary.F250" table:number-columns-spanned="5" office:value-type="string">
            <text:h text:style-name="P48" text:outline-level="2">сніг</text:h>
            <text:p text:style-name="P35"><text:span text:style-name="T126">-у, </text:span><text:span text:style-name="T129">ч.</text:span></text:p>
            <text:p text:style-name="P37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6</text:p>
          </table:table-cell>
          <table:table-cell table:style-name="Dictionary.B251" table:number-columns-spanned="3" office:value-type="string">
            <text:p text:style-name="P29">Рáдощі-жалí</text:p>
            <text:p text:style-name="P10"><text:span text:style-name="T30">рáдоще-жалíв, </text:span><text:span text:style-name="T31">ім., мн., інд.-авт.</text:span></text:p>
          </table:table-cell>
          <table:covered-table-cell/>
          <table:covered-table-cell/>
          <table:table-cell table:style-name="Dictionary.E251" table:number-columns-spanned="3" office:value-type="string">
            <text:p text:style-name="P10"><text:span text:style-name="T56">утворене способом словоскладання, похідне від слів:</text:span><text:span text:style-name="T42"> </text:span><text:span text:style-name="T45">рáдощі</text:span><text:span text:style-name="T42"> і </text:span><text:span text:style-name="T45">жалі</text:span></text:p>
          </table:table-cell>
          <table:covered-table-cell/>
          <table:covered-table-cell/>
          <table:table-cell table:style-name="Dictionary.H251" table:number-columns-spanned="3" office:value-type="string">
            <text:p text:style-name="P14">…де розкошує маячня</text:p>
            <text:p text:style-name="P14">моїх далеких недобутих марень</text:p>
            <text:p text:style-name="P10"><text:span text:style-name="T31">в калейдоскопі </text:span><text:span text:style-name="T34">радоще-жалів</text:span><text:span text:style-name="T31">… </text:span><text:span text:style-name="T50">(П‑1, 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4" office:value-type="string">
            <text:h text:style-name="P49" text:outline-level="2"><text:span text:style-name="T135">Р</text:span><text:span text:style-name="T135">а</text:span><text:span text:style-name="T6"></text:span><text:span text:style-name="T135">дість (</text:span><text:span text:style-name="T45">рáдощі</text:span><text:span text:style-name="T135">)</text:span></text:h>
            <text:p text:style-name="P35"><text:span text:style-name="T126">-дості, </text:span><text:span text:style-name="T129">ж.</text:span></text:p>
            <text:p text:style-name="P37">1) Почуття задоволення, втіха, приємність.</text:p>
          </table:table-cell>
          <table:covered-table-cell/>
          <table:covered-table-cell/>
          <table:covered-table-cell/>
          <table:table-cell table:style-name="Dictionary.F252" table:number-columns-spanned="5" office:value-type="string">
            <text:h text:style-name="P48" text:outline-level="2">жаль</text:h>
            <text:p text:style-name="P35"><text:span text:style-name="T125">I </text:span><text:span text:style-name="T126">жалю, </text:span><text:span text:style-name="T129">ч.</text:span></text:p>
            <text:p text:style-name="P37">1) Важкий настрій, що викликається якоюсь невдачею, горем і т. ін.; сум, печаль, скорбот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7</text:p>
          </table:table-cell>
          <table:table-cell table:style-name="Dictionary.B253" table:number-columns-spanned="3" office:value-type="string">
            <text:p text:style-name="P29">РозбрÁтаний</text:p>
            <text:p text:style-name="P10"><text:span text:style-name="T30">-а, -е, </text:span><text:span text:style-name="T32">дієпр. пас. мин. ч., інд.-авт.</text:span></text:p>
          </table:table-cell>
          <table:covered-table-cell/>
          <table:covered-table-cell/>
          <table:table-cell table:style-name="Dictionary.E253" table:number-columns-spanned="3" office:value-type="string">
            <text:p text:style-name="P10"><text:span text:style-name="T56">утворене суфіксальним способом, похідне від слова </text:span><text:span text:style-name="T46">розбратáти</text:span></text:p>
          </table:table-cell>
          <table:covered-table-cell/>
          <table:covered-table-cell/>
          <table:table-cell table:style-name="Dictionary.H253" table:number-columns-spanned="3" office:value-type="string">
            <text:p text:style-name="P10"><text:span text:style-name="T34">Розбратані</text:span><text:span text:style-name="T31"> </text:span><text:span text:style-name="T39">протипотоки</text:span></text:p>
            <text:p text:style-name="P14">’дне одного наздоганяють,</text:p>
            <text:p text:style-name="P14">годують себе проминанням</text:p>
            <text:p text:style-name="P10"><text:span text:style-name="T31">заказаних долею стріч. </text:span><text:span text:style-name="T50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9" office:value-type="string">
            <text:h text:style-name="P49" text:outline-level="2"><text:span text:style-name="T135">розбрат</text:span><text:span text:style-name="T135">а</text:span><text:span text:style-name="T6"></text:span><text:span text:style-name="T135">ти</text:span></text:h>
            <text:p text:style-name="P35"><text:span text:style-name="T126">-аю, -аєш, </text:span><text:span text:style-name="T129">док.</text:span><text:span text:style-name="T126">, </text:span><text:span text:style-name="T129">розм.</text:span></text:p>
            <text:p text:style-name="P37">Перервати, припинити дружбу, посварити кого-небудь з ким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8</text:p>
          </table:table-cell>
          <table:table-cell table:style-name="Dictionary.B255" table:number-columns-spanned="3" office:value-type="string">
            <text:p text:style-name="P29">Розпелюстити</text:p>
            <text:p text:style-name="P10"><text:span text:style-name="T30">-щу, -щиш, дієсл., </text:span><text:span text:style-name="T31">док., перех., інд.-авт.</text:span></text:p>
          </table:table-cell>
          <table:covered-table-cell/>
          <table:covered-table-cell/>
          <table:table-cell table:style-name="Dictionary.E255" table:number-columns-spanned="3" office:value-type="string">
            <text:p text:style-name="P10"><text:span text:style-name="T56">утворене суфіксально-префіксальним способом, похідне від слова</text:span><text:span text:style-name="T42"> </text:span><text:span text:style-name="T45">пелюстки</text:span></text:p>
          </table:table-cell>
          <table:covered-table-cell/>
          <table:covered-table-cell/>
          <table:table-cell table:style-name="Dictionary.H255" table:number-columns-spanned="3" office:value-type="string">
            <text:p text:style-name="P14">Треба щедро – серцем одним, устами</text:p>
            <text:p text:style-name="P10"><text:span text:style-name="T31">ледь розпуклими – </text:span><text:span text:style-name="T34">розпелюстити</text:span><text:span text:style-name="T31"> втіхи гін,</text:span></text:p>
            <text:p text:style-name="P10"><text:span text:style-name="T31">всевідради! Сонце бо йде – за нами. </text:span><text:span text:style-name="T50">(П‑1, 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9" office:value-type="string">
            <text:h text:style-name="P49" text:outline-level="2"><text:span text:style-name="T135">пел</text:span><text:span text:style-name="T135">ю</text:span><text:span text:style-name="T6"></text:span><text:span text:style-name="T135">стка</text:span></text:h>
            <text:p text:style-name="P35"><text:span text:style-name="T126">-и, </text:span><text:span text:style-name="T129">ж.</text:span></text:p>
            <text:p text:style-name="P37">1) Окремий листок із віночка кві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29</text:p>
          </table:table-cell>
          <table:table-cell table:style-name="Dictionary.B257" table:number-columns-spanned="3" office:value-type="string">
            <text:p text:style-name="P29">Рясночóл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257" table:number-columns-spanned="3" office:value-type="string">
            <text:p text:style-name="P10"><text:span text:style-name="T56">утворене складнофлективним способом, похідне </text:span><text:soft-page-break/><text:span text:style-name="T56">від слів:</text:span><text:span text:style-name="T42"> </text:span><text:span text:style-name="T45">рясний </text:span><text:span text:style-name="T42">і </text:span><text:span text:style-name="T45">чолó</text:span></text:p>
          </table:table-cell>
          <table:covered-table-cell/>
          <table:covered-table-cell/>
          <table:table-cell table:style-name="Dictionary.H257" table:number-columns-spanned="3" office:value-type="string">
            <text:p text:style-name="P14">Я, певне, яблуня була,</text:p>
            <text:p text:style-name="P14">паморочила світ довкола,</text:p>
            <text:p text:style-name="P10"><text:span text:style-name="T31">в рясному цвіті </text:span><text:span text:style-name="T34">рясночола</text:span></text:p>
            <text:p text:style-name="P10"><text:soft-page-break/><text:span text:style-name="T31">тужила, ніжилась, жила. </text:span><text:span text:style-name="T50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4" office:value-type="string">
            <text:h text:style-name="P49" text:outline-level="2"><text:span text:style-name="T135">рясн</text:span><text:span text:style-name="T135">и</text:span><text:span text:style-name="T6"></text:span><text:span text:style-name="T135">й</text:span></text:h>
            <text:p text:style-name="P35"><text:span text:style-name="T126">-а, -е.</text:span></text:p>
            <text:p text:style-name="P37">2) Багатий, високий (про урожай). || <text:span text:style-name="T160">перен.</text:span> Плідний на що-небудь, чимсь.</text:p>
            <text:p text:style-name="P40"><text:span text:style-name="T107">5) </text:span><text:span text:style-name="T116">розм.</text:span><text:span text:style-name="T107"> Дуже яскравий, кольористий (про розцвітку чого-небудь).</text:span></text:p>
          </table:table-cell>
          <table:covered-table-cell/>
          <table:covered-table-cell/>
          <table:covered-table-cell/>
          <table:table-cell table:style-name="Dictionary.F258" table:number-columns-spanned="5" office:value-type="string">
            <text:h text:style-name="P49" text:outline-level="2"><text:span text:style-name="T135">чол</text:span><text:span text:style-name="T135">о</text:span><text:span text:style-name="T6"></text:span></text:h>
            <text:p text:style-name="P35"><text:span text:style-name="T126">-а, </text:span><text:span text:style-name="T129">с.</text:span></text:p>
            <text:p text:style-name="P40"><text:span text:style-name="T107">1) Верхня надочна частина обличчя людини; лоб. || </text:span><text:span text:style-name="T116">перен.</text:span><text:span text:style-name="T107"> Вершина гори, дерева і т. ін., верхівка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0</text:p>
          </table:table-cell>
          <table:table-cell table:style-name="Dictionary.B259" table:number-columns-spanned="3" office:value-type="string">
            <text:p text:style-name="P29">Самовивище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59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вивищення</text:span></text:p>
          </table:table-cell>
          <table:covered-table-cell/>
          <table:covered-table-cell/>
          <table:table-cell table:style-name="Dictionary.H259" table:number-columns-spanned="3" office:value-type="string">
            <text:p text:style-name="P14">Оце, життя, твої дороги</text:p>
            <text:p text:style-name="P10"><text:span text:style-name="T34">самовивищень</text:span><text:span text:style-name="T31">, як наруг. </text:span><text:span text:style-name="T50">(П‑2, 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4" office:value-type="string">
            <text:h text:style-name="P48" text:outline-level="2">сам</text:h>
            <text:p text:style-name="P35"><text:span text:style-name="T129">рідше </text:span><text:span text:style-name="T126">самий, сама, само </text:span><text:span text:style-name="T129">і </text:span><text:span text:style-name="T126">саме; </text:span><text:span text:style-name="T129">мн.</text:span><text:span text:style-name="T126"> сами </text:span><text:span text:style-name="T129">і </text:span><text:span text:style-name="T126">самі; </text:span><text:span text:style-name="T129">займ.</text:span><text:span text:style-name="T126"> </text:span><text:span text:style-name="T129">означ.</text:span></text:p>
            <text:p text:style-name="P40"><text:span text:style-name="T107">1) Уживається з </text:span><text:span text:style-name="T116">ім.</text:span><text:span text:style-name="T107"> чи </text:span><text:span text:style-name="T116">особ.</text:span><text:span text:style-name="T107"> </text:span><text:span text:style-name="T116">займ.</text:span><text:span text:style-name="T107">, вказуючи на особу чи предмет, що безпосередньо є джерелом чи об'єктом дії, стану. || Уживається для більшої </text:span><text:span text:style-name="T107">конкретизації, вирізнення особи чи предмета; власне хтось; власне щось. || Уживається в </text:span><text:span text:style-name="T116">знач.</text:span><text:span text:style-name="T107"> не хто інший, як, хтось власною особою. || Уживається для підкреслення, що дія або стан </text:span><text:soft-page-break/><text:span text:style-name="T107">поширюються й на визначувану особу чи предмет; теж, також, і (й). || </text:span><text:span text:style-name="T107">Уживається самостійно, заступаючи </text:span><text:span text:style-name="T116">ім.</text:span><text:span text:style-name="T107"> чи </text:span><text:span text:style-name="T116">особ.</text:span><text:span text:style-name="T107"> </text:span><text:span text:style-name="T116">займ.</text:span><text:span text:style-name="T107"> || Уживається на позначення відокремлення особи чи предмета від інших осіб або предметів (</text:span><text:span text:style-name="T116">перев.</text:span><text:span text:style-name="T107"> зі </text:span><text:span text:style-name="T116">спол.</text:span><text:span text:style-name="T107"> "а").</text:span></text:p>
          </table:table-cell>
          <table:covered-table-cell/>
          <table:covered-table-cell/>
          <table:covered-table-cell/>
          <table:table-cell table:style-name="Dictionary.F260" table:number-columns-spanned="5" office:value-type="string">
            <text:h text:style-name="P49" text:outline-level="2"><text:span text:style-name="T135">в</text:span><text:span text:style-name="T135">и</text:span><text:span text:style-name="T6"></text:span><text:span text:style-name="T135">вищення</text:span></text:h>
            <text:p text:style-name="P35"><text:span text:style-name="T126">-я, </text:span><text:span text:style-name="T129">с.</text:span></text:p>
            <text:p text:style-name="P36"><text:span text:style-name="T128">Дія за знач. вивищувати, вивищуватися, ви</text:span><text:span text:style-name="T29"></text:span><text:span text:style-name="T128">вищити і ви</text:span><text:span text:style-name="T29"></text:span><text:span text:style-name="T128">вищити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1</text:p>
          </table:table-cell>
          <table:table-cell table:style-name="Dictionary.B261" table:number-columns-spanned="3" office:value-type="string">
            <text:p text:style-name="P29">Самовóля</text:p>
            <text:p text:style-name="P10"><text:span text:style-name="T30">-і, </text:span><text:span text:style-name="T31">ім., ж., інд.-авт.</text:span></text:p>
          </table:table-cell>
          <table:covered-table-cell/>
          <table:covered-table-cell/>
          <table:table-cell table:style-name="Dictionary.E261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вóля</text:span></text:p>
          </table:table-cell>
          <table:covered-table-cell/>
          <table:covered-table-cell/>
          <table:table-cell table:style-name="Dictionary.H261" table:number-columns-spanned="3" office:value-type="string">
            <text:p text:style-name="P10"><text:span text:style-name="T31">Червона барка в чорноводді</text:span><text:span text:style-name="T33"> </text:span><text:span text:style-name="T31">доль</text:span></text:p>
            <text:p text:style-name="P14">загубиться. І фенікс довгоногий</text:p>
            <text:p text:style-name="P14">перенесе тебе в ясні чертоги</text:p>
            <text:p text:style-name="P10"><text:span text:style-name="T31">від </text:span><text:span text:style-name="T34">самоволь</text:span><text:span text:style-name="T31">, покори і сваволь. </text:span><text:span text:style-name="T50">(П‑1, 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62" table:number-columns-spanned="5" office:value-type="string">
            <text:h text:style-name="P49" text:outline-level="2"><text:span text:style-name="T135">в</text:span><text:span text:style-name="T135">о</text:span><text:span text:style-name="T6"></text:span><text:span text:style-name="T135">ля</text:span></text:h>
            <text:p text:style-name="P35"><text:span text:style-name="T126">-і, </text:span><text:span text:style-name="T129">ж.</text:span></text:p>
            <text:p text:style-name="P40"><text:span text:style-name="T107">5) Свобода, незалежність; </text:span><text:span text:style-name="T116">прот.</text:span><text:span text:style-name="T107"> неволя, рабство. || Перебування не під арештом, не в клітці, не на ланцюгу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2</text:p>
          </table:table-cell>
          <table:table-cell table:style-name="Dictionary.B263" table:number-columns-spanned="3" office:value-type="string">
            <text:p text:style-name="P29">Самовоскресí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63" table:number-columns-spanned="3" office:value-type="string">
            <text:p text:style-name="P10"><text:span text:style-name="T56">утворене способом </text:span><text:span text:style-name="T56">основословоскладання, похідне від слів:</text:span><text:span text:style-name="T42"> </text:span><text:span text:style-name="T45">сáмо</text:span><text:span text:style-name="T42">... і </text:span><text:span text:style-name="T45">воскресíння</text:span></text:p>
          </table:table-cell>
          <table:covered-table-cell/>
          <table:covered-table-cell/>
          <table:table-cell table:style-name="Dictionary.H263" table:number-columns-spanned="3" office:value-type="string">
            <text:p text:style-name="P10"><text:span text:style-name="T31">…перейде крізь страстотерпця </text:span><text:span text:style-name="T31">тіні</text:span></text:p>
            <text:p text:style-name="P14">пророк, свого цураючись лиця,</text:p>
            <text:p text:style-name="P14">в передчуванні віщого кінця</text:p>
            <text:p text:style-name="P10"><text:span text:style-name="T31">самоофіри й </text:span><text:span text:style-name="T34">самовоскресіння</text:span><text:span text:style-name="T31">. </text:span><text:span text:style-name="T50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64" table:number-columns-spanned="5" office:value-type="string">
            <text:h text:style-name="P49" text:outline-level="2"><text:span text:style-name="T135">воскрес</text:span><text:span text:style-name="T135">і</text:span><text:span text:style-name="T6"></text:span><text:span text:style-name="T135">ння</text:span><text:soft-page-break/></text:h>
            <text:p text:style-name="P35"><text:span text:style-name="T126">-я, </text:span><text:span text:style-name="T129">с.</text:span></text:p>
            <text:p text:style-name="P36"><text:span text:style-name="T128">Дія і стан за знач. воскресну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3</text:p>
          </table:table-cell>
          <table:table-cell table:style-name="Dictionary.B265" table:number-columns-spanned="3" office:value-type="string">
            <text:p text:style-name="P29">Самовтéча</text:p>
            <text:p text:style-name="P10"><text:span text:style-name="T30">-і, </text:span><text:span text:style-name="T31">ім., ж., інд.-авт.</text:span></text:p>
          </table:table-cell>
          <table:covered-table-cell/>
          <table:covered-table-cell/>
          <table:table-cell table:style-name="Dictionary.E26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втéча</text:span></text:p>
          </table:table-cell>
          <table:covered-table-cell/>
          <table:covered-table-cell/>
          <table:table-cell table:style-name="Dictionary.H265" table:number-columns-spanned="3" office:value-type="string">
            <text:p text:style-name="P14">Доброму і злому</text:p>
            <text:p text:style-name="P14">кажи межу і позначи шляхи</text:p>
            <text:p text:style-name="P10"><text:span text:style-name="T31">для </text:span><text:span text:style-name="T34">самовтечі</text:span><text:span text:style-name="T31">. </text:span><text:span text:style-name="T50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66" table:number-columns-spanned="5" office:value-type="string">
            <text:p text:style-name="P10"><text:span text:style-name="T45">втéча </text:span><text:span text:style-name="T62">(див. 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4</text:p>
          </table:table-cell>
          <table:table-cell table:style-name="Dictionary.B267" table:number-columns-spanned="3" office:value-type="string">
            <text:p text:style-name="P29">Самодóкíр</text:p>
            <text:p text:style-name="P10"><text:span text:style-name="T30">самодóкóру, </text:span><text:span text:style-name="T31">ім., ч., інд.-авт.</text:span></text:p>
          </table:table-cell>
          <table:covered-table-cell/>
          <table:covered-table-cell/>
          <table:table-cell table:style-name="Dictionary.E267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дóкíр</text:span></text:p>
          </table:table-cell>
          <table:covered-table-cell/>
          <table:covered-table-cell/>
          <table:table-cell table:style-name="Dictionary.H267" table:number-columns-spanned="3" office:value-type="string">
            <text:p text:style-name="P14">Не вір – ні долі, ні собі не вір,</text:p>
            <text:p text:style-name="P10"><text:span text:style-name="T31">а спроневіра і </text:span><text:span text:style-name="T34">самодокір</text:span></text:p>
            <text:p text:style-name="P14">і змерзлий крик, що грудкою у горлі</text:p>
            <text:p text:style-name="P14">засів мов кляп – то все неначе дріт</text:p>
            <text:p text:style-name="P10"><text:span text:style-name="T31">колючий. </text:span><text:span text:style-name="T50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68" table:number-columns-spanned="5" office:value-type="string">
            <text:h text:style-name="P49" text:outline-level="2"><text:span text:style-name="T135">д</text:span><text:span text:style-name="T135">о</text:span><text:span text:style-name="T6"></text:span><text:span text:style-name="T135">к</text:span><text:span text:style-name="T135">і</text:span><text:span text:style-name="T6"></text:span><text:span text:style-name="T135">р</text:span></text:h>
            <text:p text:style-name="P35"><text:span text:style-name="T126">до</text:span><text:span text:style-name="T27"></text:span><text:span text:style-name="T126">ко</text:span><text:span text:style-name="T27"></text:span><text:span text:style-name="T126">ру, </text:span><text:span text:style-name="T129">ч.</text:span></text:p>
            <text:p text:style-name="P37">Висловлене кому-небудь або передане в інший спосіб звинувачення в чомусь, незадоволення чимось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5</text:p>
          </table:table-cell>
          <table:table-cell table:style-name="Dictionary.B269" table:number-columns-spanned="3" office:value-type="string">
            <text:p text:style-name="P29">Самодосáд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269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досáда</text:span></text:p>
          </table:table-cell>
          <table:covered-table-cell/>
          <table:covered-table-cell/>
          <table:table-cell table:style-name="Dictionary.H269" table:number-columns-spanned="3" office:value-type="string">
            <text:p text:style-name="P14">…в мить крутого самопочезання</text:p>
            <text:p text:style-name="P14">він надто пильно стежив шлях утрат, - </text:p>
            <text:p text:style-name="P14">лиш так його спотворило дерзання</text:p>
            <text:p text:style-name="P14"><text:soft-page-break/>тим виразом вибачливих жалів,</text:p>
            <text:p text:style-name="P10"><text:span text:style-name="T34">самодосад</text:span><text:span text:style-name="T31">… </text:span><text:span text:style-name="T50">(П‑1, 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70" table:number-columns-spanned="5" office:value-type="string">
            <text:h text:style-name="P49" text:outline-level="2"><text:span text:style-name="T135">дос</text:span><text:span text:style-name="T135">а</text:span><text:span text:style-name="T6"></text:span><text:span text:style-name="T135">да</text:span></text:h>
            <text:p text:style-name="P35"><text:span text:style-name="T126">-и, </text:span><text:span text:style-name="T129">ж.</text:span></text:p>
            <text:p text:style-name="P37">1) Почуття невдоволення, гіркоти, викликане чим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6</text:p>
          </table:table-cell>
          <table:table-cell table:style-name="Dictionary.B271" table:number-columns-spanned="3" office:value-type="string">
            <text:p text:style-name="P29">Самодохóдже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71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дохóдження</text:span></text:p>
          </table:table-cell>
          <table:covered-table-cell/>
          <table:covered-table-cell/>
          <table:table-cell table:style-name="Dictionary.H271" table:number-columns-spanned="3" office:value-type="string">
            <text:p text:style-name="P14">Там крила птаства рясно миготіли,</text:p>
            <text:p text:style-name="P14">мережилася зелень дивновзором,</text:p>
            <text:p text:style-name="P10"><text:span text:style-name="T31">а душу вже поймав </text:span><text:span text:style-name="T34">самодоходжень</text:span></text:p>
            <text:p text:style-name="P10"><text:span text:style-name="T31">зухвалий холод і зухвалий жах. </text:span><text:span text:style-name="T50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72" table:number-columns-spanned="5" office:value-type="string">
            <text:h text:style-name="P49" text:outline-level="2"><text:span text:style-name="T135">дох</text:span><text:span text:style-name="T135">о</text:span><text:span text:style-name="T6"></text:span><text:span text:style-name="T135">дження</text:span></text:h>
            <text:p text:style-name="P35"><text:span text:style-name="T126">-я, </text:span><text:span text:style-name="T129">с.</text:span></text:p>
            <text:p text:style-name="P36"><text:span text:style-name="T128">Дія за знач. доходи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7</text:p>
          </table:table-cell>
          <table:table-cell table:style-name="Dictionary.B273" table:number-columns-spanned="3" office:value-type="string">
            <text:p text:style-name="P29">Самозаборóн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273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заборóна</text:span></text:p>
          </table:table-cell>
          <table:covered-table-cell/>
          <table:covered-table-cell/>
          <table:table-cell table:style-name="Dictionary.H273" table:number-columns-spanned="3" office:value-type="string">
            <text:p text:style-name="P14">Нам ряд утрачено. Раптових спроб</text:p>
            <text:p text:style-name="P14">назубрені шпилі – ото єдине,</text:p>
            <text:p text:style-name="P10"><text:span text:style-name="T31">що вирвалося з </text:span><text:span text:style-name="T34">самозаборон</text:span><text:span text:style-name="T31">,</text:span></text:p>
            <text:p text:style-name="P10"><text:span text:style-name="T31">які дарують небеса щедротні… </text:span><text:span text:style-name="T50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74" table:number-columns-spanned="5" office:value-type="string">
            <text:h text:style-name="P49" text:outline-level="2"><text:span text:style-name="T135">забор</text:span><text:span text:style-name="T135">о</text:span><text:span text:style-name="T6"></text:span><text:span text:style-name="T135">на</text:span></text:h>
            <text:p text:style-name="P35"><text:span text:style-name="T126">-и, </text:span><text:span text:style-name="T129">ж.</text:span></text:p>
            <text:p text:style-name="P37"><text:soft-page-break/>1) Наказ не робити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8</text:p>
          </table:table-cell>
          <table:table-cell table:style-name="Dictionary.B275" table:number-columns-spanned="3" office:value-type="string">
            <text:p text:style-name="P29">Самонаближе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7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наближення</text:span></text:p>
          </table:table-cell>
          <table:covered-table-cell/>
          <table:covered-table-cell/>
          <table:table-cell table:style-name="Dictionary.H275" table:number-columns-spanned="3" office:value-type="string">
            <text:p text:style-name="P14">…весь той чар</text:p>
            <text:p text:style-name="P10"><text:span text:style-name="T34">самонаближень</text:span><text:span text:style-name="T31">, упізнань і врочень,</text:span></text:p>
            <text:p text:style-name="P14">що визріли у невіді душевній</text:p>
            <text:p text:style-name="P14">і стежать стежать стежать зизим оком,</text:p>
            <text:p text:style-name="P10"><text:span text:style-name="T31">ачи я втраплю на свою стежу… </text:span><text:span text:style-name="T50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76" table:number-columns-spanned="5" office:value-type="string">
            <text:h text:style-name="P49" text:outline-level="2"><text:span text:style-name="T135">набл</text:span><text:span text:style-name="T135">и</text:span><text:span text:style-name="T6"></text:span><text:span text:style-name="T135">ження</text:span></text:h>
            <text:p text:style-name="P35"><text:span text:style-name="T126">-я, </text:span><text:span text:style-name="T129">с.</text:span></text:p>
            <text:p text:style-name="P36"><text:span text:style-name="T128">Дія за знач. наблизити, наближати і наблизитися, наближати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39</text:p>
          </table:table-cell>
          <table:table-cell table:style-name="Dictionary.B277" table:number-columns-spanned="3" office:value-type="string">
            <text:p text:style-name="P29">Самонарік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77" table:number-columns-spanned="3" office:value-type="string">
            <text:p text:style-name="P10"><text:span text:style-name="T56">утворене способом основословосклада</text:span><text:span text:style-name="T56">ння, похідне від слів:</text:span><text:span text:style-name="T42"> </text:span><text:span text:style-name="T45">сáмо</text:span><text:span text:style-name="T42">... і </text:span><text:span text:style-name="T45">нарікáння</text:span></text:p>
          </table:table-cell>
          <table:covered-table-cell/>
          <table:covered-table-cell/>
          <table:table-cell table:style-name="Dictionary.H277" table:number-columns-spanned="3" office:value-type="string">
            <text:p text:style-name="P10"><text:span text:style-name="T31">Ні, не впадай у біль – до </text:span><text:span text:style-name="T34">самонаріканняи</text:span><text:span text:style-name="T31">.</text:span></text:p>
            <text:p text:style-name="P10"><text:span text:style-name="T31">О, не впадай у біль – його, як меч, піднось. </text:span><text:span text:style-name="T50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78" table:number-columns-spanned="5" office:value-type="string">
            <text:h text:style-name="P49" text:outline-level="2"><text:span text:style-name="T135">нарік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Дія за знач. нарік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0</text:p>
          </table:table-cell>
          <table:table-cell table:style-name="Dictionary.B279" table:number-columns-spanned="3" office:value-type="string">
            <text:p text:style-name="P29">Самонарóдже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79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oft-page-break/><text:span text:style-name="T45">нарóдження</text:span></text:p>
          </table:table-cell>
          <table:covered-table-cell/>
          <table:covered-table-cell/>
          <table:table-cell table:style-name="Dictionary.H279" table:number-columns-spanned="3" office:value-type="string">
            <text:p text:style-name="P10"><text:span text:style-name="T31">Оце </text:span><text:span text:style-name="T34">самонародження</text:span><text:span text:style-name="T31"> твоє</text:span></text:p>
            <text:p text:style-name="P14">то голос смерті: пристарайся, брате,</text:p>
            <text:p text:style-name="P14">бо вже заходить час твій <text:soft-page-break/>вирушати,</text:p>
            <text:p text:style-name="P10"><text:span text:style-name="T31">пора і дописати житіє. </text:span><text:span text:style-name="T50">(П‑2, 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80" table:number-columns-spanned="5" office:value-type="string">
            <text:h text:style-name="P49" text:outline-level="2"><text:span text:style-name="T135">нар</text:span><text:span text:style-name="T135">о</text:span><text:span text:style-name="T6"></text:span><text:span text:style-name="T135">дження</text:span></text:h>
            <text:p text:style-name="P35"><text:span text:style-name="T126">-я, </text:span><text:span text:style-name="T129">с.</text:span></text:p>
            <text:p text:style-name="P36"><text:span text:style-name="T128">1) Дія за знач. народити, народжувати і народитися, народжуватися. || Час появи на світ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1</text:p>
          </table:table-cell>
          <table:table-cell table:style-name="Dictionary.B281" table:number-columns-spanned="3" office:value-type="string">
            <text:p text:style-name="P29">Самонаростáти</text:p>
            <text:p text:style-name="P14">-áю, -áєш, дієсл., недок., перех., інд.-авт.</text:p>
          </table:table-cell>
          <table:covered-table-cell/>
          <table:covered-table-cell/>
          <table:table-cell table:style-name="Dictionary.E281" table:number-columns-spanned="3" office:value-type="string">
            <text:p text:style-name="P28"><text:span text:style-name="T184">Утворене способом основословоскладання, похідне від слів:</text:span> сáмо... і наростáти</text:p>
          </table:table-cell>
          <table:covered-table-cell/>
          <table:covered-table-cell/>
          <table:table-cell table:style-name="Dictionary.H281" table:number-columns-spanned="3" office:value-type="string">
            <text:p text:style-name="P14">Неначе дзвін – поезія. Гуде</text:p>
            <text:p text:style-name="P10"><text:span text:style-name="T31">і </text:span><text:span text:style-name="T34">самонаростає</text:span><text:span text:style-name="T31"> аж до повні… </text:span><text:span text:style-name="T50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82" table:number-columns-spanned="5" office:value-type="string">
            <text:h text:style-name="P49" text:outline-level="2"><text:span text:style-name="T135">нарост</text:span><text:span text:style-name="T135">а</text:span><text:span text:style-name="T6"></text:span><text:span text:style-name="T135">ти</text:span></text:h>
            <text:p text:style-name="P35"><text:span text:style-name="T126">-ає, </text:span><text:span text:style-name="T129">недок.</text:span><text:span text:style-name="T126">, нарости, -те; </text:span><text:span text:style-name="T129">мин. ч.</text:span><text:span text:style-name="T126"> наріс, наросла, наросло; </text:span><text:span text:style-name="T129">док.</text:span></text:p>
            <text:p text:style-name="P40"><text:span text:style-name="T107">3) </text:span><text:span text:style-name="T116">перен.</text:span><text:span text:style-name="T107"> Збільшувати свій об'єм, свою кількість, силу вияву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2</text:p>
          </table:table-cell>
          <table:table-cell table:style-name="Dictionary.B283" table:number-columns-spanned="3" office:value-type="string">
            <text:p text:style-name="P29">Самоофíр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283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4">офíра</text:span></text:p>
          </table:table-cell>
          <table:covered-table-cell/>
          <table:covered-table-cell/>
          <table:table-cell table:style-name="Dictionary.H283" table:number-columns-spanned="3" office:value-type="string">
            <text:p text:style-name="P14">…перейде крізь страстотерпця тіні</text:p>
            <text:p text:style-name="P14">пророк, свого цураючись лиця,</text:p>
            <text:p text:style-name="P14">в передчуванні віщого кінця</text:p>
            <text:p text:style-name="P10"><text:span text:style-name="T34">самоофіри</text:span><text:span text:style-name="T31"> й самовоскресіння. </text:span><text:span text:style-name="T50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84" table:number-columns-spanned="5" office:value-type="string">
            <text:h text:style-name="P51" text:outline-level="2"><text:span text:style-name="T105">ж</text:span><text:span text:style-name="T105">е</text:span><text:span text:style-name="T24"></text:span><text:span text:style-name="T105">ртва (оф</text:span><text:span text:style-name="T105">і</text:span><text:span text:style-name="T24"></text:span><text:span text:style-name="T105">ра)</text:span></text:h>
            <text:p text:style-name="P35"><text:soft-page-break/><text:span text:style-name="T126">-и, </text:span><text:span text:style-name="T129">ж.</text:span></text:p>
            <text:p text:style-name="P37">1) За релігійними обрядами деяких народів – предмет або жива істота, яких приносили в дар бога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3</text:p>
          </table:table-cell>
          <table:table-cell table:style-name="Dictionary.B285" table:number-columns-spanned="3" office:value-type="string">
            <text:p text:style-name="P29">Самопал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8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палáння</text:span></text:p>
          </table:table-cell>
          <table:covered-table-cell/>
          <table:covered-table-cell/>
          <table:table-cell table:style-name="Dictionary.H285" table:number-columns-spanned="3" office:value-type="string">
            <text:p text:style-name="P14">О як нестерпно хочеться подовжень</text:p>
            <text:p text:style-name="P10"><text:span text:style-name="T31">і невигасного </text:span><text:span text:style-name="T34">самопалання</text:span><text:span text:style-name="T31">! </text:span><text:span text:style-name="T50">(П‑2, 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86" table:number-columns-spanned="5" office:value-type="string">
            <text:h text:style-name="P49" text:outline-level="2"><text:span text:style-name="T135">пал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Дія за знач. пал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4</text:p>
          </table:table-cell>
          <table:table-cell table:style-name="Dictionary.B287" table:number-columns-spanned="3" office:value-type="string">
            <text:p text:style-name="P29">Самопереростáння</text:p>
            <text:p text:style-name="P14">-я, ім., с., інд.-авт.</text:p>
          </table:table-cell>
          <table:covered-table-cell/>
          <table:covered-table-cell/>
          <table:table-cell table:style-name="Dictionary.E287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переростáння</text:span></text:p>
          </table:table-cell>
          <table:covered-table-cell/>
          <table:covered-table-cell/>
          <table:table-cell table:style-name="Dictionary.H287" table:number-columns-spanned="3" office:value-type="string">
            <text:p text:style-name="P14">Отак: живи – і скній, живи – і скній,</text:p>
            <text:p text:style-name="P10"><text:span text:style-name="T31">і як дійдеш </text:span><text:span text:style-name="T34">самопереростання</text:span><text:span text:style-name="T31">,</text:span></text:p>
            <text:p text:style-name="P14">і як збагнеш: ти власна жертва й кат,</text:p>
            <text:p text:style-name="P14">тоді збагнеш і смерть, як припадання</text:p>
            <text:p text:style-name="P10"><text:span text:style-name="T31">до обрію, як утрату всіх утрат. </text:span><text:span text:style-name="T50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88" table:number-columns-spanned="5" office:value-type="string">
            <text:h text:style-name="P49" text:outline-level="2"><text:span text:style-name="T135">перерост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Дія за знач. переростати, перерос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5</text:p>
          </table:table-cell>
          <table:table-cell table:style-name="Dictionary.B289" table:number-columns-spanned="3" office:value-type="string">
            <text:p text:style-name="P29">Самопідтвéрджувати</text:p>
            <text:p text:style-name="P10"><text:soft-page-break/><text:span text:style-name="T30">-ую, уєш, дієсл., </text:span><text:span text:style-name="T31">недок., перех., інд.-авт.</text:span></text:p>
          </table:table-cell>
          <table:covered-table-cell/>
          <table:covered-table-cell/>
          <table:table-cell table:style-name="Dictionary.E289" table:number-columns-spanned="3" office:value-type="string">
            <text:p text:style-name="P10"><text:span text:style-name="T56">утворене способом основословосклада</text:span><text:soft-page-break/><text:span text:style-name="T56">ння, похідне від слів:</text:span><text:span text:style-name="T42"> </text:span><text:span text:style-name="T45">сáмо</text:span><text:span text:style-name="T42">... і </text:span><text:span text:style-name="T45">підтвéрджувати</text:span></text:p>
          </table:table-cell>
          <table:covered-table-cell/>
          <table:covered-table-cell/>
          <table:table-cell table:style-name="Dictionary.H289" table:number-columns-spanned="3" office:value-type="string">
            <text:p text:style-name="P14">Ще, слава Богу, тьмяний стовбур совісті</text:p>
            <text:p text:style-name="P14"><text:soft-page-break/>признатись може весь до незбагненного,</text:p>
            <text:p text:style-name="P10"><text:span text:style-name="T31">котре </text:span><text:span text:style-name="T34">самопідтверджує</text:span><text:span text:style-name="T31"> її</text:span></text:p>
            <text:p text:style-name="P10"><text:span text:style-name="T31">і втаємничує… </text:span><text:span text:style-name="T50">(П‑2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90" table:number-columns-spanned="5" office:value-type="string">
            <text:h text:style-name="P49" text:outline-level="2"><text:span text:style-name="T135">підтв</text:span><text:span text:style-name="T135">е</text:span><text:span text:style-name="T6"></text:span><text:span text:style-name="T135">рджувати</text:span></text:h>
            <text:p text:style-name="P35"><text:span text:style-name="T126">-ую, -уєш, </text:span><text:span text:style-name="T129">недок.</text:span><text:span text:style-name="T126">, підтвердити, -джу, -диш, </text:span><text:span text:style-name="T129">док.</text:span><text:span text:style-name="T126">, </text:span><text:span text:style-name="T129">перех.</text:span><text:span text:style-name="T126"> </text:span><text:span text:style-name="T129">і без додатка</text:span><text:span text:style-name="T126">.</text:span></text:p>
            <text:p text:style-name="P37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6</text:p>
          </table:table-cell>
          <table:table-cell table:style-name="Dictionary.B291" table:number-columns-spanned="3" office:value-type="string">
            <text:p text:style-name="P29">Самопогиба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291" table:number-columns-spanned="3" office:value-type="string">
            <text:p text:style-name="P25"><text:span text:style-name="T65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погиба</text:span></text:p>
          </table:table-cell>
          <table:covered-table-cell/>
          <table:covered-table-cell/>
          <table:table-cell table:style-name="Dictionary.H291" table:number-columns-spanned="3" office:value-type="string">
            <text:p text:style-name="P27">Господи, Господи, о осторонь</text:p>
            <text:p text:style-name="P27">душі гулкі, що, заслухані в тугу,</text:p>
            <text:p text:style-name="P27">немочі власної люблять наругу,</text:p>
            <text:p text:style-name="P10"><text:span text:style-name="T166">самопогиби</text:span><text:span text:style-name="T165"> високий огонь</text:span><text:span text:style-name="T164">. </text:span><text:span text:style-name="T169">(П‑2, 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92" table:number-columns-spanned="5" office:value-type="string">
            <text:h text:style-name="P49" text:outline-level="2"><text:span text:style-name="T135">Пог</text:span><text:span text:style-name="T135">и</text:span><text:span text:style-name="T6"></text:span><text:span text:style-name="T135">бель (поги</text:span><text:span text:style-name="T48"></text:span><text:span text:style-name="T135">ба)</text:span></text:h>
            <text:p text:style-name="P35"><text:span text:style-name="T129">і рідко </text:span><text:span text:style-name="T126">погибіль, -і, </text:span><text:span text:style-name="T129">ж.</text:span></text:p>
            <text:p text:style-name="P40"><text:span text:style-name="T107">Передчасна, насильницька смерть; гибель. || Руйнування, занепад, знищення чого-небудь. || </text:span><text:span text:style-name="T116">перен.</text:span><text:span text:style-name="T107"> Кінець існування чого-небудь; зникнення. </text:span><text:span text:style-name="T116">Згинати в три погибелі</text:span><text:span text:style-name="T10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7</text:p>
          </table:table-cell>
          <table:table-cell table:style-name="Dictionary.B293" table:number-columns-spanned="3" office:value-type="string">
            <text:p text:style-name="P30">Самоподóвжени<text:soft-page-break/>й</text:p>
            <text:p text:style-name="P10"><text:span text:style-name="T164">-а, -е, </text:span><text:span text:style-name="T32">прикм., </text:span><text:span text:style-name="T165">інд.-авт.</text:span></text:p>
          </table:table-cell>
          <table:covered-table-cell/>
          <table:covered-table-cell/>
          <table:table-cell table:style-name="Dictionary.E293" table:number-columns-spanned="3" office:value-type="string">
            <text:p text:style-name="P23"><text:span text:style-name="T163">утворене способом </text:span><text:soft-page-break/><text:span text:style-name="T163">основословоскладання, похідне від слів:</text:span><text:span text:style-name="T30"> </text:span><text:span text:style-name="T46">сáмо</text:span><text:span text:style-name="T30">... і </text:span><text:span text:style-name="T46">подóвжений</text:span></text:p>
          </table:table-cell>
          <table:covered-table-cell/>
          <table:covered-table-cell/>
          <table:table-cell table:style-name="Dictionary.H293" table:number-columns-spanned="3" office:value-type="string">
            <text:p text:style-name="P14">Хто б збагнув</text:p>
            <text:p text:style-name="P14"><text:soft-page-break/>оці дороги – без кінця і краю</text:p>
            <text:p text:style-name="P10"><text:span text:style-name="T34">самоподовжені</text:span><text:span text:style-name="T31">? </text:span><text:span text:style-name="T50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94" table:number-columns-spanned="5" office:value-type="string">
            <text:h text:style-name="P49" text:outline-level="2"><text:span text:style-name="T135">под</text:span><text:span text:style-name="T135">о</text:span><text:span text:style-name="T6"></text:span><text:span text:style-name="T135">вжений</text:span></text:h>
            <text:p text:style-name="P35"><text:span text:style-name="T126">-а, -е.</text:span></text:p>
            <text:p text:style-name="P36"><text:span text:style-name="T128">1) Дієприкм. пас. мин. ч. до подовжити. || подо</text:span><text:span text:style-name="T29"></text:span><text:span text:style-name="T128">вжено, </text:span><text:span text:style-name="T131">безос.</text:span><text:span text:style-name="T128"> </text:span><text:span text:style-name="T131">присудк. сл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8</text:p>
          </table:table-cell>
          <table:table-cell table:style-name="Dictionary.B295" table:number-columns-spanned="3" office:value-type="string">
            <text:p text:style-name="P29">Самопомин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9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поминáння</text:span></text:p>
          </table:table-cell>
          <table:covered-table-cell/>
          <table:covered-table-cell/>
          <table:table-cell table:style-name="Dictionary.H295" table:number-columns-spanned="3" office:value-type="string">
            <text:p text:style-name="P27">Ти загубився в горі – не знайтись</text:p>
            <text:p text:style-name="P27">у чорноводді змовклого волання,</text:p>
            <text:p text:style-name="P10"><text:span text:style-name="T165">в ропі чекань і </text:span><text:span text:style-name="T166">самопоминання</text:span></text:p>
            <text:p text:style-name="P10"><text:span text:style-name="T165">і гуку, що доносить благовість</text:span><text:span text:style-name="T164">. </text:span><text:span text:style-name="T169">(П‑2, 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296" table:number-columns-spanned="5" office:value-type="string">
            <text:h text:style-name="P49" text:outline-level="2"><text:span text:style-name="T135">помин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1) Дія за знач. помина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49</text:p>
          </table:table-cell>
          <table:table-cell table:style-name="Dictionary.B297" table:number-columns-spanned="3" office:value-type="string">
            <text:p text:style-name="P10"><text:span text:style-name="T5">Самопоста</text:span><text:span text:style-name="T6"></text:span><text:span text:style-name="T5">ння</text:span>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97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постання </text:span><text:span text:style-name="T55">(від </text:span><text:span text:style-name="T53">постава</text:span><text:span text:style-name="T52"></text:span><text:span text:style-name="T53">ти</text:span><text:span text:style-name="T55">)</text:span></text:p>
          </table:table-cell>
          <table:covered-table-cell/>
          <table:covered-table-cell/>
          <table:table-cell table:style-name="Dictionary.H297" table:number-columns-spanned="3" office:value-type="string">
            <text:p text:style-name="P14">По ліву руку – древній, аж до ер</text:p>
            <text:p text:style-name="P10"><text:span text:style-name="T34">самопостання</text:span><text:span text:style-name="T31">, гоном безберегим,</text:span></text:p>
            <text:p text:style-name="P14">щовбом смертельним, що наліг на серце</text:p>
            <text:p text:style-name="P14">і наслухає втомлене буття - </text:p>
            <text:p text:style-name="P14">той древній світ – і радісний і тужний - </text:p>
            <text:p text:style-name="P10"><text:soft-page-break/><text:span text:style-name="T31">непам’яті. </text:span><text:span text:style-name="T50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table:number-columns-spanned="5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covered-table-cell/>
          <table:table-cell table:style-name="Dictionary.G298" table:number-columns-spanned="4" office:value-type="string">
            <text:h text:style-name="P49" text:outline-level="2"><text:span text:style-name="T135">постав</text:span><text:span text:style-name="T135">а</text:span><text:span text:style-name="T6"></text:span><text:span text:style-name="T135">ти</text:span></text:h>
            <text:p text:style-name="P35"><text:span text:style-name="T125">I </text:span><text:span text:style-name="T126">-ає</text:span><text:span text:style-name="T27"></text:span><text:span text:style-name="T126">, </text:span><text:span text:style-name="T129">недок.</text:span><text:span text:style-name="T126">, поста</text:span><text:span text:style-name="T27"></text:span><text:span text:style-name="T126">ти, -а</text:span><text:span text:style-name="T27"></text:span><text:span text:style-name="T126">не, </text:span><text:span text:style-name="T129">док.</text:span></text:p>
            <text:p text:style-name="P37">2) 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0</text:p>
          </table:table-cell>
          <table:table-cell table:style-name="Dictionary.B299" table:number-columns-spanned="3" office:value-type="string">
            <text:p text:style-name="P29">Самопромин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299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проминáння</text:span></text:p>
          </table:table-cell>
          <table:covered-table-cell/>
          <table:covered-table-cell/>
          <table:table-cell table:style-name="Dictionary.H299" table:number-columns-spanned="3" office:value-type="string">
            <text:p text:style-name="P10"><text:span text:style-name="T31">В дорозі довгих </text:span><text:span text:style-name="T34">самопроминань</text:span></text:p>
            <text:p text:style-name="P14">під знадою земного притягання</text:p>
            <text:p text:style-name="P10"><text:span text:style-name="T31">проносяться від ранку до смеркання. </text:span><text:span text:style-name="T50">(П‑1, 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300" table:number-columns-spanned="5" office:value-type="string">
            <text:h text:style-name="P49" text:outline-level="2"><text:span text:style-name="T135">промин</text:span><text:span text:style-name="T135">а</text:span><text:span text:style-name="T6"></text:span><text:span text:style-name="T135">ння</text:span></text:h>
            <text:p text:style-name="P35"><text:span text:style-name="T125">I </text:span><text:span text:style-name="T126">-я, </text:span><text:span text:style-name="T129">с.</text:span></text:p>
            <text:p text:style-name="P36"><text:span text:style-name="T128">Дія за знач. промина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1</text:p>
          </table:table-cell>
          <table:table-cell table:style-name="Dictionary.B301" table:number-columns-spanned="3" office:value-type="string">
            <text:p text:style-name="P10"><text:span text:style-name="T5">Самопротистоя</text:span><text:span text:style-name="T6"></text:span><text:span text:style-name="T5">ння</text:span></text:p>
            <text:p text:style-name="P10"><text:span text:style-name="T3">-</text:span><text:span text:style-name="T30">я, </text:span><text:span text:style-name="T31">ім., с., інд.-авт.</text:span></text:p>
          </table:table-cell>
          <table:covered-table-cell/>
          <table:covered-table-cell/>
          <table:table-cell table:style-name="Dictionary.E301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протистояння</text:span></text:p>
          </table:table-cell>
          <table:covered-table-cell/>
          <table:covered-table-cell/>
          <table:table-cell table:style-name="Dictionary.H301" table:number-columns-spanned="3" office:value-type="string">
            <text:p text:style-name="P14">О вирвись, залишивши вирву</text:p>
            <text:p text:style-name="P14">у грудях, і роздмухай грань</text:p>
            <text:p text:style-name="P10"><text:span text:style-name="T31">моїх </text:span><text:span text:style-name="T34">самопротистоянь</text:span></text:p>
            <text:p text:style-name="P10"><text:span text:style-name="T31">і дай напитися з потиру. </text:span><text:span text:style-name="T50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302" table:number-columns-spanned="5" office:value-type="string">
            <text:h text:style-name="P49" text:outline-level="2"><text:span text:style-name="T135">протисто</text:span><text:span text:style-name="T135">я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oft-page-break/><text:span text:style-name="T128">1) Дія за знач. протистоя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2</text:p>
          </table:table-cell>
          <table:table-cell table:style-name="Dictionary.B303" table:number-columns-spanned="3" office:value-type="string">
            <text:p text:style-name="P29">Самострíл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303" table:number-columns-spanned="3" office:value-type="string">
            <text:p text:style-name="P10"><text:span text:style-name="T56">утворене способом основословосклада</text:span><text:span text:style-name="T56">ння, похідне від слів:</text:span><text:span text:style-name="T51"> </text:span><text:span text:style-name="T45">сáмо</text:span><text:span text:style-name="T42">... і </text:span><text:span text:style-name="T45">стріл</text:span></text:p>
          </table:table-cell>
          <table:covered-table-cell/>
          <table:covered-table-cell/>
          <table:table-cell table:style-name="Dictionary.H303" table:number-columns-spanned="3" office:value-type="string">
            <text:p text:style-name="P14">Як рура, кругла вулиця,</text:p>
            <text:p text:style-name="P14">гулка од гуду бджіл,</text:p>
            <text:p text:style-name="P14">маленький хлопчик щулиться,</text:p>
            <text:p text:style-name="P10"><text:span text:style-name="T31">бо ж сонце – </text:span><text:span text:style-name="T34">самостріл</text:span><text:span text:style-name="T31">. </text:span><text:span text:style-name="T50">(П‑2, 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304" table:number-columns-spanned="5" office:value-type="string">
            <text:h text:style-name="P49" text:outline-level="2"><text:span text:style-name="T135">П</text:span><text:span text:style-name="T135">о</text:span><text:span text:style-name="T6"></text:span><text:span text:style-name="T135">стріл (стріл)</text:span></text:h>
            <text:p text:style-name="P35"><text:span text:style-name="T126">-у, </text:span><text:span text:style-name="T129">ч.</text:span></text:p>
            <text:p text:style-name="P37">1) 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3</text:p>
          </table:table-cell>
          <table:table-cell table:style-name="Dictionary.B305" table:number-columns-spanned="3" office:value-type="string">
            <text:p text:style-name="P29">Самострумув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30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струмувáння</text:span></text:p>
          </table:table-cell>
          <table:covered-table-cell/>
          <table:covered-table-cell/>
          <table:table-cell table:style-name="Dictionary.H305" table:number-columns-spanned="3" office:value-type="string">
            <text:p text:style-name="P14">…аби в останньому пориві,</text:p>
            <text:p text:style-name="P10"><text:span text:style-name="T31">у плині </text:span><text:span text:style-name="T34">самострумувань</text:span></text:p>
            <text:p text:style-name="P14">ураз зайти за власну грань,</text:p>
            <text:p text:style-name="P10"><text:span text:style-name="T31">пірнути в смертні переливи. </text:span><text:span text:style-name="T50">(П‑1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306" table:number-columns-spanned="5" office:value-type="string">
            <text:h text:style-name="P49" text:outline-level="2"><text:span text:style-name="T135">струмув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Дія за знач. струмувати. </text:span><text:span text:style-name="T131">Струмування повітр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4</text:p>
          </table:table-cell>
          <table:table-cell table:style-name="Dictionary.B307" table:number-columns-spanned="3" office:value-type="string">
            <text:p text:style-name="P29">Самотин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07" table:number-columns-spanned="3" office:value-type="string">
            <text:p text:style-name="P23"><text:span text:style-name="T60">утворене суфіксальним </text:span><text:soft-page-break/><text:span text:style-name="T60">способом, похідне </text:span><text:span text:style-name="T60">від слова</text:span><text:span text:style-name="T30"> </text:span><text:span text:style-name="T46">самотина</text:span></text:p>
          </table:table-cell>
          <table:covered-table-cell/>
          <table:covered-table-cell/>
          <table:table-cell table:style-name="Dictionary.H307" table:number-columns-spanned="3" office:value-type="string">
            <text:p text:style-name="P10"><text:span text:style-name="T31">Спиваєш тугу </text:span><text:span text:style-name="T34">самотинну</text:span></text:p>
            <text:p text:style-name="P14">і душу, мов малу дитину,</text:p>
            <text:p text:style-name="P10"><text:soft-page-break/><text:span text:style-name="T31">до рання присипляєш: спи. </text:span><text:span text:style-name="T50">(П‑2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308" table:number-columns-spanned="5" office:value-type="string">
            <text:h text:style-name="P49" text:outline-level="2"><text:span text:style-name="T135">Самот</text:span><text:span text:style-name="T135">а</text:span><text:span text:style-name="T6"></text:span><text:span text:style-name="T135"> (</text:span><text:span text:style-name="T35">самоти</text:span><text:span text:style-name="T37"></text:span><text:span text:style-name="T35">на</text:span><text:span text:style-name="T37"></text:span><text:span text:style-name="T135">)</text:span></text:h>
            <text:p text:style-name="P35"><text:span text:style-name="T126">-и, </text:span><text:span text:style-name="T129">ж.</text:span></text:p>
            <text:p text:style-name="P36"><text:span text:style-name="T128">1) Стан за знач. самітний, самотній; самотність. || Гостре відчуття відокремленості, ізольованості від кого-,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5</text:p>
          </table:table-cell>
          <table:table-cell table:style-name="Dictionary.B309" table:number-columns-spanned="3" office:value-type="string">
            <text:p text:style-name="P29">Самоуник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309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áмо</text:span><text:span text:style-name="T42">... і </text:span><text:span text:style-name="T45">уникáння</text:span></text:p>
          </table:table-cell>
          <table:covered-table-cell/>
          <table:covered-table-cell/>
          <table:table-cell table:style-name="Dictionary.H309" table:number-columns-spanned="3" office:value-type="string">
            <text:p text:style-name="P10"><text:span text:style-name="T31">Коли спромога </text:span><text:span text:style-name="T34">самоуникань</text:span></text:p>
            <text:p text:style-name="P14">при узголів’ї спалахом прозріння</text:p>
            <text:p text:style-name="P14">відкриється тобі, як благостиня</text:p>
            <text:p text:style-name="P10"><text:span text:style-name="T31">прощень, опрощень, прощ і прощавань. </text:span><text:span text:style-name="T50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4" office:value-type="string">
            <text:p text:style-name="P10"><text:span text:style-name="T45">сáмо... </text:span><text:span text:style-name="T63">(див. 130)</text:span></text:p>
          </table:table-cell>
          <table:covered-table-cell/>
          <table:covered-table-cell/>
          <table:covered-table-cell/>
          <table:table-cell table:style-name="Dictionary.F310" table:number-columns-spanned="5" office:value-type="string">
            <text:h text:style-name="P49" text:outline-level="2"><text:span text:style-name="T135">уник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Дія за знач. уникати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6</text:p>
          </table:table-cell>
          <table:table-cell table:style-name="Dictionary.B311" table:number-columns-spanned="3" office:value-type="string">
            <text:p text:style-name="P10"><text:span text:style-name="T5">Світи-галаї</text:span><text:span text:style-name="T6"></text:span></text:p>
            <text:p text:style-name="P10"><text:span text:style-name="T30">світі</text:span><text:span text:style-name="T45"></text:span><text:span text:style-name="T30">в-галаї</text:span><text:span text:style-name="T45"></text:span><text:span text:style-name="T30">в, </text:span><text:span text:style-name="T31">ім., мн., інд.-авт.</text:span></text:p>
          </table:table-cell>
          <table:covered-table-cell/>
          <table:covered-table-cell/>
          <table:table-cell table:style-name="Dictionary.E311" table:number-columns-spanned="3" office:value-type="string">
            <text:p text:style-name="P23"><text:span text:style-name="T30">утворене способом словоскладання, похідне від слів: </text:span><text:span text:style-name="T46">світ</text:span><text:span text:style-name="T30"> і </text:span><text:span text:style-name="T46">галай </text:span><text:span text:style-name="T61">(від </text:span><text:span text:style-name="T46">галасвіта</text:span><text:span text:style-name="T61">)</text:span></text:p>
          </table:table-cell>
          <table:covered-table-cell/>
          <table:covered-table-cell/>
          <table:table-cell table:style-name="Dictionary.H311" table:number-columns-spanned="3" office:value-type="string">
            <text:p text:style-name="P10"><text:span text:style-name="T31">На тебе чатують </text:span><text:span text:style-name="T34">світи–галаї</text:span><text:span text:style-name="T31">.</text:span></text:p>
            <text:p text:style-name="P10"><text:span text:style-name="T31">Прощальний – як подим пожарищ – той спогад. </text:span><text:span text:style-name="T50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4" office:value-type="string">
            <text:p text:style-name="P10"><text:span text:style-name="T45">світ </text:span><text:span text:style-name="T63">(див. 67)</text:span></text:p>
          </table:table-cell>
          <table:covered-table-cell/>
          <table:covered-table-cell/>
          <table:covered-table-cell/>
          <table:table-cell table:style-name="Dictionary.F312" table:number-columns-spanned="5" office:value-type="string">
            <text:h text:style-name="P49" text:outline-level="2"><text:span text:style-name="T135">гал</text:span><text:span text:style-name="T135">а</text:span><text:span text:style-name="T6"></text:span><text:span text:style-name="T135">світа</text:span></text:h>
            <text:p text:style-name="P35"><text:span text:style-name="T129">присл.</text:span><text:span text:style-name="T126">, </text:span><text:span text:style-name="T129">діал.</text:span></text:p>
            <text:p text:style-name="P37">Невідомо куди; кудись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4">157</text:p>
          </table:table-cell>
          <table:table-cell table:style-name="Dictionary.B313" table:number-columns-spanned="3" office:value-type="string">
            <text:p text:style-name="P29">Себекрáй</text:p>
            <text:p text:style-name="P10"><text:span text:style-name="T30">-ю, </text:span><text:span text:style-name="T31">ім., ч., інд.-авт.</text:span></text:p>
          </table:table-cell>
          <table:covered-table-cell/>
          <table:covered-table-cell/>
          <table:table-cell table:style-name="Dictionary.E313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себé</text:span><text:span text:style-name="T42"> і </text:span><text:span text:style-name="T45">край</text:span></text:p>
          </table:table-cell>
          <table:covered-table-cell/>
          <table:covered-table-cell/>
          <table:table-cell table:style-name="Dictionary.H313" table:number-columns-spanned="3" office:value-type="string">
            <text:p text:style-name="P14">І все то – зá: дарунок сили</text:p>
            <text:p text:style-name="P10"><text:span text:style-name="T31">за </text:span><text:span text:style-name="T34">себекраєм</text:span><text:span text:style-name="T31">: на, візьми,</text:span></text:p>
            <text:p text:style-name="P14">аби дороги доль гуділи</text:p>
            <text:p text:style-name="P10"><text:span text:style-name="T31">всіма серцями і грудьми. </text:span><text:span text:style-name="T50">(П‑1, 100);</text:span></text:p>
            <text:p text:style-name="P10"><text:span text:style-name="T31">оця утеча геть за </text:span><text:span text:style-name="T34">себекрай</text:span><text:span text:style-name="T31"> - </text:span></text:p>
            <text:p text:style-name="P10"><text:span text:style-name="T31">то ніби виснений в дитинстві син… </text:span><text:span text:style-name="T50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4" office:value-type="string">
            <text:p text:style-name="P10"><text:span text:style-name="T45">себé </text:span><text:span text:style-name="T63">(див. 74)</text:span></text:p>
          </table:table-cell>
          <table:covered-table-cell/>
          <table:covered-table-cell/>
          <table:covered-table-cell/>
          <table:table-cell table:style-name="Dictionary.F314" table:number-columns-spanned="5" office:value-type="string">
            <text:p text:style-name="P10"><text:span text:style-name="T45">край </text:span><text:span text:style-name="T62">(див. 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8</text:p>
          </table:table-cell>
          <table:table-cell table:style-name="Dictionary.B315" table:number-columns-spanned="3" office:value-type="string">
            <text:p text:style-name="P29">Семигóри</text:p>
            <text:p text:style-name="P10"><text:span text:style-name="T30">-гíр, </text:span><text:span text:style-name="T31">ім., мн., інд.-авт.</text:span></text:p>
          </table:table-cell>
          <table:covered-table-cell/>
          <table:covered-table-cell/>
          <table:table-cell table:style-name="Dictionary.E315" table:number-columns-spanned="3" office:value-type="string">
            <text:p text:style-name="P10"><text:span text:style-name="T56">утворене способом основоскладання, похідне від слів:</text:span><text:span text:style-name="T42"> </text:span><text:span text:style-name="T45">сім</text:span><text:span text:style-name="T42"> і </text:span><text:span text:style-name="T45">гóри</text:span></text:p>
          </table:table-cell>
          <table:covered-table-cell/>
          <table:covered-table-cell/>
          <table:table-cell table:style-name="Dictionary.H315" table:number-columns-spanned="3" office:value-type="string">
            <text:p text:style-name="P15">І що кигиче в мертвій цій пустелі?</text:p>
            <text:p text:style-name="P15">Киги-киги – мов чайка з-над Дніпра.</text:p>
            <text:p text:style-name="P10"><text:span text:style-name="T32">О </text:span><text:span text:style-name="T36">семигори</text:span><text:span text:style-name="T32"> горя, цвинтар велій,</text:span></text:p>
            <text:p text:style-name="P10"><text:span text:style-name="T32">і я тут згину, як прийде пора? </text:span><text:span text:style-name="T50">(П‑1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4" office:value-type="string">
            <text:h text:style-name="P48" text:outline-level="2">сім</text:h>
            <text:p text:style-name="P35"><text:span text:style-name="T125">I </text:span><text:span text:style-name="T126">семи </text:span><text:span text:style-name="T129">і </text:span><text:span text:style-name="T126">сімох, </text:span><text:span text:style-name="T129">числ.</text:span><text:span text:style-name="T126"> </text:span><text:span text:style-name="T129">кільк.</text:span></text:p>
            <text:p text:style-name="P40"><text:span text:style-name="T107">Назва числа і цифри 7. || </text:span><text:span text:style-name="T116">чого</text:span><text:span text:style-name="T107">. Кількість із 7 одиниць.</text:span></text:p>
          </table:table-cell>
          <table:covered-table-cell/>
          <table:covered-table-cell/>
          <table:covered-table-cell/>
          <table:table-cell table:style-name="Dictionary.F316" table:number-columns-spanned="5" office:value-type="string">
            <text:h text:style-name="P49" text:outline-level="2"><text:span text:style-name="T135">гор</text:span><text:span text:style-name="T135">а</text:span><text:span text:style-name="T6"></text:span></text:h>
            <text:p text:style-name="P35"><text:span text:style-name="T126">-и, </text:span><text:span text:style-name="T129">ж.</text:span></text:p>
            <text:p text:style-name="P37">1) Значне підвищення над навколишньою місцевістю або серед інших підвищень. || <text:span text:style-name="T160">тільки </text:span><text:span text:style-name="T160">мн.</text:span> Гориста місцевість, країна.</text:p>
            <text:p text:style-name="P40"><text:span text:style-name="T107">2) </text:span><text:span text:style-name="T116">чого</text:span><text:span text:style-name="T107">. Велика кількість чого-небудь складеного в купу; багато чого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59</text:p>
          </table:table-cell>
          <table:table-cell table:style-name="Dictionary.B317" table:number-columns-spanned="3" office:value-type="string">
            <text:p text:style-name="P29">Серцеóк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17" table:number-columns-spanned="3" office:value-type="string">
            <text:p text:style-name="P10"><text:span text:style-name="T56">утворене складнофлективним способом, похідне </text:span><text:soft-page-break/><text:span text:style-name="T56">від слів:</text:span><text:span text:style-name="T42"> </text:span><text:span text:style-name="T45">сéрце</text:span><text:span text:style-name="T42"> і </text:span><text:span text:style-name="T45">óко</text:span></text:p>
          </table:table-cell>
          <table:covered-table-cell/>
          <table:covered-table-cell/>
          <table:table-cell table:style-name="Dictionary.H317" table:number-columns-spanned="3" office:value-type="string">
            <text:p text:style-name="P10"><text:span text:style-name="T32">Сто плах перейди, </text:span><text:span text:style-name="T36">серцеокий</text:span><text:span text:style-name="T32">,</text:span></text:p>
            <text:p text:style-name="P10"><text:span text:style-name="T32">сто плах, сто багать, сто голгоф… </text:span><text:span text:style-name="T50">(П‑1, 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4" office:value-type="string">
            <text:p text:style-name="P10"><text:span text:style-name="T45">сéрце </text:span><text:span text:style-name="T62">(див. 56)</text:span></text:p>
          </table:table-cell>
          <table:covered-table-cell/>
          <table:covered-table-cell/>
          <table:covered-table-cell/>
          <table:table-cell table:style-name="Dictionary.F318" table:number-columns-spanned="5" office:value-type="string">
            <text:p text:style-name="P10"><text:span text:style-name="T45">óко </text:span><text:span text:style-name="T62">(див. 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0</text:p>
          </table:table-cell>
          <table:table-cell table:style-name="Dictionary.B319" table:number-columns-spanned="3" office:value-type="string">
            <text:p text:style-name="P29">Словотéча</text:p>
            <text:p text:style-name="P10"><text:span text:style-name="T30">-і, </text:span><text:span text:style-name="T31">ім., ж., інд.-авт.</text:span></text:p>
          </table:table-cell>
          <table:covered-table-cell/>
          <table:covered-table-cell/>
          <table:table-cell table:style-name="Dictionary.E319" table:number-columns-spanned="3" office:value-type="string">
            <text:p text:style-name="P10"><text:span text:style-name="T171">утворене способом основоскладання і нульсуфіксальним, похідне від слів:</text:span><text:span text:style-name="T42"> </text:span><text:span text:style-name="T45">слóво</text:span><text:span text:style-name="T42"> і </text:span><text:span text:style-name="T45">текти</text:span></text:p>
          </table:table-cell>
          <table:covered-table-cell/>
          <table:covered-table-cell/>
          <table:table-cell table:style-name="Dictionary.H319" table:number-columns-spanned="3" office:value-type="string">
            <text:p text:style-name="P10"><text:span text:style-name="T165">Слова, слова, слова – задосить </text:span><text:span text:style-name="T166">словотечі</text:span><text:span text:style-name="T165">,</text:span></text:p>
            <text:p text:style-name="P10"><text:span text:style-name="T165">німують бо предтечі, доба гряде нова. </text:span><text:span text:style-name="T169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4" office:value-type="string">
            <text:h text:style-name="P49" text:outline-level="2"><text:span text:style-name="T135">сл</text:span><text:span text:style-name="T135">о</text:span><text:span text:style-name="T6"></text:span><text:span text:style-name="T135">во</text:span></text:h>
            <text:p text:style-name="P35"><text:span text:style-name="T126">-а, </text:span><text:span text:style-name="T129">с.</text:span></text:p>
            <text:p text:style-name="P37">1) 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40"><text:span text:style-name="T107">4) Обіцянка виконати що-небудь. || Згода на шлюб. </text:span><text:span text:style-name="T116">Дотримати [свого] слова</text:span><text:span text:style-name="T107">.</text:span></text:p>
          </table:table-cell>
          <table:covered-table-cell/>
          <table:covered-table-cell/>
          <table:covered-table-cell/>
          <table:table-cell table:style-name="Dictionary.F320" table:number-columns-spanned="5" office:value-type="string">
            <text:h text:style-name="P49" text:outline-level="2"><text:span text:style-name="T135">тект</text:span><text:span text:style-name="T135">и</text:span><text:span text:style-name="T6"></text:span></text:h>
            <text:p text:style-name="P35"><text:span text:style-name="T126">тече; </text:span><text:span text:style-name="T129">мин. ч.</text:span><text:span text:style-name="T126"> тік, текла, текло; </text:span><text:span text:style-name="T129">наказ. сп.</text:span><text:span text:style-name="T126"> течи; </text:span><text:span text:style-name="T129">недок.</text:span></text:p>
            <text:p text:style-name="P40"><text:span text:style-name="T107">2) Струменіти, литися (про рідину). || </text:span><text:span text:style-name="T116">безос.</text:span><text:span text:style-name="T107"> || </text:span><text:span text:style-name="T116">перен.</text:span><text:span text:style-name="T107"> Поширюватися в повітрі (про світло, запах тощо). || </text:span><text:span text:style-name="T116">перен.</text:span><text:span text:style-name="T107"> Звучати плавно, рівно та безперервно (про звуки, слова тощо). || </text:span><text:span text:style-name="T116">перен.</text:span><text:span text:style-name="T107"> Виникати в певній послідовності, іти одна за одною (про думки). || </text:span><text:span text:style-name="T116">перен.</text:span><text:span text:style-name="T107"> Відбуватися (про розмову, бесіду). || </text:span><text:span text:style-name="T116">перен.</text:span><text:span text:style-name="T107"> Хвилеподібно спадати (про волосся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1</text:p>
          </table:table-cell>
          <table:table-cell table:style-name="Dictionary.B321" table:number-columns-spanned="3" office:value-type="string">
            <text:p text:style-name="P29">Смертеіснувáнн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321" table:number-columns-spanned="3" office:value-type="string">
            <text:p text:style-name="P10"><text:span text:style-name="T56">утворене способом основословосклада</text:span><text:span text:style-name="T56">ння, похідне від слів:</text:span><text:span text:style-name="T42"> </text:span><text:span text:style-name="T45">смерть</text:span><text:span text:style-name="T42"> і </text:span><text:span text:style-name="T45">існувáння</text:span></text:p>
          </table:table-cell>
          <table:covered-table-cell/>
          <table:covered-table-cell/>
          <table:table-cell table:style-name="Dictionary.H321" table:number-columns-spanned="3" office:value-type="string">
            <text:p text:style-name="P15">Сховатися од долі – не судилось.</text:p>
            <text:p text:style-name="P15">Ударив грім – і зразу шкереберть</text:p>
            <text:p text:style-name="P15">пішло життя. І ость ти – все, що снилось,</text:p>
            <text:p text:style-name="P10"><text:soft-page-break/><text:span text:style-name="T32">як </text:span><text:span text:style-name="T36">смертеіснування</text:span><text:span text:style-name="T32"> й життєсмерть. </text:span><text:span text:style-name="T50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4" office:value-type="string">
            <text:p text:style-name="P10"><text:span text:style-name="T45">смерть </text:span><text:span text:style-name="T62">(див. 65)</text:span></text:p>
          </table:table-cell>
          <table:covered-table-cell/>
          <table:covered-table-cell/>
          <table:covered-table-cell/>
          <table:table-cell table:style-name="Dictionary.F322" table:number-columns-spanned="5" office:value-type="string">
            <text:h text:style-name="P49" text:outline-level="2"><text:span text:style-name="T135">існув</text:span><text:span text:style-name="T135">а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7">1) <text:span text:style-name="T160">тільки </text:span><text:span text:style-name="T160">одн.</text:span> Буття; наявність кого-, чого-небудь у дійсності.</text:p>
            <text:p text:style-name="P37">2) Життя, спосіб житт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2</text:p>
          </table:table-cell>
          <table:table-cell table:style-name="Dictionary.B323" table:number-columns-spanned="3" office:value-type="string">
            <text:p text:style-name="P29">Снíння</text:p>
            <text:p text:style-name="P10"><text:span text:style-name="T30">-нь, </text:span><text:span text:style-name="T31">ім., мн., інд.-авт.</text:span></text:p>
          </table:table-cell>
          <table:covered-table-cell/>
          <table:covered-table-cell/>
          <table:table-cell table:style-name="Dictionary.E323" table:number-columns-spanned="3" office:value-type="string">
            <text:p text:style-name="P10"><text:span text:style-name="T56">утворене суфіксальним способом, похідне від слова</text:span> <text:span text:style-name="T136">сон</text:span></text:p>
          </table:table-cell>
          <table:covered-table-cell/>
          <table:covered-table-cell/>
          <table:table-cell table:style-name="Dictionary.H323" table:number-columns-spanned="3" office:value-type="string">
            <text:p text:style-name="P15">Немов рубін у чорнім адамашку,</text:p>
            <text:p text:style-name="P15">обачно критий білим німуванням,</text:p>
            <text:p text:style-name="P10"><text:span text:style-name="T32">так </text:span><text:span text:style-name="T36">снінь</text:span><text:span text:style-name="T32"> моїх озерце шарлатове</text:span></text:p>
            <text:p text:style-name="P10"><text:span text:style-name="T32">лямує обережок начувань… </text:span><text:span text:style-name="T50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9" office:value-type="string">
            <text:h text:style-name="P48" text:outline-level="2">сон</text:h>
            <text:p text:style-name="P35"><text:span text:style-name="T125">I </text:span><text:span text:style-name="T126">сну, </text:span><text:span text:style-name="T129">ч.</text:span></text:p>
            <text:p text:style-name="P36"><text:span text:style-name="T128">1) 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 спання. || Те саме, що сплячка 1). || </text:span><text:span text:style-name="T131">спец.</text:span><text:span text:style-name="T128"> 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40"><text:span text:style-name="T107">2) Те, що сниться; сновидіння. || </text:span><text:span text:style-name="T116">перен.</text:span><text:span text:style-name="T107"> Те, про що мріє людина; мрія. || </text:span><text:span text:style-name="T116">перен.</text:span><text:span text:style-name="T107"> Те, що сприймається як нереальне, примарне, </text:span><text:span text:style-name="T107">оманливе;</text:span><text:span text:style-name="T116">прот.</text:span><text:span text:style-name="T107"> дійсніс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3</text:p>
          </table:table-cell>
          <table:table-cell table:style-name="Dictionary.B325" table:number-columns-spanned="3" office:value-type="string">
            <text:p text:style-name="P29">Солодкомолóка</text:p>
            <text:p text:style-name="P10"><text:soft-page-break/><text:span text:style-name="T30">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25" table:number-columns-spanned="3" office:value-type="string">
            <text:p text:style-name="P10"><text:span text:style-name="T56">утворене </text:span><text:soft-page-break/><text:span text:style-name="T56">складнофлективним способом, похідне від слів:</text:span><text:span text:style-name="T42"> </text:span><text:span text:style-name="T45">солóдкий</text:span><text:span text:style-name="T42"> і </text:span><text:span text:style-name="T45">молокó</text:span></text:p>
          </table:table-cell>
          <table:covered-table-cell/>
          <table:covered-table-cell/>
          <table:table-cell table:style-name="Dictionary.H325" table:number-columns-spanned="3" office:value-type="string">
            <text:p text:style-name="P15">Ти десь за край світу, як птаха <text:soft-page-break/>моя білогруда,</text:p>
            <text:p text:style-name="P10"><text:span text:style-name="T36">солодкомолока</text:span><text:span text:style-name="T32">, два ока - мигдалі сумні. </text:span><text:span text:style-name="T50">(П‑2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4" office:value-type="string">
            <text:h text:style-name="P49" text:outline-level="2"><text:span text:style-name="T135">сол</text:span><text:span text:style-name="T135">о</text:span><text:span text:style-name="T6"></text:span><text:span text:style-name="T135">дкий</text:span></text:h>
            <text:p text:style-name="P35"><text:span text:style-name="T126">-а, -е.</text:span></text:p>
            <text:p text:style-name="P37">1) Який має приємний смак, <text:span text:style-name="T160">власт.</text:span> цукрові, медові і т. ін.; <text:span text:style-name="T160">прот.</text:span>гіркий, кислий, солоний. || Пригот. із цукром, медом, варенням і т. ін. (про їжу, питво). || <text:span text:style-name="T160">у знач.</text:span> <text:span text:style-name="T160">ім.</text:span> солодке, -кого, <text:span text:style-name="T160">с.</text:span> Їжа, яка має приємний смак, <text:span text:style-name="T160">власт.</text:span> цукрові, медові тощо, або пригот. із цукром, медом, варенням і т. ін. || <text:span text:style-name="T160">у знач.</text:span> <text:span text:style-name="T160">ім.</text:span> солодке, -кого, <text:span text:style-name="T160">с.</text:span> 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 <text:span text:style-name="T160">Солодкий перець</text:span>.</text:p>
            <text:p text:style-name="P40"><text:span text:style-name="T107">4) </text:span><text:span text:style-name="T116">перен.</text:span><text:span text:style-name="T107"> Який дає відчуття приємності або виражає задоволення, радість, насолоду (про </text:span><text:span text:style-name="T107">думки, почуття, </text:span><text:span text:style-name="T107">стан людини).</text:span></text:p>
          </table:table-cell>
          <table:covered-table-cell/>
          <table:covered-table-cell/>
          <table:covered-table-cell/>
          <table:table-cell table:style-name="Dictionary.F326" table:number-columns-spanned="5" office:value-type="string">
            <text:h text:style-name="P49" text:outline-level="2"><text:span text:style-name="T135">молок</text:span><text:span text:style-name="T135">о</text:span><text:span text:style-name="T6"></text:span></text:h>
            <text:p text:style-name="P35"><text:span text:style-name="T126">-а, </text:span><text:span text:style-name="T129">с.</text:span></text:p>
            <text:p text:style-name="P37">2) Рідина, одержувана від деяких сільськогосподарських тварин як продукт харчування. || Коров'яче молоко як їж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4</text:p>
          </table:table-cell>
          <table:table-cell table:style-name="Dictionary.B327" table:number-columns-spanned="3" office:value-type="string">
            <text:p text:style-name="P29">Сон-комишí</text:p>
            <text:p text:style-name="P10"><text:soft-page-break/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327" table:number-columns-spanned="3" office:value-type="string">
            <text:p text:style-name="P10"><text:span text:style-name="T56">утворене способом </text:span><text:soft-page-break/><text:span text:style-name="T56">словоскладання, похідне від слів:</text:span><text:span text:style-name="T42"> </text:span><text:span text:style-name="T45">сон</text:span><text:span text:style-name="T42"> і </text:span><text:span text:style-name="T45">комиш</text:span></text:p>
          </table:table-cell>
          <table:covered-table-cell/>
          <table:covered-table-cell/>
          <table:table-cell table:style-name="Dictionary.H327" table:number-columns-spanned="3" office:value-type="string">
            <text:p text:style-name="P15">І в серця на споді, в осерді душі</text:p>
            <text:p text:style-name="P10"><text:soft-page-break/><text:span text:style-name="T32">ішли нашорошені </text:span><text:span text:style-name="T36">сон-комиші</text:span><text:span text:style-name="T32">. </text:span><text:span text:style-name="T50">(П‑2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4" office:value-type="string">
            <text:p text:style-name="P6">сон <text:span text:style-name="T159">(див. 162)</text:span></text:p>
          </table:table-cell>
          <table:covered-table-cell/>
          <table:covered-table-cell/>
          <table:covered-table-cell/>
          <table:table-cell table:style-name="Dictionary.F328" table:number-columns-spanned="5" office:value-type="string">
            <text:h text:style-name="P49" text:outline-level="2"><text:span text:style-name="T135">ком</text:span><text:span text:style-name="T135">и</text:span><text:span text:style-name="T6"></text:span><text:span text:style-name="T135">ш</text:span></text:h>
            <text:p text:style-name="P35"><text:span text:style-name="T126">-у, </text:span><text:span text:style-name="T129">ч.</text:span></text:p>
            <text:p text:style-name="P37">1) Висока водяна чи болотяна багаторічна рослина родини осокових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5</text:p>
          </table:table-cell>
          <table:table-cell table:style-name="Dictionary.B329" table:number-columns-spanned="3" office:value-type="string">
            <text:p text:style-name="P29">Сонцелéт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329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óнце </text:span><text:span text:style-name="T42">і </text:span><text:span text:style-name="T45">лет</text:span></text:p>
          </table:table-cell>
          <table:covered-table-cell/>
          <table:covered-table-cell/>
          <table:table-cell table:style-name="Dictionary.H329" table:number-columns-spanned="3" office:value-type="string">
            <text:p text:style-name="P15">Зворохобилися айстри</text:p>
            <text:p text:style-name="P10"><text:span text:style-name="T32">приосіннім </text:span><text:span text:style-name="T36">сонцелетом</text:span><text:span text:style-name="T32">,</text:span></text:p>
            <text:p text:style-name="P15">проминальною порою</text:p>
            <text:p text:style-name="P10"><text:span text:style-name="T32">падолистом деручким. </text:span><text:span text:style-name="T50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4" office:value-type="string">
            <text:h text:style-name="P49" text:outline-level="2"><text:span text:style-name="T135">с</text:span><text:span text:style-name="T135">о</text:span><text:span text:style-name="T6"></text:span><text:span text:style-name="T135">нце</text:span></text:h>
            <text:p text:style-name="P35"><text:span text:style-name="T126">-я, </text:span><text:span text:style-name="T129">с.</text:span></text:p>
            <text:p text:style-name="P37">1) Центральне небесне світило Сонячної системи, що має форму гігантської розжареної кулі, яка випромінює світло й тепло.</text:p>
          </table:table-cell>
          <table:covered-table-cell/>
          <table:covered-table-cell/>
          <table:covered-table-cell/>
          <table:table-cell table:style-name="Dictionary.F330" table:number-columns-spanned="5" office:value-type="string">
            <text:p text:style-name="P6">лет <text:span text:style-name="T159">(див. 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6</text:p>
          </table:table-cell>
          <table:table-cell table:style-name="Dictionary.B331" table:number-columns-spanned="3" office:value-type="string">
            <text:p text:style-name="P29">Сонцепруг</text:p>
            <text:p text:style-name="P10"><text:span text:style-name="T30">-а, </text:span><text:span text:style-name="T31">ім., ч., інд.-авт.</text:span></text:p>
          </table:table-cell>
          <table:covered-table-cell/>
          <table:covered-table-cell/>
          <table:table-cell table:style-name="Dictionary.E331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óнце</text:span><text:span text:style-name="T42"> і </text:span><text:span text:style-name="T45">пруг</text:span></text:p>
          </table:table-cell>
          <table:covered-table-cell/>
          <table:covered-table-cell/>
          <table:table-cell table:style-name="Dictionary.H331" table:number-columns-spanned="3" office:value-type="string">
            <text:p text:style-name="P10"><text:span text:style-name="T32">Як боляче ряхкоче </text:span><text:span text:style-name="T36">сонцепруг</text:span><text:span text:style-name="T32">!</text:span></text:p>
            <text:p text:style-name="P10"><text:span text:style-name="T32">Як – далина! </text:span><text:span text:style-name="T50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4" office:value-type="string">
            <text:p text:style-name="P10"><text:span text:style-name="T45">сóнце </text:span><text:span text:style-name="T62">(див. 165)</text:span></text:p>
          </table:table-cell>
          <table:covered-table-cell/>
          <table:covered-table-cell/>
          <table:covered-table-cell/>
          <table:table-cell table:style-name="Dictionary.F332" table:number-columns-spanned="5" office:value-type="string">
            <text:h text:style-name="P48" text:outline-level="2">пруг</text:h>
            <text:p text:style-name="P35"><text:span text:style-name="T126">-а, </text:span><text:span text:style-name="T129">ч.</text:span><text:span text:style-name="T126">, </text:span><text:span text:style-name="T129">розм.</text:span></text:p>
            <text:p text:style-name="P40"><text:span text:style-name="T107">1) Край чого-небудь. || Поздовжній вузький край, бік якогось предмета; </text:span><text:soft-page-break/><text:span text:style-name="T107">ребро. </text:span><text:span text:style-name="T116">Пруг дошки</text:span><text:span text:style-name="T107">. || Ребро гранчастого предмета. || Верхній край </text:span><text:span text:style-name="T107">(обріз) якої-небудь посудини (</text:span><text:span text:style-name="T116">перев.</text:span><text:span text:style-name="T107"> круглої форми); вінця. </text:span><text:span text:style-name="T116">Пруг відра</text:span><text:span text:style-name="T10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7</text:p>
          </table:table-cell>
          <table:table-cell table:style-name="Dictionary.B333" table:number-columns-spanned="3" office:value-type="string">
            <text:p text:style-name="P29">Спах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333" table:number-columns-spanned="3" office:value-type="string">
            <text:p text:style-name="P10"><text:span text:style-name="T56">утворене нульсуфіксальним способом, похідне від слова</text:span><text:span text:style-name="T51"> </text:span><text:span text:style-name="T46">спалáхувати </text:span><text:span text:style-name="T61">(від </text:span><text:span text:style-name="T46">спахáти)</text:span></text:p>
          </table:table-cell>
          <table:covered-table-cell/>
          <table:covered-table-cell/>
          <table:table-cell table:style-name="Dictionary.H333" table:number-columns-spanned="3" office:value-type="string">
            <text:p text:style-name="P15">По голубих лугах, мов голуб,</text:p>
            <text:p text:style-name="P10"><text:span text:style-name="T32">кошлатих сонць шугає </text:span><text:span text:style-name="T36">спах</text:span><text:span text:style-name="T32">. </text:span><text:span text:style-name="T50">(П‑1, 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9" office:value-type="string">
            <text:h text:style-name="P49" text:outline-level="2"><text:span text:style-name="T135">спал</text:span><text:span text:style-name="T135">а</text:span><text:span text:style-name="T6"></text:span><text:span text:style-name="T135">хувати (</text:span><text:span text:style-name="T46">спахáти</text:span><text:span text:style-name="T135">)</text:span></text:h>
            <text:p text:style-name="P35"><text:span text:style-name="T126">-ую, -уєш, </text:span><text:span text:style-name="T129">недок.</text:span><text:span text:style-name="T126">, спалахнути, -ну, -неш, </text:span><text:span text:style-name="T129">док.</text:span></text:p>
            <text:p text:style-name="P36"><text:span text:style-name="T128">1) </text:span><text:span text:style-name="T131">тільки </text:span><text:span text:style-name="T128">3 </text:span><text:span text:style-name="T131">ос.</text:span><text:span text:style-name="T128">, </text:span><text:span text:style-name="T131">чим і без додатка</text:span><text:span text:style-name="T128">.Раптово і швидко загорятися яскравим полум'ям; займатися (</text:span><text:span text:style-name="T131">див.</text:span><text:span text:style-name="T128"> займатися II). || </text:span><text:span text:style-name="T131">безос.</text:span><text:span text:style-name="T128"> || </text:span><text:span text:style-name="T131">також у сполуч.</text:span><text:span text:style-name="T128"> </text:span><text:span text:style-name="T131">зі сл.</text:span><text:span text:style-name="T128"> вогонь, полум'я, пожежа, іскра і т. ін. || </text:span><text:span text:style-name="T131">тільки недок.</text:span><text:span text:style-name="T128">При млявому або нерівному горінні час від часу розгорятися сильніше; займатися (</text:span><text:span text:style-name="T131">див.</text:span><text:span text:style-name="T128"> займатися II) на ми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8</text:p>
          </table:table-cell>
          <table:table-cell table:style-name="Dictionary.B335" table:number-columns-spanned="3" office:value-type="string">
            <text:p text:style-name="P29">Спередвікíв</text:p>
            <text:p text:style-name="P10"><text:span text:style-name="T31">незм., </text:span><text:span text:style-name="T32">присл., </text:span><text:span text:style-name="T31">інд.-авт.</text:span></text:p>
          </table:table-cell>
          <table:covered-table-cell/>
          <table:covered-table-cell/>
          <table:table-cell table:style-name="Dictionary.E335" table:number-columns-spanned="3" office:value-type="string">
            <text:p text:style-name="P10"><text:span text:style-name="T56">утворене способом зрощення, похідне від слів:</text:span><text:span text:style-name="T51"> </text:span><text:span text:style-name="T44">спе</text:span><text:span text:style-name="T45"></text:span><text:span text:style-name="T44">ред </text:span><text:span text:style-name="T61">і </text:span><text:span text:style-name="T44">вікі</text:span><text:span text:style-name="T45"></text:span><text:span text:style-name="T44">в</text:span></text:p>
          </table:table-cell>
          <table:covered-table-cell/>
          <table:covered-table-cell/>
          <table:table-cell table:style-name="Dictionary.H335" table:number-columns-spanned="3" office:value-type="string">
            <text:p text:style-name="P15">Ви вбивці, ви ненатлі нелюди</text:p>
            <text:p text:style-name="P10"><text:span text:style-name="T36">спередвіків</text:span><text:span text:style-name="T32">,</text:span></text:p>
            <text:p text:style-name="P15">а ми припізнені аеди,</text:p>
            <text:p text:style-name="P10"><text:span text:style-name="T32">наш злочин – спів. </text:span><text:span text:style-name="T50">(П‑2, 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4" office:value-type="string">
            <text:p text:style-name="P6"><text:span text:style-name="T64">сперед </text:span><text:span text:style-name="T60">(див. 72)</text:span></text:p>
          </table:table-cell>
          <table:covered-table-cell/>
          <table:covered-table-cell/>
          <table:covered-table-cell/>
          <table:table-cell table:style-name="Dictionary.F336" table:number-columns-spanned="5" office:value-type="string">
            <text:p text:style-name="P6">вік <text:span text:style-name="T159">(див. 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69</text:p>
          </table:table-cell>
          <table:table-cell table:style-name="Dictionary.B337" table:number-columns-spanned="3" office:value-type="string">
            <text:p text:style-name="P29">Спередодня</text:p>
            <text:p text:style-name="P10"><text:span text:style-name="T31">незм., </text:span><text:span text:style-name="T32">присл.,</text:span><text:span text:style-name="T51"> </text:span><text:span text:style-name="T31">інд.-авт.</text:span></text:p>
          </table:table-cell>
          <table:covered-table-cell/>
          <table:covered-table-cell/>
          <table:table-cell table:style-name="Dictionary.E337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спéред</text:span><text:span text:style-name="T42"> і </text:span><text:span text:style-name="T45">день</text:span></text:p>
          </table:table-cell>
          <table:covered-table-cell/>
          <table:covered-table-cell/>
          <table:table-cell table:style-name="Dictionary.H337" table:number-columns-spanned="3" office:value-type="string">
            <text:p text:style-name="P10"><text:span text:style-name="T32">Було ж: </text:span><text:span text:style-name="T36">спередодня</text:span></text:p>
            <text:p text:style-name="P15">так довго трембітало,</text:p>
            <text:p text:style-name="P15">за тим світати стало - </text:p>
            <text:p text:style-name="P10"><text:span text:style-name="T32">прожогом, навмання. </text:span><text:span text:style-name="T50">(П‑1, 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4" office:value-type="string">
            <text:p text:style-name="P6"><text:span text:style-name="T64">сперед </text:span><text:span text:style-name="T60">(див. 72)</text:span></text:p>
          </table:table-cell>
          <table:covered-table-cell/>
          <table:covered-table-cell/>
          <table:covered-table-cell/>
          <table:table-cell table:style-name="Dictionary.F338" table:number-columns-spanned="5" office:value-type="string">
            <text:p text:style-name="P6"><text:span text:style-name="T42">день </text:span><text:span text:style-name="T62">(див. 64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4">170</text:p>
          </table:table-cell>
          <table:table-cell table:style-name="Dictionary.B339" table:number-columns-spanned="3" office:value-type="string">
            <text:p text:style-name="P29">Ставітри</text:p>
            <text:p text:style-name="P10"><text:span text:style-name="T30">-íв, </text:span><text:span text:style-name="T31">ім., мн., інд.-авт.</text:span></text:p>
          </table:table-cell>
          <table:covered-table-cell/>
          <table:covered-table-cell/>
          <table:table-cell table:style-name="Dictionary.E339" table:number-columns-spanned="3" office:value-type="string">
            <text:p text:style-name="P32"><text:span text:style-name="T184">утворене способом основословоскладання, похідне від слів</text:span>: сто і вітри</text:p>
          </table:table-cell>
          <table:covered-table-cell/>
          <table:covered-table-cell/>
          <table:table-cell table:style-name="Dictionary.H339" table:number-columns-spanned="3" office:value-type="string">
            <text:p text:style-name="P10"><text:span text:style-name="T32">На цих шалених </text:span><text:span text:style-name="T36">ставітрах</text:span><text:span text:style-name="T32">,</text:span></text:p>
            <text:p text:style-name="P15">де ні коня, ані дороги,</text:p>
            <text:p text:style-name="P15">звіряй свій крок за знаком Бога - </text:p>
            <text:p text:style-name="P10"><text:span text:style-name="T32">і попри смерть і попри жах. </text:span><text:span text:style-name="T50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4" office:value-type="string">
            <text:h text:style-name="P48" text:outline-level="2">сто</text:h>
            <text:p text:style-name="P35"><text:span text:style-name="T125">I </text:span><text:span text:style-name="T126">ста, </text:span><text:span text:style-name="T129">числ.</text:span><text:span text:style-name="T126"> </text:span><text:span text:style-name="T129">кільк.</text:span></text:p>
            <text:p text:style-name="P37">1) Назва числа 100 і його цифрового позначення. || <text:span text:style-name="T160">чого</text:span>. Кількість із 100 одиниць.</text:p>
            <text:p text:style-name="P40"><text:span text:style-name="T107">2) </text:span><text:span text:style-name="T116">розм.</text:span><text:span text:style-name="T107"> Багато, невизначено велика кількість кого-, чого-небудь.</text:span></text:p>
          </table:table-cell>
          <table:covered-table-cell/>
          <table:covered-table-cell/>
          <table:covered-table-cell/>
          <table:table-cell table:style-name="Dictionary.F340" table:number-columns-spanned="5" office:value-type="string">
            <text:h text:style-name="P49" text:outline-level="2"><text:span text:style-name="T135">в</text:span><text:span text:style-name="T135">і</text:span><text:span text:style-name="T6"></text:span><text:span text:style-name="T135">тер</text:span></text:h>
            <text:p text:style-name="P35"><text:span text:style-name="T126">-тру, </text:span><text:span text:style-name="T129">ч.</text:span></text:p>
            <text:p text:style-name="P37">1) Рух потоку атмосферного повітря в горизонтальному напрям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71</text:p>
          </table:table-cell>
          <table:table-cell table:style-name="Dictionary.B341" table:number-columns-spanned="3" office:value-type="string">
            <text:p text:style-name="P29">Стасвіти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341" table:number-columns-spanned="3" office:value-type="string">
            <text:p text:style-name="P10"><text:span text:style-name="T56">утворене способом </text:span><text:span text:style-name="T56">основословоскладання, похідне від слів:</text:span><text:span text:style-name="T42"> </text:span><text:span text:style-name="T45">сто</text:span><text:span text:style-name="T42"> і </text:span><text:span text:style-name="T45">світи</text:span></text:p>
          </table:table-cell>
          <table:covered-table-cell/>
          <table:covered-table-cell/>
          <table:table-cell table:style-name="Dictionary.H341" table:number-columns-spanned="3" office:value-type="string">
            <text:p text:style-name="P10"><text:span text:style-name="T32">О те моє відьомське вариво, та </text:span><text:span text:style-name="T32">колотнеча </text:span><text:span text:style-name="T36">стасвітів</text:span><text:span text:style-name="T32">,</text:span></text:p>
            <text:p text:style-name="P15">о те чадне жагуче марево вгорнуло горло і до брів</text:p>
            <text:p text:style-name="P10"><text:span text:style-name="T32">сягнуло… </text:span><text:span text:style-name="T50">(П‑2, 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42" table:number-columns-spanned="5" office:value-type="string">
            <text:p text:style-name="P10"><text:span text:style-name="T45">світи </text:span><text:span text:style-name="T62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72</text:p>
          </table:table-cell>
          <table:table-cell table:style-name="Dictionary.B343" table:number-columns-spanned="3" office:value-type="string">
            <text:p text:style-name="P29">Стобагáття</text:p>
            <text:p text:style-name="P25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343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багáття</text:span></text:p>
          </table:table-cell>
          <table:covered-table-cell/>
          <table:covered-table-cell/>
          <table:table-cell table:style-name="Dictionary.H343" table:number-columns-spanned="3" office:value-type="string">
            <text:p text:style-name="P15">Я – незалежний, серце бо студене</text:p>
            <text:p text:style-name="P10"><text:span text:style-name="T32">згубило давній жар на </text:span><text:span text:style-name="T36">стобагатті</text:span><text:span text:style-name="T32"> мук. </text:span><text:span text:style-name="T50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4" office:value-type="string">
            <text:p text:style-name="P22">сто (див. 170)</text:p>
          </table:table-cell>
          <table:covered-table-cell/>
          <table:covered-table-cell/>
          <table:covered-table-cell/>
          <table:table-cell table:style-name="Dictionary.F344" table:number-columns-spanned="5" office:value-type="string">
            <text:h text:style-name="P49" text:outline-level="2"><text:span text:style-name="T135">баг</text:span><text:span text:style-name="T135">а</text:span><text:span text:style-name="T6"></text:span><text:span text:style-name="T135">ття</text:span></text:h>
            <text:p text:style-name="P35"><text:span text:style-name="T126">-я, </text:span><text:span text:style-name="T129">с.</text:span></text:p>
            <text:p text:style-name="P37">1) Купа дров, хмизу, ломаччя і т. ін., що горить; вогнище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4">173</text:p>
          </table:table-cell>
          <table:table-cell table:style-name="Dictionary.B345" table:number-columns-spanned="3" office:value-type="string">
            <text:p text:style-name="P29">Стогóри</text:p>
            <text:p text:style-name="P10"><text:span text:style-name="T30">стогíр, </text:span><text:span text:style-name="T31">ім., мн., інд.-авт.</text:span></text:p>
          </table:table-cell>
          <table:covered-table-cell/>
          <table:covered-table-cell/>
          <table:table-cell table:style-name="Dictionary.E34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гóри</text:span></text:p>
          </table:table-cell>
          <table:covered-table-cell/>
          <table:covered-table-cell/>
          <table:table-cell table:style-name="Dictionary.H345" table:number-columns-spanned="3" office:value-type="string">
            <text:p text:style-name="P15">Я вийду в ніч, я позирну туди,</text:p>
            <text:p text:style-name="P10"><text:span text:style-name="T32">де захід за </text:span><text:span text:style-name="T36">стогорами</text:span><text:span text:style-name="T32"> палає. </text:span><text:span text:style-name="T50">(П‑2, 13);</text:span></text:p>
            <text:p text:style-name="P10"><text:span text:style-name="T32">Там, за кандзюбою </text:span><text:span text:style-name="T36">стогір</text:span><text:span text:style-name="T32">,</text:span></text:p>
            <text:p text:style-name="P15">за кайданами стриму</text:p>
            <text:p text:style-name="P15">збігає вік – наперекір</text:p>
            <text:p text:style-name="P10"><text:span text:style-name="T32">огню притомі диму. </text:span><text:span text:style-name="T50">(П‑2, 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46" table:number-columns-spanned="5" office:value-type="string">
            <text:p text:style-name="P10"><text:span text:style-name="T45">гóри </text:span><text:span text:style-name="T62">(див. 15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74</text:p>
          </table:table-cell>
          <table:table-cell table:style-name="Dictionary.B347" table:number-columns-spanned="3" office:value-type="string">
            <text:p text:style-name="P29">Стодум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47" table:number-columns-spanned="3" office:value-type="string">
            <text:p text:style-name="P10"><text:span text:style-name="T56">утворене складносуфіксальним способом, похідне від слів:</text:span><text:span text:style-name="T42"> </text:span><text:span text:style-name="T45">сто</text:span><text:span text:style-name="T42"> і </text:span><text:span text:style-name="T45">дýмати</text:span></text:p>
          </table:table-cell>
          <table:covered-table-cell/>
          <table:covered-table-cell/>
          <table:table-cell table:style-name="Dictionary.H347" table:number-columns-spanned="3" office:value-type="string">
            <text:p text:style-name="P10"><text:span text:style-name="T32">Як чорногуз при березі, </text:span><text:span text:style-name="T36">стодумний</text:span></text:p>
            <text:p text:style-name="P10"><text:span text:style-name="T32">став Пан-Господь і молиться…</text:span><text:span text:style-name="T50">(П‑2, 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48" table:number-columns-spanned="5" office:value-type="string">
            <text:h text:style-name="P49" text:outline-level="2"><text:span text:style-name="T135">д</text:span><text:span text:style-name="T135">у</text:span><text:span text:style-name="T6"></text:span><text:span text:style-name="T135">мати</text:span></text:h>
            <text:p text:style-name="P35"><text:span text:style-name="T126">-аю, -аєш, </text:span><text:span text:style-name="T129">недок.</text:span></text:p>
            <text:p text:style-name="P40"><text:span text:style-name="T107">1) </text:span><text:span text:style-name="T116">без додатка</text:span><text:span text:style-name="T107">. Розмірковувати над чим-небудь; мисли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75</text:p>
          </table:table-cell>
          <table:table-cell table:style-name="Dictionary.B349" table:number-columns-spanned="3" office:value-type="string">
            <text:p text:style-name="P29">Стожалí</text:p>
            <text:p text:style-name="P10"><text:span text:style-name="T30">-íв, </text:span><text:span text:style-name="T31">ім., мн., інд.-авт.</text:span></text:p>
          </table:table-cell>
          <table:covered-table-cell/>
          <table:covered-table-cell/>
          <table:table-cell table:style-name="Dictionary.E349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жалí</text:span></text:p>
          </table:table-cell>
          <table:covered-table-cell/>
          <table:covered-table-cell/>
          <table:table-cell table:style-name="Dictionary.H349" table:number-columns-spanned="3" office:value-type="string">
            <text:p text:style-name="P15">Та за тобою небо запалало,</text:p>
            <text:p text:style-name="P10"><text:span text:style-name="T32">овогнене грозою </text:span><text:span text:style-name="T36">стожалів</text:span><text:span text:style-name="T32">. </text:span><text:span text:style-name="T50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50" table:number-columns-spanned="5" office:value-type="string">
            <text:p text:style-name="P10"><text:span text:style-name="T45">жалí </text:span><text:span text:style-name="T62">(див. 1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76</text:p>
          </table:table-cell>
          <table:table-cell table:style-name="Dictionary.B351" table:number-columns-spanned="3" office:value-type="string">
            <text:p text:style-name="P29">Стожáло</text:p>
            <text:p text:style-name="P16">присл., інд.-авт.</text:p>
          </table:table-cell>
          <table:covered-table-cell/>
          <table:covered-table-cell/>
          <table:table-cell table:style-name="Dictionary.E351" table:number-columns-spanned="3" office:value-type="string">
            <text:p text:style-name="P10"><text:span text:style-name="T54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жáло</text:span></text:p>
          </table:table-cell>
          <table:covered-table-cell/>
          <table:covered-table-cell/>
          <table:table-cell table:style-name="Dictionary.H351" table:number-columns-spanned="3" office:value-type="string">
            <text:p text:style-name="P15">Тота сльоза тебе іспопелить,</text:p>
            <text:p text:style-name="P10"><text:span text:style-name="T32">і лютий зойк завруниться </text:span><text:span text:style-name="T36">стожало</text:span></text:p>
            <text:p text:style-name="P10"><text:span text:style-name="T32">ланами й луками. </text:span><text:span text:style-name="T50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52" table:number-columns-spanned="5" office:value-type="string">
            <text:h text:style-name="P49" text:outline-level="2"><text:span text:style-name="T135">ж</text:span><text:span text:style-name="T135">а</text:span><text:span text:style-name="T6"></text:span><text:span text:style-name="T135">л</text:span><text:span text:style-name="T135">о</text:span><text:span text:style-name="T6"></text:span></text:h>
            <text:p text:style-name="P35"><text:soft-page-break/><text:span text:style-name="T126">жа</text:span><text:span text:style-name="T27"></text:span><text:span text:style-name="T126">ла, </text:span><text:span text:style-name="T129">с.</text:span></text:p>
            <text:p text:style-name="P37">1) Гостра частина органа захисту або нападу деяких комах, якою вони жалять.</text:p>
            <text:p text:style-name="P37">2) Хоботок деяких комах (комара, овода і т. ін.), яким вони колють і всмоктують кров.</text:p>
            <text:p text:style-name="P37">3) Роздвоєний на кінчику язик змії, яким вона, як помилково вважається, жалить.</text:p>
            <text:p text:style-name="P37">4) <text:span text:style-name="T160">чого</text:span>, <text:span text:style-name="T160">перен.</text:span> Про щось дошкульне, різке.</text:p>
            <text:p text:style-name="P37">5) Гострий кінець інструмента, зброї і т. ін., який коле, ріже тощо; лез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77</text:p>
          </table:table-cell>
          <table:table-cell table:style-name="Dictionary.B353" table:number-columns-spanned="3" office:value-type="string">
            <text:p text:style-name="P29">Стожáль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53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жáльний</text:span></text:p>
          </table:table-cell>
          <table:covered-table-cell/>
          <table:covered-table-cell/>
          <table:table-cell table:style-name="Dictionary.H353" table:number-columns-spanned="3" office:value-type="string">
            <text:p text:style-name="P15">Куріє руїна. Кривавим стікає потоком,</text:p>
            <text:p text:style-name="P10"><text:span text:style-name="T32">і сонце татарське – </text:span><text:span text:style-name="T36">стожальне</text:span><text:span text:style-name="T32"> – разить наповал. </text:span><text:span text:style-name="T50">(П‑1, 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54" table:number-columns-spanned="5" office:value-type="string">
            <text:h text:style-name="P49" text:outline-level="2"><text:span text:style-name="T135">ж</text:span><text:span text:style-name="T135">а</text:span><text:span text:style-name="T6"></text:span><text:span text:style-name="T135">льний</text:span></text:h>
            <text:p text:style-name="P35"><text:span text:style-name="T126">-а, -е, </text:span><text:span text:style-name="T129">рідко</text:span><text:span text:style-name="T126">.</text:span></text:p>
            <text:p text:style-name="P37">1) Який виражає тугу, печаль, смуток; жалібний, сумний.</text:p>
            <text:p text:style-name="P37">2) Який навіває смуток, журбу; журливий, сумовитий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4">178</text:p>
          </table:table-cell>
          <table:table-cell table:style-name="Dictionary.B355" table:number-columns-spanned="3" office:value-type="string">
            <text:p text:style-name="P29">Стожáр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55" table:number-columns-spanned="3" office:value-type="string">
            <text:p text:style-name="P10"><text:span text:style-name="T56">утворене складносуфіксальним способом, похідне від слів:</text:span><text:span text:style-name="T42"> </text:span><text:span text:style-name="T45">сто</text:span><text:span text:style-name="T42"> і </text:span><text:span text:style-name="T45">жáрити</text:span></text:p>
          </table:table-cell>
          <table:covered-table-cell/>
          <table:covered-table-cell/>
          <table:table-cell table:style-name="Dictionary.H355" table:number-columns-spanned="3" office:value-type="string">
            <text:p text:style-name="P15">Сяде сонце на сопку, скаженіє бичарня,</text:p>
            <text:p text:style-name="P10"><text:span text:style-name="T32">заховайся в коробку там, де сонце </text:span><text:span text:style-name="T36">стожарне</text:span><text:span text:style-name="T32">… </text:span><text:span text:style-name="T50">(П‑2, 166-167);</text:span></text:p>
            <text:p text:style-name="P15">Паду в траву – на цей цвинтарний</text:p>
            <text:p text:style-name="P15">кульбабин зойк, кульбабин пух,</text:p>
            <text:p text:style-name="P10"><text:span text:style-name="T32">на розсип рос і на </text:span><text:span text:style-name="T36">стожарний</text:span></text:p>
            <text:p text:style-name="P10"><text:span text:style-name="T32">пожежний виквіт довгих скрух. </text:span><text:span text:style-name="T50">(П‑2, 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56" table:number-columns-spanned="5" office:value-type="string">
            <text:h text:style-name="P49" text:outline-level="2"><text:span text:style-name="T135">ж</text:span><text:span text:style-name="T135">а</text:span><text:span text:style-name="T6"></text:span><text:span text:style-name="T135">рити</text:span></text:h>
            <text:p text:style-name="P35"><text:span text:style-name="T126">-рю, -риш, </text:span><text:span text:style-name="T129">недок.</text:span></text:p>
            <text:p text:style-name="P37">1) <text:span text:style-name="T160">перех.</text:span> Готувати їжу з жиром на вогні, на жару без використання води; смажити. || <text:span text:style-name="T160">розм.</text:span> Підпікати кого-, що-небудь на вогні, на жару.</text:p>
            <text:p text:style-name="P40"><text:span text:style-name="T107">2) </text:span><text:span text:style-name="T116">неперех.</text:span><text:span text:style-name="T107">, </text:span><text:span text:style-name="T116">розм.</text:span><text:span text:style-name="T107"> Сильно гріти, пригрівати; пекти, палити (про сонце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79</text:p>
          </table:table-cell>
          <table:table-cell table:style-name="Dictionary.B357" table:number-columns-spanned="3" office:value-type="string">
            <text:p text:style-name="P29">Стожурбá</text:p>
            <text:p text:style-name="P10"><text:span text:style-name="T30">-и, </text:span><text:span text:style-name="T31">ім., ж., інд.-авт.</text:span></text:p>
          </table:table-cell>
          <table:covered-table-cell/>
          <table:covered-table-cell/>
          <table:table-cell table:style-name="Dictionary.E357" table:number-columns-spanned="3" office:value-type="string">
            <text:p text:style-name="P23"><text:span text:style-name="T143">утворене способом основословоскладання, похідне від слів:</text:span><text:span text:style-name="T30"> </text:span><text:span text:style-name="T46">сто</text:span><text:span text:style-name="T30"> і </text:span><text:span text:style-name="T46">журбá</text:span></text:p>
          </table:table-cell>
          <table:covered-table-cell/>
          <table:covered-table-cell/>
          <table:table-cell table:style-name="Dictionary.H357" table:number-columns-spanned="3" office:value-type="string">
            <text:p text:style-name="P15">Пропадіть, аеродроми,</text:p>
            <text:p text:style-name="P10"><text:span text:style-name="T32">спопеліться в </text:span><text:span text:style-name="T36">стожурбі</text:span><text:span text:style-name="T32">. </text:span><text:span text:style-name="T50">(П‑1, 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58" table:number-columns-spanned="5" office:value-type="string">
            <text:h text:style-name="P49" text:outline-level="2"><text:span text:style-name="T135">журб</text:span><text:span text:style-name="T135">а</text:span><text:span text:style-name="T6"></text:span></text:h>
            <text:p text:style-name="P35"><text:span text:style-name="T126">-и, </text:span><text:span text:style-name="T129">ж.</text:span></text:p>
            <text:p text:style-name="P37">1) Невеселий настрій, тяжкі почуття; <text:soft-page-break/>печаль, смут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0</text:p>
          </table:table-cell>
          <table:table-cell table:style-name="Dictionary.B359" table:number-columns-spanned="3" office:value-type="string">
            <text:p text:style-name="P29">Стозлотопелюстки</text:p>
            <text:p text:style-name="P10"><text:span text:style-name="T30">-ів, </text:span><text:span text:style-name="T31">ім., мн., інд.-авт.</text:span></text:p>
          </table:table-cell>
          <table:covered-table-cell/>
          <table:covered-table-cell/>
          <table:table-cell table:style-name="Dictionary.E359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, золотий</text:span><text:span text:style-name="T42"> і </text:span><text:span text:style-name="T45">пелюстки</text:span></text:p>
          </table:table-cell>
          <table:covered-table-cell/>
          <table:covered-table-cell/>
          <table:table-cell table:style-name="Dictionary.H359" table:number-columns-spanned="3" office:value-type="string">
            <text:p text:style-name="P15">Як сонях сонце п’є</text:p>
            <text:p text:style-name="P10"><text:span text:style-name="T36">стозлотопелюстками</text:span><text:span text:style-name="T32">,</text:span></text:p>
            <text:p text:style-name="P15">де хата постає - </text:p>
            <text:p text:style-name="P10"><text:span text:style-name="T32">ковчегом над роками. </text:span><text:span text:style-name="T50">(П‑2, 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table-cell table:style-name="Dictionary.E360" table:number-columns-spanned="4" office:value-type="string">
            <text:p text:style-name="P10"><text:span text:style-name="T45">золотий </text:span><text:span text:style-name="T62">(див. 70)</text:span></text:p>
          </table:table-cell>
          <table:covered-table-cell/>
          <table:covered-table-cell/>
          <table:covered-table-cell/>
          <table:table-cell table:style-name="Dictionary.I360" table:number-columns-spanned="2" office:value-type="string">
            <text:p text:style-name="P10"><text:span text:style-name="T45">пелюстки </text:span><text:span text:style-name="T62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4">181</text:p>
          </table:table-cell>
          <table:table-cell table:style-name="Dictionary.B361" table:number-columns-spanned="3" office:value-type="string">
            <text:p text:style-name="P29">Стозмíй</text:p>
            <text:p text:style-name="P10"><text:span text:style-name="T30">-я, </text:span><text:span text:style-name="T31">ім., ч., інд.-авт.</text:span></text:p>
          </table:table-cell>
          <table:covered-table-cell/>
          <table:covered-table-cell/>
          <table:table-cell table:style-name="Dictionary.E361" table:number-columns-spanned="3" office:value-type="string">
            <text:p text:style-name="P10"><text:span text:style-name="T56">утворене способом </text:span><text:span text:style-name="T56">основословоскладання, похідне від слів:</text:span><text:span text:style-name="T42"> </text:span><text:span text:style-name="T45">сто</text:span><text:span text:style-name="T42"> і </text:span><text:span text:style-name="T45">змій</text:span></text:p>
          </table:table-cell>
          <table:covered-table-cell/>
          <table:covered-table-cell/>
          <table:table-cell table:style-name="Dictionary.H361" table:number-columns-spanned="3" office:value-type="string">
            <text:p text:style-name="P15">Коли докучили ці втеки - </text:p>
            <text:p text:style-name="P15">в лет, до вогненної пащеки.</text:p>
            <text:p text:style-name="P10"><text:span text:style-name="T32">Як він ощирився, </text:span><text:span text:style-name="T36">стозмій</text:span><text:span text:style-name="T32">! </text:span><text:span text:style-name="T50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62" table:number-columns-spanned="5" office:value-type="string">
            <text:h text:style-name="P48" text:outline-level="2">змій</text:h>
            <text:p text:style-name="P35"><text:span text:style-name="T126">-я, </text:span><text:span text:style-name="T129">ч.</text:span></text:p>
            <text:p text:style-name="P37">2) Казкова істота з крилами і зміїним тулубом, наділена незвичайною силою; драко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2</text:p>
          </table:table-cell>
          <table:table-cell table:style-name="Dictionary.B363" table:number-columns-spanned="3" office:value-type="string">
            <text:p text:style-name="P29">Стозóр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63" table:number-columns-spanned="3" office:value-type="string">
            <text:p text:style-name="P10"><text:span text:style-name="T56">утворене складнофлективним способом, похідне від слів:</text:span><text:span text:style-name="T42"> </text:span><text:span text:style-name="T45">сто</text:span><text:span text:style-name="T42"> і </text:span><text:span text:style-name="T45">зір</text:span></text:p>
          </table:table-cell>
          <table:covered-table-cell/>
          <table:covered-table-cell/>
          <table:table-cell table:style-name="Dictionary.H363" table:number-columns-spanned="3" office:value-type="string">
            <text:p text:style-name="P15">Тільки сіль, і вода, і житняк,</text:p>
            <text:p text:style-name="P10"><text:span text:style-name="T32">і світанок, і ніч, і </text:span><text:span text:style-name="T36">стозора</text:span></text:p>
            <text:p text:style-name="P15">небезпека, і сонна і хора</text:p>
            <text:p text:style-name="P10"><text:span text:style-name="T32">ця душа – вирушає успак! </text:span><text:span text:style-name="T50">(П‑1, 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64" table:number-columns-spanned="5" office:value-type="string">
            <text:p text:style-name="P6">зір <text:span text:style-name="T159">(див. 1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3</text:p>
          </table:table-cell>
          <table:table-cell table:style-name="Dictionary.B365" table:number-columns-spanned="3" office:value-type="string">
            <text:p text:style-name="P29">Стокóло</text:p>
            <text:p text:style-name="P10"><text:span text:style-name="T30">-а, </text:span><text:span text:style-name="T31">ім., с., інд.-авт.</text:span></text:p>
          </table:table-cell>
          <table:covered-table-cell/>
          <table:covered-table-cell/>
          <table:table-cell table:style-name="Dictionary.E36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кóло</text:span></text:p>
          </table:table-cell>
          <table:covered-table-cell/>
          <table:covered-table-cell/>
          <table:table-cell table:style-name="Dictionary.H365" table:number-columns-spanned="3" office:value-type="string">
            <text:p text:style-name="P15">Червоний біль од нагая</text:p>
            <text:p text:style-name="P10"><text:span text:style-name="T32">в очах розходиться </text:span><text:span text:style-name="T36">стоколом</text:span><text:span text:style-name="T32">,</text:span></text:p>
            <text:p text:style-name="P15">а світ несеться покотьолом,</text:p>
            <text:p text:style-name="P10"><text:span text:style-name="T32">за світом – настрибом – змія… </text:span><text:span text:style-name="T50">(П‑2, 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66" table:number-columns-spanned="5" office:value-type="string">
            <text:h text:style-name="P49" text:outline-level="2"><text:span text:style-name="T135">к</text:span><text:span text:style-name="T135">о</text:span><text:span text:style-name="T6"></text:span><text:span text:style-name="T135">ло</text:span></text:h>
            <text:p text:style-name="P35"><text:span text:style-name="T125">I </text:span><text:span text:style-name="T126">-а, </text:span><text:span text:style-name="T129">с.</text:span></text:p>
            <text:p text:style-name="P37">1) Замкнена крива, всі точки якої однаково віддалені від центра.</text:p>
            <text:p text:style-name="P40"><text:span text:style-name="T107">4) </text:span><text:span text:style-name="T116">у знач.</text:span><text:span text:style-name="T107"> </text:span><text:span text:style-name="T116">присл.</text:span><text:span text:style-name="T107"> к</text:span><text:span text:style-name="T107">о</text:span><text:span text:style-name="T107">лом. Утворюючи </text:span><text:span text:style-name="T107">таку крив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4</text:p>
          </table:table-cell>
          <table:table-cell table:style-name="Dictionary.B367" table:number-columns-spanned="3" office:value-type="string">
            <text:p text:style-name="P29">Стокрик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367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крик</text:span></text:p>
          </table:table-cell>
          <table:covered-table-cell/>
          <table:covered-table-cell/>
          <table:table-cell table:style-name="Dictionary.H367" table:number-columns-spanned="3" office:value-type="string">
            <text:p text:style-name="P15">…бо в горлі застуда, у грудях пітьма</text:p>
            <text:p text:style-name="P10"><text:span text:style-name="T32">і світ оступає </text:span><text:span text:style-name="T36">стокрик</text:span><text:span text:style-name="T32"> – Колима. </text:span><text:span text:style-name="T50">(П‑1, 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68" table:number-columns-spanned="5" office:value-type="string">
            <text:p text:style-name="P10"><text:span text:style-name="T136">крик </text:span><text:span text:style-name="T158">(див. 7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5</text:p>
          </table:table-cell>
          <table:table-cell table:style-name="Dictionary.B369" table:number-columns-spanned="3" office:value-type="string">
            <text:p text:style-name="P29">Стомежá</text:p>
            <text:p text:style-name="P10"><text:span text:style-name="T30">-і</text:span><text:span text:style-name="T45"></text:span><text:span text:style-name="T30">, </text:span><text:span text:style-name="T31">ім., ж., інд.-авт.</text:span></text:p>
          </table:table-cell>
          <table:covered-table-cell/>
          <table:covered-table-cell/>
          <table:table-cell table:style-name="Dictionary.E369" table:number-columns-spanned="3" office:value-type="string">
            <text:p text:style-name="P23"><text:span text:style-name="T30">утворене способом основословоскладання, похідне від слів: </text:span><text:span text:style-name="T46">сто</text:span><text:span text:style-name="T30"> і </text:span><text:span text:style-name="T46">межá</text:span></text:p>
          </table:table-cell>
          <table:covered-table-cell/>
          <table:covered-table-cell/>
          <table:table-cell table:style-name="Dictionary.H369" table:number-columns-spanned="3" office:value-type="string">
            <text:p text:style-name="P10"><text:span text:style-name="T32">Полон у полоні, межі </text:span><text:span text:style-name="T36">стомежа</text:span><text:span text:style-name="T32">,</text:span></text:p>
            <text:p text:style-name="P15">ти вся – за горбами-горбами</text:p>
            <text:p text:style-name="P15">натхнення і хорого серця ґанджа - </text:p>
            <text:p text:style-name="P10"><text:span text:style-name="T32">з синами, хрунями, рабами. </text:span><text:span text:style-name="T50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70" table:number-columns-spanned="5" office:value-type="string">
            <text:p text:style-name="P10"><text:span text:style-name="T45">межá </text:span><text:span text:style-name="T63">(див. 2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6</text:p>
          </table:table-cell>
          <table:table-cell table:style-name="Dictionary.B371" table:number-columns-spanned="3" office:value-type="string">
            <text:p text:style-name="P29">Сто-морóзи</text:p>
            <text:p text:style-name="P10"><text:span text:style-name="T30">-ів, </text:span><text:span text:style-name="T31">ім., мн., інд.-авт.</text:span></text:p>
          </table:table-cell>
          <table:covered-table-cell/>
          <table:covered-table-cell/>
          <table:table-cell table:style-name="Dictionary.E371" table:number-columns-spanned="3" office:value-type="string">
            <text:p text:style-name="P10"><text:span text:style-name="T56">утворене способом словоскладання, похідне від слів:</text:span><text:span text:style-name="T42"> </text:span><text:span text:style-name="T45">сто</text:span><text:span text:style-name="T42"> і </text:span><text:span text:style-name="T45">морóзи</text:span></text:p>
          </table:table-cell>
          <table:covered-table-cell/>
          <table:covered-table-cell/>
          <table:table-cell table:style-name="Dictionary.H371" table:number-columns-spanned="3" office:value-type="string">
            <text:p text:style-name="P15">Так стій і стій і стій і стій,</text:p>
            <text:p text:style-name="P10"><text:span text:style-name="T32">дубій на </text:span><text:span text:style-name="T36">сто-морозах</text:span><text:span text:style-name="T32">,</text:span></text:p>
            <text:p text:style-name="P15">о будь ти проклят, часе мій,</text:p>
            <text:p text:style-name="P10"><text:span text:style-name="T32">в усіх своїх погрозах. </text:span><text:span text:style-name="T50">(П‑2, 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72" table:number-columns-spanned="5" office:value-type="string">
            <text:h text:style-name="P49" text:outline-level="2"><text:span text:style-name="T135">мор</text:span><text:span text:style-name="T135">о</text:span><text:span text:style-name="T6"></text:span><text:span text:style-name="T135">з</text:span></text:h>
            <text:p text:style-name="P35"><text:span text:style-name="T126">-у, </text:span><text:span text:style-name="T129">ч.</text:span></text:p>
            <text:p text:style-name="P40"><text:span text:style-name="T107">Холод, коли температура повітря спадає нижче нуля. || Температура повітря нижче нуля. || Місце, де є </text:span><text:soft-page-break/><text:span text:style-name="T107">такий холод. || </text:span><text:span text:style-name="T116">перев.</text:span><text:span text:style-name="T107"> </text:span><text:span text:style-name="T116">мн.</text:span><text:span text:style-name="T107"> Холодна зимова погода; холод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7</text:p>
          </table:table-cell>
          <table:table-cell table:style-name="Dictionary.B373" table:number-columns-spanned="3" office:value-type="string">
            <text:p text:style-name="P29">Стонастóрче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73" table:number-columns-spanned="3" office:value-type="string">
            <text:p text:style-name="P10"><text:span text:style-name="T56">утворене способом основословоскладання, похідне від </text:span><text:span text:style-name="T56">слів:</text:span><text:span text:style-name="T42"> </text:span><text:span text:style-name="T45">сто</text:span><text:span text:style-name="T42"> і </text:span><text:span text:style-name="T45">настóрчений</text:span></text:p>
          </table:table-cell>
          <table:covered-table-cell/>
          <table:covered-table-cell/>
          <table:table-cell table:style-name="Dictionary.H373" table:number-columns-spanned="3" office:value-type="string">
            <text:p text:style-name="P15">Кружеляє понад ними</text:p>
            <text:p text:style-name="P15">вечір, крила розкриливши,</text:p>
            <text:p text:style-name="P15">впав на горлицю із неба</text:p>
            <text:p text:style-name="P10"><text:span text:style-name="T36">стонасторчений</text:span><text:span text:style-name="T32"> коршак. </text:span><text:span text:style-name="T50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74" table:number-columns-spanned="5" office:value-type="string">
            <text:p text:style-name="P10"><text:span text:style-name="T45">настóрчений </text:span><text:span text:style-name="T62">(насторчений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8</text:p>
          </table:table-cell>
          <table:table-cell table:style-name="Dictionary.B375" table:number-columns-spanned="3" office:value-type="string">
            <text:p text:style-name="P29">Стопровáлл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375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провáлля</text:span></text:p>
          </table:table-cell>
          <table:covered-table-cell/>
          <table:covered-table-cell/>
          <table:table-cell table:style-name="Dictionary.H375" table:number-columns-spanned="3" office:value-type="string">
            <text:p text:style-name="P15">Якась лежить на нас печаль.</text:p>
            <text:p text:style-name="P15">І чим ми Бога прогнівили,</text:p>
            <text:p text:style-name="P15">Іване-брате? Скільки сили</text:p>
            <text:p text:style-name="P10"><text:span text:style-name="T32">втелющили до </text:span><text:span text:style-name="T36">стопроваль</text:span><text:span text:style-name="T32">. </text:span><text:span text:style-name="T50">(П‑2, 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76" table:number-columns-spanned="5" office:value-type="string">
            <text:h text:style-name="P49" text:outline-level="2"><text:span text:style-name="T135">пров</text:span><text:span text:style-name="T135">а</text:span><text:span text:style-name="T6"></text:span><text:span text:style-name="T135">лля</text:span></text:h>
            <text:p text:style-name="P35"><text:span text:style-name="T126">-я, </text:span><text:span text:style-name="T129">с.</text:span></text:p>
            <text:p text:style-name="P40"><text:span text:style-name="T107">1) Глибока яма, яр, западина, розколина на земній поверхні. || </text:span><text:span text:style-name="T116">чого</text:span><text:span text:style-name="T107">. Безмежний простір, безмірна глибина. || Проміжок, незаповнений простір між чим-небудь. || </text:span><text:span text:style-name="T116">перен.</text:span><text:span text:style-name="T107"> Про глибоке </text:span><text:span text:style-name="T107">розходження, незгоду між ким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89</text:p>
          </table:table-cell>
          <table:table-cell table:style-name="Dictionary.B377" table:number-columns-spanned="3" office:value-type="string">
            <text:p text:style-name="P29">Стопровáль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77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провáльний</text:span></text:p>
          </table:table-cell>
          <table:covered-table-cell/>
          <table:covered-table-cell/>
          <table:table-cell table:style-name="Dictionary.H377" table:number-columns-spanned="3" office:value-type="string">
            <text:p text:style-name="P15">Око ока ми,</text:p>
            <text:p text:style-name="P15">не навчені подосі видивляти</text:p>
            <text:p text:style-name="P15">довкіл і не обрушувати горя</text:p>
            <text:p text:style-name="P10"><text:span text:style-name="T32">сухі тороси в </text:span><text:span text:style-name="T36">стопровальний</text:span><text:span text:style-name="T32"> діл. </text:span><text:span text:style-name="T50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78" table:number-columns-spanned="5" office:value-type="string">
            <text:h text:style-name="P49" text:outline-level="2"><text:span text:style-name="T135">пров</text:span><text:span text:style-name="T135">а</text:span><text:span text:style-name="T6"></text:span><text:span text:style-name="T135">льний</text:span></text:h>
            <text:p text:style-name="P35"><text:soft-page-break/><text:span text:style-name="T126">-а, -е.</text:span></text:p>
            <text:p text:style-name="P40"><text:span text:style-name="T107">Стос. до провалу (у 2 </text:span><text:span text:style-name="T116">знач.</text:span><text:span text:style-name="T107">); утворений </text:span><text:span text:style-name="T107">унаслідок провалу (в ґрунті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90</text:p>
          </table:table-cell>
          <table:table-cell table:style-name="Dictionary.B379" table:number-columns-spanned="3" office:value-type="string">
            <text:p text:style-name="P29">Сторíки</text:p>
            <text:p text:style-name="P10"><text:span text:style-name="T30">сторíк, </text:span><text:span text:style-name="T31">ім., мн., інд.-авт.</text:span></text:p>
          </table:table-cell>
          <table:covered-table-cell/>
          <table:covered-table-cell/>
          <table:table-cell table:style-name="Dictionary.E379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ріки</text:span></text:p>
          </table:table-cell>
          <table:covered-table-cell/>
          <table:covered-table-cell/>
          <table:table-cell table:style-name="Dictionary.H379" table:number-columns-spanned="3" office:value-type="string">
            <text:p text:style-name="P15">Хай край святиться. За горою</text:p>
            <text:p text:style-name="P10"><text:span text:style-name="T36">сторіки</text:span><text:span text:style-name="T32"> чорної ропи. </text:span><text:span text:style-name="T50">(П‑2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80" table:number-columns-spanned="5" office:value-type="string">
            <text:h text:style-name="P49" text:outline-level="2"><text:span text:style-name="T135">рік</text:span><text:span text:style-name="T135">а</text:span><text:span text:style-name="T6"></text:span></text:h>
            <text:p text:style-name="P35"><text:span text:style-name="T126">-и</text:span><text:span text:style-name="T27"></text:span><text:span text:style-name="T126">, </text:span><text:span text:style-name="T129">ж.</text:span></text:p>
            <text:p text:style-name="P37">1) Водний потік, що живиться із джерела або стоком атмосферних опадів і тече по видовжених зниженнях рельєфу від верхів'я до гирла. || <text:span text:style-name="T160">чого</text:span>, <text:span text:style-name="T160">у сполуч.</text:span> <text:span text:style-name="T160">з </text:span><text:span text:style-name="T160">ім.</text:span> <text:span text:style-name="T160">у </text:span><text:span text:style-name="T160">род. в.</text:span> Уживається для образного позначення процесу, розвитку чого-небудь.</text:p>
            <text:p text:style-name="P40"><text:span text:style-name="T107">2) </text:span><text:span text:style-name="T116">чого</text:span><text:span text:style-name="T107">, </text:span><text:span text:style-name="T116">перен.</text:span><text:span text:style-name="T107"> Велика кількість чого-небудь такого, що тече, сиплеться і т. ін. || </text:span><text:span text:style-name="T116">кого</text:span><text:span text:style-name="T107">, </text:span><text:span text:style-name="T116">чого</text:span><text:span text:style-name="T107">, </text:span><text:span text:style-name="T116">яка</text:span><text:span text:style-name="T107">. Безперервний великий потік, маса кого-, чого-небудь, що рухаєть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91</text:p>
          </table:table-cell>
          <table:table-cell table:style-name="Dictionary.B381" table:number-columns-spanned="3" office:value-type="string">
            <text:p text:style-name="P29">Сторозтриклят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81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розтриклятий</text:span></text:p>
          </table:table-cell>
          <table:covered-table-cell/>
          <table:covered-table-cell/>
          <table:table-cell table:style-name="Dictionary.H381" table:number-columns-spanned="3" office:value-type="string">
            <text:p text:style-name="P15">Аби лиш подолати гнів,</text:p>
            <text:p text:style-name="P10"><text:span text:style-name="T36">сторозтриклятий</text:span><text:span text:style-name="T32"> гнів здолати,</text:span></text:p>
            <text:p text:style-name="P15">я б поіменно міг назвати</text:p>
            <text:p text:style-name="P10"><text:span text:style-name="T32">усіх братів, усіх катів. </text:span><text:span text:style-name="T50">(П‑1, 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82" table:number-columns-spanned="5" office:value-type="string">
            <text:h text:style-name="P49" text:outline-level="2"><text:span text:style-name="T135">розпрокл</text:span><text:span text:style-name="T135">я</text:span><text:span text:style-name="T6"></text:span><text:span text:style-name="T135">тий</text:span></text:h>
            <text:p text:style-name="P35"><text:span text:style-name="T126">-а, -е, </text:span><text:span text:style-name="T129">розм.</text:span></text:p>
            <text:p text:style-name="P37">Якого клянуть, проклинають; огидний, ненавис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92</text:p>
          </table:table-cell>
          <table:table-cell table:style-name="Dictionary.B383" table:number-columns-spanned="3" office:value-type="string">
            <text:p text:style-name="P29">Стосиній</text:p>
            <text:p text:style-name="P10"><text:span text:style-name="T30">-я, -є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83" table:number-columns-spanned="3" office:value-type="string">
            <text:p text:style-name="P10"><text:span text:style-name="T56">утворене способом основословоскладання, похідне від слів:</text:span><text:span text:style-name="T42"> </text:span><text:span text:style-name="T45">сто</text:span><text:span text:style-name="T42"> і </text:span><text:span text:style-name="T45">синій</text:span></text:p>
          </table:table-cell>
          <table:covered-table-cell/>
          <table:covered-table-cell/>
          <table:table-cell table:style-name="Dictionary.H383" table:number-columns-spanned="3" office:value-type="string">
            <text:p text:style-name="P10"><text:span text:style-name="T32">Червоним вином заливає мій погляд </text:span><text:span text:style-name="T36">стосиній</text:span><text:span text:style-name="T32">,</text:span></text:p>
            <text:p text:style-name="P15">спустошені губи залито червоним вином,</text:p>
            <text:p text:style-name="P15">і видиться берег – далекий – у радісній піні,</text:p>
            <text:p text:style-name="P10"><text:span text:style-name="T32">і спокій приносить, і спокій обіцяний – бром. </text:span><text:span text:style-name="T50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4" office:value-type="string">
            <text:p text:style-name="P10"><text:span text:style-name="T45">сто </text:span><text:span text:style-name="T63">(див. 170)</text:span></text:p>
          </table:table-cell>
          <table:covered-table-cell/>
          <table:covered-table-cell/>
          <table:covered-table-cell/>
          <table:table-cell table:style-name="Dictionary.F384" table:number-columns-spanned="5" office:value-type="string">
            <text:h text:style-name="P49" text:outline-level="2"><text:span text:style-name="T135">с</text:span><text:span text:style-name="T135">и</text:span><text:span text:style-name="T6"></text:span><text:span text:style-name="T135">ній</text:span></text:h>
            <text:p text:style-name="P35"><text:span text:style-name="T126">-я, -є.</text:span></text:p>
            <text:p text:style-name="P40"><text:span text:style-name="T107">1) Який має забарвлення одного з основних кольорів спектра – середній між голубим і фіолетовим. || Який цвіте квітками такого кольору. || </text:span><text:span text:style-name="T107">Зробл. </text:span><text:span text:style-name="T107">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93</text:p>
          </table:table-cell>
          <table:table-cell table:style-name="Dictionary.B385" table:number-columns-spanned="3" office:value-type="string">
            <text:p text:style-name="P29">Схриплокрóн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385" table:number-columns-spanned="3" office:value-type="string">
            <text:p text:style-name="P10"><text:span text:style-name="T56">утворене складносуфіксальним способом, похідне від слів:</text:span><text:span text:style-name="T42"> </text:span><text:span text:style-name="T45">схриплий</text:span><text:span text:style-name="T42"> і </text:span><text:soft-page-break/><text:span text:style-name="T45">крóна</text:span></text:p>
          </table:table-cell>
          <table:covered-table-cell/>
          <table:covered-table-cell/>
          <table:table-cell table:style-name="Dictionary.H385" table:number-columns-spanned="3" office:value-type="string">
            <text:p text:style-name="P15">Пожухле листя опадає з віт,</text:p>
            <text:p text:style-name="P10"><text:span text:style-name="T32">голосить голий стовбур </text:span><text:span text:style-name="T36">схриплокронний</text:span><text:span text:style-name="T32">. </text:span><text:span text:style-name="T50">(П‑1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4" office:value-type="string">
            <text:h text:style-name="P49" text:outline-level="2"><text:span text:style-name="T135">схр</text:span><text:span text:style-name="T135">и</text:span><text:span text:style-name="T6"></text:span><text:span text:style-name="T135">плий</text:span></text:h>
            <text:p text:style-name="P35"><text:span text:style-name="T126">-а, -е, </text:span><text:span text:style-name="T129">розм.</text:span></text:p>
            <text:p text:style-name="P36"><text:span text:style-name="T128">1) Дієприкм. акт. мин. ч. до схрипнути.</text:span></text:p>
            <text:p text:style-name="P40"><text:span text:style-name="T107">2) </text:span><text:span text:style-name="T116">у знач.</text:span><text:span text:style-name="T107"> </text:span><text:span text:style-name="T116">прикм.</text:span><text:span text:style-name="T107"> Який звучить хрипло, з хрипотою; хрипкий.</text:span></text:p>
          </table:table-cell>
          <table:covered-table-cell/>
          <table:covered-table-cell/>
          <table:covered-table-cell/>
          <table:table-cell table:style-name="Dictionary.F386" table:number-columns-spanned="5" office:value-type="string">
            <text:p text:style-name="P10"><text:span text:style-name="T45">крóна </text:span><text:span text:style-name="T62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94</text:p>
          </table:table-cell>
          <table:table-cell table:style-name="Dictionary.B387" table:number-columns-spanned="3" office:value-type="string">
            <text:p text:style-name="P29">Тамбíк</text:p>
            <text:p text:style-name="P10"><text:span text:style-name="T30">-бóку, </text:span><text:span text:style-name="T31">ім., ч., інд.-авт.</text:span></text:p>
          </table:table-cell>
          <table:covered-table-cell/>
          <table:covered-table-cell/>
          <table:table-cell table:style-name="Dictionary.E387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там</text:span><text:span text:style-name="T42"> і </text:span><text:span text:style-name="T45">бік</text:span><text:span text:style-name="T42">. На тому боці</text:span></text:p>
          </table:table-cell>
          <table:covered-table-cell/>
          <table:covered-table-cell/>
          <table:table-cell table:style-name="Dictionary.H387" table:number-columns-spanned="3" office:value-type="string">
            <text:p text:style-name="P15">А товщею, в кризі, в імлі,</text:p>
            <text:p text:style-name="P10"><text:span text:style-name="T32">за </text:span><text:span text:style-name="T36">тамбоком</text:span><text:span text:style-name="T32">,</text:span></text:p>
            <text:p text:style-name="P15">сяє срібне серце землі</text:p>
            <text:p text:style-name="P10"><text:span text:style-name="T32">скорбним оком. </text:span><text:span text:style-name="T50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4" office:value-type="string">
            <text:h text:style-name="P48" text:outline-level="2">там</text:h>
            <text:p text:style-name="P35"><text:span text:style-name="T126">1) </text:span><text:span text:style-name="T129">присл.</text:span><text:span text:style-name="T126"> Указує на місце більш віддалене порівняно з іншим, ближчим; у тому місці, у тих місцях; </text:span><text:span text:style-name="T129">прот.</text:span><text:span text:style-name="T126"> тут. || Уживається в поєднанні з </text:span><text:span text:style-name="T129">пит.</text:span><text:span text:style-name="T126"> </text:span><text:span text:style-name="T129">займ.</text:span><text:span text:style-name="T126"> хто, що. || Вживається у функції співвідносного слова в головному реченні, якому в підрядному реченні відповідають сполучні </text:span><text:span text:style-name="T129">сл.</text:span><text:span text:style-name="T126"> де, куди. || Уживаючись на початку повторюваних речень або перед однорідними членами речення, означає: в одному місці ..., в іншому місці .... || Уживається в </text:span><text:span text:style-name="T129">знач.вказ.</text:span><text:span text:style-name="T126"> </text:span><text:span text:style-name="T129">сл.</text:span><text:span text:style-name="T126">, що замінює відповідний йому член </text:span><text:soft-page-break/><text:span text:style-name="T126">попереднього речення,</text:span><text:span text:style-name="T129">перев.</text:span><text:span text:style-name="T126"> обставину місця.</text:span></text:p>
          </table:table-cell>
          <table:covered-table-cell/>
          <table:covered-table-cell/>
          <table:covered-table-cell/>
          <table:table-cell table:style-name="Dictionary.F388" table:number-columns-spanned="5" office:value-type="string">
            <text:h text:style-name="P48" text:outline-level="2">бік</text:h>
            <text:p text:style-name="P35"><text:span text:style-name="T126">боку, </text:span><text:span text:style-name="T129">ч.</text:span></text:p>
            <text:p text:style-name="P37">4) Напрямок або місцевість, що лежить у цьому напрямк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95</text:p>
          </table:table-cell>
          <table:table-cell table:style-name="Dictionary.B389" table:number-columns-spanned="3" office:value-type="string">
            <text:p text:style-name="P29">Тихоплин</text:p>
            <text:p text:style-name="P10"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389" table:number-columns-spanned="3" office:value-type="string">
            <text:p text:style-name="P10"><text:span text:style-name="T56">утворене нульсуфіксальним способом, похідне від слова</text:span><text:span text:style-name="T51"> </text:span><text:span text:style-name="T46">тихоплинний</text:span></text:p>
          </table:table-cell>
          <table:covered-table-cell/>
          <table:covered-table-cell/>
          <table:table-cell table:style-name="Dictionary.H389" table:number-columns-spanned="3" office:value-type="string">
            <text:p text:style-name="P15">Земного болю брилу – підбився я на силу</text:p>
            <text:p text:style-name="P15">разком сліпучих днин. Ти знаєш чий ти син?</text:p>
            <text:p text:style-name="P15">Атож, запевне знаю. А душу проминаю - </text:p>
            <text:p text:style-name="P10"><text:span text:style-name="T32">і власну в </text:span><text:span text:style-name="T36">тихоплин</text:span><text:span text:style-name="T32">. </text:span><text:span text:style-name="T50">(П‑2, 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9" office:value-type="string">
            <text:h text:style-name="P49" text:outline-level="2"><text:span text:style-name="T135">тихопл</text:span><text:span text:style-name="T135">и</text:span><text:span text:style-name="T6"></text:span><text:span text:style-name="T135">нний</text:span></text:h>
            <text:p text:style-name="P35"><text:span text:style-name="T126">-а, -е, </text:span><text:span text:style-name="T129">поет.</text:span></text:p>
            <text:p text:style-name="P40"><text:span text:style-name="T107">Який тихо плине. </text:span><text:span text:style-name="T116">Тихоплинна річка</text:span><text:span text:style-name="T107">. </text:span><text:span text:style-name="T116">Тихоплинні розмови</text:span><text:span text:style-name="T107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96</text:p>
          </table:table-cell>
          <table:table-cell table:style-name="Dictionary.B391" table:number-columns-spanned="3" office:value-type="string">
            <text:p text:style-name="P29">Тойящобáтько</text:p>
            <text:p text:style-name="P10"><text:span text:style-name="T30">-а, </text:span><text:span text:style-name="T31">ім., ч., інд.-авт.</text:span></text:p>
          </table:table-cell>
          <table:covered-table-cell/>
          <table:covered-table-cell/>
          <table:table-cell table:style-name="Dictionary.E391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той, я, що</text:span><text:span text:style-name="T42"> і </text:span><text:span text:style-name="T45">бáтько</text:span></text:p>
          </table:table-cell>
          <table:covered-table-cell/>
          <table:covered-table-cell/>
          <table:table-cell table:style-name="Dictionary.H391" table:number-columns-spanned="3" office:value-type="string">
            <text:p text:style-name="P15">Я тіло нагострив на чаї та акридах,</text:p>
            <text:p text:style-name="P15">а душу – пошукай. І не питай.</text:p>
            <text:p text:style-name="P15">Тойящосин не чує вже мене.</text:p>
            <text:p text:style-name="P10"><text:span text:style-name="T36">Тойящобатько</text:span><text:span text:style-name="T32"> вже не чую сина. </text:span><text:span text:style-name="T50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h text:style-name="P48" text:outline-level="2">той</text:h>
            <text:p text:style-name="P35"><text:span text:style-name="T125">I </text:span><text:span text:style-name="T126">того, </text:span><text:span text:style-name="T129">ч.</text:span><text:span text:style-name="T126">, та, тієї, </text:span><text:span text:style-name="T129">рідко </text:span><text:span text:style-name="T126">тої, </text:span><text:span text:style-name="T129">заст.</text:span><text:span text:style-name="T126"> тії, </text:span><text:span text:style-name="T129">ж.</text:span><text:span text:style-name="T126">, те, того, </text:span><text:span text:style-name="T129">с.</text:span><text:span text:style-name="T126">; </text:span><text:span text:style-name="T129">мн.</text:span><text:span text:style-name="T126"> ті, тих; </text:span><text:span text:style-name="T129">займ.</text:span></text:p>
            <text:p text:style-name="P40"><text:span text:style-name="T107">4) </text:span><text:span text:style-name="T116">вказ.</text:span><text:span text:style-name="T107"> Уживається для вказівки на </text:span><text:soft-page-break/><text:span text:style-name="T107">один предмет, одну особу і т. ін. із двох або кількох подібних, з ряду однорідних, коли їх перелічують або зіставляють. || </text:span><text:span text:style-name="T116">у знач.</text:span><text:span text:style-name="T107"> </text:span><text:span text:style-name="T116">ім.</text:span><text:span text:style-name="T107"> той, тог</text:span><text:span text:style-name="T107">о</text:span><text:span text:style-name="T107">, </text:span><text:span text:style-name="T116">ч.</text:span><text:span text:style-name="T107">; та, ті</text:span><text:span text:style-name="T107">є</text:span><text:span text:style-name="T107">ї, </text:span><text:span text:style-name="T116">ж.</text:span><text:span text:style-name="T107">; те, тог</text:span><text:span text:style-name="T107">о</text:span><text:span text:style-name="T107">, </text:span><text:span text:style-name="T116">с.</text:span><text:span text:style-name="T107">; ті, </text:span><text:span text:style-name="T107">тих, </text:span><text:span text:style-name="T116">мн.</text:span><text:span text:style-name="T107"> Узагальнено вказує на предмет, особу, явище (без попередньої згадки про них) при переліченні або зіставленні в якійсь площині. || </text:span><text:span text:style-name="T116">у знач.</text:span><text:span text:style-name="T107"> </text:span><text:span text:style-name="T116">ім.</text:span><text:span text:style-name="T107"> те, тог</text:span><text:span text:style-name="T107">о</text:span><text:span text:style-name="T107">, </text:span><text:span text:style-name="T116">с.</text:span><text:span text:style-name="T107"> </text:span><text:span text:style-name="T107">У </text:span><text:span text:style-name="T116">сполуч.</text:span><text:span text:style-name="T107"> зі </text:span><text:span text:style-name="T116">сл.</text:span><text:span text:style-name="T107"> все вказує на </text:span><text:span text:style-name="T107">перелічувані предмети, виконуючи функцію узагальнюючого </text:span><text:soft-page-break/><text:span text:style-name="T107">слова.</text:span></text:p>
          </table:table-cell>
          <table:table-cell table:style-name="Dictionary.C392" table:number-columns-spanned="3" office:value-type="string">
            <text:h text:style-name="P48" text:outline-level="2">я</text:h>
            <text:p text:style-name="P35"><text:span text:style-name="T125">II </text:span><text:span text:style-name="T126">мене, </text:span><text:span text:style-name="T129">займ.</text:span><text:span text:style-name="T126"> </text:span><text:span text:style-name="T129">особ.</text:span><text:span text:style-name="T126"> 1 </text:span><text:span text:style-name="T129">ос.</text:span><text:span text:style-name="T126"> </text:span><text:span text:style-name="T129">одн.</text:span></text:p>
            <text:p text:style-name="P37">1) Уживається мовцем для називання самого себе.</text:p>
            <text:p text:style-name="P37">2) <text:span text:style-name="T160">у </text:span><text:soft-page-break/><text:span text:style-name="T160">знач.</text:span> <text:span text:style-name="T160">ім.</text:span>, <text:span text:style-name="T160">невідм.</text:span>, <text:span text:style-name="T160">с.</text:span> Уживається для позначення усвідомлюваної людиною власної сутності, себе в навколишньому світі. || <text:span text:style-name="T160">філос.</text:span>Уживається для визначення суб'єкта.</text:p>
            <text:p text:style-name="P10"/>
          </table:table-cell>
          <table:covered-table-cell/>
          <table:covered-table-cell/>
          <table:table-cell table:style-name="Dictionary.F392" table:number-columns-spanned="4" office:value-type="string">
            <text:h text:style-name="P48" text:outline-level="2">що</text:h>
            <text:p text:style-name="P35"><text:span text:style-name="T125">II</text:span></text:p>
            <text:p text:style-name="P40"><text:span text:style-name="T107">1) </text:span><text:span text:style-name="T116">з'ясувальний</text:span><text:span text:style-name="T107">. </text:span><text:span text:style-name="T107">Уживається для зв'язку підрядного додаткового з присудком або іншим членом </text:span><text:soft-page-break/><text:span text:style-name="T107">головного речення.</text:span></text:p>
          </table:table-cell>
          <table:covered-table-cell/>
          <table:covered-table-cell/>
          <table:covered-table-cell/>
          <table:table-cell table:style-name="Dictionary.J392" office:value-type="string">
            <text:h text:style-name="P49" text:outline-level="2"><text:span text:style-name="T135">б</text:span><text:span text:style-name="T135">а</text:span><text:span text:style-name="T6"></text:span><text:span text:style-name="T135">тько</text:span></text:h>
            <text:p text:style-name="P35"><text:span text:style-name="T126">-а, </text:span><text:span text:style-name="T129">ч.</text:span></text:p>
            <text:p text:style-name="P37">1) Чоловік стосовно до своїх дітей.</text:p>
          </table:table-cell>
        </table:table-row>
        <table:table-row>
          <table:table-cell table:style-name="Dictionary.A3" table:number-rows-spanned="2" office:value-type="string">
            <text:p text:style-name="P4">197</text:p>
          </table:table-cell>
          <table:table-cell table:style-name="Dictionary.B393" table:number-columns-spanned="3" office:value-type="string">
            <text:p text:style-name="P29">Тойящосин</text:p>
            <text:p text:style-name="P10"><text:span text:style-name="T30">-а, </text:span><text:span text:style-name="T31">ім., ч., інд.-авт.</text:span></text:p>
          </table:table-cell>
          <table:covered-table-cell/>
          <table:covered-table-cell/>
          <table:table-cell table:style-name="Dictionary.E393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той, я, що</text:span><text:span text:style-name="T42"> і </text:span><text:span text:style-name="T45">син</text:span></text:p>
          </table:table-cell>
          <table:covered-table-cell/>
          <table:covered-table-cell/>
          <table:table-cell table:style-name="Dictionary.H393" table:number-columns-spanned="3" office:value-type="string">
            <text:p text:style-name="P15">Я тіло нагострив на чаї та акридах,</text:p>
            <text:p text:style-name="P15">а душу – пошукай. І не питай.</text:p>
            <text:p text:style-name="P10"><text:span text:style-name="T36">Тойящосин</text:span><text:span text:style-name="T32"> не чує вже мене.</text:span></text:p>
            <text:p text:style-name="P10"><text:span text:style-name="T32">Тойящобатько вже не чую сина. </text:span><text:span text:style-name="T50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office:value-type="string">
            <text:p text:style-name="P10"><text:span text:style-name="T45">той </text:span><text:span text:style-name="T62">(див. 196)</text:span></text:p>
          </table:table-cell>
          <table:table-cell table:style-name="Dictionary.C394" table:number-columns-spanned="3" office:value-type="string">
            <text:p text:style-name="P10"><text:span text:style-name="T45">я </text:span><text:span text:style-name="T62">(див. 196)</text:span></text:p>
          </table:table-cell>
          <table:covered-table-cell/>
          <table:covered-table-cell/>
          <table:table-cell table:style-name="Dictionary.F394" table:number-columns-spanned="4" office:value-type="string">
            <text:p text:style-name="P10"><text:span text:style-name="T45">що </text:span><text:span text:style-name="T62">(див. 196)</text:span></text:p>
          </table:table-cell>
          <table:covered-table-cell/>
          <table:covered-table-cell/>
          <table:covered-table-cell/>
          <table:table-cell table:style-name="Dictionary.J394" office:value-type="string">
            <text:h text:style-name="P50" text:outline-level="2">син</text:h>
            <text:p text:style-name="P35"><text:span text:style-name="T126">-а, </text:span><text:span text:style-name="T129">ч.</text:span></text:p>
            <text:p text:style-name="P40"><text:span text:style-name="T107">1) Особа чоловічої статі стосовно своїх батьків. || Ласкаве звертання батьків до сина. || </text:span><text:span text:style-name="T116">перев.</text:span><text:span text:style-name="T107"> </text:span><text:span text:style-name="T116">мн.</text:span><text:span text:style-name="T107">, </text:span><text:span text:style-name="T116">у сполуч.</text:span><text:span text:style-name="T107"> </text:span><text:span text:style-name="T116">зі </text:span><text:span text:style-name="T116">сл.</text:span><text:span text:style-name="T107"> сокіл, </text:span><text:span text:style-name="T107">орел, </text:span><text:span text:style-name="T116">нар.-поет.</text:span><text:span text:style-name="T107">Ласкаве називання синів.</text:span></text:p>
          </table:table-cell>
        </table:table-row>
        <table:table-row>
          <table:table-cell table:style-name="Dictionary.A3" table:number-rows-spanned="2" office:value-type="string">
            <text:p text:style-name="P4">198</text:p>
          </table:table-cell>
          <table:table-cell table:style-name="Dictionary.B395" table:number-columns-spanned="3" office:value-type="string">
            <text:p text:style-name="P29">Тонкожáло</text:p>
            <text:p text:style-name="P16">присл., інд.-авт.</text:p>
          </table:table-cell>
          <table:covered-table-cell/>
          <table:covered-table-cell/>
          <table:table-cell table:style-name="Dictionary.E395" table:number-columns-spanned="3" office:value-type="string">
            <text:p text:style-name="P10"><text:span text:style-name="T54">утворене способом </text:span><text:span text:style-name="T54">основословоскладання, похідне від слів:</text:span><text:span text:style-name="T42"> </text:span><text:span text:style-name="T45">тонкий</text:span><text:span text:style-name="T42"> і </text:span><text:span text:style-name="T45">жáло</text:span></text:p>
          </table:table-cell>
          <table:covered-table-cell/>
          <table:covered-table-cell/>
          <table:table-cell table:style-name="Dictionary.H395" table:number-columns-spanned="3" office:value-type="string">
            <text:p text:style-name="P10"><text:span text:style-name="T32">І буде ще щось. Буде ще щось. </text:span><text:span text:style-name="T32">День</text:span></text:p>
            <text:p text:style-name="P15">стоїть – гінкий, неначе телевежа,</text:p>
            <text:p text:style-name="P10"><text:span text:style-name="T32">і все вивищується </text:span><text:span text:style-name="T36">тонкожало</text:span><text:span text:style-name="T32">… </text:span><text:span text:style-name="T50">(П‑2, 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4" office:value-type="string">
            <text:p text:style-name="P10"><text:span text:style-name="T45">тонкий </text:span><text:span text:style-name="T62">(див. 5)</text:span></text:p>
          </table:table-cell>
          <table:covered-table-cell/>
          <table:covered-table-cell/>
          <table:covered-table-cell/>
          <table:table-cell table:style-name="Dictionary.F396" table:number-columns-spanned="5" office:value-type="string">
            <text:p text:style-name="P10"><text:span text:style-name="T45">жáло </text:span><text:span text:style-name="T62">(див. 1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199</text:p>
          </table:table-cell>
          <table:table-cell table:style-name="Dictionary.B397" table:number-columns-spanned="3" office:value-type="string">
            <text:p text:style-name="P29">Тремт</text:p>
            <text:p text:style-name="P10"><text:soft-page-break/><text:span text:style-name="T30">-у, </text:span><text:span text:style-name="T31">ім., ч., інд.-авт.</text:span></text:p>
          </table:table-cell>
          <table:covered-table-cell/>
          <table:covered-table-cell/>
          <table:table-cell table:style-name="Dictionary.E397" table:number-columns-spanned="3" office:value-type="string">
            <text:p text:style-name="P10"><text:span text:style-name="T56">утворене </text:span><text:soft-page-break/><text:span text:style-name="T56">нульсуфіксальним способом, похідне від слова</text:span><text:span text:style-name="T51"> </text:span><text:span text:style-name="T46">тремті</text:span><text:span text:style-name="T45"></text:span><text:span text:style-name="T46">ння</text:span></text:p>
          </table:table-cell>
          <table:covered-table-cell/>
          <table:covered-table-cell/>
          <table:table-cell table:style-name="Dictionary.H397" table:number-columns-spanned="3" office:value-type="string">
            <text:p text:style-name="P15">…опуст, розпадання</text:p>
            <text:p text:style-name="P15"><text:soft-page-break/>материка, раптовий зсув і дляння,</text:p>
            <text:p text:style-name="P10"><text:span text:style-name="T32">і </text:span><text:span text:style-name="T36">трепет</text:span><text:span text:style-name="T32"> рук, і тремт повік німий. </text:span><text:span text:style-name="T50">(П‑1, 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9" office:value-type="string">
            <text:h text:style-name="P49" text:outline-level="2"><text:span text:style-name="T135">тремт</text:span><text:span text:style-name="T135">і</text:span><text:span text:style-name="T6"></text:span><text:span text:style-name="T135">ння</text:span></text:h>
            <text:p text:style-name="P35"><text:span text:style-name="T126">-я, </text:span><text:span text:style-name="T129">с.</text:span></text:p>
            <text:p text:style-name="P36"><text:span text:style-name="T128">1) Дія за знач. тремтіти 1-3).</text:span></text:p>
            <text:p text:style-name="P37">2) Посилене биття серця, прискорене пульсування крові, спричинені хвилюванням, переживанням; схвильований ста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0</text:p>
          </table:table-cell>
          <table:table-cell table:style-name="Dictionary.B399" table:number-columns-spanned="3" office:value-type="string">
            <text:p text:style-name="P29">Уводноряд</text:p>
            <text:p text:style-name="P16">присл., інд.-авт.</text:p>
          </table:table-cell>
          <table:covered-table-cell/>
          <table:covered-table-cell/>
          <table:table-cell table:style-name="Dictionary.E399" table:number-columns-spanned="3" office:value-type="string">
            <text:p text:style-name="P10"><text:span text:style-name="T54">утворене способом зрощення, похідне від слів:</text:span><text:span text:style-name="T51"> </text:span><text:span text:style-name="T53">у</text:span><text:span text:style-name="T51">, </text:span><text:span text:style-name="T53">оди</text:span><text:span text:style-name="T52"></text:span><text:span text:style-name="T53">н</text:span><text:span text:style-name="T51"> і </text:span><text:span text:style-name="T53">ряд</text:span></text:p>
          </table:table-cell>
          <table:covered-table-cell/>
          <table:covered-table-cell/>
          <table:table-cell table:style-name="Dictionary.H399" table:number-columns-spanned="3" office:value-type="string">
            <text:p text:style-name="P15">Тепер ти сам, як вулій цей гулкий,</text:p>
            <text:p text:style-name="P10"><text:span text:style-name="T32">стаєш </text:span><text:span text:style-name="T36">уводноряд</text:span><text:span text:style-name="T32"> до цілосвіту,</text:span></text:p>
            <text:p text:style-name="P15">коли з грудей твоїх несамовитих</text:p>
            <text:p text:style-name="P10"><text:span text:style-name="T32">усі повийшли зашпори-голки. </text:span><text:span text:style-name="T50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h text:style-name="P48" text:outline-level="2">в</text:h>
            <text:p text:style-name="P35"><text:span text:style-name="T125">II </text:span><text:span text:style-name="T126">(у), </text:span><text:span text:style-name="T129">рідко </text:span><text:span text:style-name="T126">ув – </text:span><text:span text:style-name="T129">із знах.</text:span><text:span text:style-name="T126">, </text:span><text:span text:style-name="T129">місц.</text:span><text:span text:style-name="T126"> </text:span><text:span text:style-name="T129">і род.</text:span><text:span text:style-name="T126"> </text:span><text:span text:style-name="T129">відмінками</text:span><text:span text:style-name="T126">; </text:span><text:span text:style-name="T129">рідко </text:span><text:span text:style-name="T126">вві (уві), ві – </text:span><text:span text:style-name="T129">іззнах.</text:span><text:span text:style-name="T126"> </text:span><text:span text:style-name="T129">і місц.</text:span><text:span text:style-name="T126"> </text:span><text:span text:style-name="T129">відмінками</text:span><text:span text:style-name="T126">; </text:span><text:span text:style-name="T129">прийм.</text:span><text:span text:style-name="T126"> Сполучення з в (у) виражають: Просторові відношення:</text:span></text:p>
            <text:p text:style-name="P40"><text:span text:style-name="T107">1) </text:span><text:span text:style-name="T116">із </text:span><text:span text:style-name="T116">знах.</text:span><text:span text:style-name="T107"> </text:span><text:span text:style-name="T116">і </text:span><text:span text:style-name="T116">місц. </text:span><text:soft-page-break/><text:span text:style-name="T116">в.</text:span><text:span text:style-name="T107"> Уживається на означення предмета, місця, простору: а) всередину якого, куди спрямована дія (</text:span><text:span text:style-name="T116">знах. в.</text:span><text:span text:style-name="T107">).</text:span></text:p>
          </table:table-cell>
          <table:covered-table-cell/>
          <table:covered-table-cell/>
          <table:table-cell table:style-name="Dictionary.E400" table:number-columns-spanned="4" office:value-type="string">
            <text:h text:style-name="P49" text:outline-level="2"><text:span text:style-name="T135">од</text:span><text:span text:style-name="T135">и</text:span><text:span text:style-name="T6"></text:span><text:span text:style-name="T135">н</text:span></text:h>
            <text:p text:style-name="P35"><text:span text:style-name="T126">одного, </text:span><text:span text:style-name="T129">ч.</text:span><text:span text:style-name="T126">; одна, однієї </text:span><text:span text:style-name="T129">і </text:span><text:span text:style-name="T126">одної, </text:span><text:span text:style-name="T129">ж.</text:span><text:span text:style-name="T126">; одно </text:span><text:span text:style-name="T129">і </text:span><text:span text:style-name="T126">одне, одного, </text:span><text:span text:style-name="T129">с.</text:span><text:span text:style-name="T126"> (</text:span><text:span text:style-name="T129">мн.</text:span><text:span text:style-name="T126"> одні, одних), </text:span><text:span text:style-name="T129">числ.</text:span><text:span text:style-name="T126"> </text:span><text:span text:style-name="T129">кільк.</text:span></text:p>
            <text:p text:style-name="P40"><text:span text:style-name="T107">4) </text:span><text:span text:style-name="T116">у знач.</text:span><text:span text:style-name="T107"> </text:span><text:span text:style-name="T116">займ.</text:span><text:span text:style-name="T107"> </text:span><text:span text:style-name="T116">вказ.</text:span><text:span text:style-name="T107"> Той самий. || Однаковий, тотожний. || </text:span><text:span text:style-name="T116">у знач.ім.</text:span><text:span text:style-name="T107"> одн</text:span><text:span text:style-name="T107">о</text:span><text:span text:style-name="T24"></text:span><text:span text:style-name="T107"> </text:span><text:span text:style-name="T107">(одн</text:span><text:span text:style-name="T107">е</text:span><text:span text:style-name="T24"></text:span><text:span text:style-name="T107">), </text:span><text:soft-page-break/><text:span text:style-name="T107">одног</text:span><text:span text:style-name="T107">о</text:span><text:span text:style-name="T24"></text:span><text:span text:style-name="T107">, </text:span><text:span text:style-name="T116">с.</text:span><text:span text:style-name="T107"> Те саме.</text:span></text:p>
          </table:table-cell>
          <table:covered-table-cell/>
          <table:covered-table-cell/>
          <table:covered-table-cell/>
          <table:table-cell table:style-name="Dictionary.I400" table:number-columns-spanned="2" office:value-type="string">
            <text:h text:style-name="P48" text:outline-level="2">ряд</text:h>
            <text:p text:style-name="P35"><text:span text:style-name="T126">-у, </text:span><text:span text:style-name="T129">ч.</text:span></text:p>
            <text:p text:style-name="P36"><text:span text:style-name="T128">1) Сукупність однорідних предметів або живих істот, розташованих одне поруч з одним, одне за одним, витягнутих в одну лінію. || Те саме, що гряда. || </text:span><text:span text:style-name="T131">у знач.</text:span><text:span text:style-name="T128"> </text:span><text:span text:style-name="T131">присл.</text:span><text:span text:style-name="T128"> рядом, </text:span><text:soft-page-break/><text:span text:style-name="T128">рядами. Один повз одного, один за одним, один біля одного, в одну лінію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4">201</text:p>
          </table:table-cell>
          <table:table-cell table:style-name="Dictionary.B401" table:number-columns-spanned="3" office:value-type="string">
            <text:p text:style-name="P29">Усеблаги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401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усé</text:span><text:span text:style-name="T42"> і </text:span><text:span text:style-name="T45">благий</text:span></text:p>
          </table:table-cell>
          <table:covered-table-cell/>
          <table:covered-table-cell/>
          <table:table-cell table:style-name="Dictionary.H401" table:number-columns-spanned="3" office:value-type="string">
            <text:p text:style-name="P15">І снився Кар – зажурений такий,</text:p>
            <text:p text:style-name="P15">немов отетерілий од докуки,</text:p>
            <text:p text:style-name="P15">допоки мати заламає руки,</text:p>
            <text:p text:style-name="P10"><text:span text:style-name="T32">наш гріх відпустить Бог </text:span><text:span text:style-name="T36">усеблагий</text:span><text:span text:style-name="T32">. </text:span><text:span text:style-name="T50">(П‑2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4" office:value-type="string">
            <text:h text:style-name="P48" text:outline-level="2">все</text:h>
            <text:p text:style-name="P35"><text:span text:style-name="T125">II </text:span><text:span text:style-name="T126">(усе), </text:span><text:span text:style-name="T129">присл.</text:span><text:span text:style-name="T126">, </text:span><text:span text:style-name="T129">розм.</text:span></text:p>
            <text:p text:style-name="P37">1) Постійно, завжди. || Досить довго.</text:p>
            <text:p text:style-name="P37">2) Скрізь, усюди.</text:p>
          </table:table-cell>
          <table:covered-table-cell/>
          <table:covered-table-cell/>
          <table:covered-table-cell/>
          <table:table-cell table:style-name="Dictionary.F402" table:number-columns-spanned="5" office:value-type="string">
            <text:h text:style-name="P49" text:outline-level="2"><text:span text:style-name="T135">благ</text:span><text:span text:style-name="T135">и</text:span><text:span text:style-name="T6"></text:span><text:span text:style-name="T135">й</text:span></text:h>
            <text:p text:style-name="P35"><text:span text:style-name="T126">-а, -е.</text:span></text:p>
            <text:p text:style-name="P37">2) <text:span text:style-name="T160">заст.</text:span> Добрий, добросердий, лагід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2</text:p>
          </table:table-cell>
          <table:table-cell table:style-name="Dictionary.B403" table:number-columns-spanned="3" office:value-type="string">
            <text:p text:style-name="P29">Усевитóнчува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403" table:number-columns-spanned="3" office:value-type="string">
            <text:p text:style-name="P10"><text:span text:style-name="T56">утворене способом </text:span><text:span text:style-name="T56">зрощення, похідне від слів:</text:span><text:span text:style-name="T42"> </text:span><text:span text:style-name="T45">усé</text:span><text:span text:style-name="T42"> і </text:span><text:span text:style-name="T45">витóнчуваний </text:span><text:span text:style-name="T62">(від </text:span><text:span text:style-name="T45">витóнчувати</text:span><text:span text:style-name="T62">)</text:span></text:p>
          </table:table-cell>
          <table:covered-table-cell/>
          <table:covered-table-cell/>
          <table:table-cell table:style-name="Dictionary.H403" table:number-columns-spanned="3" office:value-type="string">
            <text:p text:style-name="P10"><text:span text:style-name="T36">Усевитончуваний</text:span><text:span text:style-name="T32"> зойк,</text:span></text:p>
            <text:p text:style-name="P15">крик крику, крику крик.</text:p>
            <text:p text:style-name="P15">Задосить. Спекайся морок,</text:p>
            <text:p text:style-name="P10"><text:span text:style-name="T32">хоч як до них і звик. </text:span><text:span text:style-name="T50">(П‑2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4" office:value-type="string">
            <text:p text:style-name="P10"><text:span text:style-name="T45">усé </text:span><text:span text:style-name="T63">(див. 6)</text:span></text:p>
          </table:table-cell>
          <table:covered-table-cell/>
          <table:covered-table-cell/>
          <table:covered-table-cell/>
          <table:table-cell table:style-name="Dictionary.F404" table:number-columns-spanned="5" office:value-type="string">
            <text:h text:style-name="P49" text:outline-level="2"><text:span text:style-name="T135">вит</text:span><text:span text:style-name="T135">о</text:span><text:span text:style-name="T6"></text:span><text:span text:style-name="T135">нчувати</text:span></text:h>
            <text:p text:style-name="P35"><text:span text:style-name="T126">-ую, -уєш, </text:span><text:span text:style-name="T129">недок.</text:span><text:span text:style-name="T126">, витончити, -чу, -чиш, </text:span><text:span text:style-name="T129">док.</text:span><text:span text:style-name="T126">, </text:span><text:span text:style-name="T129">перех.</text:span></text:p>
            <text:p text:style-name="P37">1) Робити тоншим.</text:p>
            <text:p text:style-name="P37"><text:soft-page-break/>2) Робити розвиненішим, гостріши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3</text:p>
          </table:table-cell>
          <table:table-cell table:style-name="Dictionary.B405" table:number-columns-spanned="3" office:value-type="string">
            <text:p text:style-name="P29">Усевладуще</text:p>
            <text:p text:style-name="P10"><text:span text:style-name="T30">-щого, </text:span><text:span text:style-name="T31">ім., с., інд.-авт.</text:span></text:p>
          </table:table-cell>
          <table:covered-table-cell/>
          <table:covered-table-cell/>
          <table:table-cell table:style-name="Dictionary.E405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усé</text:span><text:span text:style-name="T42"> і </text:span><text:span text:style-name="T45">владýще</text:span><text:span text:style-name="T42"> (від </text:span><text:span text:style-name="T45">владущий</text:span><text:span text:style-name="T42">)</text:span></text:p>
          </table:table-cell>
          <table:covered-table-cell/>
          <table:covered-table-cell/>
          <table:table-cell table:style-name="Dictionary.H405" table:number-columns-spanned="3" office:value-type="string">
            <text:p text:style-name="P15">Коли прищухло довкруги, поближнє</text:p>
            <text:p text:style-name="P10"><text:span text:style-name="T36">усевладуще</text:span><text:span text:style-name="T32"> ревом так реве,</text:span></text:p>
            <text:p text:style-name="P15">ану збагни – суворе ачи ніжне</text:p>
            <text:p text:style-name="P10"><text:span text:style-name="T32">те, що тебе всевладно так зове. </text:span><text:span text:style-name="T50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4" office:value-type="string">
            <text:p text:style-name="P10"><text:span text:style-name="T45">усé </text:span><text:span text:style-name="T63">(див. 6)</text:span></text:p>
          </table:table-cell>
          <table:covered-table-cell/>
          <table:covered-table-cell/>
          <table:covered-table-cell/>
          <table:table-cell table:style-name="Dictionary.F406" table:number-columns-spanned="5" office:value-type="string">
            <text:h text:style-name="P49" text:outline-level="2"><text:span text:style-name="T135">влад</text:span><text:span text:style-name="T135">у</text:span><text:span text:style-name="T6"></text:span><text:span text:style-name="T135">щий</text:span></text:h>
            <text:p text:style-name="P35"><text:span text:style-name="T126">-а, -е.</text:span></text:p>
            <text:p text:style-name="P40"><text:span text:style-name="T107">Який має владу; панівний. </text:span><text:span text:style-name="T116">Владущий клас</text:span><text:span text:style-name="T10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4</text:p>
          </table:table-cell>
          <table:table-cell table:style-name="Dictionary.B407" table:number-columns-spanned="3" office:value-type="string">
            <text:p text:style-name="P29">Усенестéрп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407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усé</text:span><text:span text:style-name="T42"> і </text:span><text:span text:style-name="T45">нестéрпний</text:span></text:p>
          </table:table-cell>
          <table:covered-table-cell/>
          <table:covered-table-cell/>
          <table:table-cell table:style-name="Dictionary.H407" table:number-columns-spanned="3" office:value-type="string">
            <text:p text:style-name="P15">Народжені мої бажання,</text:p>
            <text:p text:style-name="P10"><text:span text:style-name="T36">усенестерпні</text:span><text:span text:style-name="T32">, всеголодні,</text:span></text:p>
            <text:p text:style-name="P15">такі вітри зняли довкола,</text:p>
            <text:p text:style-name="P10"><text:span text:style-name="T32">що все несеться шкереберть. </text:span><text:span text:style-name="T50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4" office:value-type="string">
            <text:p text:style-name="P10"><text:span text:style-name="T45">усé </text:span><text:span text:style-name="T62">(див. 201)</text:span></text:p>
          </table:table-cell>
          <table:covered-table-cell/>
          <table:covered-table-cell/>
          <table:covered-table-cell/>
          <table:table-cell table:style-name="Dictionary.F408" table:number-columns-spanned="5" office:value-type="string">
            <text:h text:style-name="P49" text:outline-level="2"><text:span text:style-name="T135">нест</text:span><text:span text:style-name="T135">е</text:span><text:span text:style-name="T6"></text:span><text:span text:style-name="T135">рпний</text:span></text:h>
            <text:p text:style-name="P35"><text:span text:style-name="T126">-а, -е.</text:span></text:p>
            <text:p text:style-name="P37">Якого важко або неможливо витерпіти, знести. || Дії та вчинки якого не терплять, не зносять інш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5</text:p>
          </table:table-cell>
          <table:table-cell table:style-name="Dictionary.B409" table:number-columns-spanned="3" office:value-type="string">
            <text:p text:style-name="P10"><text:span text:style-name="T5">Усепокóра</text:span><text:span text:style-name="T30"> (всепокóра)</text:span></text:p>
            <text:p text:style-name="P10"><text:span text:style-name="T30">-и, </text:span><text:span text:style-name="T31">ім., ж., інд.-авт.</text:span></text:p>
          </table:table-cell>
          <table:covered-table-cell/>
          <table:covered-table-cell/>
          <table:table-cell table:style-name="Dictionary.E409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усé</text:span><text:span text:style-name="T42"> і </text:span><text:span text:style-name="T45">покóра</text:span></text:p>
          </table:table-cell>
          <table:covered-table-cell/>
          <table:covered-table-cell/>
          <table:table-cell table:style-name="Dictionary.H409" table:number-columns-spanned="3" office:value-type="string">
            <text:p text:style-name="P15">В квадратах жертв – чистописом журби - </text:p>
            <text:p text:style-name="P10"><text:span text:style-name="T36">усепокора</text:span><text:span text:style-name="T32">, майже невідпорна.</text:span></text:p>
            <text:p text:style-name="P15">Свічадо спить. У ньому спить свіча,</text:p>
            <text:p text:style-name="P10"><text:soft-page-break/><text:span text:style-name="T32">розплатана метеликом, акантом. </text:span><text:span text:style-name="T50">(П‑1, 59);</text:span></text:p>
            <text:p text:style-name="P15">Як вікна в позапростір, позачас,</text:p>
            <text:p text:style-name="P10"><text:span text:style-name="T32">за мури німоти і </text:span><text:span text:style-name="T36">всепокори</text:span><text:span text:style-name="T32">,</text:span></text:p>
            <text:p text:style-name="P15">так світяться свічада, світлом хорі,</text:p>
            <text:p text:style-name="P15">і пильно задивляються крізь нас</text:p>
            <text:p text:style-name="P10"><text:span text:style-name="T32">у сяйва… </text:span><text:span text:style-name="T50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4" office:value-type="string">
            <text:p text:style-name="P10"><text:span text:style-name="T45">усé </text:span><text:span text:style-name="T63">(див. 6)</text:span></text:p>
          </table:table-cell>
          <table:covered-table-cell/>
          <table:covered-table-cell/>
          <table:covered-table-cell/>
          <table:table-cell table:style-name="Dictionary.F410" table:number-columns-spanned="5" office:value-type="string">
            <text:h text:style-name="P49" text:outline-level="2"><text:span text:style-name="T135">пок</text:span><text:span text:style-name="T135">о</text:span><text:span text:style-name="T6"></text:span><text:span text:style-name="T135">ра</text:span></text:h>
            <text:p text:style-name="P35"><text:span text:style-name="T126">-и, </text:span><text:span text:style-name="T129">ж.</text:span></text:p>
            <text:p text:style-name="P40"><text:span text:style-name="T107">Беззаперечна готовність виконувати чужі накази, розпорядження, вимоги і т. ін.; шаноблива підлеглість. || Поступливість, слухняність, </text:span><text:span text:style-name="T107">покірливість. || Непротивлення долі; смиренність. </text:span><text:span text:style-name="T116">Тримати в покорі</text:span><text:span text:style-name="T10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6</text:p>
          </table:table-cell>
          <table:table-cell table:style-name="Dictionary.B411" table:number-columns-spanned="3" office:value-type="string">
            <text:p text:style-name="P29">Усестрімки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411" table:number-columns-spanned="3" office:value-type="string">
            <text:p text:style-name="P10"><text:span text:style-name="T56">утворене способом зрощення, похідне від слів:</text:span><text:span text:style-name="T42"> </text:span><text:span text:style-name="T45">усé</text:span><text:span text:style-name="T42"> і </text:span><text:span text:style-name="T45">стрімкий</text:span></text:p>
          </table:table-cell>
          <table:covered-table-cell/>
          <table:covered-table-cell/>
          <table:table-cell table:style-name="Dictionary.H411" table:number-columns-spanned="3" office:value-type="string">
            <text:p text:style-name="P15">Ескорт і почет, кожен челядин</text:p>
            <text:p text:style-name="P15">не помічає ні ночей ні днин,</text:p>
            <text:p text:style-name="P10"><text:span text:style-name="T32">спинився час – в </text:span><text:span text:style-name="T36">усестрімкому</text:span><text:span text:style-name="T32"> леті. </text:span><text:span text:style-name="T50">(П‑2, 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4" office:value-type="string">
            <text:p text:style-name="P10"><text:span text:style-name="T45">усé </text:span><text:span text:style-name="T62">(див. 201)</text:span></text:p>
          </table:table-cell>
          <table:covered-table-cell/>
          <table:covered-table-cell/>
          <table:covered-table-cell/>
          <table:table-cell table:style-name="Dictionary.F412" table:number-columns-spanned="5" office:value-type="string">
            <text:h text:style-name="P49" text:outline-level="2"><text:span text:style-name="T135">стрімк</text:span><text:span text:style-name="T135">и</text:span><text:span text:style-name="T6"></text:span><text:span text:style-name="T135">й</text:span></text:h>
            <text:p text:style-name="P35"><text:span text:style-name="T126">-а, -е.</text:span></text:p>
            <text:p text:style-name="P40"><text:span text:style-name="T107">2) Який відзначається великою швидкістю, динамічністю (про рух, яку-небудь дію, якийсь процес). || Який має велику швидкість руху (про </text:span><text:soft-page-break/><text:span text:style-name="T107">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</text:span><text:span text:style-name="T107">т. ін. чого-небудь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7</text:p>
          </table:table-cell>
          <table:table-cell table:style-name="Dictionary.B413" table:number-columns-spanned="3" office:value-type="string">
            <text:p text:style-name="P29">Ціложиттєв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413" table:number-columns-spanned="3" office:value-type="string">
            <text:p text:style-name="P23"><text:span text:style-name="T60">утворене способом основословоскладання, похідне від слів:</text:span><text:span text:style-name="T30"> </text:span><text:span text:style-name="T46">цíлий</text:span><text:span text:style-name="T30"> і </text:span><text:span text:style-name="T46">життєвий</text:span></text:p>
          </table:table-cell>
          <table:covered-table-cell/>
          <table:covered-table-cell/>
          <table:table-cell table:style-name="Dictionary.H413" table:number-columns-spanned="3" office:value-type="string">
            <text:p text:style-name="P26"><text:span text:style-name="T32">З </text:span><text:span text:style-name="T36">ціложиттєвого</text:span><text:span text:style-name="T32"> ждання</text:span></text:p>
            <text:p text:style-name="P18">Ти смерть на кілька літ відтрутив,</text:p>
            <text:p text:style-name="P18">аби почути пахощ рути</text:p>
            <text:p text:style-name="P18">і в неї впасти навмання - </text:p>
            <text:p text:style-name="P18">з усіх розлук – на обакрай</text:p>
            <text:p text:style-name="P26"><text:span text:style-name="T32">Вітчизни – і яви, і мрії. </text:span><text:span text:style-name="T50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4" office:value-type="string">
            <text:h text:style-name="P49" text:outline-level="2"><text:span text:style-name="T38">ц</text:span><text:span text:style-name="T38">і</text:span><text:span text:style-name="T17"></text:span><text:span text:style-name="T38">лий</text:span></text:h>
            <text:p text:style-name="P35"><text:span text:style-name="T126">-а, -е.</text:span></text:p>
            <text:p text:style-name="P40"><text:span text:style-name="T107">1) Такий, від якого нічого не </text:span><text:span text:style-name="T107">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 </text:span><text:span text:style-name="T116">діал.</text:span><text:span text:style-name="T107"> Увесь (про людину). || </text:span><text:span text:style-name="T116">у сполуч.</text:span><text:span text:style-name="T107"> </text:span><text:span text:style-name="T116">з </text:span><text:span text:style-name="T116">ім.</text:span><text:span text:style-name="T107"> Означає вищий ступінь виявлення якості, </text:span><text:soft-page-break/><text:span text:style-name="T107">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</text:span></text:p>
          </table:table-cell>
          <table:covered-table-cell/>
          <table:covered-table-cell/>
          <table:covered-table-cell/>
          <table:table-cell table:style-name="Dictionary.F414" table:number-columns-spanned="5" office:value-type="string">
            <text:h text:style-name="P49" text:outline-level="2"><text:span text:style-name="T135">житт</text:span><text:span text:style-name="T135">є</text:span><text:span text:style-name="T6"></text:span><text:span text:style-name="T135">вий</text:span></text:h>
            <text:p text:style-name="P35"><text:span text:style-name="T126">-а, -е, життьовий, -а, -е.</text:span></text:p>
            <text:p text:style-name="P36"><text:span text:style-name="T128">1) Прикм. до життя 2), 3). || Характерний для щоденного, буденного життя; повсякденний.</text:span></text:p>
            <text:p text:style-name="P37">2) <text:span text:style-name="T160">перен.</text:span> Дуже важливий у житті, для життя; основ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8</text:p>
          </table:table-cell>
          <table:table-cell table:style-name="Dictionary.B415" table:number-columns-spanned="3" office:value-type="string">
            <text:p text:style-name="P29">Цілосвíт</text:p>
            <text:p text:style-name="P10"><text:span text:style-name="T30">-у, </text:span><text:span text:style-name="T32">ім., ч., інд.-авт.</text:span></text:p>
          </table:table-cell>
          <table:covered-table-cell/>
          <table:covered-table-cell/>
          <table:table-cell table:style-name="Dictionary.E415" table:number-columns-spanned="3" office:value-type="string">
            <text:p text:style-name="P10"><text:span text:style-name="T57">утворене способом основословоскладання, похідне від слів:</text:span><text:span text:style-name="T42"> </text:span><text:span text:style-name="T45">цíлий</text:span><text:span text:style-name="T42"> і </text:span><text:span text:style-name="T45">світ</text:span></text:p>
          </table:table-cell>
          <table:covered-table-cell/>
          <table:covered-table-cell/>
          <table:table-cell table:style-name="Dictionary.H415" table:number-columns-spanned="3" office:value-type="string">
            <text:p text:style-name="P16">Тепер ти сам, як вулій цей гулкий,</text:p>
            <text:p text:style-name="P16">стаєш уводноряд до цілосвіту,</text:p>
            <text:p text:style-name="P16">коли з грудей твоїх несамовитих</text:p>
            <text:p text:style-name="P16">усі повийшли зашпори-голки. <text:span text:style-name="T178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4" office:value-type="string">
            <text:p text:style-name="P10"><text:span text:style-name="T45">цíлий </text:span><text:span text:style-name="T62">(див. 207)</text:span></text:p>
          </table:table-cell>
          <table:covered-table-cell/>
          <table:covered-table-cell/>
          <table:covered-table-cell/>
          <table:table-cell table:style-name="Dictionary.F416" table:number-columns-spanned="5" office:value-type="string">
            <text:p text:style-name="P10"><text:span text:style-name="T45">світ </text:span><text:span text:style-name="T63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09</text:p>
          </table:table-cell>
          <table:table-cell table:style-name="Dictionary.B417" table:number-columns-spanned="3" office:value-type="string">
            <text:p text:style-name="P29">Чорновóддя</text:p>
            <text:p text:style-name="P10"><text:span text:style-name="T30">-я, </text:span><text:span text:style-name="T31">ім., с., інд.-авт.</text:span></text:p>
          </table:table-cell>
          <table:covered-table-cell/>
          <table:covered-table-cell/>
          <table:table-cell table:style-name="Dictionary.E417" table:number-columns-spanned="3" office:value-type="string">
            <text:p text:style-name="P10"><text:span text:style-name="T171">утворене способом основоскладання і нульсуфіксальним, похідне від слів:</text:span><text:span text:style-name="T42"> </text:span><text:span text:style-name="T45">чóрний</text:span><text:span text:style-name="T42"> і </text:span><text:span text:style-name="T45">вóддя</text:span><text:span text:style-name="T42"> (від </text:span><text:span text:style-name="T45">водá</text:span><text:span text:style-name="T42">)</text:span></text:p>
          </table:table-cell>
          <table:covered-table-cell/>
          <table:covered-table-cell/>
          <table:table-cell table:style-name="Dictionary.H417" table:number-columns-spanned="3" office:value-type="string">
            <text:p text:style-name="P10"><text:span text:style-name="T32">Червона барка в </text:span><text:span text:style-name="T36">чорноводді </text:span><text:span text:style-name="T32">доль</text:span></text:p>
            <text:p text:style-name="P15">загубиться. І фенікс довгоногий</text:p>
            <text:p text:style-name="P15">перенесе тебе в ясні чертоги</text:p>
            <text:p text:style-name="P10"><text:span text:style-name="T32">від самоволь, покори і сваволь. </text:span><text:span text:style-name="T50">(П‑1, 56);</text:span></text:p>
            <text:p text:style-name="P10"><text:span text:style-name="T32">…Підтале </text:span><text:span text:style-name="T36">чорноводдя</text:span><text:span text:style-name="T32"> зелен-криги</text:span></text:p>
            <text:p text:style-name="P10"><text:span text:style-name="T32">займається світанням на щоці. </text:span><text:span text:style-name="T50">(П‑1, 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4" office:value-type="string">
            <text:h text:style-name="P49" text:outline-level="2"><text:span text:style-name="T135">ч</text:span><text:span text:style-name="T135">о</text:span><text:span text:style-name="T6"></text:span><text:span text:style-name="T135">рний</text:span></text:h>
            <text:p text:style-name="P35"><text:span text:style-name="T126">-а, -е.</text:span></text:p>
            <text:p text:style-name="P37"><text:soft-page-break/>2) 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37">7) Брудний, покритий брудом, сажею, кіптявою і т. ін. || Не випраний; нечистий.</text:p>
          </table:table-cell>
          <table:covered-table-cell/>
          <table:covered-table-cell/>
          <table:covered-table-cell/>
          <table:table-cell table:style-name="Dictionary.F418" table:number-columns-spanned="5" office:value-type="string">
            <text:h text:style-name="P49" text:outline-level="2"><text:span text:style-name="T135">вод</text:span><text:span text:style-name="T135">а</text:span><text:span text:style-name="T6"></text:span></text:h>
            <text:p text:style-name="P35"><text:span text:style-name="T126">-и, </text:span><text:span text:style-name="T129">ж.</text:span></text:p>
            <text:p text:style-name="P37"><text:soft-page-break/>2) <text:span text:style-name="T160">перев.</text:span> <text:span text:style-name="T160">мн.</text:span> Водна маса джерел, озер, річок, морів, океанів. || Водна поверхня морів, озер, річок. || Водні простори, ділянки морів, озер, річ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4">210</text:p>
          </table:table-cell>
          <table:table-cell table:style-name="Dictionary.B419" table:number-columns-spanned="3" office:value-type="string">
            <text:p text:style-name="P29">ЯСНОДЖЕРÉЛЬНИЙ</text:p>
            <text:p text:style-name="P10"><text:span text:style-name="T30">-а, -е, </text:span><text:span text:style-name="T32">прикм., </text:span><text:span text:style-name="T31">інд.-авт.</text:span></text:p>
          </table:table-cell>
          <table:covered-table-cell/>
          <table:covered-table-cell/>
          <table:table-cell table:style-name="Dictionary.E419" table:number-columns-spanned="3" office:value-type="string">
            <text:p text:style-name="P10"><text:span text:style-name="T56">утворене способом основословосклада</text:span><text:span text:style-name="T56">ння, похідне від слів:</text:span><text:span text:style-name="T42"> </text:span><text:span text:style-name="T45">ясний</text:span><text:span text:style-name="T42"> і </text:span><text:span text:style-name="T45">джерéльний</text:span></text:p>
          </table:table-cell>
          <table:covered-table-cell/>
          <table:covered-table-cell/>
          <table:table-cell table:style-name="Dictionary.H419" table:number-columns-spanned="3" office:value-type="string">
            <text:p text:style-name="P15">Там буриться похмурий амарант</text:p>
            <text:p text:style-name="P15">і айстри у покірній непокорі</text:p>
            <text:p text:style-name="P15">останні долітовують прозорі</text:p>
            <text:p text:style-name="P10"><text:span text:style-name="T32">дні вересня – </text:span><text:span text:style-name="T36">ясноджерельний</text:span><text:span text:style-name="T32"> кант. </text:span><text:span text:style-name="T50">(П‑1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4" office:value-type="string">
            <text:h text:style-name="P49" text:outline-level="2"><text:span text:style-name="T135">я</text:span><text:span text:style-name="T6"></text:span><text:span text:style-name="T135">сн</text:span><text:span text:style-name="T135">и</text:span><text:span text:style-name="T6"></text:span><text:span text:style-name="T135">й</text:span></text:h>
            <text:p text:style-name="P35"><text:span text:style-name="T126">ясна, ясне.</text:span></text:p>
            <text:p text:style-name="P36"><text:span text:style-name="T128">2) Нічим не затьмарений; світлий, чистий. || Чітко видний завдяки світлу, прозорості повітря. || Те саме, що погожий 1). || Безхмарний (про небо). || Чистий, прозорий, не каламутний (про рідину).</text:span></text:p>
            <text:p text:style-name="P40"><text:span text:style-name="T107">3) </text:span><text:span text:style-name="T116">перен.</text:span><text:span text:style-name="T107"> Нічим не засмучений, не затьмарений; спокійний, </text:span><text:soft-page-break/><text:span text:style-name="T107">безтурботний. || Радісний, збуджений. || Сповнений лагідності, спокою, щирості, відвертості (про погляд, усмішку і т. </text:span><text:span text:style-name="T107">ін.).</text:span></text:p>
          </table:table-cell>
          <table:covered-table-cell/>
          <table:covered-table-cell/>
          <table:covered-table-cell/>
          <table:table-cell table:style-name="Dictionary.F420" table:number-columns-spanned="5" office:value-type="string">
            <text:h text:style-name="P49" text:outline-level="2"><text:span text:style-name="T135">джер</text:span><text:span text:style-name="T135">е</text:span><text:span text:style-name="T6"></text:span><text:span text:style-name="T135">льний</text:span></text:h>
            <text:p text:style-name="P35"><text:span text:style-name="T126">-а, -е.</text:span></text:p>
            <text:p text:style-name="P36"><text:span text:style-name="T128">Прикм. до джерело 1). || Який виходить із джерела. || Власт. джерелу; прохолодний, освіжн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4">211</text:p>
          </table:table-cell>
          <table:table-cell table:style-name="Dictionary.B421" table:number-columns-spanned="2" office:value-type="string">
            <text:p text:style-name="P10"/>
          </table:table-cell>
          <table:covered-table-cell/>
          <table:table-cell table:style-name="Dictionary.D421" office:value-type="string">
            <text:p text:style-name="P10"/>
          </table:table-cell>
          <table:table-cell table:style-name="Dictionary.E421" table:number-columns-spanned="3" office:value-type="string">
            <text:p text:style-name="P10"/>
          </table:table-cell>
          <table:covered-table-cell/>
          <table:covered-table-cell/>
          <table:table-cell table:style-name="Dictionary.H42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4"/>
          </table:table-cell>
          <table:table-cell table:style-name="Dictionary.B422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02:22:53</dc:date>
    <meta:editing-duration>PT19H50M49S</meta:editing-duration>
    <meta:editing-cycles>198</meta:editing-cycles>
    <meta:generator>LibreOffice/3.4$Linux LibreOffice_project/340m1$Build-402</meta:generator>
    <meta:document-statistic meta:table-count="1" meta:image-count="0" meta:object-count="0" meta:page-count="105" meta:paragraph-count="2579" meta:word-count="15385" meta:character-count="93567" meta:non-whitespace-character-count="81572"/>
  </office:meta>
</office:document-meta>
</file>